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font-face-decls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한양신명조" svg:font-family="한양신명조"/>
    <style:font-face style:font-family-generic="system" style:font-pitch="variable" style:name="산세리프" svg:font-family="산세리프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  <style:font-face style:font-family-generic="system" style:font-pitch="variable" style:name="굴림체" svg:font-family="굴림체"/>
  </office:font-face-decls>
  <office:automatic-styles>
    <style:style style:family="paragraph" style:name="P1" style:parent-style-name="0">
      <style:paragraph-properties fo:text-align="center" style:snap-to-layout-grid="false"/>
    </style:style>
    <style:style style:family="text" style:name="T1">
      <style:text-properties fo:font-size="15.0pt" style:font-name="바탕" style:font-name-asian="함초롬바탕" style:font-size-asian="15.0pt"/>
    </style:style>
    <style:style style:family="text" style:name="T2">
      <style:text-properties fo:font-size="15.0pt" style:font-name="바탕" style:font-name-asian="함초롬바탕" style:font-size-asian="15.0pt"/>
    </style:style>
    <style:style style:family="paragraph" style:name="P2" style:parent-style-name="0">
      <style:paragraph-properties style:snap-to-layout-grid="false"/>
    </style:style>
    <style:style style:family="paragraph" style:name="P3" style:parent-style-name="0">
      <style:paragraph-properties fo:text-align="end" style:snap-to-layout-grid="false"/>
    </style:style>
    <style:style style:family="text" style:name="T3">
      <style:text-properties fo:font-size="12.0pt" style:font-name="바탕" style:font-name-asian="함초롬바탕" style:font-size-asian="12.0pt"/>
    </style:style>
    <style:style style:family="text" style:name="T4">
      <style:text-properties fo:font-size="12.0pt" style:font-name="바탕" style:font-name-asian="함초롬바탕" style:font-size-asian="12.0pt"/>
    </style:style>
    <style:style style:family="paragraph" style:name="P4" style:parent-style-name="0">
      <style:paragraph-properties style:snap-to-layout-grid="false"/>
    </style:style>
    <style:style style:family="paragraph" style:name="P5" style:parent-style-name="0">
      <style:paragraph-properties style:snap-to-layout-grid="false"/>
    </style:style>
    <style:style style:family="text" style:name="T5">
      <style:text-properties fo:font-weight="bold" style:font-name="바탕" style:font-name-asian="함초롬바탕" style:font-weight-asian="bold"/>
    </style:style>
    <style:style style:family="text" style:name="T6">
      <style:text-properties fo:font-weight="bold" style:font-name="바탕" style:font-name-asian="함초롬바탕" style:font-weight-asian="bold"/>
    </style:style>
    <style:style style:family="text" style:name="T7">
      <style:text-properties fo:font-weight="bold" style:font-name="바탕" style:font-name-asian="함초롬바탕" style:font-weight-asian="bold"/>
    </style:style>
    <style:style style:family="paragraph" style:name="P6" style:parent-style-name="0">
      <style:paragraph-properties style:snap-to-layout-grid="false"/>
    </style:style>
    <style:style style:family="text" style:name="T8">
      <style:text-properties style:font-name="바탕" style:font-name-asian="함초롬바탕"/>
    </style:style>
    <style:style style:family="text" style:name="T9">
      <style:text-properties style:font-name="바탕" style:font-name-asian="함초롬바탕"/>
    </style:style>
    <style:style style:family="text" style:name="T10">
      <style:text-properties style:font-name="바탕" style:font-name-asian="함초롬바탕"/>
    </style:style>
    <style:style style:family="text" style:name="T11">
      <style:text-properties style:font-name="바탕" style:font-name-asian="함초롬바탕"/>
    </style:style>
    <style:style style:family="text" style:name="T12">
      <style:text-properties style:font-name="바탕" style:font-name-asian="함초롬바탕"/>
    </style:style>
    <style:style style:family="text" style:name="T13">
      <style:text-properties style:font-name="바탕" style:font-name-asian="함초롬바탕"/>
    </style:style>
    <style:style style:family="text" style:name="T14">
      <style:text-properties style:font-name="바탕" style:font-name-asian="함초롬바탕"/>
    </style:style>
    <style:style style:family="paragraph" style:name="P7" style:parent-style-name="0">
      <style:paragraph-properties style:snap-to-layout-grid="false"/>
    </style:style>
    <style:style style:family="paragraph" style:name="P8" style:parent-style-name="0">
      <style:paragraph-properties style:snap-to-layout-grid="false"/>
    </style:style>
    <style:style style:family="text" style:name="T15">
      <style:text-properties fo:font-weight="bold" style:font-name="바탕" style:font-name-asian="함초롬바탕" style:font-weight-asian="bold"/>
    </style:style>
    <style:style style:family="text" style:name="T16">
      <style:text-properties fo:font-weight="bold" style:font-name="바탕" style:font-name-asian="함초롬바탕" style:font-weight-asian="bold"/>
    </style:style>
    <style:style style:family="paragraph" style:name="P9" style:parent-style-name="0">
      <style:paragraph-properties style:snap-to-layout-grid="false"/>
    </style:style>
    <style:style style:family="text" style:name="T17">
      <style:text-properties style:font-name="바탕" style:font-name-asian="함초롬바탕"/>
    </style:style>
    <style:style style:family="text" style:name="T18">
      <style:text-properties style:font-name="바탕" style:font-name-asian="함초롬바탕" style:text-underline-style="solid"/>
    </style:style>
    <style:style style:family="text" style:name="T19">
      <style:text-properties style:font-name="바탕" style:font-name-asian="함초롬바탕" style:text-underline-style="solid"/>
    </style:style>
    <style:style style:family="text" style:name="T20">
      <style:text-properties style:font-name="바탕" style:font-name-asian="함초롬바탕"/>
    </style:style>
    <style:style style:family="text" style:name="T21">
      <style:text-properties style:font-name="바탕" style:font-name-asian="함초롬바탕"/>
    </style:style>
    <style:style style:family="text" style:name="T22">
      <style:text-properties style:font-name="바탕" style:font-name-asian="함초롬바탕"/>
    </style:style>
    <style:style style:family="text" style:name="T23">
      <style:text-properties style:font-name="바탕" style:font-name-asian="함초롬바탕"/>
    </style:style>
    <style:style style:family="text" style:name="T24">
      <style:text-properties style:font-name="바탕" style:font-name-asian="함초롬바탕"/>
    </style:style>
    <style:style style:family="text" style:name="T25">
      <style:text-properties style:font-name="바탕" style:font-name-asian="함초롬바탕"/>
    </style:style>
    <style:style style:family="text" style:name="T26">
      <style:text-properties style:font-name="바탕" style:font-name-asian="함초롬바탕"/>
    </style:style>
    <style:style style:family="text" style:name="T27">
      <style:text-properties style:font-name="바탕" style:font-name-asian="함초롬바탕"/>
    </style:style>
    <style:style style:family="text" style:name="T28">
      <style:text-properties style:font-name="바탕" style:font-name-asian="함초롬바탕"/>
    </style:style>
    <style:style style:family="paragraph" style:name="P10" style:parent-style-name="0">
      <style:paragraph-properties style:snap-to-layout-grid="false"/>
    </style:style>
    <style:style style:family="text" style:name="T29">
      <style:text-properties style:font-name="바탕" style:font-name-asian="함초롬바탕" style:text-underline-style="solid"/>
    </style:style>
    <style:style style:family="text" style:name="T30">
      <style:text-properties style:font-name="바탕" style:font-name-asian="함초롬바탕" style:text-underline-style="solid"/>
    </style:style>
    <style:style style:family="text" style:name="T31">
      <style:text-properties style:font-name="바탕" style:font-name-asian="함초롬바탕" style:text-underline-style="solid"/>
    </style:style>
    <style:style style:family="text" style:name="T32">
      <style:text-properties style:font-name="바탕" style:font-name-asian="함초롬바탕" style:text-underline-style="solid"/>
    </style:style>
    <style:style style:family="text" style:name="T33">
      <style:text-properties style:font-name="바탕" style:font-name-asian="함초롬바탕" style:text-underline-style="solid"/>
    </style:style>
    <style:style style:family="text" style:name="T34">
      <style:text-properties style:font-name="바탕" style:font-name-asian="함초롬바탕" style:text-underline-style="solid"/>
    </style:style>
    <style:style style:family="text" style:name="T35">
      <style:text-properties style:font-name="바탕" style:font-name-asian="함초롬바탕" style:text-underline-style="solid"/>
    </style:style>
    <style:style style:family="text" style:name="T36">
      <style:text-properties style:font-name="바탕" style:font-name-asian="함초롬바탕" style:text-underline-style="solid"/>
    </style:style>
    <style:style style:family="text" style:name="T37">
      <style:text-properties style:font-name="바탕" style:font-name-asian="함초롬바탕"/>
    </style:style>
    <style:style style:family="text" style:name="T38">
      <style:text-properties style:font-name="바탕" style:font-name-asian="함초롬바탕"/>
    </style:style>
    <style:style style:family="text" style:name="T39">
      <style:text-properties style:font-name="바탕" style:font-name-asian="함초롬바탕"/>
    </style:style>
    <style:style style:family="text" style:name="T40">
      <style:text-properties style:font-name="바탕" style:font-name-asian="함초롬바탕"/>
    </style:style>
    <style:style style:family="text" style:name="T41">
      <style:text-properties style:font-name="바탕" style:font-name-asian="함초롬바탕"/>
    </style:style>
    <style:style style:family="text" style:name="T42">
      <style:text-properties style:font-name="바탕" style:font-name-asian="함초롬바탕"/>
    </style:style>
    <style:style style:family="paragraph" style:name="P11" style:parent-style-name="0">
      <style:paragraph-properties style:snap-to-layout-grid="false"/>
    </style:style>
    <style:style style:family="text" style:name="T43">
      <style:text-properties style:font-name="바탕" style:font-name-asian="함초롬바탕" style:text-underline-style="solid"/>
    </style:style>
    <style:style style:family="text" style:name="T44">
      <style:text-properties style:font-name="바탕" style:font-name-asian="함초롬바탕" style:text-underline-style="solid"/>
    </style:style>
    <style:style style:family="text" style:name="T45">
      <style:text-properties style:font-name="바탕" style:font-name-asian="함초롬바탕" style:text-underline-style="solid"/>
    </style:style>
    <style:style style:family="text" style:name="T46">
      <style:text-properties style:font-name="바탕" style:font-name-asian="함초롬바탕" style:text-underline-style="solid"/>
    </style:style>
    <style:style style:family="text" style:name="T47">
      <style:text-properties style:font-name="바탕" style:font-name-asian="함초롬바탕"/>
    </style:style>
    <style:style style:family="text" style:name="T48">
      <style:text-properties style:font-name="바탕" style:font-name-asian="함초롬바탕"/>
    </style:style>
    <style:style style:family="text" style:name="T49">
      <style:text-properties style:font-name="바탕" style:font-name-asian="함초롬바탕"/>
    </style:style>
    <style:style style:family="text" style:name="T50">
      <style:text-properties style:font-name="바탕" style:font-name-asian="함초롬바탕"/>
    </style:style>
    <style:style style:family="text" style:name="T51">
      <style:text-properties style:font-name="바탕" style:font-name-asian="함초롬바탕"/>
    </style:style>
    <style:style style:family="text" style:name="T52">
      <style:text-properties style:font-name="바탕" style:font-name-asian="함초롬바탕"/>
    </style:style>
    <style:style style:family="text" style:name="T53">
      <style:text-properties style:font-name="바탕" style:font-name-asian="함초롬바탕"/>
    </style:style>
    <style:style style:family="text" style:name="T54">
      <style:text-properties style:font-name="바탕" style:font-name-asian="함초롬바탕"/>
    </style:style>
    <style:style style:family="text" style:name="T55">
      <style:text-properties style:font-name="바탕" style:font-name-asian="함초롬바탕"/>
    </style:style>
    <style:style style:family="text" style:name="T56">
      <style:text-properties style:font-name="바탕" style:font-name-asian="함초롬바탕"/>
    </style:style>
    <style:style style:family="text" style:name="T57">
      <style:text-properties style:font-name="바탕" style:font-name-asian="함초롬바탕"/>
    </style:style>
    <style:style style:family="text" style:name="T58">
      <style:text-properties style:font-name="바탕" style:font-name-asian="함초롬바탕"/>
    </style:style>
    <style:style style:family="text" style:name="T59">
      <style:text-properties style:font-name="바탕" style:font-name-asian="함초롬바탕"/>
    </style:style>
    <style:style style:family="text" style:name="T60">
      <style:text-properties style:font-name="바탕" style:font-name-asian="함초롬바탕"/>
    </style:style>
    <style:style style:family="text" style:name="T61">
      <style:text-properties style:font-name="바탕" style:font-name-asian="함초롬바탕"/>
    </style:style>
    <style:style style:family="text" style:name="T62">
      <style:text-properties style:font-name="바탕" style:font-name-asian="함초롬바탕"/>
    </style:style>
    <style:style style:family="text" style:name="T63">
      <style:text-properties style:font-name="바탕" style:font-name-asian="함초롬바탕"/>
    </style:style>
    <style:style style:family="text" style:name="T64">
      <style:text-properties style:font-name="바탕" style:font-name-asian="함초롬바탕"/>
    </style:style>
    <style:style style:family="text" style:name="T65">
      <style:text-properties style:font-name="바탕" style:font-name-asian="함초롬바탕"/>
    </style:style>
    <style:style style:family="paragraph" style:name="P12" style:parent-style-name="0">
      <style:paragraph-properties style:snap-to-layout-grid="false"/>
    </style:style>
    <style:style style:family="text" style:name="T66">
      <style:text-properties style:font-name="바탕" style:font-name-asian="함초롬바탕" style:text-underline-style="solid"/>
    </style:style>
    <style:style style:family="text" style:name="T67">
      <style:text-properties style:font-name="바탕" style:font-name-asian="함초롬바탕" style:text-underline-style="solid"/>
    </style:style>
    <style:style style:family="text" style:name="T68">
      <style:text-properties style:font-name="바탕" style:font-name-asian="함초롬바탕" style:text-underline-style="solid"/>
    </style:style>
    <style:style style:family="text" style:name="T69">
      <style:text-properties style:font-name="바탕" style:font-name-asian="함초롬바탕" style:text-underline-style="solid"/>
    </style:style>
    <style:style style:family="text" style:name="T70">
      <style:text-properties style:font-name="바탕" style:font-name-asian="함초롬바탕" style:text-underline-style="solid"/>
    </style:style>
    <style:style style:family="text" style:name="T71">
      <style:text-properties style:font-name="바탕" style:font-name-asian="함초롬바탕" style:text-underline-style="solid"/>
    </style:style>
    <style:style style:family="text" style:name="T72">
      <style:text-properties style:font-name="바탕" style:font-name-asian="함초롬바탕"/>
    </style:style>
    <style:style style:family="text" style:name="T73">
      <style:text-properties style:font-name="바탕" style:font-name-asian="함초롬바탕"/>
    </style:style>
    <style:style style:family="text" style:name="T74">
      <style:text-properties style:font-name="바탕" style:font-name-asian="함초롬바탕"/>
    </style:style>
    <style:style style:family="text" style:name="T75">
      <style:text-properties style:font-name="바탕" style:font-name-asian="함초롬바탕"/>
    </style:style>
    <style:style style:family="text" style:name="T76">
      <style:text-properties style:font-name="바탕" style:font-name-asian="함초롬바탕"/>
    </style:style>
    <style:style style:family="paragraph" style:name="P13" style:parent-style-name="0">
      <style:paragraph-properties style:snap-to-layout-grid="false"/>
    </style:style>
    <style:style style:family="paragraph" style:name="P14" style:parent-style-name="0">
      <style:paragraph-properties style:snap-to-layout-grid="false"/>
    </style:style>
    <style:style style:family="paragraph" style:name="P15" style:parent-style-name="0">
      <style:paragraph-properties style:snap-to-layout-grid="false"/>
    </style:style>
    <style:style style:family="text" style:name="T77">
      <style:text-properties style:font-name="바탕" style:font-name-asian="함초롬바탕"/>
    </style:style>
    <style:style style:family="text" style:name="T78">
      <style:text-properties style:font-name="바탕" style:font-name-asian="함초롬바탕"/>
    </style:style>
    <style:style style:family="paragraph" style:name="P16" style:parent-style-name="0">
      <style:paragraph-properties style:snap-to-layout-grid="false"/>
    </style:style>
    <style:style style:family="graphic" style:name="gr1">
      <style:graphic-properties draw:auto-grow-height="false" draw:auto-grow-width="false" draw:fill="none" draw:textarea-horizontal-align="justify" draw:textarea-vertical-align="top" style:horizontal-pos="from-left" style:horizontal-rel="paragraph" style:number-wrapped-paragraphs="no-limit" style:run-through="foreground" style:vertical-pos="from-top" style:vertical-rel="paragraph" style:wrap="run-through" svg:stroke-color="#000000" svg:stroke-width="0.012cm"/>
    </style:style>
    <style:style style:family="text" style:name="T79">
      <style:text-properties style:font-name="바탕" style:font-name-asian="함초롬바탕"/>
    </style:style>
    <style:style style:family="text" style:name="T80">
      <style:text-properties style:font-name="바탕" style:font-name-asian="함초롬바탕"/>
    </style:style>
    <style:style style:family="text" style:name="T81">
      <style:text-properties style:font-name="바탕" style:font-name-asian="함초롬바탕"/>
    </style:style>
    <style:style style:family="text" style:name="T82">
      <style:text-properties style:font-name="바탕" style:font-name-asian="함초롬바탕"/>
    </style:style>
    <style:style style:family="text" style:name="T83">
      <style:text-properties style:font-name="바탕" style:font-name-asian="함초롬바탕"/>
    </style:style>
    <style:style style:family="text" style:name="T84">
      <style:text-properties style:font-name="바탕" style:font-name-asian="함초롬바탕"/>
    </style:style>
    <style:style style:family="text" style:name="T85">
      <style:text-properties style:font-name="바탕" style:font-name-asian="함초롬바탕"/>
    </style:style>
    <style:style style:family="text" style:name="T86">
      <style:text-properties style:font-name="바탕" style:font-name-asian="함초롬바탕"/>
    </style:style>
    <style:style style:family="paragraph" style:name="P17" style:parent-style-name="0">
      <style:paragraph-properties style:snap-to-layout-grid="false"/>
    </style:style>
    <style:style style:family="graphic" style:name="gr2">
      <style:graphic-properties draw:auto-grow-height="false" draw:auto-grow-width="false" draw:fill="solid" draw:fill-color="#ffff99" draw:opacity="100%" draw:textarea-horizontal-align="justify" draw:textarea-vertical-align="top" style:horizontal-pos="from-left" style:horizontal-rel="paragraph" style:number-wrapped-paragraphs="no-limit" style:run-through="foreground" style:vertical-pos="from-top" style:vertical-rel="paragraph" style:wrap="run-through" svg:stroke-color="#000000" svg:stroke-width="0.012cm"/>
    </style:style>
    <style:style style:family="text" style:name="T87">
      <style:text-properties style:font-name="바탕" style:font-name-asian="함초롬바탕"/>
    </style:style>
    <style:style style:family="text" style:name="T88">
      <style:text-properties style:font-name="바탕" style:font-name-asian="함초롬바탕"/>
    </style:style>
    <style:style style:family="text" style:name="T89">
      <style:text-properties style:font-name="바탕" style:font-name-asian="함초롬바탕"/>
    </style:style>
    <style:style style:family="text" style:name="T90">
      <style:text-properties style:font-name="바탕" style:font-name-asian="함초롬바탕"/>
    </style:style>
    <style:style style:family="text" style:name="T91">
      <style:text-properties style:font-name="바탕" style:font-name-asian="함초롬바탕"/>
    </style:style>
    <style:style style:family="text" style:name="T92">
      <style:text-properties style:font-name="바탕" style:font-name-asian="함초롬바탕"/>
    </style:style>
    <style:style style:family="text" style:name="T93">
      <style:text-properties style:font-name="바탕" style:font-name-asian="함초롬바탕"/>
    </style:style>
    <style:style style:family="text" style:name="T94">
      <style:text-properties style:font-name="바탕" style:font-name-asian="함초롬바탕"/>
    </style:style>
    <style:style style:family="text" style:name="T95">
      <style:text-properties style:font-name="바탕" style:font-name-asian="함초롬바탕"/>
    </style:style>
    <style:style style:family="paragraph" style:name="P18" style:parent-style-name="0">
      <style:paragraph-properties style:snap-to-layout-grid="false"/>
    </style:style>
    <style:style style:family="graphic" style:name="gr3">
      <style:graphic-properties draw:auto-grow-height="false" draw:auto-grow-width="false" draw:fill="solid" draw:fill-color="#ff9999" draw:opacity="100%" draw:textarea-horizontal-align="justify" draw:textarea-vertical-align="top" style:horizontal-pos="from-left" style:horizontal-rel="paragraph" style:number-wrapped-paragraphs="no-limit" style:run-through="foreground" style:vertical-pos="from-top" style:vertical-rel="paragraph" style:wrap="run-through" svg:stroke-color="#000000" svg:stroke-width="0.012cm"/>
    </style:style>
    <style:style style:family="text" style:name="T96">
      <style:text-properties style:font-name="바탕" style:font-name-asian="함초롬바탕"/>
    </style:style>
    <style:style style:family="text" style:name="T97">
      <style:text-properties style:font-name="바탕" style:font-name-asian="함초롬바탕"/>
    </style:style>
    <style:style style:family="text" style:name="T98">
      <style:text-properties style:font-name="바탕" style:font-name-asian="함초롬바탕"/>
    </style:style>
    <style:style style:family="text" style:name="T99">
      <style:text-properties style:font-name="바탕" style:font-name-asian="함초롬바탕"/>
    </style:style>
    <style:style style:family="text" style:name="T100">
      <style:text-properties style:font-name="바탕" style:font-name-asian="함초롬바탕"/>
    </style:style>
    <style:style style:family="paragraph" style:name="P19" style:parent-style-name="0">
      <style:paragraph-properties style:snap-to-layout-grid="false"/>
    </style:style>
    <style:style style:family="graphic" style:name="gr4">
      <style:graphic-properties draw:auto-grow-height="false" draw:auto-grow-width="false" draw:fill="solid" draw:fill-color="#cbcbff" draw:opacity="100%" draw:textarea-horizontal-align="justify" draw:textarea-vertical-align="top" style:horizontal-pos="from-left" style:horizontal-rel="paragraph" style:number-wrapped-paragraphs="no-limit" style:run-through="foreground" style:vertical-pos="from-top" style:vertical-rel="paragraph" style:wrap="run-through" svg:stroke-color="#000000" svg:stroke-width="0.012cm"/>
    </style:style>
    <style:style style:family="text" style:name="T101">
      <style:text-properties style:font-name="바탕" style:font-name-asian="함초롬바탕"/>
    </style:style>
    <style:style style:family="text" style:name="T102">
      <style:text-properties style:font-name="바탕" style:font-name-asian="함초롬바탕"/>
    </style:style>
    <style:style style:family="text" style:name="T103">
      <style:text-properties style:font-name="바탕" style:font-name-asian="함초롬바탕"/>
    </style:style>
    <style:style style:family="text" style:name="T104">
      <style:text-properties style:font-name="바탕" style:font-name-asian="함초롬바탕"/>
    </style:style>
    <style:style style:family="text" style:name="T105">
      <style:text-properties style:font-name="바탕" style:font-name-asian="함초롬바탕"/>
    </style:style>
    <style:style style:family="text" style:name="T106">
      <style:text-properties style:font-name="바탕" style:font-name-asian="함초롬바탕"/>
    </style:style>
    <style:style style:family="text" style:name="T107">
      <style:text-properties style:font-name="바탕" style:font-name-asian="함초롬바탕"/>
    </style:style>
    <style:style style:family="text" style:name="T108">
      <style:text-properties style:font-name="바탕" style:font-name-asian="함초롬바탕"/>
    </style:style>
    <style:style style:family="paragraph" style:name="P20" style:parent-style-name="0">
      <style:paragraph-properties fo:text-indent="0.528cm" style:snap-to-layout-grid="false"/>
    </style:style>
    <style:style style:family="text" style:name="T109">
      <style:text-properties style:font-name="바탕" style:font-name-asian="함초롬바탕"/>
    </style:style>
    <style:style style:family="text" style:name="T110">
      <style:text-properties style:font-name="바탕" style:font-name-asian="함초롬바탕"/>
    </style:style>
    <style:style style:family="paragraph" style:name="P21" style:parent-style-name="0">
      <style:paragraph-properties style:snap-to-layout-grid="false"/>
    </style:style>
    <style:style style:family="paragraph" style:name="P22" style:parent-style-name="0">
      <style:paragraph-properties style:snap-to-layout-grid="false"/>
    </style:style>
    <style:style style:family="table" style:name="T1">
      <style:table-properties style:width="0.000cm" table:border-model="collapsing"/>
    </style:style>
    <style:style style:family="graphic" style:name="fr5" style:parent-style-name="Frame">
      <style:graphic-properties fo:border="none" fo:margin-bottom="0.050cm" fo:margin-left="0.050cm" fo:margin-right="0.050cm" fo:margin-top="0.05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1.C65">
      <style:table-column-properties style:column-width="0.601cm"/>
    </style:style>
    <style:style style:family="table-column" style:name="T1.C66">
      <style:table-column-properties style:column-width="0.708cm"/>
    </style:style>
    <style:style style:family="table-column" style:name="T1.C67">
      <style:table-column-properties style:column-width="0.454cm"/>
    </style:style>
    <style:style style:family="table-column" style:name="T1.C68">
      <style:table-column-properties style:column-width="2.590cm"/>
    </style:style>
    <style:style style:family="table-column" style:name="T1.C69">
      <style:table-column-properties style:column-width="2.889cm"/>
    </style:style>
    <style:style style:family="table-column" style:name="T1.C70">
      <style:table-column-properties style:column-width="2.989cm"/>
    </style:style>
    <style:style style:family="table-column" style:name="T1.C71">
      <style:table-column-properties style:column-width="2.690cm"/>
    </style:style>
    <style:style style:family="table-column" style:name="T1.C72">
      <style:table-column-properties style:column-width="2.590cm"/>
    </style:style>
    <style:style style:family="table-column" style:name="T1.C73">
      <style:table-column-properties style:column-width="0.454cm"/>
    </style:style>
    <style:style style:family="paragraph" style:name="P23" style:parent-style-name="14">
      <style:paragraph-properties fo:text-align="center" style:snap-to-layout-grid="false"/>
    </style:style>
    <style:style style:family="text" style:name="T111">
      <style:text-properties fo:font-size="8.0pt" fo:font-weight="bold" style:font-name="바탕" style:font-name-asian="굴림체" style:font-size-asian="8.0pt" style:font-weight-asian="bold"/>
    </style:style>
    <style:style style:family="table-cell" style:name="T1.R1_C0">
      <style:table-cell-properties fo:border-bottom="0.060cm solid #000000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24" style:parent-style-name="0">
      <style:paragraph-properties fo:text-align="center" style:snap-to-layout-grid="false"/>
    </style:style>
    <style:style style:family="text" style:name="T112">
      <style:text-properties fo:font-size="8.0pt" fo:font-weight="bold" style:font-name="바탕" style:font-name-asian="굴림체" style:font-size-asian="8.0pt" style:font-weight-asian="bold"/>
    </style:style>
    <style:style style:family="table-cell" style:name="T1.R1_C1">
      <style:table-cell-properties fo:border-bottom="0.060cm solid #000000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25" style:parent-style-name="0">
      <style:paragraph-properties fo:text-align="left" style:snap-to-layout-grid="false"/>
    </style:style>
    <style:style style:family="text" style:name="T113">
      <style:text-properties fo:font-size="8.0pt" fo:font-weight="bold" style:font-name="바탕" style:font-name-asian="굴림체" style:font-size-asian="8.0pt" style:font-weight-asian="bold"/>
    </style:style>
    <style:style style:family="table-cell" style:name="T1.R1_C2">
      <style:table-cell-properties fo:border-bottom="0.060cm solid #000000" fo:border-left="0.03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26" style:parent-style-name="0">
      <style:paragraph-properties fo:text-align="center" style:snap-to-layout-grid="false"/>
    </style:style>
    <style:style style:family="text" style:name="T114">
      <style:text-properties fo:font-size="8.0pt" fo:font-weight="bold" style:font-name="바탕" style:font-name-asian="굴림체" style:font-size-asian="8.0pt" style:font-weight-asian="bold"/>
    </style:style>
    <style:style style:family="table-cell" style:name="T1.R1_C3">
      <style:table-cell-properties fo:border-bottom="0.060cm solid #000000" fo:border-left="0.060cm solid #000000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27" style:parent-style-name="0">
      <style:paragraph-properties fo:text-align="center" style:snap-to-layout-grid="false"/>
    </style:style>
    <style:style style:family="text" style:name="T115">
      <style:text-properties fo:font-size="8.0pt" fo:font-weight="bold" style:font-name="바탕" style:font-name-asian="굴림체" style:font-size-asian="8.0pt" style:font-weight-asian="bold"/>
    </style:style>
    <style:style style:family="table-cell" style:name="T1.R1_C4">
      <style:table-cell-properties fo:border-bottom="0.060cm solid #000000" fo:border-left="0.020cm solid #000000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28" style:parent-style-name="0">
      <style:paragraph-properties fo:text-align="center" style:snap-to-layout-grid="false"/>
    </style:style>
    <style:style style:family="text" style:name="T116">
      <style:text-properties fo:font-size="8.0pt" fo:font-weight="bold" style:font-name="바탕" style:font-name-asian="굴림체" style:font-size-asian="8.0pt" style:font-weight-asian="bold"/>
    </style:style>
    <style:style style:family="table-cell" style:name="T1.R1_C5">
      <style:table-cell-properties fo:border-bottom="0.060cm solid #000000" fo:border-left="0.020cm solid #000000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29" style:parent-style-name="0">
      <style:paragraph-properties fo:text-align="center" style:snap-to-layout-grid="false"/>
    </style:style>
    <style:style style:family="text" style:name="T117">
      <style:text-properties fo:font-size="8.0pt" fo:font-weight="bold" style:font-name="바탕" style:font-name-asian="굴림체" style:font-size-asian="8.0pt" style:font-weight-asian="bold"/>
    </style:style>
    <style:style style:family="table-cell" style:name="T1.R1_C6">
      <style:table-cell-properties fo:border-bottom="0.060cm solid #000000" fo:border-left="0.020cm solid #000000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30" style:parent-style-name="0">
      <style:paragraph-properties fo:text-align="center" style:snap-to-layout-grid="false"/>
    </style:style>
    <style:style style:family="text" style:name="T118">
      <style:text-properties fo:font-size="8.0pt" fo:font-weight="bold" style:font-name="바탕" style:font-name-asian="굴림체" style:font-size-asian="8.0pt" style:font-weight-asian="bold"/>
    </style:style>
    <style:style style:family="table-cell" style:name="T1.R1_C7">
      <style:table-cell-properties fo:border-bottom="0.060cm solid #000000" fo:border-left="0.020cm solid #000000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31" style:parent-style-name="0">
      <style:paragraph-properties fo:text-align="left" style:snap-to-layout-grid="false"/>
    </style:style>
    <style:style style:family="text" style:name="T119">
      <style:text-properties fo:font-size="8.0pt" fo:font-weight="bold" style:font-name="바탕" style:font-name-asian="굴림체" style:font-size-asian="8.0pt" style:font-weight-asian="bold"/>
    </style:style>
    <style:style style:family="table-cell" style:name="T1.R1_C8">
      <style:table-cell-properties fo:border-bottom="0.060cm solid #000000" fo:border-left="0.02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table-row" style:name="T1.R1">
      <style:table-row-properties style:min-row-height="0.600cm"/>
    </style:style>
    <style:style style:family="paragraph" style:name="P32" style:parent-style-name="0">
      <style:paragraph-properties fo:text-align="center" style:snap-to-layout-grid="false"/>
    </style:style>
    <style:style style:family="text" style:name="T120">
      <style:text-properties fo:font-size="8.0pt" fo:font-weight="bold" style:font-name="바탕" style:font-name-asian="굴림체" style:font-size-asian="8.0pt" style:font-weight-asian="bold"/>
    </style:style>
    <style:style style:family="table-cell" style:name="T1.R2_C0">
      <style:table-cell-properties fo:border-bottom="none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33" style:parent-style-name="0">
      <style:paragraph-properties fo:text-align="center" style:snap-to-layout-grid="false"/>
    </style:style>
    <style:style style:family="text" style:name="T121">
      <style:text-properties fo:font-size="8.0pt" style:font-name="굴림체" style:font-name-asian="굴림체" style:font-size-asian="8.0pt"/>
    </style:style>
    <style:style style:family="table-cell" style:name="T1.R2_C1">
      <style:table-cell-properties fo:border-bottom="0.020cm solid #000000" fo:border-left="none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34" style:parent-style-name="0">
      <style:paragraph-properties fo:text-align="left" style:snap-to-layout-grid="false"/>
    </style:style>
    <style:style style:family="table-cell" style:name="T1.R2_C2">
      <style:table-cell-properties fo:border-bottom="0.020cm solid #000000" fo:border-left="0.03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35" style:parent-style-name="0">
      <style:paragraph-properties fo:text-align="center" style:snap-to-layout-grid="false"/>
    </style:style>
    <style:style style:family="text" style:name="T122">
      <style:text-properties fo:font-size="8.0pt" style:font-name="바탕" style:font-name-asian="굴림체" style:font-size-asian="8.0pt"/>
    </style:style>
    <style:style style:family="table-cell" style:name="T1.R2_C3">
      <style:table-cell-properties fo:border-bottom="0.020cm solid #000000" fo:border-left="0.060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36" style:parent-style-name="0">
      <style:paragraph-properties fo:line-height="100%" fo:text-align="center" style:snap-to-layout-grid="false"/>
    </style:style>
    <style:style style:family="table-cell" style:name="T1.R2_C4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37" style:parent-style-name="0">
      <style:paragraph-properties fo:text-align="center" style:snap-to-layout-grid="false"/>
    </style:style>
    <style:style style:family="text" style:name="T123">
      <style:text-properties fo:font-size="8.0pt" style:font-name="바탕" style:font-name-asian="굴림체" style:font-size-asian="8.0pt"/>
    </style:style>
    <style:style style:family="table-cell" style:name="T1.R2_C5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38" style:parent-style-name="0">
      <style:paragraph-properties fo:line-height="100%" fo:text-align="center" style:snap-to-layout-grid="false"/>
    </style:style>
    <style:style style:family="table-cell" style:name="T1.R2_C6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39" style:parent-style-name="0">
      <style:paragraph-properties fo:text-align="center" style:snap-to-layout-grid="false"/>
    </style:style>
    <style:style style:family="text" style:name="T124">
      <style:text-properties fo:font-size="8.0pt" style:font-name="바탕" style:font-name-asian="굴림체" style:font-size-asian="8.0pt"/>
    </style:style>
    <style:style style:family="table-cell" style:name="T1.R2_C7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40" style:parent-style-name="0">
      <style:paragraph-properties fo:line-height="100%" fo:text-align="center" style:snap-to-layout-grid="false"/>
    </style:style>
    <style:style style:family="table-cell" style:name="T1.R2_C8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41" style:parent-style-name="0">
      <style:paragraph-properties fo:text-align="center" style:snap-to-layout-grid="false"/>
    </style:style>
    <style:style style:family="table-cell" style:name="T1.R2_C9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42" style:parent-style-name="0">
      <style:paragraph-properties fo:line-height="100%" fo:text-align="center" style:snap-to-layout-grid="false"/>
    </style:style>
    <style:style style:family="table-cell" style:name="T1.R2_C10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43" style:parent-style-name="0">
      <style:paragraph-properties fo:text-align="center" style:snap-to-layout-grid="false"/>
    </style:style>
    <style:style style:family="table-cell" style:name="T1.R2_C11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44" style:parent-style-name="0">
      <style:paragraph-properties fo:line-height="100%" fo:text-align="center" style:snap-to-layout-grid="false"/>
    </style:style>
    <style:style style:family="table-cell" style:name="T1.R2_C12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45" style:parent-style-name="0">
      <style:paragraph-properties fo:text-align="left" style:snap-to-layout-grid="false"/>
    </style:style>
    <style:style style:family="text" style:name="T125">
      <style:text-properties fo:font-size="8.0pt" style:font-name="굴림체" style:font-name-asian="굴림체" style:font-size-asian="8.0pt"/>
    </style:style>
    <style:style style:family="table-cell" style:name="T1.R2_C13">
      <style:table-cell-properties fo:border-bottom="0.020cm solid #000000" fo:border-left="none" fo:border-right="0.060cm solid #000000" fo:border-top="0.060cm solid #000000" fo:padding-bottom="0.000cm" fo:padding-left="0.000cm" fo:padding-right="0.000cm" fo:padding-top="0.000cm" style:vertical-align="middle"/>
    </style:style>
    <style:style style:family="table-row" style:name="T1.R2">
      <style:table-row-properties style:min-row-height="0.600cm"/>
    </style:style>
    <style:style style:family="paragraph" style:name="P46" style:parent-style-name="0">
      <style:paragraph-properties fo:text-align="center" style:snap-to-layout-grid="false"/>
    </style:style>
    <style:style style:family="text" style:name="T126">
      <style:text-properties fo:font-size="8.0pt" fo:font-weight="bold" style:font-name="바탕" style:font-name-asian="굴림체" style:font-size-asian="8.0pt" style:font-weight-asian="bold"/>
    </style:style>
    <style:style style:family="table-cell" style:name="T1.R3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47" style:parent-style-name="0">
      <style:paragraph-properties fo:text-align="center" style:snap-to-layout-grid="false"/>
    </style:style>
    <style:style style:family="text" style:name="T127">
      <style:text-properties fo:font-size="8.0pt" style:font-name="굴림체" style:font-name-asian="굴림체" style:font-size-asian="8.0pt"/>
    </style:style>
    <style:style style:family="table-cell" style:name="T1.R3_C1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paragraph" style:name="P48" style:parent-style-name="0">
      <style:paragraph-properties fo:text-align="left" style:snap-to-layout-grid="false"/>
    </style:style>
    <style:style style:family="text" style:name="T128">
      <style:text-properties fo:font-size="8.0pt" style:font-name="굴림체" style:font-name-asian="굴림체" style:font-size-asian="8.0pt"/>
    </style:style>
    <style:style style:family="table-cell" style:name="T1.R3_C2">
      <style:table-cell-properties fo:border-bottom="0.020cm solid #000000" fo:border-left="0.03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49" style:parent-style-name="0">
      <style:paragraph-properties fo:text-align="center" style:snap-to-layout-grid="false"/>
    </style:style>
    <style:style style:family="text" style:name="T129">
      <style:text-properties fo:font-size="8.0pt" style:font-name="굴림체" style:font-name-asian="굴림체" style:font-size-asian="8.0pt"/>
    </style:style>
    <style:style style:family="table-cell" style:name="T1.R3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50" style:parent-style-name="0">
      <style:paragraph-properties fo:line-height="100%" fo:text-align="center" style:snap-to-layout-grid="false"/>
    </style:style>
    <style:style style:family="text" style:name="T130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3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1" style:parent-style-name="0">
      <style:paragraph-properties fo:text-align="center" style:snap-to-layout-grid="false"/>
    </style:style>
    <style:style style:family="text" style:name="T131">
      <style:text-properties fo:font-size="8.0pt" style:font-name="굴림체" style:font-name-asian="굴림체" style:font-size-asian="8.0pt"/>
    </style:style>
    <style:style style:family="table-cell" style:name="T1.R3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52" style:parent-style-name="0">
      <style:paragraph-properties fo:line-height="100%" fo:text-align="center" style:snap-to-layout-grid="false"/>
    </style:style>
    <style:style style:family="table-cell" style:name="T1.R3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53" style:parent-style-name="0">
      <style:paragraph-properties fo:text-align="center" style:snap-to-layout-grid="false"/>
    </style:style>
    <style:style style:family="text" style:name="T132">
      <style:text-properties fo:font-size="8.0pt" style:font-name="굴림체" style:font-name-asian="굴림체" style:font-size-asian="8.0pt"/>
    </style:style>
    <style:style style:family="table-cell" style:name="T1.R3_C7">
      <style:table-cell-properties fo:border-bottom="0.020cm solid #000000" fo:border-left="0.020cm solid #000000" fo:border-right="none" fo:border-top="0.020cm solid #000000" fo:padding-bottom="0.000cm" fo:padding-left="0.000cm" fo:padding-right="0.000cm" fo:padding-top="0.000cm" style:vertical-align="middle"/>
    </style:style>
    <style:style style:family="paragraph" style:name="P54" style:parent-style-name="0">
      <style:paragraph-properties fo:line-height="100%" fo:text-align="center" style:snap-to-layout-grid="false"/>
    </style:style>
    <style:style style:family="text" style:name="T133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134">
      <style:text-properties fo:font-size="8.0pt" style:font-name="굴림체" style:font-name-asian="굴림체" style:font-size-asian="8.0pt"/>
    </style:style>
    <style:style style:family="text" style:name="T135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136">
      <style:text-properties fo:font-size="8.0pt" style:font-name="굴림체" style:font-name-asian="굴림체" style:font-size-asian="8.0pt"/>
    </style:style>
    <style:style style:family="text" style:name="T137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138">
      <style:text-properties fo:font-size="8.0pt" style:font-name="굴림체" style:font-name-asian="굴림체" style:font-size-asian="8.0pt"/>
    </style:style>
    <style:style style:family="text" style:name="T139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140">
      <style:text-properties fo:font-size="8.0pt" style:font-name="굴림체" style:font-name-asian="굴림체" style:font-size-asian="8.0pt"/>
    </style:style>
    <style:style style:family="table-cell" style:name="T1.R3_C8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5" style:parent-style-name="0">
      <style:paragraph-properties fo:text-align="center" style:snap-to-layout-grid="false"/>
    </style:style>
    <style:style style:family="text" style:name="T141">
      <style:text-properties fo:font-size="8.0pt" style:font-name="굴림체" style:font-name-asian="굴림체" style:font-size-asian="8.0pt"/>
    </style:style>
    <style:style style:family="table-cell" style:name="T1.R3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56" style:parent-style-name="0">
      <style:paragraph-properties fo:line-height="100%" fo:text-align="center" style:snap-to-layout-grid="false"/>
    </style:style>
    <style:style style:family="text" style:name="T142">
      <style:text-properties fo:font-size="8.0pt" style:font-name="굴림체" style:font-name-asian="굴림체" style:font-size-asian="8.0pt"/>
    </style:style>
    <style:style style:family="text" style:name="T143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3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7" style:parent-style-name="0">
      <style:paragraph-properties fo:text-align="center" style:snap-to-layout-grid="false"/>
    </style:style>
    <style:style style:family="text" style:name="T144">
      <style:text-properties fo:font-size="8.0pt" style:font-name="굴림체" style:font-name-asian="굴림체" style:font-size-asian="8.0pt"/>
    </style:style>
    <style:style style:family="table-cell" style:name="T1.R3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58" style:parent-style-name="0">
      <style:paragraph-properties fo:line-height="100%" fo:text-align="center" style:snap-to-layout-grid="false"/>
    </style:style>
    <style:style style:family="table-cell" style:name="T1.R3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59" style:parent-style-name="0">
      <style:paragraph-properties fo:text-align="left" style:snap-to-layout-grid="false"/>
    </style:style>
    <style:style style:family="text" style:name="T145">
      <style:text-properties fo:font-size="8.0pt" style:font-name="굴림체" style:font-name-asian="굴림체" style:font-size-asian="8.0pt"/>
    </style:style>
    <style:style style:family="table-cell" style:name="T1.R3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3">
      <style:table-row-properties style:min-row-height="1.228cm"/>
    </style:style>
    <style:style style:family="paragraph" style:name="P60" style:parent-style-name="0">
      <style:paragraph-properties fo:text-align="center" style:snap-to-layout-grid="false"/>
    </style:style>
    <style:style style:family="text" style:name="T146">
      <style:text-properties fo:font-size="8.0pt" fo:font-weight="bold" style:font-name="굴림체" style:font-name-asian="굴림체" style:font-size-asian="8.0pt" style:font-weight-asian="bold"/>
    </style:style>
    <style:style style:family="table-cell" style:name="T1.R4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61" style:parent-style-name="0">
      <style:paragraph-properties fo:text-align="center" style:snap-to-layout-grid="false"/>
    </style:style>
    <style:style style:family="text" style:name="T147">
      <style:text-properties fo:font-size="8.0pt" style:font-name="굴림체" style:font-name-asian="굴림체" style:font-size-asian="8.0pt"/>
    </style:style>
    <style:style style:family="table-cell" style:name="T1.R4_C1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paragraph" style:name="P62" style:parent-style-name="0">
      <style:paragraph-properties fo:text-align="left" style:snap-to-layout-grid="false"/>
    </style:style>
    <style:style style:family="text" style:name="T148">
      <style:text-properties fo:font-size="8.0pt" style:font-name="굴림체" style:font-name-asian="굴림체" style:font-size-asian="8.0pt"/>
    </style:style>
    <style:style style:family="table-cell" style:name="T1.R4_C2">
      <style:table-cell-properties fo:border-bottom="0.020cm solid #000000" fo:border-left="0.03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63" style:parent-style-name="0">
      <style:paragraph-properties fo:text-align="center" style:snap-to-layout-grid="false"/>
    </style:style>
    <style:style style:family="text" style:name="T149">
      <style:text-properties fo:font-size="8.0pt" style:font-name="굴림체" style:font-name-asian="굴림체" style:font-size-asian="8.0pt"/>
    </style:style>
    <style:style style:family="table-cell" style:name="T1.R4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64" style:parent-style-name="0">
      <style:paragraph-properties fo:line-height="100%" fo:text-align="center" style:snap-to-layout-grid="false"/>
    </style:style>
    <style:style style:family="table-cell" style:name="T1.R4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5" style:parent-style-name="0">
      <style:paragraph-properties fo:text-align="center" style:snap-to-layout-grid="false"/>
    </style:style>
    <style:style style:family="text" style:name="T150">
      <style:text-properties fo:font-size="8.0pt" style:font-name="굴림체" style:font-name-asian="굴림체" style:font-size-asian="8.0pt"/>
    </style:style>
    <style:style style:family="table-cell" style:name="T1.R4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66" style:parent-style-name="0">
      <style:paragraph-properties fo:line-height="100%" fo:text-align="center" style:snap-to-layout-grid="false"/>
    </style:style>
    <style:style style:family="table-cell" style:name="T1.R4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67" style:parent-style-name="0">
      <style:paragraph-properties fo:text-align="center" style:snap-to-layout-grid="false"/>
    </style:style>
    <style:style style:family="text" style:name="T151">
      <style:text-properties fo:font-size="8.0pt" style:font-name="굴림체" style:font-name-asian="굴림체" style:font-size-asian="8.0pt"/>
    </style:style>
    <style:style style:family="table-cell" style:name="T1.R4_C7">
      <style:table-cell-properties fo:background-color="#ffff99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68" style:parent-style-name="0">
      <style:paragraph-properties fo:line-height="100%" fo:text-align="center" style:snap-to-layout-grid="false"/>
    </style:style>
    <style:style style:family="text" style:name="T152">
      <style:text-properties fo:font-size="8.0pt" fo:font-weight="bold" fo:letter-spacing="-2.2pt" style:font-name="바탕" style:font-name-asian="굴림체" style:font-size-asian="8.0pt" style:font-weight-asian="bold"/>
    </style:style>
    <style:style style:family="text" style:name="T153">
      <style:text-properties fo:font-size="8.0pt" style:font-name="굴림체" style:font-name-asian="굴림체" style:font-size-asian="8.0pt"/>
    </style:style>
    <style:style style:family="table-cell" style:name="T1.R4_C8">
      <style:table-cell-properties fo:background-color="#ffff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9" style:parent-style-name="0">
      <style:paragraph-properties fo:text-align="center" style:snap-to-layout-grid="false"/>
    </style:style>
    <style:style style:family="text" style:name="T154">
      <style:text-properties fo:font-size="8.0pt" style:font-name="굴림체" style:font-name-asian="굴림체" style:font-size-asian="8.0pt"/>
    </style:style>
    <style:style style:family="table-cell" style:name="T1.R4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70" style:parent-style-name="0">
      <style:paragraph-properties fo:line-height="100%" fo:text-align="center" style:snap-to-layout-grid="false"/>
    </style:style>
    <style:style style:family="text" style:name="T155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4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1" style:parent-style-name="0">
      <style:paragraph-properties fo:text-align="center" style:snap-to-layout-grid="false"/>
    </style:style>
    <style:style style:family="text" style:name="T156">
      <style:text-properties fo:font-size="8.0pt" style:font-name="굴림체" style:font-name-asian="굴림체" style:font-size-asian="8.0pt"/>
    </style:style>
    <style:style style:family="table-cell" style:name="T1.R4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72" style:parent-style-name="0">
      <style:paragraph-properties fo:line-height="100%" fo:text-align="center" style:snap-to-layout-grid="false"/>
    </style:style>
    <style:style style:family="table-cell" style:name="T1.R4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73" style:parent-style-name="0">
      <style:paragraph-properties fo:text-align="left" style:snap-to-layout-grid="false"/>
    </style:style>
    <style:style style:family="text" style:name="T157">
      <style:text-properties fo:font-size="8.0pt" style:font-name="굴림체" style:font-name-asian="굴림체" style:font-size-asian="8.0pt"/>
    </style:style>
    <style:style style:family="table-cell" style:name="T1.R4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4">
      <style:table-row-properties style:min-row-height="0.600cm"/>
    </style:style>
    <style:style style:family="paragraph" style:name="P74" style:parent-style-name="0">
      <style:paragraph-properties fo:text-align="center" style:snap-to-layout-grid="false"/>
    </style:style>
    <style:style style:family="text" style:name="T158">
      <style:text-properties fo:font-size="8.0pt" fo:font-weight="bold" style:font-name="바탕" style:font-name-asian="굴림체" style:font-size-asian="8.0pt" style:font-weight-asian="bold"/>
    </style:style>
    <style:style style:family="table-cell" style:name="T1.R5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5" style:parent-style-name="0">
      <style:paragraph-properties fo:text-align="center" style:snap-to-layout-grid="false"/>
    </style:style>
    <style:style style:family="text" style:name="T159">
      <style:text-properties fo:font-size="8.0pt" style:font-name="굴림체" style:font-name-asian="굴림체" style:font-size-asian="8.0pt"/>
    </style:style>
    <style:style style:family="table-cell" style:name="T1.R5_C1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paragraph" style:name="P76" style:parent-style-name="0">
      <style:paragraph-properties fo:text-align="left" style:snap-to-layout-grid="false"/>
    </style:style>
    <style:style style:family="text" style:name="T160">
      <style:text-properties fo:font-size="8.0pt" style:font-name="굴림체" style:font-name-asian="굴림체" style:font-size-asian="8.0pt"/>
    </style:style>
    <style:style style:family="table-cell" style:name="T1.R5_C2">
      <style:table-cell-properties fo:border-bottom="0.020cm solid #000000" fo:border-left="0.03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7" style:parent-style-name="0">
      <style:paragraph-properties fo:text-align="center" style:snap-to-layout-grid="false"/>
    </style:style>
    <style:style style:family="text" style:name="T161">
      <style:text-properties fo:font-size="8.0pt" style:font-name="굴림체" style:font-name-asian="굴림체" style:font-size-asian="8.0pt"/>
    </style:style>
    <style:style style:family="table-cell" style:name="T1.R5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78" style:parent-style-name="0">
      <style:paragraph-properties fo:line-height="100%" fo:text-align="center" style:snap-to-layout-grid="false"/>
    </style:style>
    <style:style style:family="table-cell" style:name="T1.R5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9" style:parent-style-name="0">
      <style:paragraph-properties fo:text-align="center" style:snap-to-layout-grid="false"/>
    </style:style>
    <style:style style:family="text" style:name="T162">
      <style:text-properties fo:font-size="8.0pt" style:font-name="굴림체" style:font-name-asian="굴림체" style:font-size-asian="8.0pt"/>
    </style:style>
    <style:style style:family="table-cell" style:name="T1.R5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80" style:parent-style-name="0">
      <style:paragraph-properties fo:line-height="100%" fo:text-align="center" style:snap-to-layout-grid="false"/>
    </style:style>
    <style:style style:family="table-cell" style:name="T1.R5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81" style:parent-style-name="0">
      <style:paragraph-properties fo:text-align="center" style:snap-to-layout-grid="false"/>
    </style:style>
    <style:style style:family="text" style:name="T163">
      <style:text-properties fo:font-size="8.0pt" style:font-name="굴림체" style:font-name-asian="굴림체" style:font-size-asian="8.0pt"/>
    </style:style>
    <style:style style:family="table-cell" style:name="T1.R5_C7">
      <style:table-cell-properties fo:background-color="#ffff99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82" style:parent-style-name="0">
      <style:paragraph-properties fo:line-height="100%" fo:text-align="center" style:snap-to-layout-grid="false"/>
    </style:style>
    <style:style style:family="table-cell" style:name="T1.R5_C8">
      <style:table-cell-properties fo:background-color="#ffff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3" style:parent-style-name="0">
      <style:paragraph-properties fo:text-align="center" style:snap-to-layout-grid="false"/>
    </style:style>
    <style:style style:family="text" style:name="T164">
      <style:text-properties fo:font-size="8.0pt" style:font-name="굴림체" style:font-name-asian="굴림체" style:font-size-asian="8.0pt"/>
    </style:style>
    <style:style style:family="table-cell" style:name="T1.R5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84" style:parent-style-name="0">
      <style:paragraph-properties fo:line-height="100%" fo:text-align="center" style:snap-to-layout-grid="false"/>
    </style:style>
    <style:style style:family="table-cell" style:name="T1.R5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5" style:parent-style-name="0">
      <style:paragraph-properties fo:text-align="center" style:snap-to-layout-grid="false"/>
    </style:style>
    <style:style style:family="text" style:name="T165">
      <style:text-properties fo:font-size="8.0pt" style:font-name="굴림체" style:font-name-asian="굴림체" style:font-size-asian="8.0pt"/>
    </style:style>
    <style:style style:family="table-cell" style:name="T1.R5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86" style:parent-style-name="0">
      <style:paragraph-properties fo:line-height="100%" fo:text-align="center" style:snap-to-layout-grid="false"/>
    </style:style>
    <style:style style:family="table-cell" style:name="T1.R5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87" style:parent-style-name="0">
      <style:paragraph-properties fo:text-align="left" style:snap-to-layout-grid="false"/>
    </style:style>
    <style:style style:family="text" style:name="T166">
      <style:text-properties fo:font-size="8.0pt" style:font-name="굴림체" style:font-name-asian="굴림체" style:font-size-asian="8.0pt"/>
    </style:style>
    <style:style style:family="table-cell" style:name="T1.R5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5">
      <style:table-row-properties style:min-row-height="0.600cm"/>
    </style:style>
    <style:style style:family="paragraph" style:name="P88" style:parent-style-name="0">
      <style:paragraph-properties fo:text-align="center" style:snap-to-layout-grid="false"/>
    </style:style>
    <style:style style:family="text" style:name="T167">
      <style:text-properties fo:font-size="8.0pt" fo:font-weight="bold" style:font-name="바탕" style:font-name-asian="굴림체" style:font-size-asian="8.0pt" style:font-weight-asian="bold"/>
    </style:style>
    <style:style style:family="table-cell" style:name="T1.R6_C0">
      <style:table-cell-properties fo:border-bottom="0.06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89" style:parent-style-name="0">
      <style:paragraph-properties fo:text-align="center" style:snap-to-layout-grid="false"/>
    </style:style>
    <style:style style:family="text" style:name="T168">
      <style:text-properties fo:font-size="8.0pt" style:font-name="굴림체" style:font-name-asian="굴림체" style:font-size-asian="8.0pt"/>
    </style:style>
    <style:style style:family="table-cell" style:name="T1.R6_C1">
      <style:table-cell-properties fo:border-bottom="0.06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paragraph" style:name="P90" style:parent-style-name="0">
      <style:paragraph-properties fo:text-align="left" style:snap-to-layout-grid="false"/>
    </style:style>
    <style:style style:family="text" style:name="T169">
      <style:text-properties fo:font-size="8.0pt" style:font-name="굴림체" style:font-name-asian="굴림체" style:font-size-asian="8.0pt"/>
    </style:style>
    <style:style style:family="table-cell" style:name="T1.R6_C2">
      <style:table-cell-properties fo:border-bottom="0.060cm solid #000000" fo:border-left="0.03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91" style:parent-style-name="0">
      <style:paragraph-properties fo:text-align="center" style:snap-to-layout-grid="false"/>
    </style:style>
    <style:style style:family="text" style:name="T170">
      <style:text-properties fo:font-size="8.0pt" style:font-name="굴림체" style:font-name-asian="굴림체" style:font-size-asian="8.0pt"/>
    </style:style>
    <style:style style:family="table-cell" style:name="T1.R6_C3">
      <style:table-cell-properties fo:border-bottom="0.06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92" style:parent-style-name="0">
      <style:paragraph-properties fo:line-height="100%" fo:text-align="center" style:snap-to-layout-grid="false"/>
    </style:style>
    <style:style style:family="table-cell" style:name="T1.R6_C4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93" style:parent-style-name="0">
      <style:paragraph-properties fo:text-align="center" style:snap-to-layout-grid="false"/>
    </style:style>
    <style:style style:family="text" style:name="T171">
      <style:text-properties fo:font-size="8.0pt" style:font-name="굴림체" style:font-name-asian="굴림체" style:font-size-asian="8.0pt"/>
    </style:style>
    <style:style style:family="table-cell" style:name="T1.R6_C5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94" style:parent-style-name="0">
      <style:paragraph-properties fo:line-height="100%" fo:text-align="center" style:snap-to-layout-grid="false"/>
    </style:style>
    <style:style style:family="table-cell" style:name="T1.R6_C6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95" style:parent-style-name="0">
      <style:paragraph-properties fo:text-align="center" style:snap-to-layout-grid="false"/>
    </style:style>
    <style:style style:family="text" style:name="T172">
      <style:text-properties fo:font-size="8.0pt" style:font-name="굴림체" style:font-name-asian="굴림체" style:font-size-asian="8.0pt"/>
    </style:style>
    <style:style style:family="table-cell" style:name="T1.R6_C7">
      <style:table-cell-properties fo:background-color="#ffff99" fo:border-bottom="0.06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96" style:parent-style-name="0">
      <style:paragraph-properties fo:line-height="100%" fo:text-align="center" style:snap-to-layout-grid="false"/>
    </style:style>
    <style:style style:family="table-cell" style:name="T1.R6_C8">
      <style:table-cell-properties fo:background-color="#ffff99"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97" style:parent-style-name="0">
      <style:paragraph-properties fo:text-align="center" style:snap-to-layout-grid="false"/>
    </style:style>
    <style:style style:family="text" style:name="T173">
      <style:text-properties fo:font-size="8.0pt" style:font-name="굴림체" style:font-name-asian="굴림체" style:font-size-asian="8.0pt"/>
    </style:style>
    <style:style style:family="table-cell" style:name="T1.R6_C9">
      <style:table-cell-properties fo:border-bottom="0.06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98" style:parent-style-name="0">
      <style:paragraph-properties fo:line-height="100%" fo:text-align="center" style:snap-to-layout-grid="false"/>
    </style:style>
    <style:style style:family="text" style:name="T174">
      <style:text-properties fo:font-size="8.0pt" fo:font-weight="bold" fo:letter-spacing="-1.4pt" style:font-name="바탕" style:font-name-asian="굴림체" style:font-size-asian="8.0pt" style:font-weight-asian="bold"/>
    </style:style>
    <style:style style:family="table-cell" style:name="T1.R6_C10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99" style:parent-style-name="0">
      <style:paragraph-properties fo:text-align="center" style:snap-to-layout-grid="false"/>
    </style:style>
    <style:style style:family="text" style:name="T175">
      <style:text-properties fo:font-size="8.0pt" style:font-name="굴림체" style:font-name-asian="굴림체" style:font-size-asian="8.0pt"/>
    </style:style>
    <style:style style:family="table-cell" style:name="T1.R6_C11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100" style:parent-style-name="0">
      <style:paragraph-properties fo:line-height="100%" fo:text-align="center" style:snap-to-layout-grid="false"/>
    </style:style>
    <style:style style:family="table-cell" style:name="T1.R6_C12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101" style:parent-style-name="0">
      <style:paragraph-properties fo:text-align="left" style:snap-to-layout-grid="false"/>
    </style:style>
    <style:style style:family="text" style:name="T176">
      <style:text-properties fo:font-size="8.0pt" style:font-name="굴림체" style:font-name-asian="굴림체" style:font-size-asian="8.0pt"/>
    </style:style>
    <style:style style:family="table-cell" style:name="T1.R6_C13">
      <style:table-cell-properties fo:border-bottom="0.06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6">
      <style:table-row-properties style:min-row-height="0.664cm"/>
    </style:style>
    <style:style style:family="paragraph" style:name="P102" style:parent-style-name="0">
      <style:paragraph-properties fo:text-align="center" style:snap-to-layout-grid="false"/>
    </style:style>
    <style:style style:family="text" style:name="T177">
      <style:text-properties fo:font-size="8.0pt" fo:font-weight="bold" style:font-name="바탕" style:font-name-asian="굴림체" style:font-size-asian="8.0pt" style:font-weight-asian="bold"/>
    </style:style>
    <style:style style:family="table-cell" style:name="T1.R7_C0">
      <style:table-cell-properties fo:border-bottom="none" fo:border-left="0.060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103" style:parent-style-name="0">
      <style:paragraph-properties fo:text-align="center" style:snap-to-layout-grid="false"/>
    </style:style>
    <style:style style:family="text" style:name="T178">
      <style:text-properties fo:font-size="8.0pt" style:font-name="굴림체" style:font-name-asian="굴림체" style:font-size-asian="8.0pt"/>
    </style:style>
    <style:style style:family="table-cell" style:name="T1.R7_C1">
      <style:table-cell-properties fo:border-bottom="0.020cm solid #000000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104" style:parent-style-name="0">
      <style:paragraph-properties fo:text-align="left" style:snap-to-layout-grid="false"/>
    </style:style>
    <style:style style:family="text" style:name="T179">
      <style:text-properties fo:font-size="8.0pt" style:font-name="굴림체" style:font-name-asian="굴림체" style:font-size-asian="8.0pt"/>
    </style:style>
    <style:style style:family="table-cell" style:name="T1.R7_C2">
      <style:table-cell-properties fo:border-bottom="0.050cm solid #000000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105" style:parent-style-name="0">
      <style:paragraph-properties fo:text-align="center" style:snap-to-layout-grid="false"/>
    </style:style>
    <style:style style:family="text" style:name="T180">
      <style:text-properties fo:font-size="8.0pt" style:font-name="굴림체" style:font-name-asian="굴림체" style:font-size-asian="8.0pt"/>
    </style:style>
    <style:style style:family="table-cell" style:name="T1.R7_C3">
      <style:table-cell-properties fo:border-bottom="0.020cm solid #000000" fo:border-left="0.060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106" style:parent-style-name="0">
      <style:paragraph-properties fo:line-height="100%" fo:text-align="center" style:snap-to-layout-grid="false"/>
    </style:style>
    <style:style style:family="table-cell" style:name="T1.R7_C4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107" style:parent-style-name="0">
      <style:paragraph-properties fo:text-align="center" style:snap-to-layout-grid="false"/>
    </style:style>
    <style:style style:family="text" style:name="T181">
      <style:text-properties fo:font-size="8.0pt" style:font-name="굴림체" style:font-name-asian="굴림체" style:font-size-asian="8.0pt"/>
    </style:style>
    <style:style style:family="table-cell" style:name="T1.R7_C5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108" style:parent-style-name="0">
      <style:paragraph-properties fo:line-height="100%" fo:text-align="center" style:snap-to-layout-grid="false"/>
    </style:style>
    <style:style style:family="table-cell" style:name="T1.R7_C6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109" style:parent-style-name="0">
      <style:paragraph-properties fo:text-align="center" style:snap-to-layout-grid="false"/>
    </style:style>
    <style:style style:family="text" style:name="T182">
      <style:text-properties fo:font-size="8.0pt" style:font-name="굴림체" style:font-name-asian="굴림체" style:font-size-asian="8.0pt"/>
    </style:style>
    <style:style style:family="table-cell" style:name="T1.R7_C7">
      <style:table-cell-properties fo:background-color="#ffff99" fo:border-bottom="0.020cm solid #000000" fo:border-left="0.020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110" style:parent-style-name="0">
      <style:paragraph-properties fo:line-height="100%" fo:text-align="center" style:snap-to-layout-grid="false"/>
    </style:style>
    <style:style style:family="table-cell" style:name="T1.R7_C8">
      <style:table-cell-properties fo:background-color="#ffff99"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111" style:parent-style-name="0">
      <style:paragraph-properties fo:text-align="center" style:snap-to-layout-grid="false"/>
    </style:style>
    <style:style style:family="text" style:name="T183">
      <style:text-properties fo:font-size="8.0pt" style:font-name="굴림체" style:font-name-asian="굴림체" style:font-size-asian="8.0pt"/>
    </style:style>
    <style:style style:family="table-cell" style:name="T1.R7_C9">
      <style:table-cell-properties fo:border-bottom="0.020cm solid #000000" fo:border-left="0.009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112" style:parent-style-name="0">
      <style:paragraph-properties fo:line-height="100%" fo:text-align="center" style:snap-to-layout-grid="false"/>
    </style:style>
    <style:style style:family="text" style:name="T184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7_C10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113" style:parent-style-name="0">
      <style:paragraph-properties fo:text-align="center" style:snap-to-layout-grid="false"/>
    </style:style>
    <style:style style:family="text" style:name="T185">
      <style:text-properties fo:font-size="8.0pt" style:font-name="굴림체" style:font-name-asian="굴림체" style:font-size-asian="8.0pt"/>
    </style:style>
    <style:style style:family="table-cell" style:name="T1.R7_C11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114" style:parent-style-name="0">
      <style:paragraph-properties fo:line-height="100%" fo:text-align="center" style:snap-to-layout-grid="false"/>
    </style:style>
    <style:style style:family="table-cell" style:name="T1.R7_C12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115" style:parent-style-name="0">
      <style:paragraph-properties fo:text-align="left" style:snap-to-layout-grid="false"/>
    </style:style>
    <style:style style:family="text" style:name="T186">
      <style:text-properties fo:font-size="8.0pt" style:font-name="굴림체" style:font-name-asian="굴림체" style:font-size-asian="8.0pt"/>
    </style:style>
    <style:style style:family="table-cell" style:name="T1.R7_C13">
      <style:table-cell-properties fo:border-bottom="0.020cm solid #000000" fo:border-left="none" fo:border-right="0.060cm solid #000000" fo:border-top="0.060cm solid #000000" fo:padding-bottom="0.000cm" fo:padding-left="0.000cm" fo:padding-right="0.000cm" fo:padding-top="0.000cm" style:vertical-align="middle"/>
    </style:style>
    <style:style style:family="table-row" style:name="T1.R7">
      <style:table-row-properties style:min-row-height="0.600cm"/>
    </style:style>
    <style:style style:family="paragraph" style:name="P116" style:parent-style-name="0">
      <style:paragraph-properties fo:text-align="center" style:snap-to-layout-grid="false"/>
    </style:style>
    <style:style style:family="text" style:name="T187">
      <style:text-properties fo:font-size="8.0pt" fo:font-weight="bold" style:font-name="바탕" style:font-name-asian="굴림체" style:font-size-asian="8.0pt" style:font-weight-asian="bold"/>
    </style:style>
    <style:style style:family="table-cell" style:name="T1.R8_C0">
      <style:table-cell-properties fo:border-bottom="none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117" style:parent-style-name="0">
      <style:paragraph-properties fo:text-align="center" style:snap-to-layout-grid="false"/>
    </style:style>
    <style:style style:family="text" style:name="T188">
      <style:text-properties fo:font-size="8.0pt" style:font-name="굴림체" style:font-name-asian="굴림체" style:font-size-asian="8.0pt"/>
    </style:style>
    <style:style style:family="table-cell" style:name="T1.R8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118" style:parent-style-name="0">
      <style:paragraph-properties fo:text-align="left" style:snap-to-layout-grid="false"/>
    </style:style>
    <style:style style:family="text" style:name="T189">
      <style:text-properties fo:font-size="8.0pt" style:font-name="굴림체" style:font-name-asian="굴림체" style:font-size-asian="8.0pt"/>
    </style:style>
    <style:style style:family="table-cell" style:name="T1.R8_C2">
      <style:table-cell-properties fo:border-bottom="0.020cm solid #000000" fo:border-left="0.030cm solid #000000" fo:border-right="0.060cm solid #000000" fo:border-top="0.050cm solid #000000" fo:padding-bottom="0.000cm" fo:padding-left="0.000cm" fo:padding-right="0.000cm" fo:padding-top="0.000cm" style:vertical-align="middle"/>
    </style:style>
    <style:style style:family="paragraph" style:name="P119" style:parent-style-name="0">
      <style:paragraph-properties fo:text-align="center" style:snap-to-layout-grid="false"/>
    </style:style>
    <style:style style:family="text" style:name="T190">
      <style:text-properties fo:font-size="8.0pt" style:font-name="굴림체" style:font-name-asian="굴림체" style:font-size-asian="8.0pt"/>
    </style:style>
    <style:style style:family="table-cell" style:name="T1.R8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120" style:parent-style-name="0">
      <style:paragraph-properties fo:line-height="100%" fo:text-align="center" style:snap-to-layout-grid="false"/>
    </style:style>
    <style:style style:family="table-cell" style:name="T1.R8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121" style:parent-style-name="0">
      <style:paragraph-properties fo:text-align="center" style:snap-to-layout-grid="false"/>
    </style:style>
    <style:style style:family="text" style:name="T191">
      <style:text-properties fo:font-size="8.0pt" style:font-name="굴림체" style:font-name-asian="굴림체" style:font-size-asian="8.0pt"/>
    </style:style>
    <style:style style:family="table-cell" style:name="T1.R8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122" style:parent-style-name="0">
      <style:paragraph-properties fo:line-height="100%" fo:text-align="center" style:snap-to-layout-grid="false"/>
    </style:style>
    <style:style style:family="table-cell" style:name="T1.R8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123" style:parent-style-name="0">
      <style:paragraph-properties fo:text-align="center" style:snap-to-layout-grid="false"/>
    </style:style>
    <style:style style:family="text" style:name="T192">
      <style:text-properties fo:font-size="8.0pt" style:font-name="굴림체" style:font-name-asian="굴림체" style:font-size-asian="8.0pt"/>
    </style:style>
    <style:style style:family="table-cell" style:name="T1.R8_C7">
      <style:table-cell-properties fo:background-color="#ffff99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124" style:parent-style-name="0">
      <style:paragraph-properties fo:line-height="100%" fo:text-align="center" style:snap-to-layout-grid="false"/>
    </style:style>
    <style:style style:family="text" style:name="T193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194">
      <style:text-properties fo:font-size="8.0pt" style:font-name="굴림체" style:font-name-asian="굴림체" style:font-size-asian="8.0pt"/>
    </style:style>
    <style:style style:family="paragraph" style:name="P125" style:parent-style-name="0">
      <style:paragraph-properties fo:line-height="100%" fo:text-align="center" style:snap-to-layout-grid="false"/>
    </style:style>
    <style:style style:family="text" style:name="T195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196">
      <style:text-properties fo:font-size="8.0pt" style:font-name="굴림체" style:font-name-asian="굴림체" style:font-size-asian="8.0pt"/>
    </style:style>
    <style:style style:family="table-cell" style:name="T1.R8_C8">
      <style:table-cell-properties fo:background-color="#ffff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126" style:parent-style-name="0">
      <style:paragraph-properties fo:text-align="center" style:snap-to-layout-grid="false"/>
    </style:style>
    <style:style style:family="text" style:name="T197">
      <style:text-properties fo:font-size="8.0pt" style:font-name="굴림체" style:font-name-asian="굴림체" style:font-size-asian="8.0pt"/>
    </style:style>
    <style:style style:family="table-cell" style:name="T1.R8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127" style:parent-style-name="0">
      <style:paragraph-properties fo:line-height="100%" fo:text-align="center" style:snap-to-layout-grid="false"/>
    </style:style>
    <style:style style:family="text" style:name="T198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199">
      <style:text-properties fo:font-size="8.0pt" style:font-name="굴림체" style:font-name-asian="굴림체" style:font-size-asian="8.0pt"/>
    </style:style>
    <style:style style:family="paragraph" style:name="P128" style:parent-style-name="0">
      <style:paragraph-properties fo:line-height="100%" fo:text-align="center" style:snap-to-layout-grid="false"/>
    </style:style>
    <style:style style:family="text" style:name="T200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201">
      <style:text-properties fo:font-size="8.0pt" style:font-name="굴림체" style:font-name-asian="굴림체" style:font-size-asian="8.0pt"/>
    </style:style>
    <style:style style:family="paragraph" style:name="P129" style:parent-style-name="0">
      <style:paragraph-properties fo:line-height="100%" fo:text-align="center" style:snap-to-layout-grid="false"/>
    </style:style>
    <style:style style:family="text" style:name="T202">
      <style:text-properties fo:font-size="8.0pt" fo:font-weight="bold" fo:letter-spacing="-2.2pt" style:font-name="바탕" style:font-name-asian="굴림체" style:font-size-asian="8.0pt" style:font-weight-asian="bold"/>
    </style:style>
    <style:style style:family="text" style:name="T203">
      <style:text-properties fo:font-size="8.0pt" style:font-name="굴림체" style:font-name-asian="굴림체" style:font-size-asian="8.0pt"/>
    </style:style>
    <style:style style:family="table-cell" style:name="T1.R8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130" style:parent-style-name="0">
      <style:paragraph-properties fo:text-align="center" style:snap-to-layout-grid="false"/>
    </style:style>
    <style:style style:family="text" style:name="T204">
      <style:text-properties fo:font-size="8.0pt" style:font-name="굴림체" style:font-name-asian="굴림체" style:font-size-asian="8.0pt"/>
    </style:style>
    <style:style style:family="table-cell" style:name="T1.R8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131" style:parent-style-name="0">
      <style:paragraph-properties fo:line-height="100%" fo:text-align="center" style:snap-to-layout-grid="false"/>
    </style:style>
    <style:style style:family="text" style:name="T205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206">
      <style:text-properties fo:font-size="8.0pt" style:font-name="굴림체" style:font-name-asian="굴림체" style:font-size-asian="8.0pt"/>
    </style:style>
    <style:style style:family="paragraph" style:name="P132" style:parent-style-name="0">
      <style:paragraph-properties fo:line-height="100%" fo:text-align="center" style:snap-to-layout-grid="false"/>
    </style:style>
    <style:style style:family="text" style:name="T207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208">
      <style:text-properties fo:font-size="8.0pt" style:font-name="굴림체" style:font-name-asian="굴림체" style:font-size-asian="8.0pt"/>
    </style:style>
    <style:style style:family="table-cell" style:name="T1.R8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133" style:parent-style-name="0">
      <style:paragraph-properties fo:text-align="left" style:snap-to-layout-grid="false"/>
    </style:style>
    <style:style style:family="text" style:name="T209">
      <style:text-properties fo:font-size="8.0pt" style:font-name="굴림체" style:font-name-asian="굴림체" style:font-size-asian="8.0pt"/>
    </style:style>
    <style:style style:family="table-cell" style:name="T1.R8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8">
      <style:table-row-properties style:min-row-height="0.946cm"/>
    </style:style>
    <style:style style:family="paragraph" style:name="P134" style:parent-style-name="0">
      <style:paragraph-properties fo:text-align="center" style:snap-to-layout-grid="false"/>
    </style:style>
    <style:style style:family="text" style:name="T210">
      <style:text-properties fo:font-size="8.0pt" fo:font-weight="bold" style:font-name="굴림체" style:font-name-asian="굴림체" style:font-size-asian="8.0pt" style:font-weight-asian="bold"/>
    </style:style>
    <style:style style:family="table-cell" style:name="T1.R9_C0">
      <style:table-cell-properties fo:border-bottom="none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135" style:parent-style-name="0">
      <style:paragraph-properties fo:text-align="center" style:snap-to-layout-grid="false"/>
    </style:style>
    <style:style style:family="text" style:name="T211">
      <style:text-properties fo:font-size="8.0pt" style:font-name="굴림체" style:font-name-asian="굴림체" style:font-size-asian="8.0pt"/>
    </style:style>
    <style:style style:family="table-cell" style:name="T1.R9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136" style:parent-style-name="0">
      <style:paragraph-properties fo:text-align="left" style:snap-to-layout-grid="false"/>
    </style:style>
    <style:style style:family="text" style:name="T212">
      <style:text-properties fo:font-size="8.0pt" style:font-name="굴림체" style:font-name-asian="굴림체" style:font-size-asian="8.0pt"/>
    </style:style>
    <style:style style:family="table-cell" style:name="T1.R9_C2">
      <style:table-cell-properties fo:border-bottom="0.020cm solid #000000" fo:border-left="0.03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137" style:parent-style-name="0">
      <style:paragraph-properties fo:text-align="center" style:snap-to-layout-grid="false"/>
    </style:style>
    <style:style style:family="text" style:name="T213">
      <style:text-properties fo:font-size="8.0pt" style:font-name="굴림체" style:font-name-asian="굴림체" style:font-size-asian="8.0pt"/>
    </style:style>
    <style:style style:family="table-cell" style:name="T1.R9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138" style:parent-style-name="0">
      <style:paragraph-properties fo:line-height="100%" fo:text-align="center" style:snap-to-layout-grid="false"/>
    </style:style>
    <style:style style:family="table-cell" style:name="T1.R9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139" style:parent-style-name="0">
      <style:paragraph-properties fo:text-align="center" style:snap-to-layout-grid="false"/>
    </style:style>
    <style:style style:family="text" style:name="T214">
      <style:text-properties fo:font-size="8.0pt" style:font-name="굴림체" style:font-name-asian="굴림체" style:font-size-asian="8.0pt"/>
    </style:style>
    <style:style style:family="table-cell" style:name="T1.R9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140" style:parent-style-name="0">
      <style:paragraph-properties fo:line-height="100%" fo:text-align="center" style:snap-to-layout-grid="false"/>
    </style:style>
    <style:style style:family="text" style:name="T215">
      <style:text-properties fo:font-size="8.0pt" fo:font-weight="bold" fo:letter-spacing="-0.6pt" style:font-name="바탕" style:font-name-asian="굴림체" style:font-size-asian="8.0pt" style:font-weight-asian="bold"/>
    </style:style>
    <style:style style:family="text" style:name="T216">
      <style:text-properties fo:font-size="8.0pt" style:font-name="굴림체" style:font-name-asian="굴림체" style:font-size-asian="8.0pt"/>
    </style:style>
    <style:style style:family="table-cell" style:name="T1.R9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141" style:parent-style-name="0">
      <style:paragraph-properties fo:text-align="center" style:snap-to-layout-grid="false"/>
    </style:style>
    <style:style style:family="text" style:name="T217">
      <style:text-properties fo:font-size="8.0pt" style:font-name="굴림체" style:font-name-asian="굴림체" style:font-size-asian="8.0pt"/>
    </style:style>
    <style:style style:family="table-cell" style:name="T1.R9_C7">
      <style:table-cell-properties fo:background-color="#ff9999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142" style:parent-style-name="0">
      <style:paragraph-properties fo:line-height="100%" fo:text-align="center" style:snap-to-layout-grid="false"/>
    </style:style>
    <style:style style:family="text" style:name="T218">
      <style:text-properties fo:font-size="8.0pt" fo:font-weight="bold" fo:letter-spacing="-1.4pt" style:font-name="바탕" style:font-name-asian="굴림체" style:font-size-asian="8.0pt" style:font-weight-asian="bold"/>
    </style:style>
    <style:style style:family="paragraph" style:name="P143" style:parent-style-name="0">
      <style:paragraph-properties fo:line-height="100%" fo:text-align="center" style:snap-to-layout-grid="false"/>
    </style:style>
    <style:style style:family="text" style:name="T219">
      <style:text-properties fo:font-size="8.0pt" fo:font-weight="bold" fo:letter-spacing="-1.4pt" style:font-name="바탕" style:font-name-asian="굴림체" style:font-size-asian="8.0pt" style:font-weight-asian="bold"/>
    </style:style>
    <style:style style:family="text" style:name="T220">
      <style:text-properties fo:font-size="8.0pt" style:font-name="굴림체" style:font-name-asian="굴림체" style:font-size-asian="8.0pt"/>
    </style:style>
    <style:style style:family="table-cell" style:name="T1.R9_C8">
      <style:table-cell-properties fo:background-color="#ff99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144" style:parent-style-name="0">
      <style:paragraph-properties fo:text-align="center" style:snap-to-layout-grid="false"/>
    </style:style>
    <style:style style:family="text" style:name="T221">
      <style:text-properties fo:font-size="8.0pt" style:font-name="굴림체" style:font-name-asian="굴림체" style:font-size-asian="8.0pt"/>
    </style:style>
    <style:style style:family="table-cell" style:name="T1.R9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145" style:parent-style-name="0">
      <style:paragraph-properties fo:line-height="100%" fo:text-align="center" style:snap-to-layout-grid="false"/>
    </style:style>
    <style:style style:family="paragraph" style:name="P146" style:parent-style-name="0">
      <style:paragraph-properties fo:line-height="100%" fo:text-align="center" style:snap-to-layout-grid="false"/>
    </style:style>
    <style:style style:family="text" style:name="T222">
      <style:text-properties fo:font-size="8.0pt" fo:font-weight="bold" fo:letter-spacing="-1.4pt" style:font-name="바탕" style:font-name-asian="굴림체" style:font-size-asian="8.0pt" style:font-weight-asian="bold"/>
    </style:style>
    <style:style style:family="text" style:name="T223">
      <style:text-properties fo:font-size="8.0pt" style:font-name="굴림체" style:font-name-asian="굴림체" style:font-size-asian="8.0pt"/>
    </style:style>
    <style:style style:family="table-cell" style:name="T1.R9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147" style:parent-style-name="0">
      <style:paragraph-properties fo:text-align="center" style:snap-to-layout-grid="false"/>
    </style:style>
    <style:style style:family="text" style:name="T224">
      <style:text-properties fo:font-size="8.0pt" style:font-name="굴림체" style:font-name-asian="굴림체" style:font-size-asian="8.0pt"/>
    </style:style>
    <style:style style:family="table-cell" style:name="T1.R9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148" style:parent-style-name="0">
      <style:paragraph-properties fo:line-height="100%" fo:text-align="center" style:snap-to-layout-grid="false"/>
    </style:style>
    <style:style style:family="text" style:name="T225">
      <style:text-properties fo:font-size="8.0pt" fo:font-weight="bold" fo:letter-spacing="-1.4pt" style:font-name="바탕" style:font-name-asian="굴림체" style:font-size-asian="8.0pt" style:font-weight-asian="bold"/>
    </style:style>
    <style:style style:family="text" style:name="T226">
      <style:text-properties fo:font-size="8.0pt" style:font-name="굴림체" style:font-name-asian="굴림체" style:font-size-asian="8.0pt"/>
    </style:style>
    <style:style style:family="table-cell" style:name="T1.R9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149" style:parent-style-name="0">
      <style:paragraph-properties fo:text-align="left" style:snap-to-layout-grid="false"/>
    </style:style>
    <style:style style:family="text" style:name="T227">
      <style:text-properties fo:font-size="8.0pt" style:font-name="굴림체" style:font-name-asian="굴림체" style:font-size-asian="8.0pt"/>
    </style:style>
    <style:style style:family="table-cell" style:name="T1.R9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9">
      <style:table-row-properties style:min-row-height="0.664cm"/>
    </style:style>
    <style:style style:family="paragraph" style:name="P150" style:parent-style-name="0">
      <style:paragraph-properties fo:text-align="center" style:snap-to-layout-grid="false"/>
    </style:style>
    <style:style style:family="text" style:name="T228">
      <style:text-properties fo:font-size="8.0pt" fo:font-weight="bold" style:font-name="바탕" style:font-name-asian="굴림체" style:font-size-asian="8.0pt" style:font-weight-asian="bold"/>
    </style:style>
    <style:style style:family="table-cell" style:name="T1.R10_C0">
      <style:table-cell-properties fo:border-bottom="none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151" style:parent-style-name="0">
      <style:paragraph-properties fo:text-align="center" style:snap-to-layout-grid="false"/>
    </style:style>
    <style:style style:family="text" style:name="T229">
      <style:text-properties fo:font-size="8.0pt" style:font-name="굴림체" style:font-name-asian="굴림체" style:font-size-asian="8.0pt"/>
    </style:style>
    <style:style style:family="table-cell" style:name="T1.R10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152" style:parent-style-name="0">
      <style:paragraph-properties fo:text-align="left" style:snap-to-layout-grid="false"/>
    </style:style>
    <style:style style:family="text" style:name="T230">
      <style:text-properties fo:font-size="8.0pt" style:font-name="굴림체" style:font-name-asian="굴림체" style:font-size-asian="8.0pt"/>
    </style:style>
    <style:style style:family="table-cell" style:name="T1.R10_C2">
      <style:table-cell-properties fo:border-bottom="0.020cm solid #000000" fo:border-left="0.03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153" style:parent-style-name="0">
      <style:paragraph-properties fo:text-align="center" style:snap-to-layout-grid="false"/>
    </style:style>
    <style:style style:family="text" style:name="T231">
      <style:text-properties fo:font-size="8.0pt" style:font-name="굴림체" style:font-name-asian="굴림체" style:font-size-asian="8.0pt"/>
    </style:style>
    <style:style style:family="table-cell" style:name="T1.R10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154" style:parent-style-name="0">
      <style:paragraph-properties fo:line-height="100%" fo:text-align="center" style:snap-to-layout-grid="false"/>
    </style:style>
    <style:style style:family="table-cell" style:name="T1.R10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155" style:parent-style-name="0">
      <style:paragraph-properties fo:text-align="center" style:snap-to-layout-grid="false"/>
    </style:style>
    <style:style style:family="text" style:name="T232">
      <style:text-properties fo:font-size="8.0pt" style:font-name="굴림체" style:font-name-asian="굴림체" style:font-size-asian="8.0pt"/>
    </style:style>
    <style:style style:family="table-cell" style:name="T1.R10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156" style:parent-style-name="0">
      <style:paragraph-properties fo:line-height="100%" fo:text-align="center" style:snap-to-layout-grid="false"/>
    </style:style>
    <style:style style:family="table-cell" style:name="T1.R10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157" style:parent-style-name="0">
      <style:paragraph-properties fo:text-align="center" style:snap-to-layout-grid="false"/>
    </style:style>
    <style:style style:family="text" style:name="T233">
      <style:text-properties fo:font-size="8.0pt" style:font-name="굴림체" style:font-name-asian="굴림체" style:font-size-asian="8.0pt"/>
    </style:style>
    <style:style style:family="table-cell" style:name="T1.R10_C7">
      <style:table-cell-properties fo:background-color="#ff9999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158" style:parent-style-name="0">
      <style:paragraph-properties fo:line-height="100%" fo:text-align="center" style:snap-to-layout-grid="false"/>
    </style:style>
    <style:style style:family="text" style:name="T234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0_C8">
      <style:table-cell-properties fo:background-color="#ff99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159" style:parent-style-name="0">
      <style:paragraph-properties fo:text-align="center" style:snap-to-layout-grid="false"/>
    </style:style>
    <style:style style:family="text" style:name="T235">
      <style:text-properties fo:font-size="8.0pt" style:font-name="굴림체" style:font-name-asian="굴림체" style:font-size-asian="8.0pt"/>
    </style:style>
    <style:style style:family="table-cell" style:name="T1.R10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160" style:parent-style-name="0">
      <style:paragraph-properties fo:line-height="100%" fo:text-align="center" style:snap-to-layout-grid="false"/>
    </style:style>
    <style:style style:family="text" style:name="T236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237">
      <style:text-properties fo:font-size="8.0pt" style:font-name="굴림체" style:font-name-asian="굴림체" style:font-size-asian="8.0pt"/>
    </style:style>
    <style:style style:family="text" style:name="T238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239">
      <style:text-properties fo:font-size="8.0pt" style:font-name="굴림체" style:font-name-asian="굴림체" style:font-size-asian="8.0pt"/>
    </style:style>
    <style:style style:family="text" style:name="T240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0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161" style:parent-style-name="0">
      <style:paragraph-properties fo:text-align="center" style:snap-to-layout-grid="false"/>
    </style:style>
    <style:style style:family="text" style:name="T241">
      <style:text-properties fo:font-size="8.0pt" style:font-name="굴림체" style:font-name-asian="굴림체" style:font-size-asian="8.0pt"/>
    </style:style>
    <style:style style:family="table-cell" style:name="T1.R10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162" style:parent-style-name="0">
      <style:paragraph-properties fo:line-height="100%" fo:text-align="center" style:snap-to-layout-grid="false"/>
    </style:style>
    <style:style style:family="text" style:name="T242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0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163" style:parent-style-name="0">
      <style:paragraph-properties fo:text-align="left" style:snap-to-layout-grid="false"/>
    </style:style>
    <style:style style:family="text" style:name="T243">
      <style:text-properties fo:font-size="8.0pt" style:font-name="굴림체" style:font-name-asian="굴림체" style:font-size-asian="8.0pt"/>
    </style:style>
    <style:style style:family="table-cell" style:name="T1.R10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10">
      <style:table-row-properties style:min-row-height="0.946cm"/>
    </style:style>
    <style:style style:family="paragraph" style:name="P164" style:parent-style-name="0">
      <style:paragraph-properties fo:text-align="center" style:snap-to-layout-grid="false"/>
    </style:style>
    <style:style style:family="text" style:name="T244">
      <style:text-properties fo:font-size="8.0pt" fo:font-weight="bold" style:font-name="바탕" style:font-name-asian="굴림체" style:font-size-asian="8.0pt" style:font-weight-asian="bold"/>
    </style:style>
    <style:style style:family="table-cell" style:name="T1.R11_C0">
      <style:table-cell-properties fo:border-bottom="0.06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165" style:parent-style-name="0">
      <style:paragraph-properties fo:text-align="center" style:snap-to-layout-grid="false"/>
    </style:style>
    <style:style style:family="text" style:name="T245">
      <style:text-properties fo:font-size="8.0pt" style:font-name="굴림체" style:font-name-asian="굴림체" style:font-size-asian="8.0pt"/>
    </style:style>
    <style:style style:family="table-cell" style:name="T1.R11_C1">
      <style:table-cell-properties fo:border-bottom="0.06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166" style:parent-style-name="0">
      <style:paragraph-properties fo:text-align="left" style:snap-to-layout-grid="false"/>
    </style:style>
    <style:style style:family="text" style:name="T246">
      <style:text-properties fo:font-size="8.0pt" style:font-name="굴림체" style:font-name-asian="굴림체" style:font-size-asian="8.0pt"/>
    </style:style>
    <style:style style:family="table-cell" style:name="T1.R11_C2">
      <style:table-cell-properties fo:border-bottom="0.060cm solid #000000" fo:border-left="0.03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167" style:parent-style-name="0">
      <style:paragraph-properties fo:text-align="center" style:snap-to-layout-grid="false"/>
    </style:style>
    <style:style style:family="text" style:name="T247">
      <style:text-properties fo:font-size="8.0pt" style:font-name="굴림체" style:font-name-asian="굴림체" style:font-size-asian="8.0pt"/>
    </style:style>
    <style:style style:family="table-cell" style:name="T1.R11_C3">
      <style:table-cell-properties fo:border-bottom="0.06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168" style:parent-style-name="0">
      <style:paragraph-properties fo:line-height="100%" fo:text-align="center" style:snap-to-layout-grid="false"/>
    </style:style>
    <style:style style:family="table-cell" style:name="T1.R11_C4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169" style:parent-style-name="0">
      <style:paragraph-properties fo:text-align="center" style:snap-to-layout-grid="false"/>
    </style:style>
    <style:style style:family="text" style:name="T248">
      <style:text-properties fo:font-size="8.0pt" style:font-name="굴림체" style:font-name-asian="굴림체" style:font-size-asian="8.0pt"/>
    </style:style>
    <style:style style:family="text" style:name="T249">
      <style:text-properties fo:font-size="8.0pt" style:font-name="바탕" style:font-name-asian="굴림체" style:font-size-asian="8.0pt"/>
    </style:style>
    <style:style style:family="table-cell" style:name="T1.R11_C5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170" style:parent-style-name="0">
      <style:paragraph-properties fo:line-height="100%" fo:text-align="center" style:snap-to-layout-grid="false"/>
    </style:style>
    <style:style style:family="text" style:name="T250">
      <style:text-properties fo:font-size="8.0pt" style:font-name="굴림체" style:font-name-asian="굴림체" style:font-size-asian="8.0pt"/>
    </style:style>
    <style:style style:family="text" style:name="T251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1_C6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171" style:parent-style-name="0">
      <style:paragraph-properties fo:text-align="center" style:snap-to-layout-grid="false"/>
    </style:style>
    <style:style style:family="text" style:name="T252">
      <style:text-properties fo:font-size="8.0pt" style:font-name="굴림체" style:font-name-asian="굴림체" style:font-size-asian="8.0pt"/>
    </style:style>
    <style:style style:family="text" style:name="T253">
      <style:text-properties fo:font-size="8.0pt" style:font-name="바탕" style:font-name-asian="굴림체" style:font-size-asian="8.0pt"/>
    </style:style>
    <style:style style:family="table-cell" style:name="T1.R11_C7">
      <style:table-cell-properties fo:background-color="#ff9999" fo:border-bottom="0.06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172" style:parent-style-name="0">
      <style:paragraph-properties fo:line-height="100%" fo:text-align="center" style:snap-to-layout-grid="false"/>
    </style:style>
    <style:style style:family="text" style:name="T254">
      <style:text-properties fo:font-size="8.0pt" style:font-name="굴림체" style:font-name-asian="굴림체" style:font-size-asian="8.0pt"/>
    </style:style>
    <style:style style:family="text" style:name="T255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1_C8">
      <style:table-cell-properties fo:background-color="#ff9999"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173" style:parent-style-name="0">
      <style:paragraph-properties fo:text-align="center" style:snap-to-layout-grid="false"/>
    </style:style>
    <style:style style:family="text" style:name="T256">
      <style:text-properties fo:font-size="8.0pt" style:font-name="바탕" style:font-name-asian="굴림체" style:font-size-asian="8.0pt"/>
    </style:style>
    <style:style style:family="table-cell" style:name="T1.R11_C9">
      <style:table-cell-properties fo:border-bottom="0.06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174" style:parent-style-name="0">
      <style:paragraph-properties fo:line-height="100%" fo:text-align="center" style:snap-to-layout-grid="false"/>
    </style:style>
    <style:style style:family="table-cell" style:name="T1.R11_C10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175" style:parent-style-name="0">
      <style:paragraph-properties fo:text-align="center" style:snap-to-layout-grid="false"/>
    </style:style>
    <style:style style:family="text" style:name="T257">
      <style:text-properties fo:font-size="8.0pt" style:font-name="바탕" style:font-name-asian="굴림체" style:font-size-asian="8.0pt"/>
    </style:style>
    <style:style style:family="table-cell" style:name="T1.R11_C11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176" style:parent-style-name="0">
      <style:paragraph-properties fo:line-height="100%" fo:text-align="center" style:snap-to-layout-grid="false"/>
    </style:style>
    <style:style style:family="table-cell" style:name="T1.R11_C12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177" style:parent-style-name="0">
      <style:paragraph-properties fo:text-align="left" style:snap-to-layout-grid="false"/>
    </style:style>
    <style:style style:family="text" style:name="T258">
      <style:text-properties fo:font-size="8.0pt" style:font-name="바탕" style:font-name-asian="굴림체" style:font-size-asian="8.0pt"/>
    </style:style>
    <style:style style:family="table-cell" style:name="T1.R11_C13">
      <style:table-cell-properties fo:border-bottom="0.06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11">
      <style:table-row-properties style:min-row-height="0.600cm"/>
    </style:style>
    <style:style style:family="paragraph" style:name="P178" style:parent-style-name="0">
      <style:paragraph-properties fo:text-align="center" style:snap-to-layout-grid="false"/>
    </style:style>
    <style:style style:family="text" style:name="T259">
      <style:text-properties fo:font-size="8.0pt" fo:font-weight="bold" style:font-name="바탕" style:font-name-asian="굴림체" style:font-size-asian="8.0pt" style:font-weight-asian="bold"/>
    </style:style>
    <style:style style:family="table-cell" style:name="T1.R12_C0">
      <style:table-cell-properties fo:border-bottom="none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179" style:parent-style-name="0">
      <style:paragraph-properties fo:text-align="center" style:snap-to-layout-grid="false"/>
    </style:style>
    <style:style style:family="text" style:name="T260">
      <style:text-properties fo:font-size="8.0pt" style:font-name="굴림체" style:font-name-asian="굴림체" style:font-size-asian="8.0pt"/>
    </style:style>
    <style:style style:family="table-cell" style:name="T1.R12_C1">
      <style:table-cell-properties fo:border-bottom="0.020cm solid #000000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180" style:parent-style-name="0">
      <style:paragraph-properties fo:text-align="left" style:snap-to-layout-grid="false"/>
    </style:style>
    <style:style style:family="table-cell" style:name="T1.R12_C2">
      <style:table-cell-properties fo:border-bottom="0.020cm solid #000000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181" style:parent-style-name="0">
      <style:paragraph-properties fo:text-align="center" style:snap-to-layout-grid="false"/>
    </style:style>
    <style:style style:family="text" style:name="T261">
      <style:text-properties fo:font-size="8.0pt" style:font-name="바탕" style:font-name-asian="굴림체" style:font-size-asian="8.0pt"/>
    </style:style>
    <style:style style:family="table-cell" style:name="T1.R12_C3">
      <style:table-cell-properties fo:border-bottom="0.020cm solid #000000" fo:border-left="0.060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182" style:parent-style-name="0">
      <style:paragraph-properties fo:line-height="100%" fo:text-align="center" style:snap-to-layout-grid="false"/>
    </style:style>
    <style:style style:family="table-cell" style:name="T1.R12_C4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183" style:parent-style-name="0">
      <style:paragraph-properties fo:text-align="center" style:snap-to-layout-grid="false"/>
    </style:style>
    <style:style style:family="text" style:name="T262">
      <style:text-properties fo:font-size="8.0pt" style:font-name="바탕" style:font-name-asian="굴림체" style:font-size-asian="8.0pt"/>
    </style:style>
    <style:style style:family="table-cell" style:name="T1.R12_C5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184" style:parent-style-name="0">
      <style:paragraph-properties fo:line-height="100%" fo:text-align="center" style:snap-to-layout-grid="false"/>
    </style:style>
    <style:style style:family="table-cell" style:name="T1.R12_C6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185" style:parent-style-name="0">
      <style:paragraph-properties fo:text-align="center" style:snap-to-layout-grid="false"/>
    </style:style>
    <style:style style:family="table-cell" style:name="T1.R12_C7">
      <style:table-cell-properties fo:border-bottom="0.020cm solid #000000" fo:border-left="0.020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186" style:parent-style-name="0">
      <style:paragraph-properties fo:line-height="100%" fo:text-align="center" style:snap-to-layout-grid="false"/>
    </style:style>
    <style:style style:family="table-cell" style:name="T1.R12_C8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187" style:parent-style-name="0">
      <style:paragraph-properties fo:text-align="center" style:snap-to-layout-grid="false"/>
    </style:style>
    <style:style style:family="text" style:name="T263">
      <style:text-properties fo:font-size="8.0pt" style:font-name="굴림체" style:font-name-asian="굴림체" style:font-size-asian="8.0pt"/>
    </style:style>
    <style:style style:family="table-cell" style:name="T1.R12_C9">
      <style:table-cell-properties fo:border-bottom="0.020cm solid #000000" fo:border-left="0.009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188" style:parent-style-name="0">
      <style:paragraph-properties fo:line-height="100%" fo:text-align="center" style:snap-to-layout-grid="false"/>
    </style:style>
    <style:style style:family="text" style:name="T264">
      <style:text-properties fo:font-size="8.0pt" style:font-name="굴림체" style:font-name-asian="굴림체" style:font-size-asian="8.0pt"/>
    </style:style>
    <style:style style:family="text" style:name="T265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2_C10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189" style:parent-style-name="0">
      <style:paragraph-properties fo:text-align="center" style:snap-to-layout-grid="false"/>
    </style:style>
    <style:style style:family="text" style:name="T266">
      <style:text-properties fo:font-size="8.0pt" style:font-name="굴림체" style:font-name-asian="굴림체" style:font-size-asian="8.0pt"/>
    </style:style>
    <style:style style:family="table-cell" style:name="T1.R12_C11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190" style:parent-style-name="0">
      <style:paragraph-properties fo:line-height="100%" fo:text-align="center" style:snap-to-layout-grid="false"/>
    </style:style>
    <style:style style:family="text" style:name="T267">
      <style:text-properties fo:font-size="8.0pt" style:font-name="굴림체" style:font-name-asian="굴림체" style:font-size-asian="8.0pt"/>
    </style:style>
    <style:style style:family="text" style:name="T268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2_C12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191" style:parent-style-name="0">
      <style:paragraph-properties fo:text-align="left" style:snap-to-layout-grid="false"/>
    </style:style>
    <style:style style:family="text" style:name="T269">
      <style:text-properties fo:font-size="8.0pt" style:font-name="굴림체" style:font-name-asian="굴림체" style:font-size-asian="8.0pt"/>
    </style:style>
    <style:style style:family="table-cell" style:name="T1.R12_C13">
      <style:table-cell-properties fo:border-bottom="0.020cm solid #000000" fo:border-left="none" fo:border-right="0.060cm solid #000000" fo:border-top="0.060cm solid #000000" fo:padding-bottom="0.000cm" fo:padding-left="0.000cm" fo:padding-right="0.000cm" fo:padding-top="0.000cm" style:vertical-align="middle"/>
    </style:style>
    <style:style style:family="table-row" style:name="T1.R12">
      <style:table-row-properties style:min-row-height="0.600cm"/>
    </style:style>
    <style:style style:family="paragraph" style:name="P192" style:parent-style-name="0">
      <style:paragraph-properties fo:text-align="center" style:snap-to-layout-grid="false"/>
    </style:style>
    <style:style style:family="table-cell" style:name="T1.R13_C0">
      <style:table-cell-properties fo:border-bottom="none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193" style:parent-style-name="0">
      <style:paragraph-properties fo:text-align="center" style:snap-to-layout-grid="false"/>
    </style:style>
    <style:style style:family="text" style:name="T270">
      <style:text-properties fo:font-size="8.0pt" style:font-name="굴림체" style:font-name-asian="굴림체" style:font-size-asian="8.0pt"/>
    </style:style>
    <style:style style:family="table-cell" style:name="T1.R13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194" style:parent-style-name="0">
      <style:paragraph-properties fo:text-align="left" style:snap-to-layout-grid="false"/>
    </style:style>
    <style:style style:family="text" style:name="T271">
      <style:text-properties fo:font-size="8.0pt" style:font-name="굴림체" style:font-name-asian="굴림체" style:font-size-asian="8.0pt"/>
    </style:style>
    <style:style style:family="table-cell" style:name="T1.R13_C2">
      <style:table-cell-properties fo:border-bottom="0.020cm solid #000000" fo:border-left="0.030cm solid #000000" fo:border-right="0.060cm solid #000000" fo:border-top="0.020cm solid #000000" fo:padding-bottom="0.000cm" fo:padding-left="0.000cm" fo:padding-right="0.000cm" fo:padding-top="0.000cm" style:vertical-align="middle"/>
    </style:style>
    <style:style style:family="paragraph" style:name="P195" style:parent-style-name="0">
      <style:paragraph-properties fo:text-align="center" style:snap-to-layout-grid="false"/>
    </style:style>
    <style:style style:family="text" style:name="T272">
      <style:text-properties fo:font-size="8.0pt" style:font-name="굴림체" style:font-name-asian="굴림체" style:font-size-asian="8.0pt"/>
    </style:style>
    <style:style style:family="table-cell" style:name="T1.R13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196" style:parent-style-name="0">
      <style:paragraph-properties fo:line-height="100%" fo:text-align="center" style:snap-to-layout-grid="false"/>
    </style:style>
    <style:style style:family="text" style:name="T273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3_C4">
      <style:table-cell-properties fo:border-bottom="0.020cm solid #000000" fo:border-left="none" fo:border-right="0.009cm solid #000000" fo:border-top="none" fo:padding-bottom="0.000cm" fo:padding-left="0.000cm" fo:padding-right="0.000cm" fo:padding-top="0.000cm" style:vertical-align="middle"/>
    </style:style>
    <style:style style:family="paragraph" style:name="P197" style:parent-style-name="0">
      <style:paragraph-properties fo:text-align="center" style:snap-to-layout-grid="false"/>
    </style:style>
    <style:style style:family="text" style:name="T274">
      <style:text-properties fo:font-size="8.0pt" style:font-name="굴림체" style:font-name-asian="굴림체" style:font-size-asian="8.0pt"/>
    </style:style>
    <style:style style:family="table-cell" style:name="T1.R13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198" style:parent-style-name="0">
      <style:paragraph-properties fo:line-height="100%" fo:text-align="center" style:snap-to-layout-grid="false"/>
    </style:style>
    <style:style style:family="text" style:name="T275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3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199" style:parent-style-name="0">
      <style:paragraph-properties fo:text-align="center" style:snap-to-layout-grid="false"/>
    </style:style>
    <style:style style:family="text" style:name="T276">
      <style:text-properties fo:font-size="8.0pt" style:font-name="굴림체" style:font-name-asian="굴림체" style:font-size-asian="8.0pt"/>
    </style:style>
    <style:style style:family="table-cell" style:name="T1.R13_C7">
      <style:table-cell-properties fo:background-color="#ffff99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200" style:parent-style-name="0">
      <style:paragraph-properties fo:line-height="100%" fo:text-align="center" style:snap-to-layout-grid="false"/>
    </style:style>
    <style:style style:family="text" style:name="T277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278">
      <style:text-properties fo:font-size="8.0pt" style:font-name="굴림체" style:font-name-asian="굴림체" style:font-size-asian="8.0pt"/>
    </style:style>
    <style:style style:family="text" style:name="T279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280">
      <style:text-properties fo:font-size="8.0pt" style:font-name="굴림체" style:font-name-asian="굴림체" style:font-size-asian="8.0pt"/>
    </style:style>
    <style:style style:family="table-cell" style:name="T1.R13_C8">
      <style:table-cell-properties fo:background-color="#ffff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201" style:parent-style-name="0">
      <style:paragraph-properties fo:text-align="center" style:snap-to-layout-grid="false"/>
    </style:style>
    <style:style style:family="text" style:name="T281">
      <style:text-properties fo:font-size="8.0pt" style:font-name="굴림체" style:font-name-asian="굴림체" style:font-size-asian="8.0pt"/>
    </style:style>
    <style:style style:family="table-cell" style:name="T1.R13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202" style:parent-style-name="0">
      <style:paragraph-properties fo:line-height="100%" fo:text-align="center" style:snap-to-layout-grid="false"/>
    </style:style>
    <style:style style:family="text" style:name="T282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283">
      <style:text-properties fo:font-size="8.0pt" style:font-name="굴림체" style:font-name-asian="굴림체" style:font-size-asian="8.0pt"/>
    </style:style>
    <style:style style:family="table-cell" style:name="T1.R13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203" style:parent-style-name="0">
      <style:paragraph-properties fo:text-align="center" style:snap-to-layout-grid="false"/>
    </style:style>
    <style:style style:family="text" style:name="T284">
      <style:text-properties fo:font-size="8.0pt" style:font-name="굴림체" style:font-name-asian="굴림체" style:font-size-asian="8.0pt"/>
    </style:style>
    <style:style style:family="table-cell" style:name="T1.R13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204" style:parent-style-name="0">
      <style:paragraph-properties fo:line-height="100%" fo:text-align="center" style:snap-to-layout-grid="false"/>
    </style:style>
    <style:style style:family="text" style:name="T285">
      <style:text-properties fo:font-size="8.0pt" fo:font-weight="bold" fo:letter-spacing="-0.7pt" style:font-name="바탕" style:font-name-asian="굴림체" style:font-size-asian="8.0pt" style:font-weight-asian="bold"/>
    </style:style>
    <style:style style:family="text" style:name="T286">
      <style:text-properties fo:font-size="8.0pt" style:font-name="굴림체" style:font-name-asian="굴림체" style:font-size-asian="8.0pt"/>
    </style:style>
    <style:style style:family="paragraph" style:name="P205" style:parent-style-name="0">
      <style:paragraph-properties fo:line-height="100%" fo:text-align="center" style:snap-to-layout-grid="false"/>
    </style:style>
    <style:style style:family="text" style:name="T287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288">
      <style:text-properties fo:font-size="8.0pt" style:font-name="굴림체" style:font-name-asian="굴림체" style:font-size-asian="8.0pt"/>
    </style:style>
    <style:style style:family="table-cell" style:name="T1.R13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206" style:parent-style-name="0">
      <style:paragraph-properties fo:text-align="left" style:snap-to-layout-grid="false"/>
    </style:style>
    <style:style style:family="text" style:name="T289">
      <style:text-properties fo:font-size="8.0pt" style:font-name="굴림체" style:font-name-asian="굴림체" style:font-size-asian="8.0pt"/>
    </style:style>
    <style:style style:family="table-cell" style:name="T1.R13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13">
      <style:table-row-properties style:min-row-height="0.664cm"/>
    </style:style>
    <style:style style:family="paragraph" style:name="P207" style:parent-style-name="0">
      <style:paragraph-properties fo:text-align="center" style:snap-to-layout-grid="false"/>
    </style:style>
    <style:style style:family="text" style:name="T290">
      <style:text-properties fo:font-size="8.0pt" fo:font-weight="bold" style:font-name="굴림체" style:font-name-asian="굴림체" style:font-size-asian="8.0pt" style:font-weight-asian="bold"/>
    </style:style>
    <style:style style:family="text" style:name="T291">
      <style:text-properties fo:font-size="8.0pt" fo:font-weight="bold" style:font-name="바탕" style:font-name-asian="굴림체" style:font-size-asian="8.0pt" style:font-weight-asian="bold"/>
    </style:style>
    <style:style style:family="table-cell" style:name="T1.R14_C0">
      <style:table-cell-properties fo:border-bottom="none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208" style:parent-style-name="0">
      <style:paragraph-properties fo:text-align="center" style:snap-to-layout-grid="false"/>
    </style:style>
    <style:style style:family="text" style:name="T292">
      <style:text-properties fo:font-size="8.0pt" style:font-name="굴림체" style:font-name-asian="굴림체" style:font-size-asian="8.0pt"/>
    </style:style>
    <style:style style:family="table-cell" style:name="T1.R14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209" style:parent-style-name="0">
      <style:paragraph-properties fo:text-align="left" style:snap-to-layout-grid="false"/>
    </style:style>
    <style:style style:family="text" style:name="T293">
      <style:text-properties fo:font-size="8.0pt" style:font-name="굴림체" style:font-name-asian="굴림체" style:font-size-asian="8.0pt"/>
    </style:style>
    <style:style style:family="table-cell" style:name="T1.R14_C2">
      <style:table-cell-properties fo:border-bottom="0.020cm solid #000000" fo:border-left="0.03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210" style:parent-style-name="0">
      <style:paragraph-properties fo:text-align="center" style:snap-to-layout-grid="false"/>
    </style:style>
    <style:style style:family="text" style:name="T294">
      <style:text-properties fo:font-size="8.0pt" style:font-name="굴림체" style:font-name-asian="굴림체" style:font-size-asian="8.0pt"/>
    </style:style>
    <style:style style:family="table-cell" style:name="T1.R14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211" style:parent-style-name="0">
      <style:paragraph-properties fo:line-height="100%" fo:text-align="center" style:snap-to-layout-grid="false"/>
    </style:style>
    <style:style style:family="text" style:name="T295">
      <style:text-properties fo:font-size="8.0pt" fo:font-weight="bold" fo:letter-spacing="-0.6pt" style:font-name="바탕" style:font-name-asian="굴림체" style:font-size-asian="8.0pt" style:font-weight-asian="bold"/>
    </style:style>
    <style:style style:family="text" style:name="T296">
      <style:text-properties fo:font-size="8.0pt" style:font-name="굴림체" style:font-name-asian="굴림체" style:font-size-asian="8.0pt"/>
    </style:style>
    <style:style style:family="table-cell" style:name="T1.R14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212" style:parent-style-name="0">
      <style:paragraph-properties fo:text-align="center" style:snap-to-layout-grid="false"/>
    </style:style>
    <style:style style:family="text" style:name="T297">
      <style:text-properties fo:font-size="8.0pt" style:font-name="굴림체" style:font-name-asian="굴림체" style:font-size-asian="8.0pt"/>
    </style:style>
    <style:style style:family="table-cell" style:name="T1.R14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213" style:parent-style-name="0">
      <style:paragraph-properties fo:line-height="100%" fo:text-align="center" style:snap-to-layout-grid="false"/>
    </style:style>
    <style:style style:family="table-cell" style:name="T1.R14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214" style:parent-style-name="0">
      <style:paragraph-properties fo:text-align="center" style:snap-to-layout-grid="false"/>
    </style:style>
    <style:style style:family="text" style:name="T298">
      <style:text-properties fo:font-size="8.0pt" style:font-name="굴림체" style:font-name-asian="굴림체" style:font-size-asian="8.0pt"/>
    </style:style>
    <style:style style:family="table-cell" style:name="T1.R14_C7">
      <style:table-cell-properties fo:background-color="#ffff99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215" style:parent-style-name="0">
      <style:paragraph-properties fo:line-height="100%" fo:text-align="center" style:snap-to-layout-grid="false"/>
    </style:style>
    <style:style style:family="text" style:name="T299">
      <style:text-properties fo:font-size="8.0pt" fo:font-weight="bold" fo:letter-spacing="-1.1pt" style:font-name="바탕" style:font-name-asian="굴림체" style:font-size-asian="8.0pt" style:font-weight-asian="bold"/>
    </style:style>
    <style:style style:family="text" style:name="T300">
      <style:text-properties fo:font-size="8.0pt" style:font-name="굴림체" style:font-name-asian="굴림체" style:font-size-asian="8.0pt"/>
    </style:style>
    <style:style style:family="text" style:name="T301">
      <style:text-properties fo:font-size="8.0pt" fo:font-weight="bold" fo:letter-spacing="-1.1pt" style:font-name="바탕" style:font-name-asian="굴림체" style:font-size-asian="8.0pt" style:font-weight-asian="bold"/>
    </style:style>
    <style:style style:family="text" style:name="T302">
      <style:text-properties fo:font-size="8.0pt" style:font-name="굴림체" style:font-name-asian="굴림체" style:font-size-asian="8.0pt"/>
    </style:style>
    <style:style style:family="table-cell" style:name="T1.R14_C8">
      <style:table-cell-properties fo:background-color="#ffff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216" style:parent-style-name="0">
      <style:paragraph-properties fo:text-align="center" style:snap-to-layout-grid="false"/>
    </style:style>
    <style:style style:family="text" style:name="T303">
      <style:text-properties fo:font-size="8.0pt" style:font-name="굴림체" style:font-name-asian="굴림체" style:font-size-asian="8.0pt"/>
    </style:style>
    <style:style style:family="table-cell" style:name="T1.R14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217" style:parent-style-name="0">
      <style:paragraph-properties fo:line-height="100%" fo:text-align="center" style:snap-to-layout-grid="false"/>
    </style:style>
    <style:style style:family="text" style:name="T304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4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218" style:parent-style-name="0">
      <style:paragraph-properties fo:text-align="center" style:snap-to-layout-grid="false"/>
    </style:style>
    <style:style style:family="text" style:name="T305">
      <style:text-properties fo:font-size="8.0pt" style:font-name="굴림체" style:font-name-asian="굴림체" style:font-size-asian="8.0pt"/>
    </style:style>
    <style:style style:family="table-cell" style:name="T1.R14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219" style:parent-style-name="0">
      <style:paragraph-properties fo:line-height="100%" fo:text-align="center" style:snap-to-layout-grid="false"/>
    </style:style>
    <style:style style:family="table-cell" style:name="T1.R14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220" style:parent-style-name="0">
      <style:paragraph-properties fo:text-align="left" style:snap-to-layout-grid="false"/>
    </style:style>
    <style:style style:family="text" style:name="T306">
      <style:text-properties fo:font-size="8.0pt" style:font-name="굴림체" style:font-name-asian="굴림체" style:font-size-asian="8.0pt"/>
    </style:style>
    <style:style style:family="table-cell" style:name="T1.R14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14">
      <style:table-row-properties style:min-row-height="0.600cm"/>
    </style:style>
    <style:style style:family="paragraph" style:name="P221" style:parent-style-name="0">
      <style:paragraph-properties fo:text-align="center" style:snap-to-layout-grid="false"/>
    </style:style>
    <style:style style:family="text" style:name="T307">
      <style:text-properties fo:font-size="8.0pt" fo:font-weight="bold" style:font-name="바탕" style:font-name-asian="굴림체" style:font-size-asian="8.0pt" style:font-weight-asian="bold"/>
    </style:style>
    <style:style style:family="table-cell" style:name="T1.R15_C0">
      <style:table-cell-properties fo:border-bottom="none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222" style:parent-style-name="0">
      <style:paragraph-properties fo:text-align="center" style:snap-to-layout-grid="false"/>
    </style:style>
    <style:style style:family="text" style:name="T308">
      <style:text-properties fo:font-size="8.0pt" style:font-name="굴림체" style:font-name-asian="굴림체" style:font-size-asian="8.0pt"/>
    </style:style>
    <style:style style:family="table-cell" style:name="T1.R15_C1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223" style:parent-style-name="0">
      <style:paragraph-properties fo:text-align="left" style:snap-to-layout-grid="false"/>
    </style:style>
    <style:style style:family="text" style:name="T309">
      <style:text-properties fo:font-size="8.0pt" style:font-name="굴림체" style:font-name-asian="굴림체" style:font-size-asian="8.0pt"/>
    </style:style>
    <style:style style:family="table-cell" style:name="T1.R15_C2">
      <style:table-cell-properties fo:border-bottom="0.020cm solid #000000" fo:border-left="0.03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224" style:parent-style-name="0">
      <style:paragraph-properties fo:text-align="center" style:snap-to-layout-grid="false"/>
    </style:style>
    <style:style style:family="text" style:name="T310">
      <style:text-properties fo:font-size="8.0pt" style:font-name="굴림체" style:font-name-asian="굴림체" style:font-size-asian="8.0pt"/>
    </style:style>
    <style:style style:family="table-cell" style:name="T1.R15_C3">
      <style:table-cell-properties fo:border-bottom="none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225" style:parent-style-name="0">
      <style:paragraph-properties fo:line-height="100%" fo:text-align="center" style:snap-to-layout-grid="false"/>
    </style:style>
    <style:style style:family="text" style:name="T311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5_C4">
      <style:table-cell-properties fo:border-bottom="none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226" style:parent-style-name="0">
      <style:paragraph-properties fo:text-align="center" style:snap-to-layout-grid="false"/>
    </style:style>
    <style:style style:family="text" style:name="T312">
      <style:text-properties fo:font-size="8.0pt" style:font-name="굴림체" style:font-name-asian="굴림체" style:font-size-asian="8.0pt"/>
    </style:style>
    <style:style style:family="table-cell" style:name="T1.R15_C5">
      <style:table-cell-properties fo:border-bottom="none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227" style:parent-style-name="0">
      <style:paragraph-properties fo:line-height="100%" fo:text-align="center" style:snap-to-layout-grid="false"/>
    </style:style>
    <style:style style:family="text" style:name="T313">
      <style:text-properties fo:font-size="8.0pt" fo:font-weight="bold" fo:letter-spacing="-0.6pt" style:font-name="바탕" style:font-name-asian="굴림체" style:font-size-asian="8.0pt" style:font-weight-asian="bold"/>
    </style:style>
    <style:style style:family="table-cell" style:name="T1.R15_C6">
      <style:table-cell-properties fo:border-bottom="none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228" style:parent-style-name="0">
      <style:paragraph-properties fo:text-align="center" style:snap-to-layout-grid="false"/>
    </style:style>
    <style:style style:family="text" style:name="T314">
      <style:text-properties fo:font-size="8.0pt" style:font-name="굴림체" style:font-name-asian="굴림체" style:font-size-asian="8.0pt"/>
    </style:style>
    <style:style style:family="table-cell" style:name="T1.R15_C7">
      <style:table-cell-properties fo:border-bottom="none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229" style:parent-style-name="0">
      <style:paragraph-properties fo:line-height="100%" fo:text-align="center" style:snap-to-layout-grid="false"/>
    </style:style>
    <style:style style:family="text" style:name="T315">
      <style:text-properties fo:font-size="8.0pt" fo:font-weight="bold" fo:letter-spacing="-0.6pt" style:font-name="바탕" style:font-name-asian="굴림체" style:font-size-asian="8.0pt" style:font-weight-asian="bold"/>
    </style:style>
    <style:style style:family="text" style:name="T316">
      <style:text-properties fo:font-size="8.0pt" style:font-name="굴림체" style:font-name-asian="굴림체" style:font-size-asian="8.0pt"/>
    </style:style>
    <style:style style:family="paragraph" style:name="P230" style:parent-style-name="0">
      <style:paragraph-properties fo:line-height="100%" fo:text-align="center" style:snap-to-layout-grid="false"/>
    </style:style>
    <style:style style:family="text" style:name="T317">
      <style:text-properties fo:font-size="8.0pt" fo:font-weight="bold" fo:letter-spacing="-0.2pt" style:font-name="바탕" style:font-name-asian="굴림체" style:font-size-asian="8.0pt" style:font-weight-asian="bold"/>
    </style:style>
    <style:style style:family="paragraph" style:name="P231" style:parent-style-name="0">
      <style:paragraph-properties fo:line-height="100%" fo:text-align="center" style:snap-to-layout-grid="false"/>
    </style:style>
    <style:style style:family="text" style:name="T318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5_C8">
      <style:table-cell-properties fo:border-bottom="none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232" style:parent-style-name="0">
      <style:paragraph-properties fo:text-align="center" style:snap-to-layout-grid="false"/>
    </style:style>
    <style:style style:family="text" style:name="T319">
      <style:text-properties fo:font-size="8.0pt" style:font-name="굴림체" style:font-name-asian="굴림체" style:font-size-asian="8.0pt"/>
    </style:style>
    <style:style style:family="table-cell" style:name="T1.R15_C9">
      <style:table-cell-properties fo:border-bottom="none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233" style:parent-style-name="0">
      <style:paragraph-properties fo:line-height="100%" fo:text-align="center" style:snap-to-layout-grid="false"/>
    </style:style>
    <style:style style:family="text" style:name="T320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321">
      <style:text-properties fo:font-size="8.0pt" style:font-name="굴림체" style:font-name-asian="굴림체" style:font-size-asian="8.0pt"/>
    </style:style>
    <style:style style:family="paragraph" style:name="P234" style:parent-style-name="0">
      <style:paragraph-properties fo:line-height="100%" fo:text-align="center" style:snap-to-layout-grid="false"/>
    </style:style>
    <style:style style:family="text" style:name="T322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5_C10">
      <style:table-cell-properties fo:border-bottom="none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235" style:parent-style-name="0">
      <style:paragraph-properties fo:text-align="center" style:snap-to-layout-grid="false"/>
    </style:style>
    <style:style style:family="text" style:name="T323">
      <style:text-properties fo:font-size="8.0pt" style:font-name="굴림체" style:font-name-asian="굴림체" style:font-size-asian="8.0pt"/>
    </style:style>
    <style:style style:family="table-cell" style:name="T1.R15_C11">
      <style:table-cell-properties fo:border-bottom="none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236" style:parent-style-name="0">
      <style:paragraph-properties fo:line-height="100%" fo:text-align="center" style:snap-to-layout-grid="false"/>
    </style:style>
    <style:style style:family="text" style:name="T324">
      <style:text-properties fo:font-size="8.0pt" fo:font-weight="bold" fo:letter-spacing="-0.5pt" style:font-name="바탕" style:font-name-asian="굴림체" style:font-size-asian="8.0pt" style:font-weight-asian="bold"/>
    </style:style>
    <style:style style:family="paragraph" style:name="P237" style:parent-style-name="0">
      <style:paragraph-properties fo:line-height="100%" fo:text-align="center" style:snap-to-layout-grid="false"/>
    </style:style>
    <style:style style:family="text" style:name="T325">
      <style:text-properties fo:font-size="8.0pt" style:font-name="굴림체" style:font-name-asian="굴림체" style:font-size-asian="8.0pt"/>
    </style:style>
    <style:style style:family="text" style:name="T326">
      <style:text-properties fo:font-size="8.0pt" fo:font-weight="bold" fo:letter-spacing="-0.5pt" style:font-name="바탕" style:font-name-asian="굴림체" style:font-size-asian="8.0pt" style:font-weight-asian="bold"/>
    </style:style>
    <style:style style:family="paragraph" style:name="P238" style:parent-style-name="0">
      <style:paragraph-properties fo:line-height="100%" fo:text-align="center" style:snap-to-layout-grid="false"/>
    </style:style>
    <style:style style:family="text" style:name="T327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5_C12">
      <style:table-cell-properties fo:border-bottom="none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239" style:parent-style-name="0">
      <style:paragraph-properties fo:text-align="left" style:snap-to-layout-grid="false"/>
    </style:style>
    <style:style style:family="text" style:name="T328">
      <style:text-properties fo:font-size="8.0pt" style:font-name="굴림체" style:font-name-asian="굴림체" style:font-size-asian="8.0pt"/>
    </style:style>
    <style:style style:family="table-cell" style:name="T1.R15_C13">
      <style:table-cell-properties fo:border-bottom="none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15">
      <style:table-row-properties style:min-row-height="0.946cm"/>
    </style:style>
    <style:style style:family="paragraph" style:name="P240" style:parent-style-name="0">
      <style:paragraph-properties fo:text-align="center" style:snap-to-layout-grid="false"/>
    </style:style>
    <style:style style:family="text" style:name="T329">
      <style:text-properties fo:font-size="8.0pt" fo:font-weight="bold" style:font-name="바탕" style:font-name-asian="굴림체" style:font-size-asian="8.0pt" style:font-weight-asian="bold"/>
    </style:style>
    <style:style style:family="table-cell" style:name="T1.R16_C0">
      <style:table-cell-properties fo:border-bottom="0.06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241" style:parent-style-name="0">
      <style:paragraph-properties fo:text-align="center" style:snap-to-layout-grid="false"/>
    </style:style>
    <style:style style:family="text" style:name="T330">
      <style:text-properties fo:font-size="8.0pt" style:font-name="굴림체" style:font-name-asian="굴림체" style:font-size-asian="8.0pt"/>
    </style:style>
    <style:style style:family="table-cell" style:name="T1.R16_C1">
      <style:table-cell-properties fo:border-bottom="0.060cm solid #000000" fo:border-left="none" fo:border-right="0.060cm solid #000000" fo:border-top="0.020cm solid #000000" fo:padding-bottom="0.000cm" fo:padding-left="0.000cm" fo:padding-right="0.000cm" fo:padding-top="0.000cm" style:vertical-align="middle"/>
    </style:style>
    <style:style style:family="paragraph" style:name="P242" style:parent-style-name="0">
      <style:paragraph-properties fo:text-align="left" style:snap-to-layout-grid="false"/>
    </style:style>
    <style:style style:family="text" style:name="T331">
      <style:text-properties fo:font-size="8.0pt" style:font-name="굴림체" style:font-name-asian="굴림체" style:font-size-asian="8.0pt"/>
    </style:style>
    <style:style style:family="table-cell" style:name="T1.R16_C2">
      <style:table-cell-properties fo:border-bottom="none" fo:border-left="0.03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243" style:parent-style-name="0">
      <style:paragraph-properties fo:text-align="center" style:snap-to-layout-grid="false"/>
    </style:style>
    <style:style style:family="text" style:name="T332">
      <style:text-properties fo:font-size="8.0pt" style:font-name="굴림체" style:font-name-asian="굴림체" style:font-size-asian="8.0pt"/>
    </style:style>
    <style:style style:family="table-cell" style:name="T1.R16_C3">
      <style:table-cell-properties fo:border-bottom="0.060cm solid #000000" fo:border-left="0.060cm solid #000000" fo:border-right="none" fo:border-top="0.020cm solid #000000" fo:padding-bottom="0.000cm" fo:padding-left="0.000cm" fo:padding-right="0.000cm" fo:padding-top="0.000cm" style:vertical-align="middle"/>
    </style:style>
    <style:style style:family="paragraph" style:name="P244" style:parent-style-name="0">
      <style:paragraph-properties fo:line-height="100%" fo:text-align="center" style:snap-to-layout-grid="false"/>
    </style:style>
    <style:style style:family="table-cell" style:name="T1.R16_C4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245" style:parent-style-name="0">
      <style:paragraph-properties fo:text-align="center" style:snap-to-layout-grid="false"/>
    </style:style>
    <style:style style:family="text" style:name="T333">
      <style:text-properties fo:font-size="8.0pt" style:font-name="굴림체" style:font-name-asian="굴림체" style:font-size-asian="8.0pt"/>
    </style:style>
    <style:style style:family="table-cell" style:name="T1.R16_C5">
      <style:table-cell-properties fo:border-bottom="0.060cm solid #000000" fo:border-left="none" fo:border-right="none" fo:border-top="0.020cm solid #000000" fo:padding-bottom="0.000cm" fo:padding-left="0.000cm" fo:padding-right="0.000cm" fo:padding-top="0.000cm" style:vertical-align="middle"/>
    </style:style>
    <style:style style:family="paragraph" style:name="P246" style:parent-style-name="0">
      <style:paragraph-properties fo:line-height="100%" fo:text-align="center" style:snap-to-layout-grid="false"/>
    </style:style>
    <style:style style:family="table-cell" style:name="T1.R16_C6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247" style:parent-style-name="0">
      <style:paragraph-properties fo:text-align="center" style:snap-to-layout-grid="false"/>
    </style:style>
    <style:style style:family="text" style:name="T334">
      <style:text-properties fo:font-size="8.0pt" style:font-name="굴림체" style:font-name-asian="굴림체" style:font-size-asian="8.0pt"/>
    </style:style>
    <style:style style:family="table-cell" style:name="T1.R16_C7">
      <style:table-cell-properties fo:background-color="#ffff99" fo:border-bottom="0.06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248" style:parent-style-name="0">
      <style:paragraph-properties fo:line-height="100%" fo:text-align="center" style:snap-to-layout-grid="false"/>
    </style:style>
    <style:style style:family="table-cell" style:name="T1.R16_C8">
      <style:table-cell-properties fo:background-color="#ffff99" fo:border-bottom="0.060cm solid #000000" fo:border-left="none" fo:border-right="0.009cm solid #000000" fo:border-top="none" fo:padding-bottom="0.000cm" fo:padding-left="0.000cm" fo:padding-right="0.000cm" fo:padding-top="0.000cm" style:vertical-align="middle"/>
    </style:style>
    <style:style style:family="paragraph" style:name="P249" style:parent-style-name="0">
      <style:paragraph-properties fo:text-align="center" style:snap-to-layout-grid="false"/>
    </style:style>
    <style:style style:family="text" style:name="T335">
      <style:text-properties fo:font-size="8.0pt" style:font-name="굴림체" style:font-name-asian="굴림체" style:font-size-asian="8.0pt"/>
    </style:style>
    <style:style style:family="table-cell" style:name="T1.R16_C9">
      <style:table-cell-properties fo:border-bottom="0.060cm solid #000000" fo:border-left="0.009cm solid #000000" fo:border-right="none" fo:border-top="0.020cm solid #000000" fo:padding-bottom="0.000cm" fo:padding-left="0.000cm" fo:padding-right="0.000cm" fo:padding-top="0.000cm" style:vertical-align="middle"/>
    </style:style>
    <style:style style:family="paragraph" style:name="P250" style:parent-style-name="0">
      <style:paragraph-properties fo:line-height="100%" fo:text-align="center" style:snap-to-layout-grid="false"/>
    </style:style>
    <style:style style:family="text" style:name="T336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6_C10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251" style:parent-style-name="0">
      <style:paragraph-properties fo:text-align="center" style:snap-to-layout-grid="false"/>
    </style:style>
    <style:style style:family="text" style:name="T337">
      <style:text-properties fo:font-size="8.0pt" style:font-name="굴림체" style:font-name-asian="굴림체" style:font-size-asian="8.0pt"/>
    </style:style>
    <style:style style:family="table-cell" style:name="T1.R16_C11">
      <style:table-cell-properties fo:border-bottom="0.060cm solid #000000" fo:border-left="none" fo:border-right="none" fo:border-top="0.020cm solid #000000" fo:padding-bottom="0.000cm" fo:padding-left="0.000cm" fo:padding-right="0.000cm" fo:padding-top="0.000cm" style:vertical-align="middle"/>
    </style:style>
    <style:style style:family="paragraph" style:name="P252" style:parent-style-name="0">
      <style:paragraph-properties fo:line-height="100%" fo:text-align="center" style:snap-to-layout-grid="false"/>
    </style:style>
    <style:style style:family="table-cell" style:name="T1.R16_C12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253" style:parent-style-name="0">
      <style:paragraph-properties fo:text-align="left" style:snap-to-layout-grid="false"/>
    </style:style>
    <style:style style:family="text" style:name="T338">
      <style:text-properties fo:font-size="8.0pt" style:font-name="굴림체" style:font-name-asian="굴림체" style:font-size-asian="8.0pt"/>
    </style:style>
    <style:style style:family="table-cell" style:name="T1.R16_C13">
      <style:table-cell-properties fo:border-bottom="0.060cm solid #000000" fo:border-left="none" fo:border-right="0.060cm solid #000000" fo:border-top="0.020cm solid #000000" fo:padding-bottom="0.000cm" fo:padding-left="0.000cm" fo:padding-right="0.000cm" fo:padding-top="0.000cm" style:vertical-align="middle"/>
    </style:style>
    <style:style style:family="table-row" style:name="T1.R16">
      <style:table-row-properties style:min-row-height="0.600cm"/>
    </style:style>
    <style:style style:family="paragraph" style:name="P254" style:parent-style-name="0">
      <style:paragraph-properties fo:text-align="center" style:snap-to-layout-grid="false"/>
    </style:style>
    <style:style style:family="text" style:name="T339">
      <style:text-properties fo:font-size="8.0pt" fo:font-weight="bold" style:font-name="바탕" style:font-name-asian="굴림체" style:font-size-asian="8.0pt" style:font-weight-asian="bold"/>
    </style:style>
    <style:style style:family="table-cell" style:name="T1.R17_C0">
      <style:table-cell-properties fo:border-bottom="none" fo:border-left="0.060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255" style:parent-style-name="0">
      <style:paragraph-properties fo:text-align="center" style:snap-to-layout-grid="false"/>
    </style:style>
    <style:style style:family="text" style:name="T340">
      <style:text-properties fo:font-size="8.0pt" style:font-name="굴림체" style:font-name-asian="굴림체" style:font-size-asian="8.0pt"/>
    </style:style>
    <style:style style:family="table-cell" style:name="T1.R17_C1">
      <style:table-cell-properties fo:border-bottom="0.020cm solid #000000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256" style:parent-style-name="0">
      <style:paragraph-properties fo:text-align="left" style:snap-to-layout-grid="false"/>
    </style:style>
    <style:style style:family="text" style:name="T341">
      <style:text-properties fo:font-size="8.0pt" style:font-name="굴림체" style:font-name-asian="굴림체" style:font-size-asian="8.0pt"/>
    </style:style>
    <style:style style:family="table-cell" style:name="T1.R17_C2">
      <style:table-cell-properties fo:border-bottom="0.050cm solid #000000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257" style:parent-style-name="0">
      <style:paragraph-properties fo:text-align="center" style:snap-to-layout-grid="false"/>
    </style:style>
    <style:style style:family="text" style:name="T342">
      <style:text-properties fo:font-size="8.0pt" style:font-name="바탕" style:font-name-asian="굴림체" style:font-size-asian="8.0pt"/>
    </style:style>
    <style:style style:family="text" style:name="T343">
      <style:text-properties fo:font-size="8.0pt" style:font-name="굴림체" style:font-name-asian="굴림체" style:font-size-asian="8.0pt"/>
    </style:style>
    <style:style style:family="table-cell" style:name="T1.R17_C3">
      <style:table-cell-properties fo:border-bottom="0.020cm solid #000000" fo:border-left="0.060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258" style:parent-style-name="0">
      <style:paragraph-properties fo:line-height="100%" fo:text-align="center" style:snap-to-layout-grid="false"/>
    </style:style>
    <style:style style:family="table-cell" style:name="T1.R17_C4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259" style:parent-style-name="0">
      <style:paragraph-properties fo:text-align="center" style:snap-to-layout-grid="false"/>
    </style:style>
    <style:style style:family="text" style:name="T344">
      <style:text-properties fo:font-size="8.0pt" style:font-name="굴림체" style:font-name-asian="굴림체" style:font-size-asian="8.0pt"/>
    </style:style>
    <style:style style:family="table-cell" style:name="T1.R17_C5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260" style:parent-style-name="0">
      <style:paragraph-properties fo:line-height="100%" fo:text-align="center" style:snap-to-layout-grid="false"/>
    </style:style>
    <style:style style:family="table-cell" style:name="T1.R17_C6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261" style:parent-style-name="0">
      <style:paragraph-properties fo:text-align="center" style:snap-to-layout-grid="false"/>
    </style:style>
    <style:style style:family="text" style:name="T345">
      <style:text-properties fo:font-size="8.0pt" style:font-name="굴림체" style:font-name-asian="굴림체" style:font-size-asian="8.0pt"/>
    </style:style>
    <style:style style:family="table-cell" style:name="T1.R17_C7">
      <style:table-cell-properties fo:background-color="#ffff99" fo:border-bottom="0.020cm solid #000000" fo:border-left="0.020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262" style:parent-style-name="0">
      <style:paragraph-properties fo:line-height="100%" fo:text-align="center" style:snap-to-layout-grid="false"/>
    </style:style>
    <style:style style:family="text" style:name="T346">
      <style:text-properties fo:font-size="8.0pt" fo:font-weight="bold" fo:letter-spacing="-1.7pt" style:font-name="바탕" style:font-name-asian="굴림체" style:font-size-asian="8.0pt" style:font-weight-asian="bold"/>
    </style:style>
    <style:style style:family="paragraph" style:name="P263" style:parent-style-name="0">
      <style:paragraph-properties fo:line-height="100%" fo:text-align="center" style:snap-to-layout-grid="false"/>
    </style:style>
    <style:style style:family="text" style:name="T347">
      <style:text-properties fo:font-size="8.0pt" fo:font-weight="bold" fo:letter-spacing="-1.7pt" style:font-name="바탕" style:font-name-asian="굴림체" style:font-size-asian="8.0pt" style:font-weight-asian="bold"/>
    </style:style>
    <style:style style:family="table-cell" style:name="T1.R17_C8">
      <style:table-cell-properties fo:background-color="#ffff99"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264" style:parent-style-name="0">
      <style:paragraph-properties fo:text-align="center" style:snap-to-layout-grid="false"/>
    </style:style>
    <style:style style:family="text" style:name="T348">
      <style:text-properties fo:font-size="8.0pt" style:font-name="굴림체" style:font-name-asian="굴림체" style:font-size-asian="8.0pt"/>
    </style:style>
    <style:style style:family="table-cell" style:name="T1.R17_C9">
      <style:table-cell-properties fo:border-bottom="0.020cm solid #000000" fo:border-left="0.009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265" style:parent-style-name="0">
      <style:paragraph-properties fo:line-height="100%" fo:text-align="center" style:snap-to-layout-grid="false"/>
    </style:style>
    <style:style style:family="text" style:name="T349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7_C10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266" style:parent-style-name="0">
      <style:paragraph-properties fo:text-align="center" style:snap-to-layout-grid="false"/>
    </style:style>
    <style:style style:family="text" style:name="T350">
      <style:text-properties fo:font-size="8.0pt" style:font-name="굴림체" style:font-name-asian="굴림체" style:font-size-asian="8.0pt"/>
    </style:style>
    <style:style style:family="table-cell" style:name="T1.R17_C11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267" style:parent-style-name="0">
      <style:paragraph-properties fo:line-height="100%" fo:text-align="center" style:snap-to-layout-grid="false"/>
    </style:style>
    <style:style style:family="text" style:name="T351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7_C12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268" style:parent-style-name="0">
      <style:paragraph-properties fo:text-align="left" style:snap-to-layout-grid="false"/>
    </style:style>
    <style:style style:family="text" style:name="T352">
      <style:text-properties fo:font-size="8.0pt" style:font-name="굴림체" style:font-name-asian="굴림체" style:font-size-asian="8.0pt"/>
    </style:style>
    <style:style style:family="table-cell" style:name="T1.R17_C13">
      <style:table-cell-properties fo:border-bottom="0.020cm solid #000000" fo:border-left="none" fo:border-right="0.060cm solid #000000" fo:border-top="0.060cm solid #000000" fo:padding-bottom="0.000cm" fo:padding-left="0.000cm" fo:padding-right="0.000cm" fo:padding-top="0.000cm" style:vertical-align="middle"/>
    </style:style>
    <style:style style:family="table-row" style:name="T1.R17">
      <style:table-row-properties style:min-row-height="0.664cm"/>
    </style:style>
    <style:style style:family="paragraph" style:name="P269" style:parent-style-name="0">
      <style:paragraph-properties fo:text-align="center" style:snap-to-layout-grid="false"/>
    </style:style>
    <style:style style:family="text" style:name="T353">
      <style:text-properties fo:font-size="8.0pt" fo:font-weight="bold" style:font-name="굴림체" style:font-name-asian="굴림체" style:font-size-asian="8.0pt" style:font-weight-asian="bold"/>
    </style:style>
    <style:style style:family="text" style:name="T354">
      <style:text-properties fo:font-size="8.0pt" fo:font-weight="bold" style:font-name="바탕" style:font-name-asian="굴림체" style:font-size-asian="8.0pt" style:font-weight-asian="bold"/>
    </style:style>
    <style:style style:family="table-cell" style:name="T1.R18_C0">
      <style:table-cell-properties fo:border-bottom="none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270" style:parent-style-name="0">
      <style:paragraph-properties fo:text-align="center" style:snap-to-layout-grid="false"/>
    </style:style>
    <style:style style:family="text" style:name="T355">
      <style:text-properties fo:font-size="8.0pt" style:font-name="굴림체" style:font-name-asian="굴림체" style:font-size-asian="8.0pt"/>
    </style:style>
    <style:style style:family="table-cell" style:name="T1.R18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271" style:parent-style-name="0">
      <style:paragraph-properties fo:text-align="left" style:snap-to-layout-grid="false"/>
    </style:style>
    <style:style style:family="text" style:name="T356">
      <style:text-properties fo:font-size="8.0pt" style:font-name="굴림체" style:font-name-asian="굴림체" style:font-size-asian="8.0pt"/>
    </style:style>
    <style:style style:family="table-cell" style:name="T1.R18_C2">
      <style:table-cell-properties fo:border-bottom="0.050cm solid #000000" fo:border-left="0.060cm solid #000000" fo:border-right="0.060cm solid #000000" fo:border-top="0.050cm solid #000000" fo:padding-bottom="0.000cm" fo:padding-left="0.000cm" fo:padding-right="0.000cm" fo:padding-top="0.000cm" style:vertical-align="middle"/>
    </style:style>
    <style:style style:family="paragraph" style:name="P272" style:parent-style-name="0">
      <style:paragraph-properties fo:text-align="center" style:snap-to-layout-grid="false"/>
    </style:style>
    <style:style style:family="text" style:name="T357">
      <style:text-properties fo:font-size="8.0pt" style:font-name="굴림체" style:font-name-asian="굴림체" style:font-size-asian="8.0pt"/>
    </style:style>
    <style:style style:family="table-cell" style:name="T1.R18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273" style:parent-style-name="0">
      <style:paragraph-properties fo:line-height="100%" fo:text-align="center" style:snap-to-layout-grid="false"/>
    </style:style>
    <style:style style:family="text" style:name="T358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8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274" style:parent-style-name="0">
      <style:paragraph-properties fo:text-align="center" style:snap-to-layout-grid="false"/>
    </style:style>
    <style:style style:family="text" style:name="T359">
      <style:text-properties fo:font-size="8.0pt" style:font-name="굴림체" style:font-name-asian="굴림체" style:font-size-asian="8.0pt"/>
    </style:style>
    <style:style style:family="table-cell" style:name="T1.R18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275" style:parent-style-name="0">
      <style:paragraph-properties fo:line-height="100%" fo:text-align="center" style:snap-to-layout-grid="false"/>
    </style:style>
    <style:style style:family="text" style:name="T360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8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276" style:parent-style-name="0">
      <style:paragraph-properties fo:text-align="center" style:snap-to-layout-grid="false"/>
    </style:style>
    <style:style style:family="text" style:name="T361">
      <style:text-properties fo:font-size="8.0pt" style:font-name="굴림체" style:font-name-asian="굴림체" style:font-size-asian="8.0pt"/>
    </style:style>
    <style:style style:family="table-cell" style:name="T1.R18_C7">
      <style:table-cell-properties fo:background-color="#ffff99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277" style:parent-style-name="0">
      <style:paragraph-properties fo:line-height="100%" fo:text-align="center" style:snap-to-layout-grid="false"/>
    </style:style>
    <style:style style:family="text" style:name="T362">
      <style:text-properties fo:font-size="8.0pt" fo:font-weight="bold" fo:letter-spacing="-1.4pt" style:font-name="바탕" style:font-name-asian="굴림체" style:font-size-asian="8.0pt" style:font-weight-asian="bold"/>
    </style:style>
    <style:style style:family="paragraph" style:name="P278" style:parent-style-name="0">
      <style:paragraph-properties fo:line-height="100%" fo:text-align="center" style:snap-to-layout-grid="false"/>
    </style:style>
    <style:style style:family="text" style:name="T363">
      <style:text-properties fo:font-size="8.0pt" fo:font-weight="bold" style:font-name="굴림체" style:font-name-asian="굴림체" style:font-size-asian="8.0pt" style:font-weight-asian="bold"/>
    </style:style>
    <style:style style:family="text" style:name="T364">
      <style:text-properties fo:font-size="8.0pt" fo:font-weight="bold" fo:letter-spacing="-1.4pt" style:font-name="바탕" style:font-name-asian="굴림체" style:font-size-asian="8.0pt" style:font-weight-asian="bold"/>
    </style:style>
    <style:style style:family="text" style:name="T365">
      <style:text-properties fo:font-size="8.0pt" fo:font-weight="bold" style:font-name="굴림체" style:font-name-asian="굴림체" style:font-size-asian="8.0pt" style:font-weight-asian="bold"/>
    </style:style>
    <style:style style:family="text" style:name="T366">
      <style:text-properties fo:font-size="8.0pt" fo:font-weight="bold" fo:letter-spacing="-1.4pt" style:font-name="바탕" style:font-name-asian="굴림체" style:font-size-asian="8.0pt" style:font-weight-asian="bold"/>
    </style:style>
    <style:style style:family="text" style:name="T367">
      <style:text-properties fo:font-size="8.0pt" fo:font-weight="bold" style:font-name="굴림체" style:font-name-asian="굴림체" style:font-size-asian="8.0pt" style:font-weight-asian="bold"/>
    </style:style>
    <style:style style:family="text" style:name="T368">
      <style:text-properties fo:font-size="8.0pt" fo:font-weight="bold" fo:letter-spacing="-1.4pt" style:font-name="바탕" style:font-name-asian="굴림체" style:font-size-asian="8.0pt" style:font-weight-asian="bold"/>
    </style:style>
    <style:style style:family="text" style:name="T369">
      <style:text-properties fo:font-size="8.0pt" fo:font-weight="bold" style:font-name="굴림체" style:font-name-asian="굴림체" style:font-size-asian="8.0pt" style:font-weight-asian="bold"/>
    </style:style>
    <style:style style:family="paragraph" style:name="P279" style:parent-style-name="0">
      <style:paragraph-properties fo:line-height="100%" fo:text-align="center" style:snap-to-layout-grid="false"/>
    </style:style>
    <style:style style:family="text" style:name="T370">
      <style:text-properties fo:font-size="8.0pt" fo:font-weight="bold" fo:letter-spacing="-1.4pt" style:font-name="바탕" style:font-name-asian="굴림체" style:font-size-asian="8.0pt" style:font-weight-asian="bold"/>
    </style:style>
    <style:style style:family="paragraph" style:name="P280" style:parent-style-name="0">
      <style:paragraph-properties fo:line-height="100%" fo:text-align="center" style:snap-to-layout-grid="false"/>
    </style:style>
    <style:style style:family="text" style:name="T371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8_C8">
      <style:table-cell-properties fo:background-color="#ffff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281" style:parent-style-name="0">
      <style:paragraph-properties fo:text-align="center" style:snap-to-layout-grid="false"/>
    </style:style>
    <style:style style:family="text" style:name="T372">
      <style:text-properties fo:font-size="8.0pt" style:font-name="굴림체" style:font-name-asian="굴림체" style:font-size-asian="8.0pt"/>
    </style:style>
    <style:style style:family="table-cell" style:name="T1.R18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282" style:parent-style-name="0">
      <style:paragraph-properties fo:line-height="100%" fo:text-align="center" style:snap-to-layout-grid="false"/>
    </style:style>
    <style:style style:family="text" style:name="T373">
      <style:text-properties fo:font-size="8.0pt" fo:font-weight="bold" fo:letter-spacing="-1.7pt" style:font-name="바탕" style:font-name-asian="굴림체" style:font-size-asian="8.0pt" style:font-weight-asian="bold"/>
    </style:style>
    <style:style style:family="text" style:name="T374">
      <style:text-properties fo:font-size="8.0pt" style:font-name="굴림체" style:font-name-asian="굴림체" style:font-size-asian="8.0pt"/>
    </style:style>
    <style:style style:family="paragraph" style:name="P283" style:parent-style-name="0">
      <style:paragraph-properties fo:line-height="100%" fo:text-align="center" style:snap-to-layout-grid="false"/>
    </style:style>
    <style:style style:family="text" style:name="T375">
      <style:text-properties fo:font-size="8.0pt" fo:font-weight="bold" fo:letter-spacing="-1.7pt" style:font-name="바탕" style:font-name-asian="굴림체" style:font-size-asian="8.0pt" style:font-weight-asian="bold"/>
    </style:style>
    <style:style style:family="paragraph" style:name="P284" style:parent-style-name="0">
      <style:paragraph-properties fo:line-height="100%" fo:text-align="end" style:snap-to-layout-grid="false"/>
    </style:style>
    <style:style style:family="text" style:name="T376">
      <style:text-properties fo:font-size="8.0pt" style:font-name="굴림체" style:font-name-asian="굴림체" style:font-size-asian="8.0pt"/>
    </style:style>
    <style:style style:family="paragraph" style:name="P285" style:parent-style-name="0">
      <style:paragraph-properties fo:line-height="100%" fo:text-align="center" style:snap-to-layout-grid="false"/>
    </style:style>
    <style:style style:family="text" style:name="T377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8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286" style:parent-style-name="0">
      <style:paragraph-properties fo:text-align="center" style:snap-to-layout-grid="false"/>
    </style:style>
    <style:style style:family="text" style:name="T378">
      <style:text-properties fo:font-size="8.0pt" style:font-name="굴림체" style:font-name-asian="굴림체" style:font-size-asian="8.0pt"/>
    </style:style>
    <style:style style:family="table-cell" style:name="T1.R18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287" style:parent-style-name="0">
      <style:paragraph-properties fo:line-height="100%" fo:text-align="center" style:snap-to-layout-grid="false"/>
    </style:style>
    <style:style style:family="text" style:name="T379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18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288" style:parent-style-name="0">
      <style:paragraph-properties fo:text-align="left" style:snap-to-layout-grid="false"/>
    </style:style>
    <style:style style:family="text" style:name="T380">
      <style:text-properties fo:font-size="8.0pt" style:font-name="굴림체" style:font-name-asian="굴림체" style:font-size-asian="8.0pt"/>
    </style:style>
    <style:style style:family="table-cell" style:name="T1.R18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18">
      <style:table-row-properties style:min-row-height="1.228cm"/>
    </style:style>
    <style:style style:family="paragraph" style:name="P289" style:parent-style-name="0">
      <style:paragraph-properties fo:text-align="center" style:snap-to-layout-grid="false"/>
    </style:style>
    <style:style style:family="table-cell" style:name="T1.R19_C0">
      <style:table-cell-properties fo:border-bottom="none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290" style:parent-style-name="0">
      <style:paragraph-properties fo:text-align="center" style:snap-to-layout-grid="false"/>
    </style:style>
    <style:style style:family="text" style:name="T381">
      <style:text-properties fo:font-size="8.0pt" style:font-name="굴림체" style:font-name-asian="굴림체" style:font-size-asian="8.0pt"/>
    </style:style>
    <style:style style:family="table-cell" style:name="T1.R19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291" style:parent-style-name="0">
      <style:paragraph-properties fo:text-align="left" style:snap-to-layout-grid="false"/>
    </style:style>
    <style:style style:family="text" style:name="T382">
      <style:text-properties fo:font-size="8.0pt" style:font-name="굴림체" style:font-name-asian="굴림체" style:font-size-asian="8.0pt"/>
    </style:style>
    <style:style style:family="table-cell" style:name="T1.R19_C2">
      <style:table-cell-properties fo:border-bottom="0.050cm solid #000000" fo:border-left="0.060cm solid #000000" fo:border-right="0.060cm solid #000000" fo:border-top="0.050cm solid #000000" fo:padding-bottom="0.000cm" fo:padding-left="0.000cm" fo:padding-right="0.000cm" fo:padding-top="0.000cm" style:vertical-align="middle"/>
    </style:style>
    <style:style style:family="paragraph" style:name="P292" style:parent-style-name="0">
      <style:paragraph-properties fo:text-align="center" style:snap-to-layout-grid="false"/>
    </style:style>
    <style:style style:family="text" style:name="T383">
      <style:text-properties fo:font-size="8.0pt" style:font-name="굴림체" style:font-name-asian="굴림체" style:font-size-asian="8.0pt"/>
    </style:style>
    <style:style style:family="table-cell" style:name="T1.R19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293" style:parent-style-name="0">
      <style:paragraph-properties fo:line-height="100%" fo:text-align="center" style:snap-to-layout-grid="false"/>
    </style:style>
    <style:style style:family="table-cell" style:name="T1.R19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294" style:parent-style-name="0">
      <style:paragraph-properties fo:text-align="center" style:snap-to-layout-grid="false"/>
    </style:style>
    <style:style style:family="text" style:name="T384">
      <style:text-properties fo:font-size="8.0pt" style:font-name="굴림체" style:font-name-asian="굴림체" style:font-size-asian="8.0pt"/>
    </style:style>
    <style:style style:family="table-cell" style:name="T1.R19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295" style:parent-style-name="0">
      <style:paragraph-properties fo:line-height="100%" fo:text-align="center" style:snap-to-layout-grid="false"/>
    </style:style>
    <style:style style:family="table-cell" style:name="T1.R19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296" style:parent-style-name="0">
      <style:paragraph-properties fo:text-align="center" style:snap-to-layout-grid="false"/>
    </style:style>
    <style:style style:family="text" style:name="T385">
      <style:text-properties fo:font-size="8.0pt" style:font-name="굴림체" style:font-name-asian="굴림체" style:font-size-asian="8.0pt"/>
    </style:style>
    <style:style style:family="table-cell" style:name="T1.R19_C7">
      <style:table-cell-properties fo:background-color="#ffff99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297" style:parent-style-name="0">
      <style:paragraph-properties fo:line-height="100%" fo:text-align="center" style:snap-to-layout-grid="false"/>
    </style:style>
    <style:style style:family="table-cell" style:name="T1.R19_C8">
      <style:table-cell-properties fo:background-color="#ffff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298" style:parent-style-name="0">
      <style:paragraph-properties fo:text-align="center" style:snap-to-layout-grid="false"/>
    </style:style>
    <style:style style:family="text" style:name="T386">
      <style:text-properties fo:font-size="8.0pt" style:font-name="굴림체" style:font-name-asian="굴림체" style:font-size-asian="8.0pt"/>
    </style:style>
    <style:style style:family="table-cell" style:name="T1.R19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299" style:parent-style-name="0">
      <style:paragraph-properties fo:line-height="100%" fo:text-align="end" style:snap-to-layout-grid="false"/>
    </style:style>
    <style:style style:family="text" style:name="T387">
      <style:text-properties fo:font-size="8.0pt" style:font-name="굴림체" style:font-name-asian="굴림체" style:font-size-asian="8.0pt"/>
    </style:style>
    <style:style style:family="text" style:name="T388">
      <style:text-properties fo:font-size="8.0pt" fo:font-weight="bold" fo:letter-spacing="-1.7pt" style:font-name="바탕" style:font-name-asian="굴림체" style:font-size-asian="8.0pt" style:font-weight-asian="bold"/>
    </style:style>
    <style:style style:family="table-cell" style:name="T1.R19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300" style:parent-style-name="0">
      <style:paragraph-properties fo:text-align="center" style:snap-to-layout-grid="false"/>
    </style:style>
    <style:style style:family="text" style:name="T389">
      <style:text-properties fo:font-size="8.0pt" style:font-name="굴림체" style:font-name-asian="굴림체" style:font-size-asian="8.0pt"/>
    </style:style>
    <style:style style:family="table-cell" style:name="T1.R19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301" style:parent-style-name="0">
      <style:paragraph-properties fo:line-height="100%" fo:text-align="center" style:snap-to-layout-grid="false"/>
    </style:style>
    <style:style style:family="table-cell" style:name="T1.R19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302" style:parent-style-name="0">
      <style:paragraph-properties fo:text-align="left" style:snap-to-layout-grid="false"/>
    </style:style>
    <style:style style:family="text" style:name="T390">
      <style:text-properties fo:font-size="8.0pt" style:font-name="굴림체" style:font-name-asian="굴림체" style:font-size-asian="8.0pt"/>
    </style:style>
    <style:style style:family="table-cell" style:name="T1.R19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19">
      <style:table-row-properties style:min-row-height="0.600cm"/>
    </style:style>
    <style:style style:family="paragraph" style:name="P303" style:parent-style-name="0">
      <style:paragraph-properties fo:text-align="center" style:snap-to-layout-grid="false"/>
    </style:style>
    <style:style style:family="text" style:name="T391">
      <style:text-properties fo:font-size="8.0pt" fo:font-weight="bold" style:font-name="바탕" style:font-name-asian="굴림체" style:font-size-asian="8.0pt" style:font-weight-asian="bold"/>
    </style:style>
    <style:style style:family="table-cell" style:name="T1.R20_C0">
      <style:table-cell-properties fo:border-bottom="0.06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304" style:parent-style-name="0">
      <style:paragraph-properties fo:text-align="center" style:snap-to-layout-grid="false"/>
    </style:style>
    <style:style style:family="text" style:name="T392">
      <style:text-properties fo:font-size="8.0pt" style:font-name="굴림체" style:font-name-asian="굴림체" style:font-size-asian="8.0pt"/>
    </style:style>
    <style:style style:family="table-cell" style:name="T1.R20_C1">
      <style:table-cell-properties fo:border-bottom="0.06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305" style:parent-style-name="0">
      <style:paragraph-properties fo:text-align="left" style:snap-to-layout-grid="false"/>
    </style:style>
    <style:style style:family="text" style:name="T393">
      <style:text-properties fo:font-size="8.0pt" style:font-name="굴림체" style:font-name-asian="굴림체" style:font-size-asian="8.0pt"/>
    </style:style>
    <style:style style:family="table-cell" style:name="T1.R20_C2">
      <style:table-cell-properties fo:border-bottom="0.060cm solid #000000" fo:border-left="0.060cm solid #000000" fo:border-right="0.060cm solid #000000" fo:border-top="0.050cm solid #000000" fo:padding-bottom="0.000cm" fo:padding-left="0.000cm" fo:padding-right="0.000cm" fo:padding-top="0.000cm" style:vertical-align="middle"/>
    </style:style>
    <style:style style:family="paragraph" style:name="P306" style:parent-style-name="0">
      <style:paragraph-properties fo:text-align="center" style:snap-to-layout-grid="false"/>
    </style:style>
    <style:style style:family="text" style:name="T394">
      <style:text-properties fo:font-size="8.0pt" style:font-name="굴림체" style:font-name-asian="굴림체" style:font-size-asian="8.0pt"/>
    </style:style>
    <style:style style:family="table-cell" style:name="T1.R20_C3">
      <style:table-cell-properties fo:border-bottom="0.06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307" style:parent-style-name="0">
      <style:paragraph-properties fo:line-height="100%" fo:text-align="center" style:snap-to-layout-grid="false"/>
    </style:style>
    <style:style style:family="table-cell" style:name="T1.R20_C4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308" style:parent-style-name="0">
      <style:paragraph-properties fo:text-align="center" style:snap-to-layout-grid="false"/>
    </style:style>
    <style:style style:family="text" style:name="T395">
      <style:text-properties fo:font-size="8.0pt" style:font-name="굴림체" style:font-name-asian="굴림체" style:font-size-asian="8.0pt"/>
    </style:style>
    <style:style style:family="table-cell" style:name="T1.R20_C5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309" style:parent-style-name="0">
      <style:paragraph-properties fo:line-height="100%" fo:text-align="center" style:snap-to-layout-grid="false"/>
    </style:style>
    <style:style style:family="text" style:name="T396">
      <style:text-properties fo:font-size="8.0pt" fo:font-weight="bold" fo:letter-spacing="-1.4pt" style:font-name="바탕" style:font-name-asian="굴림체" style:font-size-asian="8.0pt" style:font-weight-asian="bold"/>
    </style:style>
    <style:style style:family="text" style:name="T397">
      <style:text-properties fo:font-size="8.0pt" style:font-name="굴림체" style:font-name-asian="굴림체" style:font-size-asian="8.0pt"/>
    </style:style>
    <style:style style:family="table-cell" style:name="T1.R20_C6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310" style:parent-style-name="0">
      <style:paragraph-properties fo:text-align="center" style:snap-to-layout-grid="false"/>
    </style:style>
    <style:style style:family="text" style:name="T398">
      <style:text-properties fo:font-size="8.0pt" style:font-name="굴림체" style:font-name-asian="굴림체" style:font-size-asian="8.0pt"/>
    </style:style>
    <style:style style:family="table-cell" style:name="T1.R20_C7">
      <style:table-cell-properties fo:background-color="#ffff99" fo:border-bottom="0.06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311" style:parent-style-name="0">
      <style:paragraph-properties fo:line-height="100%" fo:text-align="center" style:snap-to-layout-grid="false"/>
    </style:style>
    <style:style style:family="table-cell" style:name="T1.R20_C8">
      <style:table-cell-properties fo:background-color="#ffff99"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312" style:parent-style-name="0">
      <style:paragraph-properties fo:text-align="center" style:snap-to-layout-grid="false"/>
    </style:style>
    <style:style style:family="text" style:name="T399">
      <style:text-properties fo:font-size="8.0pt" style:font-name="굴림체" style:font-name-asian="굴림체" style:font-size-asian="8.0pt"/>
    </style:style>
    <style:style style:family="table-cell" style:name="T1.R20_C9">
      <style:table-cell-properties fo:border-bottom="0.06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313" style:parent-style-name="0">
      <style:paragraph-properties fo:line-height="100%" fo:text-align="center" style:snap-to-layout-grid="false"/>
    </style:style>
    <style:style style:family="table-cell" style:name="T1.R20_C10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314" style:parent-style-name="0">
      <style:paragraph-properties fo:text-align="center" style:snap-to-layout-grid="false"/>
    </style:style>
    <style:style style:family="text" style:name="T400">
      <style:text-properties fo:font-size="8.0pt" style:font-name="굴림체" style:font-name-asian="굴림체" style:font-size-asian="8.0pt"/>
    </style:style>
    <style:style style:family="table-cell" style:name="T1.R20_C11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315" style:parent-style-name="0">
      <style:paragraph-properties fo:line-height="100%" fo:text-align="center" style:snap-to-layout-grid="false"/>
    </style:style>
    <style:style style:family="table-cell" style:name="T1.R20_C12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316" style:parent-style-name="0">
      <style:paragraph-properties fo:text-align="left" style:snap-to-layout-grid="false"/>
    </style:style>
    <style:style style:family="text" style:name="T401">
      <style:text-properties fo:font-size="8.0pt" style:font-name="굴림체" style:font-name-asian="굴림체" style:font-size-asian="8.0pt"/>
    </style:style>
    <style:style style:family="table-cell" style:name="T1.R20_C13">
      <style:table-cell-properties fo:border-bottom="0.06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20">
      <style:table-row-properties style:min-row-height="0.600cm"/>
    </style:style>
    <style:style style:family="paragraph" style:name="P317" style:parent-style-name="0">
      <style:paragraph-properties fo:text-align="center" style:snap-to-layout-grid="false"/>
    </style:style>
    <style:style style:family="text" style:name="T402">
      <style:text-properties fo:font-size="8.0pt" fo:font-weight="bold" style:font-name="바탕" style:font-name-asian="굴림체" style:font-size-asian="8.0pt" style:font-weight-asian="bold"/>
    </style:style>
    <style:style style:family="table-cell" style:name="T1.R21_C0">
      <style:table-cell-properties fo:border-bottom="none" fo:border-left="0.060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318" style:parent-style-name="0">
      <style:paragraph-properties fo:text-align="center" style:snap-to-layout-grid="false"/>
    </style:style>
    <style:style style:family="text" style:name="T403">
      <style:text-properties fo:font-size="8.0pt" style:font-name="굴림체" style:font-name-asian="굴림체" style:font-size-asian="8.0pt"/>
    </style:style>
    <style:style style:family="table-cell" style:name="T1.R21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319" style:parent-style-name="0">
      <style:paragraph-properties fo:text-align="left" style:snap-to-layout-grid="false"/>
    </style:style>
    <style:style style:family="text" style:name="T404">
      <style:text-properties fo:font-size="8.0pt" style:font-name="굴림체" style:font-name-asian="굴림체" style:font-size-asian="8.0pt"/>
    </style:style>
    <style:style style:family="table-cell" style:name="T1.R21_C2">
      <style:table-cell-properties fo:border-bottom="0.050cm solid #000000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320" style:parent-style-name="0">
      <style:paragraph-properties fo:text-align="center" style:snap-to-layout-grid="false"/>
    </style:style>
    <style:style style:family="text" style:name="T405">
      <style:text-properties fo:font-size="8.0pt" style:font-name="굴림체" style:font-name-asian="굴림체" style:font-size-asian="8.0pt"/>
    </style:style>
    <style:style style:family="table-cell" style:name="T1.R21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321" style:parent-style-name="0">
      <style:paragraph-properties fo:line-height="100%" fo:text-align="center" style:snap-to-layout-grid="false"/>
    </style:style>
    <style:style style:family="table-cell" style:name="T1.R21_C4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322" style:parent-style-name="0">
      <style:paragraph-properties fo:text-align="center" style:snap-to-layout-grid="false"/>
    </style:style>
    <style:style style:family="text" style:name="T406">
      <style:text-properties fo:font-size="8.0pt" style:font-name="굴림체" style:font-name-asian="굴림체" style:font-size-asian="8.0pt"/>
    </style:style>
    <style:style style:family="table-cell" style:name="T1.R21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323" style:parent-style-name="0">
      <style:paragraph-properties fo:line-height="100%" fo:text-align="center" style:snap-to-layout-grid="false"/>
    </style:style>
    <style:style style:family="table-cell" style:name="T1.R21_C6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324" style:parent-style-name="0">
      <style:paragraph-properties fo:text-align="center" style:snap-to-layout-grid="false"/>
    </style:style>
    <style:style style:family="text" style:name="T407">
      <style:text-properties fo:font-size="8.0pt" style:font-name="굴림체" style:font-name-asian="굴림체" style:font-size-asian="8.0pt"/>
    </style:style>
    <style:style style:family="table-cell" style:name="T1.R21_C7">
      <style:table-cell-properties fo:background-color="#cbcbff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325" style:parent-style-name="0">
      <style:paragraph-properties fo:line-height="100%" fo:text-align="center" style:snap-to-layout-grid="false"/>
    </style:style>
    <style:style style:family="table-cell" style:name="T1.R21_C8">
      <style:table-cell-properties fo:background-color="#cbcbff"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326" style:parent-style-name="0">
      <style:paragraph-properties fo:text-align="center" style:snap-to-layout-grid="false"/>
    </style:style>
    <style:style style:family="text" style:name="T408">
      <style:text-properties fo:font-size="8.0pt" style:font-name="굴림체" style:font-name-asian="굴림체" style:font-size-asian="8.0pt"/>
    </style:style>
    <style:style style:family="table-cell" style:name="T1.R21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327" style:parent-style-name="0">
      <style:paragraph-properties fo:line-height="100%" fo:text-align="center" style:snap-to-layout-grid="false"/>
    </style:style>
    <style:style style:family="text" style:name="T409">
      <style:text-properties fo:font-size="8.0pt" style:font-name="굴림체" style:font-name-asian="굴림체" style:font-size-asian="8.0pt"/>
    </style:style>
    <style:style style:family="text" style:name="T410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21_C10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328" style:parent-style-name="0">
      <style:paragraph-properties fo:text-align="center" style:snap-to-layout-grid="false"/>
    </style:style>
    <style:style style:family="text" style:name="T411">
      <style:text-properties fo:font-size="8.0pt" style:font-name="굴림체" style:font-name-asian="굴림체" style:font-size-asian="8.0pt"/>
    </style:style>
    <style:style style:family="table-cell" style:name="T1.R21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329" style:parent-style-name="0">
      <style:paragraph-properties fo:line-height="100%" fo:text-align="center" style:snap-to-layout-grid="false"/>
    </style:style>
    <style:style style:family="text" style:name="T412">
      <style:text-properties fo:font-size="8.0pt" style:font-name="굴림체" style:font-name-asian="굴림체" style:font-size-asian="8.0pt"/>
    </style:style>
    <style:style style:family="text" style:name="T413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21_C12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330" style:parent-style-name="0">
      <style:paragraph-properties fo:text-align="left" style:snap-to-layout-grid="false"/>
    </style:style>
    <style:style style:family="text" style:name="T414">
      <style:text-properties fo:font-size="8.0pt" style:font-name="굴림체" style:font-name-asian="굴림체" style:font-size-asian="8.0pt"/>
    </style:style>
    <style:style style:family="table-cell" style:name="T1.R21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21">
      <style:table-row-properties style:min-row-height="0.600cm"/>
    </style:style>
    <style:style style:family="paragraph" style:name="P331" style:parent-style-name="0">
      <style:paragraph-properties fo:text-align="center" style:snap-to-layout-grid="false"/>
    </style:style>
    <style:style style:family="text" style:name="T415">
      <style:text-properties fo:font-size="8.0pt" fo:font-weight="bold" style:font-name="바탕" style:font-name-asian="굴림체" style:font-size-asian="8.0pt" style:font-weight-asian="bold"/>
    </style:style>
    <style:style style:family="table-cell" style:name="T1.R22_C0">
      <style:table-cell-properties fo:border-bottom="none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332" style:parent-style-name="0">
      <style:paragraph-properties fo:text-align="center" style:snap-to-layout-grid="false"/>
    </style:style>
    <style:style style:family="text" style:name="T416">
      <style:text-properties fo:font-size="8.0pt" style:font-name="굴림체" style:font-name-asian="굴림체" style:font-size-asian="8.0pt"/>
    </style:style>
    <style:style style:family="table-cell" style:name="T1.R22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333" style:parent-style-name="0">
      <style:paragraph-properties fo:text-align="left" style:snap-to-layout-grid="false"/>
    </style:style>
    <style:style style:family="text" style:name="T417">
      <style:text-properties fo:font-size="8.0pt" style:font-name="굴림체" style:font-name-asian="굴림체" style:font-size-asian="8.0pt"/>
    </style:style>
    <style:style style:family="table-cell" style:name="T1.R22_C2">
      <style:table-cell-properties fo:border-bottom="0.050cm solid #000000" fo:border-left="0.060cm solid #000000" fo:border-right="0.060cm solid #000000" fo:border-top="0.050cm solid #000000" fo:padding-bottom="0.000cm" fo:padding-left="0.000cm" fo:padding-right="0.000cm" fo:padding-top="0.000cm" style:vertical-align="middle"/>
    </style:style>
    <style:style style:family="paragraph" style:name="P334" style:parent-style-name="0">
      <style:paragraph-properties fo:text-align="center" style:snap-to-layout-grid="false"/>
    </style:style>
    <style:style style:family="text" style:name="T418">
      <style:text-properties fo:font-size="8.0pt" style:font-name="굴림체" style:font-name-asian="굴림체" style:font-size-asian="8.0pt"/>
    </style:style>
    <style:style style:family="table-cell" style:name="T1.R22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335" style:parent-style-name="0">
      <style:paragraph-properties fo:line-height="100%" fo:text-align="center" style:snap-to-layout-grid="false"/>
    </style:style>
    <style:style style:family="text" style:name="T419">
      <style:text-properties fo:font-size="8.0pt" style:font-name="굴림체" style:font-name-asian="굴림체" style:font-size-asian="8.0pt"/>
    </style:style>
    <style:style style:family="text" style:name="T420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22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336" style:parent-style-name="0">
      <style:paragraph-properties fo:text-align="center" style:snap-to-layout-grid="false"/>
    </style:style>
    <style:style style:family="text" style:name="T421">
      <style:text-properties fo:font-size="8.0pt" style:font-name="굴림체" style:font-name-asian="굴림체" style:font-size-asian="8.0pt"/>
    </style:style>
    <style:style style:family="table-cell" style:name="T1.R22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337" style:parent-style-name="0">
      <style:paragraph-properties fo:line-height="100%" fo:text-align="center" style:snap-to-layout-grid="false"/>
    </style:style>
    <style:style style:family="text" style:name="T422">
      <style:text-properties fo:font-size="8.0pt" style:font-name="굴림체" style:font-name-asian="굴림체" style:font-size-asian="8.0pt"/>
    </style:style>
    <style:style style:family="text" style:name="T423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22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338" style:parent-style-name="0">
      <style:paragraph-properties fo:text-align="center" style:snap-to-layout-grid="false"/>
    </style:style>
    <style:style style:family="text" style:name="T424">
      <style:text-properties fo:font-size="8.0pt" style:font-name="굴림체" style:font-name-asian="굴림체" style:font-size-asian="8.0pt"/>
    </style:style>
    <style:style style:family="table-cell" style:name="T1.R22_C7">
      <style:table-cell-properties fo:background-color="#cbcbff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339" style:parent-style-name="0">
      <style:paragraph-properties fo:line-height="100%" fo:text-align="center" style:snap-to-layout-grid="false"/>
    </style:style>
    <style:style style:family="text" style:name="T425">
      <style:text-properties fo:font-size="8.0pt" fo:font-weight="bold" fo:letter-spacing="-1.0pt" style:font-name="바탕" style:font-name-asian="굴림체" style:font-size-asian="8.0pt" style:font-weight-asian="bold"/>
    </style:style>
    <style:style style:family="table-cell" style:name="T1.R22_C8">
      <style:table-cell-properties fo:background-color="#cbcbff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340" style:parent-style-name="0">
      <style:paragraph-properties fo:text-align="center" style:snap-to-layout-grid="false"/>
    </style:style>
    <style:style style:family="text" style:name="T426">
      <style:text-properties fo:font-size="8.0pt" style:font-name="굴림체" style:font-name-asian="굴림체" style:font-size-asian="8.0pt"/>
    </style:style>
    <style:style style:family="table-cell" style:name="T1.R22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341" style:parent-style-name="0">
      <style:paragraph-properties fo:line-height="100%" fo:text-align="center" style:snap-to-layout-grid="false"/>
    </style:style>
    <style:style style:family="text" style:name="T427">
      <style:text-properties fo:font-size="8.0pt" fo:font-weight="bold" fo:letter-spacing="-1.2pt" style:font-name="바탕" style:font-name-asian="굴림체" style:font-size-asian="8.0pt" style:font-weight-asian="bold"/>
    </style:style>
    <style:style style:family="paragraph" style:name="P342" style:parent-style-name="0">
      <style:paragraph-properties fo:line-height="100%" fo:text-align="end" style:snap-to-layout-grid="false"/>
    </style:style>
    <style:style style:family="text" style:name="T428">
      <style:text-properties fo:font-size="8.0pt" style:font-name="굴림체" style:font-name-asian="굴림체" style:font-size-asian="8.0pt"/>
    </style:style>
    <style:style style:family="table-cell" style:name="T1.R22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343" style:parent-style-name="0">
      <style:paragraph-properties fo:text-align="center" style:snap-to-layout-grid="false"/>
    </style:style>
    <style:style style:family="text" style:name="T429">
      <style:text-properties fo:font-size="8.0pt" style:font-name="굴림체" style:font-name-asian="굴림체" style:font-size-asian="8.0pt"/>
    </style:style>
    <style:style style:family="table-cell" style:name="T1.R22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344" style:parent-style-name="0">
      <style:paragraph-properties fo:line-height="100%" fo:text-align="end" style:snap-to-layout-grid="false"/>
    </style:style>
    <style:style style:family="table-cell" style:name="T1.R22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345" style:parent-style-name="0">
      <style:paragraph-properties fo:text-align="left" style:snap-to-layout-grid="false"/>
    </style:style>
    <style:style style:family="text" style:name="T430">
      <style:text-properties fo:font-size="8.0pt" style:font-name="굴림체" style:font-name-asian="굴림체" style:font-size-asian="8.0pt"/>
    </style:style>
    <style:style style:family="table-cell" style:name="T1.R22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22">
      <style:table-row-properties style:min-row-height="0.664cm"/>
    </style:style>
    <style:style style:family="paragraph" style:name="P346" style:parent-style-name="0">
      <style:paragraph-properties fo:text-align="center" style:snap-to-layout-grid="false"/>
    </style:style>
    <style:style style:family="text" style:name="T431">
      <style:text-properties fo:font-size="8.0pt" fo:font-weight="bold" style:font-name="굴림체" style:font-name-asian="굴림체" style:font-size-asian="8.0pt" style:font-weight-asian="bold"/>
    </style:style>
    <style:style style:family="table-cell" style:name="T1.R23_C0">
      <style:table-cell-properties fo:border-bottom="none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347" style:parent-style-name="0">
      <style:paragraph-properties fo:text-align="center" style:snap-to-layout-grid="false"/>
    </style:style>
    <style:style style:family="text" style:name="T432">
      <style:text-properties fo:font-size="8.0pt" style:font-name="굴림체" style:font-name-asian="굴림체" style:font-size-asian="8.0pt"/>
    </style:style>
    <style:style style:family="table-cell" style:name="T1.R23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348" style:parent-style-name="0">
      <style:paragraph-properties fo:text-align="left" style:snap-to-layout-grid="false"/>
    </style:style>
    <style:style style:family="text" style:name="T433">
      <style:text-properties fo:font-size="8.0pt" style:font-name="굴림체" style:font-name-asian="굴림체" style:font-size-asian="8.0pt"/>
    </style:style>
    <style:style style:family="table-cell" style:name="T1.R23_C2">
      <style:table-cell-properties fo:border-bottom="0.050cm solid #000000" fo:border-left="0.060cm solid #000000" fo:border-right="0.060cm solid #000000" fo:border-top="0.050cm solid #000000" fo:padding-bottom="0.000cm" fo:padding-left="0.000cm" fo:padding-right="0.000cm" fo:padding-top="0.000cm" style:vertical-align="middle"/>
    </style:style>
    <style:style style:family="paragraph" style:name="P349" style:parent-style-name="0">
      <style:paragraph-properties fo:text-align="center" style:snap-to-layout-grid="false"/>
    </style:style>
    <style:style style:family="text" style:name="T434">
      <style:text-properties fo:font-size="8.0pt" style:font-name="굴림체" style:font-name-asian="굴림체" style:font-size-asian="8.0pt"/>
    </style:style>
    <style:style style:family="table-cell" style:name="T1.R23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350" style:parent-style-name="0">
      <style:paragraph-properties fo:line-height="100%" fo:text-align="center" style:snap-to-layout-grid="false"/>
    </style:style>
    <style:style style:family="text" style:name="T435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23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351" style:parent-style-name="0">
      <style:paragraph-properties fo:text-align="center" style:snap-to-layout-grid="false"/>
    </style:style>
    <style:style style:family="text" style:name="T436">
      <style:text-properties fo:font-size="8.0pt" style:font-name="굴림체" style:font-name-asian="굴림체" style:font-size-asian="8.0pt"/>
    </style:style>
    <style:style style:family="table-cell" style:name="T1.R23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352" style:parent-style-name="0">
      <style:paragraph-properties fo:line-height="100%" fo:text-align="center" style:snap-to-layout-grid="false"/>
    </style:style>
    <style:style style:family="text" style:name="T437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23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353" style:parent-style-name="0">
      <style:paragraph-properties fo:text-align="center" style:snap-to-layout-grid="false"/>
    </style:style>
    <style:style style:family="text" style:name="T438">
      <style:text-properties fo:font-size="8.0pt" style:font-name="굴림체" style:font-name-asian="굴림체" style:font-size-asian="8.0pt"/>
    </style:style>
    <style:style style:family="table-cell" style:name="T1.R23_C7">
      <style:table-cell-properties fo:background-color="#cbcbff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354" style:parent-style-name="0">
      <style:paragraph-properties fo:line-height="100%" fo:text-align="center" style:snap-to-layout-grid="false"/>
    </style:style>
    <style:style style:family="text" style:name="T439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23_C8">
      <style:table-cell-properties fo:background-color="#cbcbff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355" style:parent-style-name="0">
      <style:paragraph-properties fo:text-align="center" style:snap-to-layout-grid="false"/>
    </style:style>
    <style:style style:family="text" style:name="T440">
      <style:text-properties fo:font-size="8.0pt" style:font-name="굴림체" style:font-name-asian="굴림체" style:font-size-asian="8.0pt"/>
    </style:style>
    <style:style style:family="table-cell" style:name="T1.R23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356" style:parent-style-name="0">
      <style:paragraph-properties fo:line-height="100%" fo:text-align="center" style:snap-to-layout-grid="false"/>
    </style:style>
    <style:style style:family="text" style:name="T441">
      <style:text-properties fo:font-size="8.0pt" fo:font-weight="bold" fo:letter-spacing="-0.2pt" style:font-name="바탕" style:font-name-asian="굴림체" style:font-size-asian="8.0pt" style:font-weight-asian="bold"/>
    </style:style>
    <style:style style:family="paragraph" style:name="P357" style:parent-style-name="0">
      <style:paragraph-properties fo:line-height="100%" fo:text-align="center" style:snap-to-layout-grid="false"/>
    </style:style>
    <style:style style:family="text" style:name="T442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443">
      <style:text-properties fo:font-size="8.0pt" style:font-name="굴림체" style:font-name-asian="굴림체" style:font-size-asian="8.0pt"/>
    </style:style>
    <style:style style:family="table-cell" style:name="T1.R23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358" style:parent-style-name="0">
      <style:paragraph-properties fo:text-align="center" style:snap-to-layout-grid="false"/>
    </style:style>
    <style:style style:family="text" style:name="T444">
      <style:text-properties fo:font-size="8.0pt" style:font-name="굴림체" style:font-name-asian="굴림체" style:font-size-asian="8.0pt"/>
    </style:style>
    <style:style style:family="table-cell" style:name="T1.R23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359" style:parent-style-name="0">
      <style:paragraph-properties fo:line-height="100%" fo:text-align="center" style:snap-to-layout-grid="false"/>
    </style:style>
    <style:style style:family="table-cell" style:name="T1.R23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360" style:parent-style-name="0">
      <style:paragraph-properties fo:text-align="left" style:snap-to-layout-grid="false"/>
    </style:style>
    <style:style style:family="text" style:name="T445">
      <style:text-properties fo:font-size="8.0pt" style:font-name="굴림체" style:font-name-asian="굴림체" style:font-size-asian="8.0pt"/>
    </style:style>
    <style:style style:family="table-cell" style:name="T1.R23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23">
      <style:table-row-properties style:min-row-height="0.664cm"/>
    </style:style>
    <style:style style:family="paragraph" style:name="P361" style:parent-style-name="0">
      <style:paragraph-properties fo:text-align="center" style:snap-to-layout-grid="false"/>
    </style:style>
    <style:style style:family="text" style:name="T446">
      <style:text-properties fo:font-size="8.0pt" fo:font-weight="bold" style:font-name="바탕" style:font-name-asian="굴림체" style:font-size-asian="8.0pt" style:font-weight-asian="bold"/>
    </style:style>
    <style:style style:family="table-cell" style:name="T1.R24_C0">
      <style:table-cell-properties fo:border-bottom="none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362" style:parent-style-name="0">
      <style:paragraph-properties fo:text-align="center" style:snap-to-layout-grid="false"/>
    </style:style>
    <style:style style:family="text" style:name="T447">
      <style:text-properties fo:font-size="8.0pt" style:font-name="굴림체" style:font-name-asian="굴림체" style:font-size-asian="8.0pt"/>
    </style:style>
    <style:style style:family="table-cell" style:name="T1.R24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363" style:parent-style-name="0">
      <style:paragraph-properties fo:text-align="left" style:snap-to-layout-grid="false"/>
    </style:style>
    <style:style style:family="text" style:name="T448">
      <style:text-properties fo:font-size="8.0pt" style:font-name="굴림체" style:font-name-asian="굴림체" style:font-size-asian="8.0pt"/>
    </style:style>
    <style:style style:family="table-cell" style:name="T1.R24_C2">
      <style:table-cell-properties fo:border-bottom="0.020cm solid #000000" fo:border-left="0.060cm solid #000000" fo:border-right="0.060cm solid #000000" fo:border-top="0.050cm solid #000000" fo:padding-bottom="0.000cm" fo:padding-left="0.000cm" fo:padding-right="0.000cm" fo:padding-top="0.000cm" style:vertical-align="middle"/>
    </style:style>
    <style:style style:family="paragraph" style:name="P364" style:parent-style-name="0">
      <style:paragraph-properties fo:text-align="center" style:snap-to-layout-grid="false"/>
    </style:style>
    <style:style style:family="text" style:name="T449">
      <style:text-properties fo:font-size="8.0pt" style:font-name="굴림체" style:font-name-asian="굴림체" style:font-size-asian="8.0pt"/>
    </style:style>
    <style:style style:family="table-cell" style:name="T1.R24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365" style:parent-style-name="0">
      <style:paragraph-properties fo:line-height="100%" fo:text-align="center" style:snap-to-layout-grid="false"/>
    </style:style>
    <style:style style:family="text" style:name="T450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24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366" style:parent-style-name="0">
      <style:paragraph-properties fo:text-align="center" style:snap-to-layout-grid="false"/>
    </style:style>
    <style:style style:family="text" style:name="T451">
      <style:text-properties fo:font-size="8.0pt" style:font-name="굴림체" style:font-name-asian="굴림체" style:font-size-asian="8.0pt"/>
    </style:style>
    <style:style style:family="table-cell" style:name="T1.R24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367" style:parent-style-name="0">
      <style:paragraph-properties fo:line-height="100%" fo:text-align="center" style:snap-to-layout-grid="false"/>
    </style:style>
    <style:style style:family="table-cell" style:name="T1.R24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368" style:parent-style-name="0">
      <style:paragraph-properties fo:text-align="center" style:snap-to-layout-grid="false"/>
    </style:style>
    <style:style style:family="text" style:name="T452">
      <style:text-properties fo:font-size="8.0pt" style:font-name="굴림체" style:font-name-asian="굴림체" style:font-size-asian="8.0pt"/>
    </style:style>
    <style:style style:family="table-cell" style:name="T1.R24_C7">
      <style:table-cell-properties fo:border-bottom="0.020cm solid #000000" fo:border-left="0.020cm solid #000000" fo:border-right="none" fo:border-top="0.020cm solid #000000" fo:padding-bottom="0.000cm" fo:padding-left="0.000cm" fo:padding-right="0.000cm" fo:padding-top="0.000cm" style:vertical-align="middle"/>
    </style:style>
    <style:style style:family="paragraph" style:name="P369" style:parent-style-name="0">
      <style:paragraph-properties fo:line-height="100%" fo:text-align="center" style:snap-to-layout-grid="false"/>
    </style:style>
    <style:style style:family="text" style:name="T453">
      <style:text-properties fo:font-size="8.0pt" fo:font-weight="bold" fo:letter-spacing="-0.2pt" style:font-name="바탕" style:font-name-asian="굴림체" style:font-size-asian="8.0pt" style:font-weight-asian="bold"/>
    </style:style>
    <style:style style:family="paragraph" style:name="P370" style:parent-style-name="0">
      <style:paragraph-properties fo:line-height="100%" fo:text-align="center" style:snap-to-layout-grid="false"/>
    </style:style>
    <style:style style:family="text" style:name="T454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24_C8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371" style:parent-style-name="0">
      <style:paragraph-properties fo:text-align="center" style:snap-to-layout-grid="false"/>
    </style:style>
    <style:style style:family="text" style:name="T455">
      <style:text-properties fo:font-size="8.0pt" style:font-name="굴림체" style:font-name-asian="굴림체" style:font-size-asian="8.0pt"/>
    </style:style>
    <style:style style:family="table-cell" style:name="T1.R24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372" style:parent-style-name="0">
      <style:paragraph-properties fo:line-height="100%" fo:text-align="center" style:snap-to-layout-grid="false"/>
    </style:style>
    <style:style style:family="table-cell" style:name="T1.R24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373" style:parent-style-name="0">
      <style:paragraph-properties fo:text-align="center" style:snap-to-layout-grid="false"/>
    </style:style>
    <style:style style:family="text" style:name="T456">
      <style:text-properties fo:font-size="8.0pt" style:font-name="굴림체" style:font-name-asian="굴림체" style:font-size-asian="8.0pt"/>
    </style:style>
    <style:style style:family="table-cell" style:name="T1.R24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374" style:parent-style-name="0">
      <style:paragraph-properties fo:line-height="100%" fo:text-align="center" style:snap-to-layout-grid="false"/>
    </style:style>
    <style:style style:family="table-cell" style:name="T1.R24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375" style:parent-style-name="0">
      <style:paragraph-properties fo:text-align="left" style:snap-to-layout-grid="false"/>
    </style:style>
    <style:style style:family="text" style:name="T457">
      <style:text-properties fo:font-size="8.0pt" style:font-name="굴림체" style:font-name-asian="굴림체" style:font-size-asian="8.0pt"/>
    </style:style>
    <style:style style:family="table-cell" style:name="T1.R24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24">
      <style:table-row-properties style:min-row-height="0.664cm"/>
    </style:style>
    <style:style style:family="paragraph" style:name="P376" style:parent-style-name="0">
      <style:paragraph-properties fo:text-align="center" style:snap-to-layout-grid="false"/>
    </style:style>
    <style:style style:family="text" style:name="T458">
      <style:text-properties fo:font-size="8.0pt" fo:font-weight="bold" style:font-name="바탕" style:font-name-asian="굴림체" style:font-size-asian="8.0pt" style:font-weight-asian="bold"/>
    </style:style>
    <style:style style:family="table-cell" style:name="T1.R25_C0">
      <style:table-cell-properties fo:border-bottom="0.06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377" style:parent-style-name="0">
      <style:paragraph-properties fo:text-align="center" style:snap-to-layout-grid="false"/>
    </style:style>
    <style:style style:family="table-cell" style:name="T1.R25_C1">
      <style:table-cell-properties fo:border-bottom="0.06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378" style:parent-style-name="0">
      <style:paragraph-properties fo:text-align="left" style:snap-to-layout-grid="false"/>
    </style:style>
    <style:style style:family="text" style:name="T459">
      <style:text-properties fo:font-size="8.0pt" style:font-name="굴림체" style:font-name-asian="굴림체" style:font-size-asian="8.0pt"/>
    </style:style>
    <style:style style:family="table-cell" style:name="T1.R25_C2">
      <style:table-cell-properties fo:border-bottom="0.060cm solid #000000" fo:border-left="0.060cm solid #000000" fo:border-right="0.060cm solid #000000" fo:border-top="0.020cm solid #000000" fo:padding-bottom="0.000cm" fo:padding-left="0.000cm" fo:padding-right="0.000cm" fo:padding-top="0.000cm" style:vertical-align="middle"/>
    </style:style>
    <style:style style:family="paragraph" style:name="P379" style:parent-style-name="0">
      <style:paragraph-properties fo:text-align="center" style:snap-to-layout-grid="false"/>
    </style:style>
    <style:style style:family="text" style:name="T460">
      <style:text-properties fo:font-size="8.0pt" style:font-name="굴림체" style:font-name-asian="굴림체" style:font-size-asian="8.0pt"/>
    </style:style>
    <style:style style:family="table-cell" style:name="T1.R25_C3">
      <style:table-cell-properties fo:border-bottom="0.06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380" style:parent-style-name="0">
      <style:paragraph-properties fo:line-height="100%" fo:text-align="center" style:snap-to-layout-grid="false"/>
    </style:style>
    <style:style style:family="table-cell" style:name="T1.R25_C4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381" style:parent-style-name="0">
      <style:paragraph-properties fo:text-align="center" style:snap-to-layout-grid="false"/>
    </style:style>
    <style:style style:family="text" style:name="T461">
      <style:text-properties fo:font-size="8.0pt" style:font-name="굴림체" style:font-name-asian="굴림체" style:font-size-asian="8.0pt"/>
    </style:style>
    <style:style style:family="table-cell" style:name="T1.R25_C5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382" style:parent-style-name="0">
      <style:paragraph-properties fo:line-height="100%" fo:text-align="center" style:snap-to-layout-grid="false"/>
    </style:style>
    <style:style style:family="table-cell" style:name="T1.R25_C6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383" style:parent-style-name="0">
      <style:paragraph-properties fo:text-align="center" style:snap-to-layout-grid="false"/>
    </style:style>
    <style:style style:family="text" style:name="T462">
      <style:text-properties fo:font-size="8.0pt" style:font-name="굴림체" style:font-name-asian="굴림체" style:font-size-asian="8.0pt"/>
    </style:style>
    <style:style style:family="table-cell" style:name="T1.R25_C7">
      <style:table-cell-properties fo:border-bottom="0.06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384" style:parent-style-name="0">
      <style:paragraph-properties fo:line-height="100%" fo:text-align="center" style:snap-to-layout-grid="false"/>
    </style:style>
    <style:style style:family="table-cell" style:name="T1.R25_C8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385" style:parent-style-name="0">
      <style:paragraph-properties fo:text-align="center" style:snap-to-layout-grid="false"/>
    </style:style>
    <style:style style:family="text" style:name="T463">
      <style:text-properties fo:font-size="8.0pt" style:font-name="바탕" style:font-name-asian="굴림체" style:font-size-asian="8.0pt"/>
    </style:style>
    <style:style style:family="text" style:name="T464">
      <style:text-properties fo:font-size="8.0pt" style:font-name="굴림체" style:font-name-asian="굴림체" style:font-size-asian="8.0pt"/>
    </style:style>
    <style:style style:family="table-cell" style:name="T1.R25_C9">
      <style:table-cell-properties fo:border-bottom="0.06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386" style:parent-style-name="0">
      <style:paragraph-properties fo:line-height="100%" fo:text-align="center" style:snap-to-layout-grid="false"/>
    </style:style>
    <style:style style:family="table-cell" style:name="T1.R25_C10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387" style:parent-style-name="0">
      <style:paragraph-properties fo:text-align="center" style:snap-to-layout-grid="false"/>
    </style:style>
    <style:style style:family="table-cell" style:name="T1.R25_C11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388" style:parent-style-name="0">
      <style:paragraph-properties fo:line-height="100%" fo:text-align="center" style:snap-to-layout-grid="false"/>
    </style:style>
    <style:style style:family="table-cell" style:name="T1.R25_C12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389" style:parent-style-name="0">
      <style:paragraph-properties fo:text-align="left" style:snap-to-layout-grid="false"/>
    </style:style>
    <style:style style:family="table-cell" style:name="T1.R25_C13">
      <style:table-cell-properties fo:border-bottom="0.06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25">
      <style:table-row-properties style:min-row-height="0.600cm"/>
    </style:style>
    <style:style style:family="paragraph" style:name="P390" style:parent-style-name="0">
      <style:paragraph-properties fo:text-align="center" style:snap-to-layout-grid="false"/>
    </style:style>
    <style:style style:family="text" style:name="T465">
      <style:text-properties fo:font-size="8.0pt" fo:font-weight="bold" style:font-name="굴림체" style:font-name-asian="굴림체" style:font-size-asian="8.0pt" style:font-weight-asian="bold"/>
    </style:style>
    <style:style style:family="table-cell" style:name="T1.R26_C0">
      <style:table-cell-properties fo:border-bottom="0.060cm solid #000000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391" style:parent-style-name="0">
      <style:paragraph-properties fo:text-align="center" style:snap-to-layout-grid="false"/>
    </style:style>
    <style:style style:family="table-cell" style:name="T1.R26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392" style:parent-style-name="0">
      <style:paragraph-properties fo:text-align="left" style:snap-to-layout-grid="false"/>
    </style:style>
    <style:style style:family="text" style:name="T466">
      <style:text-properties fo:font-size="8.0pt" style:font-name="굴림체" style:font-name-asian="굴림체" style:font-size-asian="8.0pt"/>
    </style:style>
    <style:style style:family="table-cell" style:name="T1.R26_C2">
      <style:table-cell-properties fo:border-bottom="0.020cm solid #000000" fo:border-left="0.03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393" style:parent-style-name="0">
      <style:paragraph-properties fo:text-align="center" style:snap-to-layout-grid="false"/>
    </style:style>
    <style:style style:family="text" style:name="T467">
      <style:text-properties fo:font-size="8.0pt" style:font-name="바탕" style:font-name-asian="굴림체" style:font-size-asian="8.0pt"/>
    </style:style>
    <style:style style:family="table-cell" style:name="T1.R26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394" style:parent-style-name="0">
      <style:paragraph-properties fo:line-height="100%" fo:text-align="center" style:snap-to-layout-grid="false"/>
    </style:style>
    <style:style style:family="table-cell" style:name="T1.R26_C4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395" style:parent-style-name="0">
      <style:paragraph-properties fo:text-align="center" style:snap-to-layout-grid="false"/>
    </style:style>
    <style:style style:family="text" style:name="T468">
      <style:text-properties fo:font-size="8.0pt" style:font-name="바탕" style:font-name-asian="굴림체" style:font-size-asian="8.0pt"/>
    </style:style>
    <style:style style:family="table-cell" style:name="T1.R26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396" style:parent-style-name="0">
      <style:paragraph-properties fo:line-height="100%" fo:text-align="center" style:snap-to-layout-grid="false"/>
    </style:style>
    <style:style style:family="table-cell" style:name="T1.R26_C6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397" style:parent-style-name="0">
      <style:paragraph-properties fo:text-align="center" style:snap-to-layout-grid="false"/>
    </style:style>
    <style:style style:family="text" style:name="T469">
      <style:text-properties fo:font-size="8.0pt" style:font-name="바탕" style:font-name-asian="굴림체" style:font-size-asian="8.0pt"/>
    </style:style>
    <style:style style:family="table-cell" style:name="T1.R26_C7">
      <style:table-cell-properties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398" style:parent-style-name="0">
      <style:paragraph-properties fo:line-height="100%" fo:text-align="center" style:snap-to-layout-grid="false"/>
    </style:style>
    <style:style style:family="table-cell" style:name="T1.R26_C8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399" style:parent-style-name="0">
      <style:paragraph-properties fo:text-align="center" style:snap-to-layout-grid="false"/>
    </style:style>
    <style:style style:family="table-cell" style:name="T1.R26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400" style:parent-style-name="0">
      <style:paragraph-properties fo:line-height="100%" fo:text-align="center" style:snap-to-layout-grid="false"/>
    </style:style>
    <style:style style:family="table-cell" style:name="T1.R26_C10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401" style:parent-style-name="0">
      <style:paragraph-properties fo:text-align="center" style:snap-to-layout-grid="false"/>
    </style:style>
    <style:style style:family="text" style:name="T470">
      <style:text-properties fo:font-size="8.0pt" style:font-name="굴림체" style:font-name-asian="굴림체" style:font-size-asian="8.0pt"/>
    </style:style>
    <style:style style:family="table-cell" style:name="T1.R26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402" style:parent-style-name="0">
      <style:paragraph-properties fo:line-height="100%" fo:text-align="center" style:snap-to-layout-grid="false"/>
    </style:style>
    <style:style style:family="table-cell" style:name="T1.R26_C12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403" style:parent-style-name="0">
      <style:paragraph-properties fo:text-align="left" style:snap-to-layout-grid="false"/>
    </style:style>
    <style:style style:family="text" style:name="T471">
      <style:text-properties fo:font-size="8.0pt" style:font-name="굴림체" style:font-name-asian="굴림체" style:font-size-asian="8.0pt"/>
    </style:style>
    <style:style style:family="table-cell" style:name="T1.R26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26">
      <style:table-row-properties style:min-row-height="0.600cm"/>
    </style:style>
    <style:style style:family="paragraph" style:name="P404" style:parent-style-name="0">
      <style:paragraph-properties fo:text-align="center" style:snap-to-layout-grid="false"/>
    </style:style>
    <style:style style:family="table-cell" style:name="T1.R27_C0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405" style:parent-style-name="0">
      <style:paragraph-properties fo:text-align="left" style:snap-to-layout-grid="false"/>
    </style:style>
    <style:style style:family="text" style:name="T472">
      <style:text-properties fo:font-size="8.0pt" style:font-name="굴림체" style:font-name-asian="굴림체" style:font-size-asian="8.0pt"/>
    </style:style>
    <style:style style:family="table-cell" style:name="T1.R27_C1">
      <style:table-cell-properties fo:border-bottom="0.020cm solid #000000" fo:border-left="0.03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406" style:parent-style-name="0">
      <style:paragraph-properties fo:text-align="center" style:snap-to-layout-grid="false"/>
    </style:style>
    <style:style style:family="text" style:name="T473">
      <style:text-properties fo:font-size="8.0pt" style:font-name="굴림체" style:font-name-asian="굴림체" style:font-size-asian="8.0pt"/>
    </style:style>
    <style:style style:family="table-cell" style:name="T1.R27_C2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407" style:parent-style-name="0">
      <style:paragraph-properties fo:line-height="100%" fo:text-align="center" style:snap-to-layout-grid="false"/>
    </style:style>
    <style:style style:family="table-cell" style:name="T1.R27_C3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408" style:parent-style-name="0">
      <style:paragraph-properties fo:text-align="center" style:snap-to-layout-grid="false"/>
    </style:style>
    <style:style style:family="text" style:name="T474">
      <style:text-properties fo:font-size="8.0pt" style:font-name="굴림체" style:font-name-asian="굴림체" style:font-size-asian="8.0pt"/>
    </style:style>
    <style:style style:family="table-cell" style:name="T1.R27_C4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409" style:parent-style-name="0">
      <style:paragraph-properties fo:line-height="100%" fo:text-align="center" style:snap-to-layout-grid="false"/>
    </style:style>
    <style:style style:family="table-cell" style:name="T1.R27_C5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410" style:parent-style-name="0">
      <style:paragraph-properties fo:text-align="center" style:snap-to-layout-grid="false"/>
    </style:style>
    <style:style style:family="text" style:name="T475">
      <style:text-properties fo:font-size="8.0pt" style:font-name="굴림체" style:font-name-asian="굴림체" style:font-size-asian="8.0pt"/>
    </style:style>
    <style:style style:family="table-cell" style:name="T1.R27_C6">
      <style:table-cell-properties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411" style:parent-style-name="0">
      <style:paragraph-properties fo:line-height="100%" fo:text-align="center" style:snap-to-layout-grid="false"/>
    </style:style>
    <style:style style:family="table-cell" style:name="T1.R27_C7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412" style:parent-style-name="0">
      <style:paragraph-properties fo:text-align="center" style:snap-to-layout-grid="false"/>
    </style:style>
    <style:style style:family="text" style:name="T476">
      <style:text-properties fo:font-size="8.0pt" style:font-name="굴림체" style:font-name-asian="굴림체" style:font-size-asian="8.0pt"/>
    </style:style>
    <style:style style:family="table-cell" style:name="T1.R27_C8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413" style:parent-style-name="0">
      <style:paragraph-properties fo:line-height="100%" fo:text-align="center" style:snap-to-layout-grid="false"/>
    </style:style>
    <style:style style:family="table-cell" style:name="T1.R27_C9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414" style:parent-style-name="0">
      <style:paragraph-properties fo:text-align="center" style:snap-to-layout-grid="false"/>
    </style:style>
    <style:style style:family="text" style:name="T477">
      <style:text-properties fo:font-size="8.0pt" style:font-name="굴림체" style:font-name-asian="굴림체" style:font-size-asian="8.0pt"/>
    </style:style>
    <style:style style:family="table-cell" style:name="T1.R27_C10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415" style:parent-style-name="0">
      <style:paragraph-properties fo:line-height="100%" fo:text-align="center" style:snap-to-layout-grid="false"/>
    </style:style>
    <style:style style:family="table-cell" style:name="T1.R27_C11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416" style:parent-style-name="0">
      <style:paragraph-properties fo:text-align="left" style:snap-to-layout-grid="false"/>
    </style:style>
    <style:style style:family="text" style:name="T478">
      <style:text-properties fo:font-size="8.0pt" style:font-name="굴림체" style:font-name-asian="굴림체" style:font-size-asian="8.0pt"/>
    </style:style>
    <style:style style:family="table-cell" style:name="T1.R27_C12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27">
      <style:table-row-properties style:min-row-height="0.600cm"/>
    </style:style>
    <style:style style:family="paragraph" style:name="P417" style:parent-style-name="0">
      <style:paragraph-properties fo:text-align="center" style:snap-to-layout-grid="false"/>
    </style:style>
    <style:style style:family="table-cell" style:name="T1.R28_C0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418" style:parent-style-name="0">
      <style:paragraph-properties fo:text-align="left" style:snap-to-layout-grid="false"/>
    </style:style>
    <style:style style:family="text" style:name="T479">
      <style:text-properties fo:font-size="8.0pt" style:font-name="굴림체" style:font-name-asian="굴림체" style:font-size-asian="8.0pt"/>
    </style:style>
    <style:style style:family="table-cell" style:name="T1.R28_C1">
      <style:table-cell-properties fo:border-bottom="0.020cm solid #000000" fo:border-left="0.03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419" style:parent-style-name="0">
      <style:paragraph-properties fo:text-align="center" style:snap-to-layout-grid="false"/>
    </style:style>
    <style:style style:family="text" style:name="T480">
      <style:text-properties fo:font-size="8.0pt" style:font-name="굴림체" style:font-name-asian="굴림체" style:font-size-asian="8.0pt"/>
    </style:style>
    <style:style style:family="table-cell" style:name="T1.R28_C2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420" style:parent-style-name="0">
      <style:paragraph-properties fo:line-height="100%" fo:text-align="center" style:snap-to-layout-grid="false"/>
    </style:style>
    <style:style style:family="table-cell" style:name="T1.R28_C3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421" style:parent-style-name="0">
      <style:paragraph-properties fo:text-align="center" style:snap-to-layout-grid="false"/>
    </style:style>
    <style:style style:family="text" style:name="T481">
      <style:text-properties fo:font-size="8.0pt" style:font-name="굴림체" style:font-name-asian="굴림체" style:font-size-asian="8.0pt"/>
    </style:style>
    <style:style style:family="table-cell" style:name="T1.R28_C4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422" style:parent-style-name="0">
      <style:paragraph-properties fo:line-height="100%" fo:text-align="center" style:snap-to-layout-grid="false"/>
    </style:style>
    <style:style style:family="table-cell" style:name="T1.R28_C5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423" style:parent-style-name="0">
      <style:paragraph-properties fo:text-align="center" style:snap-to-layout-grid="false"/>
    </style:style>
    <style:style style:family="text" style:name="T482">
      <style:text-properties fo:font-size="8.0pt" style:font-name="굴림체" style:font-name-asian="굴림체" style:font-size-asian="8.0pt"/>
    </style:style>
    <style:style style:family="table-cell" style:name="T1.R28_C6">
      <style:table-cell-properties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424" style:parent-style-name="0">
      <style:paragraph-properties fo:line-height="100%" fo:text-align="center" style:snap-to-layout-grid="false"/>
    </style:style>
    <style:style style:family="table-cell" style:name="T1.R28_C7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425" style:parent-style-name="0">
      <style:paragraph-properties fo:text-align="center" style:snap-to-layout-grid="false"/>
    </style:style>
    <style:style style:family="text" style:name="T483">
      <style:text-properties fo:font-size="8.0pt" style:font-name="굴림체" style:font-name-asian="굴림체" style:font-size-asian="8.0pt"/>
    </style:style>
    <style:style style:family="table-cell" style:name="T1.R28_C8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426" style:parent-style-name="0">
      <style:paragraph-properties fo:line-height="100%" fo:text-align="center" style:snap-to-layout-grid="false"/>
    </style:style>
    <style:style style:family="table-cell" style:name="T1.R28_C9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427" style:parent-style-name="0">
      <style:paragraph-properties fo:text-align="center" style:snap-to-layout-grid="false"/>
    </style:style>
    <style:style style:family="text" style:name="T484">
      <style:text-properties fo:font-size="8.0pt" style:font-name="굴림체" style:font-name-asian="굴림체" style:font-size-asian="8.0pt"/>
    </style:style>
    <style:style style:family="table-cell" style:name="T1.R28_C10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428" style:parent-style-name="0">
      <style:paragraph-properties fo:line-height="100%" fo:text-align="center" style:snap-to-layout-grid="false"/>
    </style:style>
    <style:style style:family="table-cell" style:name="T1.R28_C11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429" style:parent-style-name="0">
      <style:paragraph-properties fo:text-align="left" style:snap-to-layout-grid="false"/>
    </style:style>
    <style:style style:family="text" style:name="T485">
      <style:text-properties fo:font-size="8.0pt" style:font-name="굴림체" style:font-name-asian="굴림체" style:font-size-asian="8.0pt"/>
    </style:style>
    <style:style style:family="table-cell" style:name="T1.R28_C12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28">
      <style:table-row-properties style:min-row-height="0.600cm"/>
    </style:style>
    <style:style style:family="paragraph" style:name="P430" style:parent-style-name="0">
      <style:paragraph-properties fo:text-align="center" style:snap-to-layout-grid="false"/>
    </style:style>
    <style:style style:family="text" style:name="T486">
      <style:text-properties fo:font-size="8.0pt" style:font-name="굴림체" style:font-name-asian="굴림체" style:font-size-asian="8.0pt"/>
    </style:style>
    <style:style style:family="table-cell" style:name="T1.R29_C0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431" style:parent-style-name="0">
      <style:paragraph-properties fo:text-align="left" style:snap-to-layout-grid="false"/>
    </style:style>
    <style:style style:family="text" style:name="T487">
      <style:text-properties fo:font-size="8.0pt" style:font-name="굴림체" style:font-name-asian="굴림체" style:font-size-asian="8.0pt"/>
    </style:style>
    <style:style style:family="table-cell" style:name="T1.R29_C1">
      <style:table-cell-properties fo:border-bottom="0.020cm solid #000000" fo:border-left="0.03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432" style:parent-style-name="0">
      <style:paragraph-properties fo:text-align="center" style:snap-to-layout-grid="false"/>
    </style:style>
    <style:style style:family="text" style:name="T488">
      <style:text-properties fo:font-size="8.0pt" style:font-name="굴림체" style:font-name-asian="굴림체" style:font-size-asian="8.0pt"/>
    </style:style>
    <style:style style:family="table-cell" style:name="T1.R29_C2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433" style:parent-style-name="0">
      <style:paragraph-properties fo:line-height="100%" fo:text-align="center" style:snap-to-layout-grid="false"/>
    </style:style>
    <style:style style:family="text" style:name="T489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29_C3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434" style:parent-style-name="0">
      <style:paragraph-properties fo:text-align="center" style:snap-to-layout-grid="false"/>
    </style:style>
    <style:style style:family="text" style:name="T490">
      <style:text-properties fo:font-size="8.0pt" style:font-name="굴림체" style:font-name-asian="굴림체" style:font-size-asian="8.0pt"/>
    </style:style>
    <style:style style:family="table-cell" style:name="T1.R29_C4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435" style:parent-style-name="0">
      <style:paragraph-properties fo:line-height="100%" fo:text-align="center" style:snap-to-layout-grid="false"/>
    </style:style>
    <style:style style:family="table-cell" style:name="T1.R29_C5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436" style:parent-style-name="0">
      <style:paragraph-properties fo:text-align="center" style:snap-to-layout-grid="false"/>
    </style:style>
    <style:style style:family="text" style:name="T491">
      <style:text-properties fo:font-size="8.0pt" style:font-name="굴림체" style:font-name-asian="굴림체" style:font-size-asian="8.0pt"/>
    </style:style>
    <style:style style:family="table-cell" style:name="T1.R29_C6">
      <style:table-cell-properties fo:background-color="#ffff99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437" style:parent-style-name="0">
      <style:paragraph-properties fo:line-height="100%" fo:text-align="center" style:snap-to-layout-grid="false"/>
    </style:style>
    <style:style style:family="text" style:name="T492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493">
      <style:text-properties fo:font-size="8.0pt" style:font-name="굴림체" style:font-name-asian="굴림체" style:font-size-asian="8.0pt"/>
    </style:style>
    <style:style style:family="text" style:name="T494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495">
      <style:text-properties fo:font-size="8.0pt" style:font-name="굴림체" style:font-name-asian="굴림체" style:font-size-asian="8.0pt"/>
    </style:style>
    <style:style style:family="table-cell" style:name="T1.R29_C7">
      <style:table-cell-properties fo:background-color="#ffff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438" style:parent-style-name="0">
      <style:paragraph-properties fo:text-align="center" style:snap-to-layout-grid="false"/>
    </style:style>
    <style:style style:family="text" style:name="T496">
      <style:text-properties fo:font-size="8.0pt" style:font-name="굴림체" style:font-name-asian="굴림체" style:font-size-asian="8.0pt"/>
    </style:style>
    <style:style style:family="table-cell" style:name="T1.R29_C8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439" style:parent-style-name="0">
      <style:paragraph-properties fo:line-height="100%" fo:text-align="center" style:snap-to-layout-grid="false"/>
    </style:style>
    <style:style style:family="text" style:name="T497">
      <style:text-properties fo:font-size="8.0pt" style:font-name="굴림체" style:font-name-asian="굴림체" style:font-size-asian="8.0pt"/>
    </style:style>
    <style:style style:family="text" style:name="T498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1.R29_C9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440" style:parent-style-name="0">
      <style:paragraph-properties fo:text-align="center" style:snap-to-layout-grid="false"/>
    </style:style>
    <style:style style:family="text" style:name="T499">
      <style:text-properties fo:font-size="8.0pt" style:font-name="굴림체" style:font-name-asian="굴림체" style:font-size-asian="8.0pt"/>
    </style:style>
    <style:style style:family="table-cell" style:name="T1.R29_C10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441" style:parent-style-name="0">
      <style:paragraph-properties fo:line-height="100%" fo:text-align="center" style:snap-to-layout-grid="false"/>
    </style:style>
    <style:style style:family="text" style:name="T500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501">
      <style:text-properties fo:font-size="8.0pt" style:font-name="굴림체" style:font-name-asian="굴림체" style:font-size-asian="8.0pt"/>
    </style:style>
    <style:style style:family="table-cell" style:name="T1.R29_C11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442" style:parent-style-name="0">
      <style:paragraph-properties fo:text-align="left" style:snap-to-layout-grid="false"/>
    </style:style>
    <style:style style:family="text" style:name="T502">
      <style:text-properties fo:font-size="8.0pt" style:font-name="굴림체" style:font-name-asian="굴림체" style:font-size-asian="8.0pt"/>
    </style:style>
    <style:style style:family="table-cell" style:name="T1.R29_C12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29">
      <style:table-row-properties style:min-row-height="0.664cm"/>
    </style:style>
    <style:style style:family="paragraph" style:name="P443" style:parent-style-name="0">
      <style:paragraph-properties fo:text-align="center" style:snap-to-layout-grid="false"/>
    </style:style>
    <style:style style:family="text" style:name="T503">
      <style:text-properties fo:font-size="8.0pt" style:font-name="굴림체" style:font-name-asian="굴림체" style:font-size-asian="8.0pt"/>
    </style:style>
    <style:style style:family="table-cell" style:name="T1.R30_C0">
      <style:table-cell-properties fo:border-bottom="0.06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444" style:parent-style-name="0">
      <style:paragraph-properties fo:text-align="left" style:snap-to-layout-grid="false"/>
    </style:style>
    <style:style style:family="text" style:name="T504">
      <style:text-properties fo:font-size="8.0pt" style:font-name="굴림체" style:font-name-asian="굴림체" style:font-size-asian="8.0pt"/>
    </style:style>
    <style:style style:family="table-cell" style:name="T1.R30_C1">
      <style:table-cell-properties fo:border-bottom="0.060cm solid #000000" fo:border-left="0.03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445" style:parent-style-name="0">
      <style:paragraph-properties fo:text-align="center" style:snap-to-layout-grid="false"/>
    </style:style>
    <style:style style:family="text" style:name="T505">
      <style:text-properties fo:font-size="8.0pt" style:font-name="굴림체" style:font-name-asian="굴림체" style:font-size-asian="8.0pt"/>
    </style:style>
    <style:style style:family="table-cell" style:name="T1.R30_C2">
      <style:table-cell-properties fo:border-bottom="0.06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446" style:parent-style-name="0">
      <style:paragraph-properties fo:line-height="100%" fo:text-align="center" style:snap-to-layout-grid="false"/>
    </style:style>
    <style:style style:family="table-cell" style:name="T1.R30_C3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447" style:parent-style-name="0">
      <style:paragraph-properties fo:text-align="center" style:snap-to-layout-grid="false"/>
    </style:style>
    <style:style style:family="text" style:name="T506">
      <style:text-properties fo:font-size="8.0pt" style:font-name="굴림체" style:font-name-asian="굴림체" style:font-size-asian="8.0pt"/>
    </style:style>
    <style:style style:family="table-cell" style:name="T1.R30_C4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448" style:parent-style-name="0">
      <style:paragraph-properties fo:line-height="100%" fo:text-align="center" style:snap-to-layout-grid="false"/>
    </style:style>
    <style:style style:family="table-cell" style:name="T1.R30_C5">
      <style:table-cell-properties fo:border-bottom="0.060cm solid #000000" fo:border-left="none" fo:border-right="none" fo:border-top="0.020cm solid #000000" fo:padding-bottom="0.000cm" fo:padding-left="0.000cm" fo:padding-right="0.000cm" fo:padding-top="0.000cm" style:vertical-align="middle"/>
    </style:style>
    <style:style style:family="paragraph" style:name="P449" style:parent-style-name="0">
      <style:paragraph-properties fo:text-align="center" style:snap-to-layout-grid="false"/>
    </style:style>
    <style:style style:family="text" style:name="T507">
      <style:text-properties fo:font-size="8.0pt" style:font-name="굴림체" style:font-name-asian="굴림체" style:font-size-asian="8.0pt"/>
    </style:style>
    <style:style style:family="table-cell" style:name="T1.R30_C6">
      <style:table-cell-properties fo:border-bottom="0.060cm solid #000000" fo:border-left="none" fo:border-right="none" fo:border-top="0.020cm solid #000000" fo:padding-bottom="0.000cm" fo:padding-left="0.000cm" fo:padding-right="0.000cm" fo:padding-top="0.000cm" style:vertical-align="middle"/>
    </style:style>
    <style:style style:family="paragraph" style:name="P450" style:parent-style-name="0">
      <style:paragraph-properties fo:line-height="100%" fo:text-align="center" style:snap-to-layout-grid="false"/>
    </style:style>
    <style:style style:family="text" style:name="T508">
      <style:text-properties fo:font-size="8.0pt" fo:font-weight="bold" fo:letter-spacing="-1.3pt" style:font-name="바탕" style:font-name-asian="굴림체" style:font-size-asian="8.0pt" style:font-weight-asian="bold"/>
    </style:style>
    <style:style style:family="table-cell" style:name="T1.R30_C7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451" style:parent-style-name="0">
      <style:paragraph-properties fo:text-align="center" style:snap-to-layout-grid="false"/>
    </style:style>
    <style:style style:family="text" style:name="T509">
      <style:text-properties fo:font-size="8.0pt" style:font-name="굴림체" style:font-name-asian="굴림체" style:font-size-asian="8.0pt"/>
    </style:style>
    <style:style style:family="table-cell" style:name="T1.R30_C8">
      <style:table-cell-properties fo:border-bottom="0.06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452" style:parent-style-name="0">
      <style:paragraph-properties fo:line-height="100%" fo:text-align="center" style:snap-to-layout-grid="false"/>
    </style:style>
    <style:style style:family="table-cell" style:name="T1.R30_C9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453" style:parent-style-name="0">
      <style:paragraph-properties fo:text-align="center" style:snap-to-layout-grid="false"/>
    </style:style>
    <style:style style:family="text" style:name="T510">
      <style:text-properties fo:font-size="8.0pt" style:font-name="굴림체" style:font-name-asian="굴림체" style:font-size-asian="8.0pt"/>
    </style:style>
    <style:style style:family="table-cell" style:name="T1.R30_C10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454" style:parent-style-name="0">
      <style:paragraph-properties fo:line-height="100%" fo:text-align="center" style:snap-to-layout-grid="false"/>
    </style:style>
    <style:style style:family="table-cell" style:name="T1.R30_C11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455" style:parent-style-name="0">
      <style:paragraph-properties fo:text-align="left" style:snap-to-layout-grid="false"/>
    </style:style>
    <style:style style:family="text" style:name="T511">
      <style:text-properties fo:font-size="8.0pt" style:font-name="굴림체" style:font-name-asian="굴림체" style:font-size-asian="8.0pt"/>
    </style:style>
    <style:style style:family="text" style:name="T512">
      <style:text-properties fo:font-size="8.0pt" style:font-name="바탕" style:font-name-asian="굴림체" style:font-size-asian="8.0pt"/>
    </style:style>
    <style:style style:family="table-cell" style:name="T1.R30_C12">
      <style:table-cell-properties fo:border-bottom="0.06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1.R30">
      <style:table-row-properties style:min-row-height="0.600cm"/>
    </style:style>
    <style:style style:family="paragraph" style:name="P456" style:parent-style-name="0">
      <style:paragraph-properties style:snap-to-layout-grid="false"/>
    </style:style>
    <style:style style:family="table" style:name="T2">
      <style:table-properties style:width="0.000cm" table:border-model="collapsing"/>
    </style:style>
    <style:style style:family="graphic" style:name="fr6" style:parent-style-name="Frame">
      <style:graphic-properties fo:border="none" fo:margin-bottom="0.050cm" fo:margin-left="0.050cm" fo:margin-right="0.050cm" fo:margin-top="0.050cm" fo:padding-bottom="0cm" fo:padding-left="0cm" fo:padding-right="0cm" fo:padding-top="0cm" style:horizontal-pos="from-left" style:horizontal-rel="paragraph" style:number-wrapped-paragraphs="no-limit" style:run-through="" style:vertical-pos="from-top" style:vertical-rel="paragraph" style:wrap="none"/>
    </style:style>
    <style:style style:family="table-column" style:name="T2.C74">
      <style:table-column-properties style:column-width="0.605cm"/>
    </style:style>
    <style:style style:family="table-column" style:name="T2.C75">
      <style:table-column-properties style:column-width="0.713cm"/>
    </style:style>
    <style:style style:family="table-column" style:name="T2.C76">
      <style:table-column-properties style:column-width="0.456cm"/>
    </style:style>
    <style:style style:family="table-column" style:name="T2.C77">
      <style:table-column-properties style:column-width="2.607cm"/>
    </style:style>
    <style:style style:family="table-column" style:name="T2.C78">
      <style:table-column-properties style:column-width="2.907cm"/>
    </style:style>
    <style:style style:family="table-column" style:name="T2.C79">
      <style:table-column-properties style:column-width="2.907cm"/>
    </style:style>
    <style:style style:family="table-column" style:name="T2.C80">
      <style:table-column-properties style:column-width="2.707cm"/>
    </style:style>
    <style:style style:family="table-column" style:name="T2.C81">
      <style:table-column-properties style:column-width="2.607cm"/>
    </style:style>
    <style:style style:family="table-column" style:name="T2.C82">
      <style:table-column-properties style:column-width="0.456cm"/>
    </style:style>
    <style:style style:family="paragraph" style:name="P457" style:parent-style-name="14">
      <style:paragraph-properties fo:text-align="center" style:snap-to-layout-grid="false"/>
    </style:style>
    <style:style style:family="text" style:name="T513">
      <style:text-properties fo:font-size="8.0pt" fo:font-weight="bold" style:font-name="바탕" style:font-name-asian="굴림체" style:font-size-asian="8.0pt" style:font-weight-asian="bold"/>
    </style:style>
    <style:style style:family="table-cell" style:name="T2.R1_C0">
      <style:table-cell-properties fo:border-bottom="0.009cm solid #000000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458" style:parent-style-name="0">
      <style:paragraph-properties fo:text-align="center" style:snap-to-layout-grid="false"/>
    </style:style>
    <style:style style:family="text" style:name="T514">
      <style:text-properties fo:font-size="8.0pt" fo:font-weight="bold" style:font-name="바탕" style:font-name-asian="굴림체" style:font-size-asian="8.0pt" style:font-weight-asian="bold"/>
    </style:style>
    <style:style style:family="table-cell" style:name="T2.R1_C1">
      <style:table-cell-properties fo:border-bottom="0.009cm solid #000000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459" style:parent-style-name="0">
      <style:paragraph-properties fo:text-align="left" style:snap-to-layout-grid="false"/>
    </style:style>
    <style:style style:family="text" style:name="T515">
      <style:text-properties fo:font-size="8.0pt" fo:font-weight="bold" style:font-name="바탕" style:font-name-asian="굴림체" style:font-size-asian="8.0pt" style:font-weight-asian="bold"/>
    </style:style>
    <style:style style:family="table-cell" style:name="T2.R1_C2">
      <style:table-cell-properties fo:border-bottom="0.009cm solid #000000" fo:border-left="0.05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460" style:parent-style-name="0">
      <style:paragraph-properties fo:text-align="center" style:snap-to-layout-grid="false"/>
    </style:style>
    <style:style style:family="text" style:name="T516">
      <style:text-properties fo:font-size="8.0pt" fo:font-weight="bold" style:font-name="바탕" style:font-name-asian="굴림체" style:font-size-asian="8.0pt" style:font-weight-asian="bold"/>
    </style:style>
    <style:style style:family="table-cell" style:name="T2.R1_C3">
      <style:table-cell-properties fo:border-bottom="0.009cm solid #000000" fo:border-left="0.060cm solid #000000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461" style:parent-style-name="0">
      <style:paragraph-properties fo:text-align="center" style:snap-to-layout-grid="false"/>
    </style:style>
    <style:style style:family="text" style:name="T517">
      <style:text-properties fo:font-size="8.0pt" fo:font-weight="bold" style:font-name="바탕" style:font-name-asian="굴림체" style:font-size-asian="8.0pt" style:font-weight-asian="bold"/>
    </style:style>
    <style:style style:family="table-cell" style:name="T2.R1_C4">
      <style:table-cell-properties fo:border-bottom="0.009cm solid #000000" fo:border-left="0.020cm solid #000000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462" style:parent-style-name="0">
      <style:paragraph-properties fo:text-align="center" style:snap-to-layout-grid="false"/>
    </style:style>
    <style:style style:family="text" style:name="T518">
      <style:text-properties fo:font-size="8.0pt" fo:font-weight="bold" style:font-name="바탕" style:font-name-asian="굴림체" style:font-size-asian="8.0pt" style:font-weight-asian="bold"/>
    </style:style>
    <style:style style:family="table-cell" style:name="T2.R1_C5">
      <style:table-cell-properties fo:border-bottom="0.060cm solid #000000" fo:border-left="0.020cm solid #000000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463" style:parent-style-name="0">
      <style:paragraph-properties fo:text-align="center" style:snap-to-layout-grid="false"/>
    </style:style>
    <style:style style:family="text" style:name="T519">
      <style:text-properties fo:font-size="8.0pt" fo:font-weight="bold" style:font-name="바탕" style:font-name-asian="굴림체" style:font-size-asian="8.0pt" style:font-weight-asian="bold"/>
    </style:style>
    <style:style style:family="table-cell" style:name="T2.R1_C6">
      <style:table-cell-properties fo:border-bottom="0.009cm solid #000000" fo:border-left="0.020cm solid #000000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464" style:parent-style-name="0">
      <style:paragraph-properties fo:text-align="center" style:snap-to-layout-grid="false"/>
    </style:style>
    <style:style style:family="text" style:name="T520">
      <style:text-properties fo:font-size="8.0pt" fo:font-weight="bold" style:font-name="바탕" style:font-name-asian="굴림체" style:font-size-asian="8.0pt" style:font-weight-asian="bold"/>
    </style:style>
    <style:style style:family="table-cell" style:name="T2.R1_C7">
      <style:table-cell-properties fo:border-bottom="0.009cm solid #000000" fo:border-left="0.020cm solid #000000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465" style:parent-style-name="0">
      <style:paragraph-properties fo:text-align="left" style:snap-to-layout-grid="false"/>
    </style:style>
    <style:style style:family="text" style:name="T521">
      <style:text-properties fo:font-size="8.0pt" fo:font-weight="bold" style:font-name="바탕" style:font-name-asian="굴림체" style:font-size-asian="8.0pt" style:font-weight-asian="bold"/>
    </style:style>
    <style:style style:family="table-cell" style:name="T2.R1_C8">
      <style:table-cell-properties fo:border-bottom="0.009cm solid #000000" fo:border-left="0.02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table-row" style:name="T2.R1">
      <style:table-row-properties style:min-row-height="0.670cm"/>
    </style:style>
    <style:style style:family="paragraph" style:name="P466" style:parent-style-name="0">
      <style:paragraph-properties fo:text-align="center" style:snap-to-layout-grid="false"/>
    </style:style>
    <style:style style:family="text" style:name="T522">
      <style:text-properties fo:font-size="8.0pt" fo:font-weight="bold" style:font-name="바탕" style:font-name-asian="굴림체" style:font-size-asian="8.0pt" style:font-weight-asian="bold"/>
    </style:style>
    <style:style style:family="table-cell" style:name="T2.R2_C0">
      <style:table-cell-properties fo:border-bottom="none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467" style:parent-style-name="0">
      <style:paragraph-properties fo:text-align="center" style:snap-to-layout-grid="false"/>
    </style:style>
    <style:style style:family="text" style:name="T523">
      <style:text-properties fo:font-size="8.0pt" style:font-name="굴림체" style:font-name-asian="굴림체" style:font-size-asian="8.0pt"/>
    </style:style>
    <style:style style:family="table-cell" style:name="T2.R2_C1">
      <style:table-cell-properties fo:border-bottom="0.020cm solid #000000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468" style:parent-style-name="0">
      <style:paragraph-properties fo:text-align="left" style:snap-to-layout-grid="false"/>
    </style:style>
    <style:style style:family="table-cell" style:name="T2.R2_C2">
      <style:table-cell-properties fo:border-bottom="0.020cm solid #000000" fo:border-left="0.05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469" style:parent-style-name="0">
      <style:paragraph-properties fo:text-align="center" style:snap-to-layout-grid="false"/>
    </style:style>
    <style:style style:family="text" style:name="T524">
      <style:text-properties fo:font-size="8.0pt" style:font-name="굴림체" style:font-name-asian="굴림체" style:font-size-asian="8.0pt"/>
    </style:style>
    <style:style style:family="table-cell" style:name="T2.R2_C3">
      <style:table-cell-properties fo:border-bottom="0.020cm solid #000000" fo:border-left="0.060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470" style:parent-style-name="0">
      <style:paragraph-properties fo:line-height="100%" fo:text-align="center" style:snap-to-layout-grid="false"/>
    </style:style>
    <style:style style:family="table-cell" style:name="T2.R2_C4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471" style:parent-style-name="0">
      <style:paragraph-properties fo:text-align="center" style:snap-to-layout-grid="false"/>
    </style:style>
    <style:style style:family="text" style:name="T525">
      <style:text-properties fo:font-size="8.0pt" style:font-name="굴림체" style:font-name-asian="굴림체" style:font-size-asian="8.0pt"/>
    </style:style>
    <style:style style:family="table-cell" style:name="T2.R2_C5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472" style:parent-style-name="0">
      <style:paragraph-properties fo:line-height="100%" fo:text-align="center" style:snap-to-layout-grid="false"/>
    </style:style>
    <style:style style:family="table-cell" style:name="T2.R2_C6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473" style:parent-style-name="0">
      <style:paragraph-properties fo:text-align="center" style:snap-to-layout-grid="false"/>
    </style:style>
    <style:style style:family="text" style:name="T526">
      <style:text-properties fo:font-size="8.0pt" style:font-name="굴림체" style:font-name-asian="굴림체" style:font-size-asian="8.0pt"/>
    </style:style>
    <style:style style:family="table-cell" style:name="T2.R2_C7">
      <style:table-cell-properties fo:border-bottom="0.020cm solid #000000" fo:border-left="0.020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474" style:parent-style-name="0">
      <style:paragraph-properties fo:line-height="100%" fo:text-align="center" style:snap-to-layout-grid="false"/>
    </style:style>
    <style:style style:family="text" style:name="T527">
      <style:text-properties fo:font-size="8.0pt" fo:font-weight="bold" fo:letter-spacing="-1.5pt" style:font-name="바탕" style:font-name-asian="굴림체" style:font-size-asian="8.0pt" style:font-weight-asian="bold"/>
    </style:style>
    <style:style style:family="text" style:name="T528">
      <style:text-properties fo:font-size="8.0pt" style:font-name="굴림체" style:font-name-asian="굴림체" style:font-size-asian="8.0pt"/>
    </style:style>
    <style:style style:family="paragraph" style:name="P475" style:parent-style-name="0">
      <style:paragraph-properties fo:line-height="100%" fo:text-align="center" style:snap-to-layout-grid="false"/>
    </style:style>
    <style:style style:family="text" style:name="T529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2.R2_C8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476" style:parent-style-name="0">
      <style:paragraph-properties fo:text-align="center" style:snap-to-layout-grid="false"/>
    </style:style>
    <style:style style:family="text" style:name="T530">
      <style:text-properties fo:font-size="8.0pt" style:font-name="굴림체" style:font-name-asian="굴림체" style:font-size-asian="8.0pt"/>
    </style:style>
    <style:style style:family="table-cell" style:name="T2.R2_C9">
      <style:table-cell-properties fo:border-bottom="0.020cm solid #000000" fo:border-left="0.009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477" style:parent-style-name="0">
      <style:paragraph-properties fo:line-height="100%" fo:text-align="center" style:snap-to-layout-grid="false"/>
    </style:style>
    <style:style style:family="text" style:name="T531">
      <style:text-properties fo:font-size="8.0pt" fo:font-weight="bold" fo:letter-spacing="-1.1pt" style:font-name="바탕" style:font-name-asian="굴림체" style:font-size-asian="8.0pt" style:font-weight-asian="bold"/>
    </style:style>
    <style:style style:family="table-cell" style:name="T2.R2_C10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478" style:parent-style-name="0">
      <style:paragraph-properties fo:text-align="center" style:snap-to-layout-grid="false"/>
    </style:style>
    <style:style style:family="text" style:name="T532">
      <style:text-properties fo:font-size="8.0pt" style:font-name="굴림체" style:font-name-asian="굴림체" style:font-size-asian="8.0pt"/>
    </style:style>
    <style:style style:family="table-cell" style:name="T2.R2_C11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479" style:parent-style-name="0">
      <style:paragraph-properties fo:line-height="100%" fo:text-align="center" style:snap-to-layout-grid="false"/>
    </style:style>
    <style:style style:family="table-cell" style:name="T2.R2_C12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480" style:parent-style-name="0">
      <style:paragraph-properties fo:text-align="left" style:snap-to-layout-grid="false"/>
    </style:style>
    <style:style style:family="text" style:name="T533">
      <style:text-properties fo:font-size="8.0pt" style:font-name="굴림체" style:font-name-asian="굴림체" style:font-size-asian="8.0pt"/>
    </style:style>
    <style:style style:family="table-cell" style:name="T2.R2_C13">
      <style:table-cell-properties fo:border-bottom="0.020cm solid #000000" fo:border-left="none" fo:border-right="0.060cm solid #000000" fo:border-top="0.060cm solid #000000" fo:padding-bottom="0.000cm" fo:padding-left="0.000cm" fo:padding-right="0.000cm" fo:padding-top="0.000cm" style:vertical-align="middle"/>
    </style:style>
    <style:style style:family="table-row" style:name="T2.R2">
      <style:table-row-properties style:min-row-height="0.712cm"/>
    </style:style>
    <style:style style:family="paragraph" style:name="P481" style:parent-style-name="0">
      <style:paragraph-properties fo:text-align="center" style:snap-to-layout-grid="false"/>
    </style:style>
    <style:style style:family="text" style:name="T534">
      <style:text-properties fo:font-size="8.0pt" fo:font-weight="bold" style:font-name="바탕" style:font-name-asian="굴림체" style:font-size-asian="8.0pt" style:font-weight-asian="bold"/>
    </style:style>
    <style:style style:family="table-cell" style:name="T2.R3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482" style:parent-style-name="0">
      <style:paragraph-properties fo:text-align="center" style:snap-to-layout-grid="false"/>
    </style:style>
    <style:style style:family="text" style:name="T535">
      <style:text-properties fo:font-size="8.0pt" style:font-name="굴림체" style:font-name-asian="굴림체" style:font-size-asian="8.0pt"/>
    </style:style>
    <style:style style:family="table-cell" style:name="T2.R3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483" style:parent-style-name="0">
      <style:paragraph-properties fo:text-align="left" style:snap-to-layout-grid="false"/>
    </style:style>
    <style:style style:family="text" style:name="T536">
      <style:text-properties fo:font-size="8.0pt" style:font-name="굴림체" style:font-name-asian="굴림체" style:font-size-asian="8.0pt"/>
    </style:style>
    <style:style style:family="table-cell" style:name="T2.R3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484" style:parent-style-name="0">
      <style:paragraph-properties fo:text-align="center" style:snap-to-layout-grid="false"/>
    </style:style>
    <style:style style:family="text" style:name="T537">
      <style:text-properties fo:font-size="8.0pt" style:font-name="굴림체" style:font-name-asian="굴림체" style:font-size-asian="8.0pt"/>
    </style:style>
    <style:style style:family="table-cell" style:name="T2.R3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485" style:parent-style-name="0">
      <style:paragraph-properties fo:line-height="100%" fo:text-align="center" style:snap-to-layout-grid="false"/>
    </style:style>
    <style:style style:family="text" style:name="T538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2.R3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486" style:parent-style-name="0">
      <style:paragraph-properties fo:text-align="center" style:snap-to-layout-grid="false"/>
    </style:style>
    <style:style style:family="text" style:name="T539">
      <style:text-properties fo:font-size="8.0pt" style:font-name="굴림체" style:font-name-asian="굴림체" style:font-size-asian="8.0pt"/>
    </style:style>
    <style:style style:family="table-cell" style:name="T2.R3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487" style:parent-style-name="0">
      <style:paragraph-properties fo:line-height="100%" fo:text-align="center" style:snap-to-layout-grid="false"/>
    </style:style>
    <style:style style:family="text" style:name="T540">
      <style:text-properties fo:font-size="8.0pt" fo:font-weight="bold" fo:letter-spacing="-1.1pt" style:font-name="바탕" style:font-name-asian="굴림체" style:font-size-asian="8.0pt" style:font-weight-asian="bold"/>
    </style:style>
    <style:style style:family="table-cell" style:name="T2.R3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488" style:parent-style-name="0">
      <style:paragraph-properties fo:text-align="center" style:snap-to-layout-grid="false"/>
    </style:style>
    <style:style style:family="text" style:name="T541">
      <style:text-properties fo:font-size="8.0pt" style:font-name="굴림체" style:font-name-asian="굴림체" style:font-size-asian="8.0pt"/>
    </style:style>
    <style:style style:family="table-cell" style:name="T2.R3_C7">
      <style:table-cell-properties fo:border-bottom="0.020cm solid #000000" fo:border-left="0.020cm solid #000000" fo:border-right="none" fo:border-top="0.020cm solid #000000" fo:padding-bottom="0.000cm" fo:padding-left="0.000cm" fo:padding-right="0.000cm" fo:padding-top="0.000cm" style:vertical-align="middle"/>
    </style:style>
    <style:style style:family="paragraph" style:name="P489" style:parent-style-name="0">
      <style:paragraph-properties fo:line-height="100%" fo:text-align="center" style:snap-to-layout-grid="false"/>
    </style:style>
    <style:style style:family="text" style:name="T542">
      <style:text-properties fo:font-size="8.0pt" fo:font-weight="bold" fo:letter-spacing="-1.9pt" style:font-name="바탕" style:font-name-asian="굴림체" style:font-size-asian="8.0pt" style:font-weight-asian="bold"/>
    </style:style>
    <style:style style:family="table-cell" style:name="T2.R3_C8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490" style:parent-style-name="0">
      <style:paragraph-properties fo:text-align="center" style:snap-to-layout-grid="false"/>
    </style:style>
    <style:style style:family="text" style:name="T543">
      <style:text-properties fo:font-size="8.0pt" style:font-name="굴림체" style:font-name-asian="굴림체" style:font-size-asian="8.0pt"/>
    </style:style>
    <style:style style:family="table-cell" style:name="T2.R3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491" style:parent-style-name="0">
      <style:paragraph-properties fo:line-height="100%" fo:text-align="center" style:snap-to-layout-grid="false"/>
    </style:style>
    <style:style style:family="paragraph" style:name="P492" style:parent-style-name="0">
      <style:paragraph-properties fo:line-height="100%" fo:text-align="center" style:snap-to-layout-grid="false"/>
    </style:style>
    <style:style style:family="table-cell" style:name="T2.R3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493" style:parent-style-name="0">
      <style:paragraph-properties fo:text-align="center" style:snap-to-layout-grid="false"/>
    </style:style>
    <style:style style:family="text" style:name="T544">
      <style:text-properties fo:font-size="8.0pt" style:font-name="굴림체" style:font-name-asian="굴림체" style:font-size-asian="8.0pt"/>
    </style:style>
    <style:style style:family="table-cell" style:name="T2.R3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494" style:parent-style-name="0">
      <style:paragraph-properties fo:line-height="100%" fo:text-align="center" style:snap-to-layout-grid="false"/>
    </style:style>
    <style:style style:family="table-cell" style:name="T2.R3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495" style:parent-style-name="0">
      <style:paragraph-properties fo:text-align="left" style:snap-to-layout-grid="false"/>
    </style:style>
    <style:style style:family="text" style:name="T545">
      <style:text-properties fo:font-size="8.0pt" style:font-name="굴림체" style:font-name-asian="굴림체" style:font-size-asian="8.0pt"/>
    </style:style>
    <style:style style:family="table-cell" style:name="T2.R3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3">
      <style:table-row-properties style:min-row-height="0.770cm"/>
    </style:style>
    <style:style style:family="paragraph" style:name="P496" style:parent-style-name="0">
      <style:paragraph-properties fo:text-align="center" style:snap-to-layout-grid="false"/>
    </style:style>
    <style:style style:family="text" style:name="T546">
      <style:text-properties fo:font-size="8.0pt" fo:font-weight="bold" style:font-name="굴림체" style:font-name-asian="굴림체" style:font-size-asian="8.0pt" style:font-weight-asian="bold"/>
    </style:style>
    <style:style style:family="table-cell" style:name="T2.R4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497" style:parent-style-name="0">
      <style:paragraph-properties fo:text-align="center" style:snap-to-layout-grid="false"/>
    </style:style>
    <style:style style:family="text" style:name="T547">
      <style:text-properties fo:font-size="8.0pt" style:font-name="굴림체" style:font-name-asian="굴림체" style:font-size-asian="8.0pt"/>
    </style:style>
    <style:style style:family="table-cell" style:name="T2.R4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498" style:parent-style-name="0">
      <style:paragraph-properties fo:text-align="left" style:snap-to-layout-grid="false"/>
    </style:style>
    <style:style style:family="text" style:name="T548">
      <style:text-properties fo:font-size="8.0pt" style:font-name="굴림체" style:font-name-asian="굴림체" style:font-size-asian="8.0pt"/>
    </style:style>
    <style:style style:family="table-cell" style:name="T2.R4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499" style:parent-style-name="0">
      <style:paragraph-properties fo:text-align="center" style:snap-to-layout-grid="false"/>
    </style:style>
    <style:style style:family="text" style:name="T549">
      <style:text-properties fo:font-size="8.0pt" style:font-name="굴림체" style:font-name-asian="굴림체" style:font-size-asian="8.0pt"/>
    </style:style>
    <style:style style:family="table-cell" style:name="T2.R4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500" style:parent-style-name="0">
      <style:paragraph-properties fo:line-height="100%" fo:text-align="center" style:snap-to-layout-grid="false"/>
    </style:style>
    <style:style style:family="table-cell" style:name="T2.R4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01" style:parent-style-name="0">
      <style:paragraph-properties fo:text-align="center" style:snap-to-layout-grid="false"/>
    </style:style>
    <style:style style:family="text" style:name="T550">
      <style:text-properties fo:font-size="8.0pt" style:font-name="굴림체" style:font-name-asian="굴림체" style:font-size-asian="8.0pt"/>
    </style:style>
    <style:style style:family="table-cell" style:name="T2.R4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502" style:parent-style-name="0">
      <style:paragraph-properties fo:line-height="100%" fo:text-align="center" style:snap-to-layout-grid="false"/>
    </style:style>
    <style:style style:family="text" style:name="T551">
      <style:text-properties fo:font-size="8.0pt" fo:font-weight="bold" fo:letter-spacing="-0.6pt" style:font-name="바탕" style:font-name-asian="굴림체" style:font-size-asian="8.0pt" style:font-weight-asian="bold"/>
    </style:style>
    <style:style style:family="text" style:name="T552">
      <style:text-properties fo:font-size="8.0pt" style:font-name="굴림체" style:font-name-asian="굴림체" style:font-size-asian="8.0pt"/>
    </style:style>
    <style:style style:family="table-cell" style:name="T2.R4_C6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03" style:parent-style-name="0">
      <style:paragraph-properties fo:text-align="center" style:snap-to-layout-grid="false"/>
    </style:style>
    <style:style style:family="text" style:name="T553">
      <style:text-properties fo:font-size="8.0pt" style:font-name="굴림체" style:font-name-asian="굴림체" style:font-size-asian="8.0pt"/>
    </style:style>
    <style:style style:family="table-cell" style:name="T2.R4_C7">
      <style:table-cell-properties fo:background-color="#ffff99" fo:border-bottom="0.020cm solid #000000" fo:border-left="0.020cm solid #000000" fo:border-right="none" fo:border-top="0.020cm solid #000000" fo:padding-bottom="0.000cm" fo:padding-left="0.000cm" fo:padding-right="0.000cm" fo:padding-top="0.000cm" style:vertical-align="middle"/>
    </style:style>
    <style:style style:family="paragraph" style:name="P504" style:parent-style-name="0">
      <style:paragraph-properties fo:line-height="100%" fo:text-align="center" style:snap-to-layout-grid="false"/>
    </style:style>
    <style:style style:family="text" style:name="T554">
      <style:text-properties fo:font-size="8.0pt" fo:font-weight="bold" fo:letter-spacing="-0.8pt" style:font-name="바탕" style:font-name-asian="굴림체" style:font-size-asian="8.0pt" style:font-weight-asian="bold"/>
    </style:style>
    <style:style style:family="text" style:name="T555">
      <style:text-properties fo:font-size="8.0pt" style:font-name="굴림체" style:font-name-asian="굴림체" style:font-size-asian="8.0pt"/>
    </style:style>
    <style:style style:family="table-cell" style:name="T2.R4_C8">
      <style:table-cell-properties fo:background-color="#ffff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05" style:parent-style-name="0">
      <style:paragraph-properties fo:text-align="center" style:snap-to-layout-grid="false"/>
    </style:style>
    <style:style style:family="text" style:name="T556">
      <style:text-properties fo:font-size="8.0pt" style:font-name="굴림체" style:font-name-asian="굴림체" style:font-size-asian="8.0pt"/>
    </style:style>
    <style:style style:family="table-cell" style:name="T2.R4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506" style:parent-style-name="0">
      <style:paragraph-properties fo:line-height="100%" fo:text-align="center" style:snap-to-layout-grid="false"/>
    </style:style>
    <style:style style:family="text" style:name="T557">
      <style:text-properties fo:font-size="8.0pt" fo:font-weight="bold" fo:letter-spacing="-0.5pt" style:font-name="바탕" style:font-name-asian="굴림체" style:font-size-asian="8.0pt" style:font-weight-asian="bold"/>
    </style:style>
    <style:style style:family="text" style:name="T558">
      <style:text-properties fo:font-size="8.0pt" style:font-name="굴림체" style:font-name-asian="굴림체" style:font-size-asian="8.0pt"/>
    </style:style>
    <style:style style:family="table-cell" style:name="T2.R4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07" style:parent-style-name="0">
      <style:paragraph-properties fo:text-align="center" style:snap-to-layout-grid="false"/>
    </style:style>
    <style:style style:family="text" style:name="T559">
      <style:text-properties fo:font-size="8.0pt" style:font-name="굴림체" style:font-name-asian="굴림체" style:font-size-asian="8.0pt"/>
    </style:style>
    <style:style style:family="table-cell" style:name="T2.R4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508" style:parent-style-name="0">
      <style:paragraph-properties fo:line-height="100%" fo:text-align="center" style:snap-to-layout-grid="false"/>
    </style:style>
    <style:style style:family="text" style:name="T560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2.R4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509" style:parent-style-name="0">
      <style:paragraph-properties fo:text-align="left" style:snap-to-layout-grid="false"/>
    </style:style>
    <style:style style:family="text" style:name="T561">
      <style:text-properties fo:font-size="8.0pt" style:font-name="굴림체" style:font-name-asian="굴림체" style:font-size-asian="8.0pt"/>
    </style:style>
    <style:style style:family="table-cell" style:name="T2.R4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4">
      <style:table-row-properties style:min-row-height="0.770cm"/>
    </style:style>
    <style:style style:family="paragraph" style:name="P510" style:parent-style-name="0">
      <style:paragraph-properties fo:text-align="center" style:snap-to-layout-grid="false"/>
    </style:style>
    <style:style style:family="text" style:name="T562">
      <style:text-properties fo:font-size="8.0pt" fo:font-weight="bold" style:font-name="바탕" style:font-name-asian="굴림체" style:font-size-asian="8.0pt" style:font-weight-asian="bold"/>
    </style:style>
    <style:style style:family="table-cell" style:name="T2.R5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11" style:parent-style-name="0">
      <style:paragraph-properties fo:text-align="center" style:snap-to-layout-grid="false"/>
    </style:style>
    <style:style style:family="text" style:name="T563">
      <style:text-properties fo:font-size="8.0pt" style:font-name="굴림체" style:font-name-asian="굴림체" style:font-size-asian="8.0pt"/>
    </style:style>
    <style:style style:family="table-cell" style:name="T2.R5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12" style:parent-style-name="0">
      <style:paragraph-properties fo:text-align="left" style:snap-to-layout-grid="false"/>
    </style:style>
    <style:style style:family="text" style:name="T564">
      <style:text-properties fo:font-size="8.0pt" style:font-name="굴림체" style:font-name-asian="굴림체" style:font-size-asian="8.0pt"/>
    </style:style>
    <style:style style:family="table-cell" style:name="T2.R5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13" style:parent-style-name="0">
      <style:paragraph-properties fo:text-align="center" style:snap-to-layout-grid="false"/>
    </style:style>
    <style:style style:family="text" style:name="T565">
      <style:text-properties fo:font-size="8.0pt" style:font-name="굴림체" style:font-name-asian="굴림체" style:font-size-asian="8.0pt"/>
    </style:style>
    <style:style style:family="table-cell" style:name="T2.R5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514" style:parent-style-name="0">
      <style:paragraph-properties fo:line-height="100%" fo:text-align="center" style:snap-to-layout-grid="false"/>
    </style:style>
    <style:style style:family="text" style:name="T566">
      <style:text-properties fo:font-size="8.0pt" fo:font-weight="bold" fo:letter-spacing="-1.9pt" style:font-name="바탕" style:font-name-asian="굴림체" style:font-size-asian="8.0pt" style:font-weight-asian="bold"/>
    </style:style>
    <style:style style:family="table-cell" style:name="T2.R5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15" style:parent-style-name="0">
      <style:paragraph-properties fo:text-align="center" style:snap-to-layout-grid="false"/>
    </style:style>
    <style:style style:family="text" style:name="T567">
      <style:text-properties fo:font-size="8.0pt" style:font-name="굴림체" style:font-name-asian="굴림체" style:font-size-asian="8.0pt"/>
    </style:style>
    <style:style style:family="table-cell" style:name="T2.R5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516" style:parent-style-name="0">
      <style:paragraph-properties fo:line-height="100%" fo:text-align="center" style:snap-to-layout-grid="false"/>
    </style:style>
    <style:style style:family="text" style:name="T568">
      <style:text-properties fo:font-size="8.0pt" fo:font-weight="bold" fo:letter-spacing="-1.9pt" style:font-name="바탕" style:font-name-asian="굴림체" style:font-size-asian="8.0pt" style:font-weight-asian="bold"/>
    </style:style>
    <style:style style:family="table-cell" style:name="T2.R5_C6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17" style:parent-style-name="0">
      <style:paragraph-properties fo:text-align="center" style:snap-to-layout-grid="false"/>
    </style:style>
    <style:style style:family="text" style:name="T569">
      <style:text-properties fo:font-size="8.0pt" style:font-name="굴림체" style:font-name-asian="굴림체" style:font-size-asian="8.0pt"/>
    </style:style>
    <style:style style:family="table-cell" style:name="T2.R5_C7">
      <style:table-cell-properties fo:background-color="#ffff99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518" style:parent-style-name="0">
      <style:paragraph-properties fo:line-height="100%" fo:text-align="center" style:snap-to-layout-grid="false"/>
    </style:style>
    <style:style style:family="text" style:name="T570">
      <style:text-properties fo:font-size="8.0pt" fo:font-weight="bold" fo:letter-spacing="-1.9pt" style:font-name="바탕" style:font-name-asian="굴림체" style:font-size-asian="8.0pt" style:font-weight-asian="bold"/>
    </style:style>
    <style:style style:family="table-cell" style:name="T2.R5_C8">
      <style:table-cell-properties fo:background-color="#ffff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19" style:parent-style-name="0">
      <style:paragraph-properties fo:text-align="center" style:snap-to-layout-grid="false"/>
    </style:style>
    <style:style style:family="text" style:name="T571">
      <style:text-properties fo:font-size="8.0pt" style:font-name="굴림체" style:font-name-asian="굴림체" style:font-size-asian="8.0pt"/>
    </style:style>
    <style:style style:family="table-cell" style:name="T2.R5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520" style:parent-style-name="0">
      <style:paragraph-properties fo:line-height="100%" fo:text-align="center" style:snap-to-layout-grid="false"/>
    </style:style>
    <style:style style:family="text" style:name="T572">
      <style:text-properties fo:font-size="8.0pt" fo:font-weight="bold" fo:letter-spacing="-1.9pt" style:font-name="바탕" style:font-name-asian="굴림체" style:font-size-asian="8.0pt" style:font-weight-asian="bold"/>
    </style:style>
    <style:style style:family="table-cell" style:name="T2.R5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21" style:parent-style-name="0">
      <style:paragraph-properties fo:text-align="center" style:snap-to-layout-grid="false"/>
    </style:style>
    <style:style style:family="text" style:name="T573">
      <style:text-properties fo:font-size="8.0pt" style:font-name="굴림체" style:font-name-asian="굴림체" style:font-size-asian="8.0pt"/>
    </style:style>
    <style:style style:family="table-cell" style:name="T2.R5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522" style:parent-style-name="0">
      <style:paragraph-properties fo:line-height="100%" fo:text-align="center" style:snap-to-layout-grid="false"/>
    </style:style>
    <style:style style:family="text" style:name="T574">
      <style:text-properties fo:font-size="8.0pt" fo:font-weight="bold" fo:letter-spacing="-1.9pt" style:font-name="바탕" style:font-name-asian="굴림체" style:font-size-asian="8.0pt" style:font-weight-asian="bold"/>
    </style:style>
    <style:style style:family="table-cell" style:name="T2.R5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523" style:parent-style-name="0">
      <style:paragraph-properties fo:text-align="left" style:snap-to-layout-grid="false"/>
    </style:style>
    <style:style style:family="text" style:name="T575">
      <style:text-properties fo:font-size="8.0pt" style:font-name="굴림체" style:font-name-asian="굴림체" style:font-size-asian="8.0pt"/>
    </style:style>
    <style:style style:family="table-cell" style:name="T2.R5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5">
      <style:table-row-properties style:min-row-height="0.770cm"/>
    </style:style>
    <style:style style:family="paragraph" style:name="P524" style:parent-style-name="0">
      <style:paragraph-properties fo:text-align="center" style:snap-to-layout-grid="false"/>
    </style:style>
    <style:style style:family="text" style:name="T576">
      <style:text-properties fo:font-size="8.0pt" fo:font-weight="bold" style:font-name="바탕" style:font-name-asian="굴림체" style:font-size-asian="8.0pt" style:font-weight-asian="bold"/>
    </style:style>
    <style:style style:family="table-cell" style:name="T2.R6_C0">
      <style:table-cell-properties fo:border-bottom="0.06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25" style:parent-style-name="0">
      <style:paragraph-properties fo:text-align="center" style:snap-to-layout-grid="false"/>
    </style:style>
    <style:style style:family="text" style:name="T577">
      <style:text-properties fo:font-size="8.0pt" style:font-name="굴림체" style:font-name-asian="굴림체" style:font-size-asian="8.0pt"/>
    </style:style>
    <style:style style:family="table-cell" style:name="T2.R6_C1">
      <style:table-cell-properties fo:border-bottom="0.06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26" style:parent-style-name="0">
      <style:paragraph-properties fo:text-align="left" style:snap-to-layout-grid="false"/>
    </style:style>
    <style:style style:family="text" style:name="T578">
      <style:text-properties fo:font-size="8.0pt" style:font-name="굴림체" style:font-name-asian="굴림체" style:font-size-asian="8.0pt"/>
    </style:style>
    <style:style style:family="table-cell" style:name="T2.R6_C2">
      <style:table-cell-properties fo:border-bottom="0.06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27" style:parent-style-name="0">
      <style:paragraph-properties fo:text-align="center" style:snap-to-layout-grid="false"/>
    </style:style>
    <style:style style:family="text" style:name="T579">
      <style:text-properties fo:font-size="8.0pt" style:font-name="굴림체" style:font-name-asian="굴림체" style:font-size-asian="8.0pt"/>
    </style:style>
    <style:style style:family="table-cell" style:name="T2.R6_C3">
      <style:table-cell-properties fo:border-bottom="0.06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528" style:parent-style-name="0">
      <style:paragraph-properties fo:line-height="100%" fo:text-align="center" style:snap-to-layout-grid="false"/>
    </style:style>
    <style:style style:family="text" style:name="T580">
      <style:text-properties fo:font-size="8.0pt" style:font-name="굴림체" style:font-name-asian="굴림체" style:font-size-asian="8.0pt"/>
    </style:style>
    <style:style style:family="text" style:name="T581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582">
      <style:text-properties fo:font-size="8.0pt" style:font-name="굴림체" style:font-name-asian="굴림체" style:font-size-asian="8.0pt"/>
    </style:style>
    <style:style style:family="table-cell" style:name="T2.R6_C4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29" style:parent-style-name="0">
      <style:paragraph-properties fo:text-align="center" style:snap-to-layout-grid="false"/>
    </style:style>
    <style:style style:family="text" style:name="T583">
      <style:text-properties fo:font-size="8.0pt" style:font-name="굴림체" style:font-name-asian="굴림체" style:font-size-asian="8.0pt"/>
    </style:style>
    <style:style style:family="table-cell" style:name="T2.R6_C5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530" style:parent-style-name="0">
      <style:paragraph-properties fo:line-height="100%" fo:text-align="center" style:snap-to-layout-grid="false"/>
    </style:style>
    <style:style style:family="text" style:name="T584">
      <style:text-properties fo:font-size="8.0pt" style:font-name="굴림체" style:font-name-asian="굴림체" style:font-size-asian="8.0pt"/>
    </style:style>
    <style:style style:family="text" style:name="T585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586">
      <style:text-properties fo:font-size="8.0pt" style:font-name="굴림체" style:font-name-asian="굴림체" style:font-size-asian="8.0pt"/>
    </style:style>
    <style:style style:family="table-cell" style:name="T2.R6_C6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31" style:parent-style-name="0">
      <style:paragraph-properties fo:text-align="center" style:snap-to-layout-grid="false"/>
    </style:style>
    <style:style style:family="table-cell" style:name="T2.R6_C7">
      <style:table-cell-properties fo:background-color="#ffff99" fo:border-bottom="0.06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532" style:parent-style-name="0">
      <style:paragraph-properties fo:line-height="100%" fo:text-align="center" style:snap-to-layout-grid="false"/>
    </style:style>
    <style:style style:family="table-cell" style:name="T2.R6_C8">
      <style:table-cell-properties fo:background-color="#ffff99"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33" style:parent-style-name="0">
      <style:paragraph-properties fo:text-align="center" style:snap-to-layout-grid="false"/>
    </style:style>
    <style:style style:family="table-cell" style:name="T2.R6_C9">
      <style:table-cell-properties fo:border-bottom="0.06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534" style:parent-style-name="0">
      <style:paragraph-properties fo:line-height="100%" fo:text-align="center" style:snap-to-layout-grid="false"/>
    </style:style>
    <style:style style:family="table-cell" style:name="T2.R6_C10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35" style:parent-style-name="0">
      <style:paragraph-properties fo:text-align="center" style:snap-to-layout-grid="false"/>
    </style:style>
    <style:style style:family="text" style:name="T587">
      <style:text-properties fo:font-size="8.0pt" style:font-name="바탕" style:font-name-asian="굴림체" style:font-size-asian="8.0pt"/>
    </style:style>
    <style:style style:family="table-cell" style:name="T2.R6_C11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536" style:parent-style-name="0">
      <style:paragraph-properties fo:line-height="100%" fo:text-align="center" style:snap-to-layout-grid="false"/>
    </style:style>
    <style:style style:family="table-cell" style:name="T2.R6_C12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537" style:parent-style-name="0">
      <style:paragraph-properties fo:text-align="left" style:snap-to-layout-grid="false"/>
    </style:style>
    <style:style style:family="text" style:name="T588">
      <style:text-properties fo:font-size="8.0pt" style:font-name="바탕" style:font-name-asian="굴림체" style:font-size-asian="8.0pt"/>
    </style:style>
    <style:style style:family="table-cell" style:name="T2.R6_C13">
      <style:table-cell-properties fo:border-bottom="0.06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6">
      <style:table-row-properties style:min-row-height="0.770cm"/>
    </style:style>
    <style:style style:family="paragraph" style:name="P538" style:parent-style-name="0">
      <style:paragraph-properties fo:text-align="center" style:snap-to-layout-grid="false"/>
    </style:style>
    <style:style style:family="text" style:name="T589">
      <style:text-properties fo:font-size="8.0pt" fo:font-weight="bold" style:font-name="바탕" style:font-name-asian="굴림체" style:font-size-asian="8.0pt" style:font-weight-asian="bold"/>
    </style:style>
    <style:style style:family="table-cell" style:name="T2.R7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39" style:parent-style-name="0">
      <style:paragraph-properties fo:text-align="center" style:snap-to-layout-grid="false"/>
    </style:style>
    <style:style style:family="text" style:name="T590">
      <style:text-properties fo:font-size="8.0pt" style:font-name="굴림체" style:font-name-asian="굴림체" style:font-size-asian="8.0pt"/>
    </style:style>
    <style:style style:family="table-cell" style:name="T2.R7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40" style:parent-style-name="0">
      <style:paragraph-properties fo:text-align="left" style:snap-to-layout-grid="false"/>
    </style:style>
    <style:style style:family="table-cell" style:name="T2.R7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41" style:parent-style-name="0">
      <style:paragraph-properties fo:text-align="center" style:snap-to-layout-grid="false"/>
    </style:style>
    <style:style style:family="table-cell" style:name="T2.R7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542" style:parent-style-name="0">
      <style:paragraph-properties fo:line-height="100%" fo:text-align="center" style:snap-to-layout-grid="false"/>
    </style:style>
    <style:style style:family="table-cell" style:name="T2.R7_C4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543" style:parent-style-name="0">
      <style:paragraph-properties fo:text-align="center" style:snap-to-layout-grid="false"/>
    </style:style>
    <style:style style:family="table-cell" style:name="T2.R7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544" style:parent-style-name="0">
      <style:paragraph-properties fo:line-height="100%" fo:text-align="center" style:snap-to-layout-grid="false"/>
    </style:style>
    <style:style style:family="table-cell" style:name="T2.R7_C6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545" style:parent-style-name="0">
      <style:paragraph-properties fo:text-align="center" style:snap-to-layout-grid="false"/>
    </style:style>
    <style:style style:family="text" style:name="T591">
      <style:text-properties fo:font-size="8.0pt" style:font-name="굴림체" style:font-name-asian="굴림체" style:font-size-asian="8.0pt"/>
    </style:style>
    <style:style style:family="table-cell" style:name="T2.R7_C7">
      <style:table-cell-properties fo:background-color="#ff9999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546" style:parent-style-name="0">
      <style:paragraph-properties fo:line-height="100%" fo:text-align="center" style:snap-to-layout-grid="false"/>
    </style:style>
    <style:style style:family="text" style:name="T592">
      <style:text-properties fo:font-size="8.0pt" style:font-name="굴림체" style:font-name-asian="굴림체" style:font-size-asian="8.0pt"/>
    </style:style>
    <style:style style:family="text" style:name="T593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594">
      <style:text-properties fo:font-size="8.0pt" style:font-name="굴림체" style:font-name-asian="굴림체" style:font-size-asian="8.0pt"/>
    </style:style>
    <style:style style:family="table-cell" style:name="T2.R7_C8">
      <style:table-cell-properties fo:background-color="#ff99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47" style:parent-style-name="0">
      <style:paragraph-properties fo:text-align="center" style:snap-to-layout-grid="false"/>
    </style:style>
    <style:style style:family="text" style:name="T595">
      <style:text-properties fo:font-size="8.0pt" style:font-name="굴림체" style:font-name-asian="굴림체" style:font-size-asian="8.0pt"/>
    </style:style>
    <style:style style:family="table-cell" style:name="T2.R7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548" style:parent-style-name="0">
      <style:paragraph-properties fo:line-height="100%" fo:text-align="center" style:snap-to-layout-grid="false"/>
    </style:style>
    <style:style style:family="text" style:name="T596">
      <style:text-properties fo:font-size="8.0pt" style:font-name="굴림체" style:font-name-asian="굴림체" style:font-size-asian="8.0pt"/>
    </style:style>
    <style:style style:family="text" style:name="T597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598">
      <style:text-properties fo:font-size="8.0pt" style:font-name="굴림체" style:font-name-asian="굴림체" style:font-size-asian="8.0pt"/>
    </style:style>
    <style:style style:family="table-cell" style:name="T2.R7_C10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549" style:parent-style-name="0">
      <style:paragraph-properties fo:text-align="center" style:snap-to-layout-grid="false"/>
    </style:style>
    <style:style style:family="text" style:name="T599">
      <style:text-properties fo:font-size="8.0pt" style:font-name="굴림체" style:font-name-asian="굴림체" style:font-size-asian="8.0pt"/>
    </style:style>
    <style:style style:family="table-cell" style:name="T2.R7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550" style:parent-style-name="0">
      <style:paragraph-properties fo:line-height="100%" fo:text-align="center" style:snap-to-layout-grid="false"/>
    </style:style>
    <style:style style:family="text" style:name="T600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2.R7_C12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551" style:parent-style-name="0">
      <style:paragraph-properties fo:text-align="left" style:snap-to-layout-grid="false"/>
    </style:style>
    <style:style style:family="text" style:name="T601">
      <style:text-properties fo:font-size="8.0pt" style:font-name="굴림체" style:font-name-asian="굴림체" style:font-size-asian="8.0pt"/>
    </style:style>
    <style:style style:family="table-cell" style:name="T2.R7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7">
      <style:table-row-properties style:min-row-height="0.770cm"/>
    </style:style>
    <style:style style:family="paragraph" style:name="P552" style:parent-style-name="0">
      <style:paragraph-properties fo:text-align="center" style:snap-to-layout-grid="false"/>
    </style:style>
    <style:style style:family="text" style:name="T602">
      <style:text-properties fo:font-size="8.0pt" fo:font-weight="bold" style:font-name="바탕" style:font-name-asian="굴림체" style:font-size-asian="8.0pt" style:font-weight-asian="bold"/>
    </style:style>
    <style:style style:family="table-cell" style:name="T2.R8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53" style:parent-style-name="0">
      <style:paragraph-properties fo:text-align="center" style:snap-to-layout-grid="false"/>
    </style:style>
    <style:style style:family="text" style:name="T603">
      <style:text-properties fo:font-size="8.0pt" style:font-name="굴림체" style:font-name-asian="굴림체" style:font-size-asian="8.0pt"/>
    </style:style>
    <style:style style:family="table-cell" style:name="T2.R8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54" style:parent-style-name="0">
      <style:paragraph-properties fo:text-align="left" style:snap-to-layout-grid="false"/>
    </style:style>
    <style:style style:family="text" style:name="T604">
      <style:text-properties fo:font-size="8.0pt" style:font-name="굴림체" style:font-name-asian="굴림체" style:font-size-asian="8.0pt"/>
    </style:style>
    <style:style style:family="table-cell" style:name="T2.R8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55" style:parent-style-name="0">
      <style:paragraph-properties fo:text-align="center" style:snap-to-layout-grid="false"/>
    </style:style>
    <style:style style:family="text" style:name="T605">
      <style:text-properties fo:font-size="8.0pt" style:font-name="굴림체" style:font-name-asian="굴림체" style:font-size-asian="8.0pt"/>
    </style:style>
    <style:style style:family="table-cell" style:name="T2.R8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556" style:parent-style-name="0">
      <style:paragraph-properties fo:line-height="100%" fo:text-align="center" style:snap-to-layout-grid="false"/>
    </style:style>
    <style:style style:family="table-cell" style:name="T2.R8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57" style:parent-style-name="0">
      <style:paragraph-properties fo:text-align="center" style:snap-to-layout-grid="false"/>
    </style:style>
    <style:style style:family="text" style:name="T606">
      <style:text-properties fo:font-size="8.0pt" style:font-name="굴림체" style:font-name-asian="굴림체" style:font-size-asian="8.0pt"/>
    </style:style>
    <style:style style:family="table-cell" style:name="T2.R8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558" style:parent-style-name="0">
      <style:paragraph-properties fo:line-height="100%" fo:text-align="center" style:snap-to-layout-grid="false"/>
    </style:style>
    <style:style style:family="text" style:name="T607">
      <style:text-properties fo:font-size="8.0pt" fo:font-weight="bold" fo:letter-spacing="-2.6pt" style:font-name="바탕" style:font-name-asian="굴림체" style:font-size-asian="8.0pt" style:font-weight-asian="bold"/>
    </style:style>
    <style:style style:family="text" style:name="T608">
      <style:text-properties fo:font-size="8.0pt" style:font-name="굴림체" style:font-name-asian="굴림체" style:font-size-asian="8.0pt"/>
    </style:style>
    <style:style style:family="paragraph" style:name="P559" style:parent-style-name="0">
      <style:paragraph-properties fo:line-height="100%" fo:text-align="center" style:snap-to-layout-grid="false"/>
    </style:style>
    <style:style style:family="text" style:name="T609">
      <style:text-properties fo:font-size="8.0pt" fo:font-weight="bold" fo:letter-spacing="-1.0pt" style:font-name="바탕" style:font-name-asian="굴림체" style:font-size-asian="8.0pt" style:font-weight-asian="bold"/>
    </style:style>
    <style:style style:family="text" style:name="T610">
      <style:text-properties fo:font-size="8.0pt" style:font-name="굴림체" style:font-name-asian="굴림체" style:font-size-asian="8.0pt"/>
    </style:style>
    <style:style style:family="table-cell" style:name="T2.R8_C6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60" style:parent-style-name="0">
      <style:paragraph-properties fo:text-align="center" style:snap-to-layout-grid="false"/>
    </style:style>
    <style:style style:family="text" style:name="T611">
      <style:text-properties fo:font-size="8.0pt" style:font-name="굴림체" style:font-name-asian="굴림체" style:font-size-asian="8.0pt"/>
    </style:style>
    <style:style style:family="table-cell" style:name="T2.R8_C7">
      <style:table-cell-properties fo:background-color="#ff9999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561" style:parent-style-name="0">
      <style:paragraph-properties fo:line-height="100%" fo:text-align="center" style:snap-to-layout-grid="false"/>
    </style:style>
    <style:style style:family="table-cell" style:name="T2.R8_C8">
      <style:table-cell-properties fo:background-color="#ff99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62" style:parent-style-name="0">
      <style:paragraph-properties fo:text-align="center" style:snap-to-layout-grid="false"/>
    </style:style>
    <style:style style:family="text" style:name="T612">
      <style:text-properties fo:font-size="8.0pt" style:font-name="굴림체" style:font-name-asian="굴림체" style:font-size-asian="8.0pt"/>
    </style:style>
    <style:style style:family="table-cell" style:name="T2.R8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563" style:parent-style-name="0">
      <style:paragraph-properties fo:line-height="100%" fo:text-align="center" style:snap-to-layout-grid="false"/>
    </style:style>
    <style:style style:family="text" style:name="T613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2.R8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64" style:parent-style-name="0">
      <style:paragraph-properties fo:text-align="center" style:snap-to-layout-grid="false"/>
    </style:style>
    <style:style style:family="text" style:name="T614">
      <style:text-properties fo:font-size="8.0pt" style:font-name="굴림체" style:font-name-asian="굴림체" style:font-size-asian="8.0pt"/>
    </style:style>
    <style:style style:family="table-cell" style:name="T2.R8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565" style:parent-style-name="0">
      <style:paragraph-properties fo:line-height="100%" fo:text-align="center" style:snap-to-layout-grid="false"/>
    </style:style>
    <style:style style:family="table-cell" style:name="T2.R8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566" style:parent-style-name="0">
      <style:paragraph-properties fo:text-align="left" style:snap-to-layout-grid="false"/>
    </style:style>
    <style:style style:family="text" style:name="T615">
      <style:text-properties fo:font-size="8.0pt" style:font-name="굴림체" style:font-name-asian="굴림체" style:font-size-asian="8.0pt"/>
    </style:style>
    <style:style style:family="table-cell" style:name="T2.R8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8">
      <style:table-row-properties style:min-row-height="0.812cm"/>
    </style:style>
    <style:style style:family="paragraph" style:name="P567" style:parent-style-name="0">
      <style:paragraph-properties fo:text-align="center" style:snap-to-layout-grid="false"/>
    </style:style>
    <style:style style:family="text" style:name="T616">
      <style:text-properties fo:font-size="8.0pt" fo:font-weight="bold" style:font-name="굴림체" style:font-name-asian="굴림체" style:font-size-asian="8.0pt" style:font-weight-asian="bold"/>
    </style:style>
    <style:style style:family="table-cell" style:name="T2.R9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68" style:parent-style-name="0">
      <style:paragraph-properties fo:text-align="center" style:snap-to-layout-grid="false"/>
    </style:style>
    <style:style style:family="text" style:name="T617">
      <style:text-properties fo:font-size="8.0pt" style:font-name="굴림체" style:font-name-asian="굴림체" style:font-size-asian="8.0pt"/>
    </style:style>
    <style:style style:family="table-cell" style:name="T2.R9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69" style:parent-style-name="0">
      <style:paragraph-properties fo:text-align="left" style:snap-to-layout-grid="false"/>
    </style:style>
    <style:style style:family="text" style:name="T618">
      <style:text-properties fo:font-size="8.0pt" style:font-name="굴림체" style:font-name-asian="굴림체" style:font-size-asian="8.0pt"/>
    </style:style>
    <style:style style:family="table-cell" style:name="T2.R9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70" style:parent-style-name="0">
      <style:paragraph-properties fo:text-align="center" style:snap-to-layout-grid="false"/>
    </style:style>
    <style:style style:family="text" style:name="T619">
      <style:text-properties fo:font-size="8.0pt" style:font-name="굴림체" style:font-name-asian="굴림체" style:font-size-asian="8.0pt"/>
    </style:style>
    <style:style style:family="table-cell" style:name="T2.R9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571" style:parent-style-name="0">
      <style:paragraph-properties fo:line-height="100%" fo:text-align="center" style:snap-to-layout-grid="false"/>
    </style:style>
    <style:style style:family="text" style:name="T620">
      <style:text-properties fo:font-size="8.0pt" style:font-name="굴림체" style:font-name-asian="굴림체" style:font-size-asian="8.0pt"/>
    </style:style>
    <style:style style:family="text" style:name="T621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622">
      <style:text-properties fo:font-size="8.0pt" style:font-name="굴림체" style:font-name-asian="굴림체" style:font-size-asian="8.0pt"/>
    </style:style>
    <style:style style:family="table-cell" style:name="T2.R9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72" style:parent-style-name="0">
      <style:paragraph-properties fo:text-align="center" style:snap-to-layout-grid="false"/>
    </style:style>
    <style:style style:family="text" style:name="T623">
      <style:text-properties fo:font-size="8.0pt" style:font-name="굴림체" style:font-name-asian="굴림체" style:font-size-asian="8.0pt"/>
    </style:style>
    <style:style style:family="table-cell" style:name="T2.R9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573" style:parent-style-name="0">
      <style:paragraph-properties fo:line-height="100%" fo:text-align="center" style:snap-to-layout-grid="false"/>
    </style:style>
    <style:style style:family="text" style:name="T624">
      <style:text-properties fo:font-size="8.0pt" style:font-name="굴림체" style:font-name-asian="굴림체" style:font-size-asian="8.0pt"/>
    </style:style>
    <style:style style:family="text" style:name="T625">
      <style:text-properties fo:font-size="8.0pt" fo:font-weight="bold" fo:letter-spacing="-0.5pt" style:font-name="바탕" style:font-name-asian="굴림체" style:font-size-asian="8.0pt" style:font-weight-asian="bold"/>
    </style:style>
    <style:style style:family="text" style:name="T626">
      <style:text-properties fo:font-size="8.0pt" style:font-name="굴림체" style:font-name-asian="굴림체" style:font-size-asian="8.0pt"/>
    </style:style>
    <style:style style:family="table-cell" style:name="T2.R9_C6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74" style:parent-style-name="0">
      <style:paragraph-properties fo:text-align="center" style:snap-to-layout-grid="false"/>
    </style:style>
    <style:style style:family="text" style:name="T627">
      <style:text-properties fo:font-size="8.0pt" style:font-name="굴림체" style:font-name-asian="굴림체" style:font-size-asian="8.0pt"/>
    </style:style>
    <style:style style:family="table-cell" style:name="T2.R9_C7">
      <style:table-cell-properties fo:background-color="#ff9999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575" style:parent-style-name="0">
      <style:paragraph-properties fo:line-height="100%" fo:text-align="center" style:snap-to-layout-grid="false"/>
    </style:style>
    <style:style style:family="paragraph" style:name="P576" style:parent-style-name="0">
      <style:paragraph-properties fo:line-height="100%" fo:text-align="center" style:snap-to-layout-grid="false"/>
    </style:style>
    <style:style style:family="text" style:name="T628">
      <style:text-properties fo:font-size="8.0pt" style:font-name="굴림체" style:font-name-asian="굴림체" style:font-size-asian="8.0pt"/>
    </style:style>
    <style:style style:family="text" style:name="T629">
      <style:text-properties fo:font-size="8.0pt" fo:font-weight="bold" fo:letter-spacing="-0.6pt" style:font-name="바탕" style:font-name-asian="굴림체" style:font-size-asian="8.0pt" style:font-weight-asian="bold"/>
    </style:style>
    <style:style style:family="text" style:name="T630">
      <style:text-properties fo:font-size="8.0pt" style:font-name="굴림체" style:font-name-asian="굴림체" style:font-size-asian="8.0pt"/>
    </style:style>
    <style:style style:family="table-cell" style:name="T2.R9_C8">
      <style:table-cell-properties fo:background-color="#ff99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77" style:parent-style-name="0">
      <style:paragraph-properties fo:text-align="center" style:snap-to-layout-grid="false"/>
    </style:style>
    <style:style style:family="text" style:name="T631">
      <style:text-properties fo:font-size="8.0pt" style:font-name="굴림체" style:font-name-asian="굴림체" style:font-size-asian="8.0pt"/>
    </style:style>
    <style:style style:family="table-cell" style:name="T2.R9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578" style:parent-style-name="0">
      <style:paragraph-properties fo:line-height="100%" fo:text-align="center" style:snap-to-layout-grid="false"/>
    </style:style>
    <style:style style:family="text" style:name="T632">
      <style:text-properties fo:font-size="8.0pt" style:font-name="굴림체" style:font-name-asian="굴림체" style:font-size-asian="8.0pt"/>
    </style:style>
    <style:style style:family="text" style:name="T633">
      <style:text-properties fo:font-size="8.0pt" fo:font-weight="bold" fo:letter-spacing="-0.6pt" style:font-name="바탕" style:font-name-asian="굴림체" style:font-size-asian="8.0pt" style:font-weight-asian="bold"/>
    </style:style>
    <style:style style:family="text" style:name="T634">
      <style:text-properties fo:font-size="8.0pt" style:font-name="굴림체" style:font-name-asian="굴림체" style:font-size-asian="8.0pt"/>
    </style:style>
    <style:style style:family="table-cell" style:name="T2.R9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79" style:parent-style-name="0">
      <style:paragraph-properties fo:text-align="center" style:snap-to-layout-grid="false"/>
    </style:style>
    <style:style style:family="text" style:name="T635">
      <style:text-properties fo:font-size="8.0pt" style:font-name="굴림체" style:font-name-asian="굴림체" style:font-size-asian="8.0pt"/>
    </style:style>
    <style:style style:family="table-cell" style:name="T2.R9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580" style:parent-style-name="0">
      <style:paragraph-properties fo:line-height="100%" fo:text-align="center" style:snap-to-layout-grid="false"/>
    </style:style>
    <style:style style:family="table-cell" style:name="T2.R9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581" style:parent-style-name="0">
      <style:paragraph-properties fo:text-align="left" style:snap-to-layout-grid="false"/>
    </style:style>
    <style:style style:family="text" style:name="T636">
      <style:text-properties fo:font-size="8.0pt" style:font-name="굴림체" style:font-name-asian="굴림체" style:font-size-asian="8.0pt"/>
    </style:style>
    <style:style style:family="table-cell" style:name="T2.R9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9">
      <style:table-row-properties style:min-row-height="0.770cm"/>
    </style:style>
    <style:style style:family="paragraph" style:name="P582" style:parent-style-name="0">
      <style:paragraph-properties fo:text-align="center" style:snap-to-layout-grid="false"/>
    </style:style>
    <style:style style:family="text" style:name="T637">
      <style:text-properties fo:font-size="8.0pt" fo:font-weight="bold" style:font-name="바탕" style:font-name-asian="굴림체" style:font-size-asian="8.0pt" style:font-weight-asian="bold"/>
    </style:style>
    <style:style style:family="table-cell" style:name="T2.R10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83" style:parent-style-name="0">
      <style:paragraph-properties fo:text-align="center" style:snap-to-layout-grid="false"/>
    </style:style>
    <style:style style:family="text" style:name="T638">
      <style:text-properties fo:font-size="8.0pt" style:font-name="굴림체" style:font-name-asian="굴림체" style:font-size-asian="8.0pt"/>
    </style:style>
    <style:style style:family="table-cell" style:name="T2.R10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84" style:parent-style-name="0">
      <style:paragraph-properties fo:text-align="left" style:snap-to-layout-grid="false"/>
    </style:style>
    <style:style style:family="text" style:name="T639">
      <style:text-properties fo:font-size="8.0pt" style:font-name="굴림체" style:font-name-asian="굴림체" style:font-size-asian="8.0pt"/>
    </style:style>
    <style:style style:family="table-cell" style:name="T2.R10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85" style:parent-style-name="0">
      <style:paragraph-properties fo:text-align="center" style:snap-to-layout-grid="false"/>
    </style:style>
    <style:style style:family="text" style:name="T640">
      <style:text-properties fo:font-size="8.0pt" style:font-name="굴림체" style:font-name-asian="굴림체" style:font-size-asian="8.0pt"/>
    </style:style>
    <style:style style:family="table-cell" style:name="T2.R10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586" style:parent-style-name="0">
      <style:paragraph-properties fo:line-height="100%" fo:text-align="center" style:snap-to-layout-grid="false"/>
    </style:style>
    <style:style style:family="table-cell" style:name="T2.R10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87" style:parent-style-name="0">
      <style:paragraph-properties fo:text-align="center" style:snap-to-layout-grid="false"/>
    </style:style>
    <style:style style:family="text" style:name="T641">
      <style:text-properties fo:font-size="8.0pt" style:font-name="굴림체" style:font-name-asian="굴림체" style:font-size-asian="8.0pt"/>
    </style:style>
    <style:style style:family="table-cell" style:name="T2.R10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588" style:parent-style-name="0">
      <style:paragraph-properties fo:line-height="100%" fo:text-align="center" style:snap-to-layout-grid="false"/>
    </style:style>
    <style:style style:family="table-cell" style:name="T2.R10_C6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89" style:parent-style-name="0">
      <style:paragraph-properties fo:text-align="center" style:snap-to-layout-grid="false"/>
    </style:style>
    <style:style style:family="text" style:name="T642">
      <style:text-properties fo:font-size="8.0pt" style:font-name="굴림체" style:font-name-asian="굴림체" style:font-size-asian="8.0pt"/>
    </style:style>
    <style:style style:family="table-cell" style:name="T2.R10_C7">
      <style:table-cell-properties fo:background-color="#ffff99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590" style:parent-style-name="0">
      <style:paragraph-properties fo:line-height="100%" fo:text-align="center" style:snap-to-layout-grid="false"/>
    </style:style>
    <style:style style:family="text" style:name="T643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2.R10_C8">
      <style:table-cell-properties fo:background-color="#ffff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91" style:parent-style-name="0">
      <style:paragraph-properties fo:text-align="center" style:snap-to-layout-grid="false"/>
    </style:style>
    <style:style style:family="text" style:name="T644">
      <style:text-properties fo:font-size="8.0pt" style:font-name="굴림체" style:font-name-asian="굴림체" style:font-size-asian="8.0pt"/>
    </style:style>
    <style:style style:family="table-cell" style:name="T2.R10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592" style:parent-style-name="0">
      <style:paragraph-properties fo:line-height="100%" fo:text-align="center" style:snap-to-layout-grid="false"/>
    </style:style>
    <style:style style:family="table-cell" style:name="T2.R10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593" style:parent-style-name="0">
      <style:paragraph-properties fo:text-align="center" style:snap-to-layout-grid="false"/>
    </style:style>
    <style:style style:family="text" style:name="T645">
      <style:text-properties fo:font-size="8.0pt" style:font-name="굴림체" style:font-name-asian="굴림체" style:font-size-asian="8.0pt"/>
    </style:style>
    <style:style style:family="table-cell" style:name="T2.R10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594" style:parent-style-name="0">
      <style:paragraph-properties fo:line-height="100%" fo:text-align="center" style:snap-to-layout-grid="false"/>
    </style:style>
    <style:style style:family="text" style:name="T646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2.R10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595" style:parent-style-name="0">
      <style:paragraph-properties fo:text-align="left" style:snap-to-layout-grid="false"/>
    </style:style>
    <style:style style:family="text" style:name="T647">
      <style:text-properties fo:font-size="8.0pt" style:font-name="굴림체" style:font-name-asian="굴림체" style:font-size-asian="8.0pt"/>
    </style:style>
    <style:style style:family="table-cell" style:name="T2.R10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10">
      <style:table-row-properties style:min-row-height="0.770cm"/>
    </style:style>
    <style:style style:family="paragraph" style:name="P596" style:parent-style-name="0">
      <style:paragraph-properties fo:text-align="center" style:snap-to-layout-grid="false"/>
    </style:style>
    <style:style style:family="text" style:name="T648">
      <style:text-properties fo:font-size="8.0pt" fo:font-weight="bold" style:font-name="바탕" style:font-name-asian="굴림체" style:font-size-asian="8.0pt" style:font-weight-asian="bold"/>
    </style:style>
    <style:style style:family="table-cell" style:name="T2.R11_C0">
      <style:table-cell-properties fo:border-bottom="0.06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97" style:parent-style-name="0">
      <style:paragraph-properties fo:text-align="center" style:snap-to-layout-grid="false"/>
    </style:style>
    <style:style style:family="text" style:name="T649">
      <style:text-properties fo:font-size="8.0pt" style:font-name="굴림체" style:font-name-asian="굴림체" style:font-size-asian="8.0pt"/>
    </style:style>
    <style:style style:family="table-cell" style:name="T2.R11_C1">
      <style:table-cell-properties fo:border-bottom="0.06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98" style:parent-style-name="0">
      <style:paragraph-properties fo:text-align="left" style:snap-to-layout-grid="false"/>
    </style:style>
    <style:style style:family="text" style:name="T650">
      <style:text-properties fo:font-size="8.0pt" style:font-name="굴림체" style:font-name-asian="굴림체" style:font-size-asian="8.0pt"/>
    </style:style>
    <style:style style:family="table-cell" style:name="T2.R11_C2">
      <style:table-cell-properties fo:border-bottom="0.06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599" style:parent-style-name="0">
      <style:paragraph-properties fo:text-align="center" style:snap-to-layout-grid="false"/>
    </style:style>
    <style:style style:family="text" style:name="T651">
      <style:text-properties fo:font-size="8.0pt" style:font-name="굴림체" style:font-name-asian="굴림체" style:font-size-asian="8.0pt"/>
    </style:style>
    <style:style style:family="table-cell" style:name="T2.R11_C3">
      <style:table-cell-properties fo:border-bottom="0.06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600" style:parent-style-name="0">
      <style:paragraph-properties fo:line-height="100%" fo:text-align="center" style:snap-to-layout-grid="false"/>
    </style:style>
    <style:style style:family="table-cell" style:name="T2.R11_C4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01" style:parent-style-name="0">
      <style:paragraph-properties fo:text-align="center" style:snap-to-layout-grid="false"/>
    </style:style>
    <style:style style:family="text" style:name="T652">
      <style:text-properties fo:font-size="8.0pt" style:font-name="굴림체" style:font-name-asian="굴림체" style:font-size-asian="8.0pt"/>
    </style:style>
    <style:style style:family="table-cell" style:name="T2.R11_C5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602" style:parent-style-name="0">
      <style:paragraph-properties fo:line-height="100%" fo:text-align="center" style:snap-to-layout-grid="false"/>
    </style:style>
    <style:style style:family="table-cell" style:name="T2.R11_C6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03" style:parent-style-name="0">
      <style:paragraph-properties fo:text-align="center" style:snap-to-layout-grid="false"/>
    </style:style>
    <style:style style:family="text" style:name="T653">
      <style:text-properties fo:font-size="8.0pt" style:font-name="굴림체" style:font-name-asian="굴림체" style:font-size-asian="8.0pt"/>
    </style:style>
    <style:style style:family="table-cell" style:name="T2.R11_C7">
      <style:table-cell-properties fo:background-color="#ffff99" fo:border-bottom="0.06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604" style:parent-style-name="0">
      <style:paragraph-properties fo:line-height="100%" fo:text-align="center" style:snap-to-layout-grid="false"/>
    </style:style>
    <style:style style:family="text" style:name="T654">
      <style:text-properties fo:font-size="8.0pt" fo:font-weight="bold" fo:letter-spacing="-0.7pt" style:font-name="바탕" style:font-name-asian="굴림체" style:font-size-asian="8.0pt" style:font-weight-asian="bold"/>
    </style:style>
    <style:style style:family="table-cell" style:name="T2.R11_C8">
      <style:table-cell-properties fo:background-color="#ffff99"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05" style:parent-style-name="0">
      <style:paragraph-properties fo:text-align="center" style:snap-to-layout-grid="false"/>
    </style:style>
    <style:style style:family="text" style:name="T655">
      <style:text-properties fo:font-size="8.0pt" style:font-name="굴림체" style:font-name-asian="굴림체" style:font-size-asian="8.0pt"/>
    </style:style>
    <style:style style:family="table-cell" style:name="T2.R11_C9">
      <style:table-cell-properties fo:border-bottom="0.06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606" style:parent-style-name="0">
      <style:paragraph-properties fo:line-height="100%" fo:text-align="center" style:snap-to-layout-grid="false"/>
    </style:style>
    <style:style style:family="table-cell" style:name="T2.R11_C10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07" style:parent-style-name="0">
      <style:paragraph-properties fo:text-align="center" style:snap-to-layout-grid="false"/>
    </style:style>
    <style:style style:family="text" style:name="T656">
      <style:text-properties fo:font-size="8.0pt" style:font-name="굴림체" style:font-name-asian="굴림체" style:font-size-asian="8.0pt"/>
    </style:style>
    <style:style style:family="table-cell" style:name="T2.R11_C11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608" style:parent-style-name="0">
      <style:paragraph-properties fo:line-height="100%" fo:text-align="center" style:snap-to-layout-grid="false"/>
    </style:style>
    <style:style style:family="table-cell" style:name="T2.R11_C12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609" style:parent-style-name="0">
      <style:paragraph-properties fo:text-align="left" style:snap-to-layout-grid="false"/>
    </style:style>
    <style:style style:family="text" style:name="T657">
      <style:text-properties fo:font-size="8.0pt" style:font-name="바탕" style:font-name-asian="굴림체" style:font-size-asian="8.0pt"/>
    </style:style>
    <style:style style:family="table-cell" style:name="T2.R11_C13">
      <style:table-cell-properties fo:border-bottom="0.06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11">
      <style:table-row-properties style:min-row-height="0.770cm"/>
    </style:style>
    <style:style style:family="paragraph" style:name="P610" style:parent-style-name="0">
      <style:paragraph-properties fo:text-align="center" style:snap-to-layout-grid="false"/>
    </style:style>
    <style:style style:family="text" style:name="T658">
      <style:text-properties fo:font-size="8.0pt" fo:font-weight="bold" style:font-name="바탕" style:font-name-asian="굴림체" style:font-size-asian="8.0pt" style:font-weight-asian="bold"/>
    </style:style>
    <style:style style:family="table-cell" style:name="T2.R12_C0">
      <style:table-cell-properties fo:border-bottom="none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611" style:parent-style-name="0">
      <style:paragraph-properties fo:text-align="center" style:snap-to-layout-grid="false"/>
    </style:style>
    <style:style style:family="text" style:name="T659">
      <style:text-properties fo:font-size="8.0pt" style:font-name="굴림체" style:font-name-asian="굴림체" style:font-size-asian="8.0pt"/>
    </style:style>
    <style:style style:family="table-cell" style:name="T2.R12_C1">
      <style:table-cell-properties fo:border-bottom="0.020cm solid #000000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612" style:parent-style-name="0">
      <style:paragraph-properties fo:text-align="left" style:snap-to-layout-grid="false"/>
    </style:style>
    <style:style style:family="table-cell" style:name="T2.R12_C2">
      <style:table-cell-properties fo:border-bottom="0.020cm solid #000000" fo:border-left="0.05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613" style:parent-style-name="0">
      <style:paragraph-properties fo:text-align="center" style:snap-to-layout-grid="false"/>
    </style:style>
    <style:style style:family="table-cell" style:name="T2.R12_C3">
      <style:table-cell-properties fo:border-bottom="0.020cm solid #000000" fo:border-left="0.060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614" style:parent-style-name="0">
      <style:paragraph-properties fo:line-height="100%" fo:text-align="center" style:snap-to-layout-grid="false"/>
    </style:style>
    <style:style style:family="table-cell" style:name="T2.R12_C4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615" style:parent-style-name="0">
      <style:paragraph-properties fo:text-align="center" style:snap-to-layout-grid="false"/>
    </style:style>
    <style:style style:family="table-cell" style:name="T2.R12_C5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616" style:parent-style-name="0">
      <style:paragraph-properties fo:line-height="100%" fo:text-align="center" style:snap-to-layout-grid="false"/>
    </style:style>
    <style:style style:family="table-cell" style:name="T2.R12_C6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617" style:parent-style-name="0">
      <style:paragraph-properties fo:text-align="center" style:snap-to-layout-grid="false"/>
    </style:style>
    <style:style style:family="table-cell" style:name="T2.R12_C7">
      <style:table-cell-properties fo:background-color="#ffff99" fo:border-bottom="0.020cm solid #000000" fo:border-left="0.020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618" style:parent-style-name="0">
      <style:paragraph-properties fo:line-height="100%" fo:text-align="center" style:snap-to-layout-grid="false"/>
    </style:style>
    <style:style style:family="table-cell" style:name="T2.R12_C8">
      <style:table-cell-properties fo:background-color="#ffff99"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619" style:parent-style-name="0">
      <style:paragraph-properties fo:text-align="center" style:snap-to-layout-grid="false"/>
    </style:style>
    <style:style style:family="table-cell" style:name="T2.R12_C9">
      <style:table-cell-properties fo:border-bottom="0.020cm solid #000000" fo:border-left="0.009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620" style:parent-style-name="0">
      <style:paragraph-properties fo:line-height="100%" fo:text-align="center" style:snap-to-layout-grid="false"/>
    </style:style>
    <style:style style:family="table-cell" style:name="T2.R12_C10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621" style:parent-style-name="0">
      <style:paragraph-properties fo:text-align="center" style:snap-to-layout-grid="false"/>
    </style:style>
    <style:style style:family="table-cell" style:name="T2.R12_C11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622" style:parent-style-name="0">
      <style:paragraph-properties fo:line-height="100%" fo:text-align="center" style:snap-to-layout-grid="false"/>
    </style:style>
    <style:style style:family="table-cell" style:name="T2.R12_C12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623" style:parent-style-name="0">
      <style:paragraph-properties fo:text-align="left" style:snap-to-layout-grid="false"/>
    </style:style>
    <style:style style:family="text" style:name="T660">
      <style:text-properties fo:font-size="8.0pt" style:font-name="굴림체" style:font-name-asian="굴림체" style:font-size-asian="8.0pt"/>
    </style:style>
    <style:style style:family="table-cell" style:name="T2.R12_C13">
      <style:table-cell-properties fo:border-bottom="0.020cm solid #000000" fo:border-left="none" fo:border-right="0.060cm solid #000000" fo:border-top="0.060cm solid #000000" fo:padding-bottom="0.000cm" fo:padding-left="0.000cm" fo:padding-right="0.000cm" fo:padding-top="0.000cm" style:vertical-align="middle"/>
    </style:style>
    <style:style style:family="table-row" style:name="T2.R12">
      <style:table-row-properties style:min-row-height="0.770cm"/>
    </style:style>
    <style:style style:family="paragraph" style:name="P624" style:parent-style-name="0">
      <style:paragraph-properties fo:text-align="center" style:snap-to-layout-grid="false"/>
    </style:style>
    <style:style style:family="text" style:name="T661">
      <style:text-properties fo:font-size="8.0pt" fo:font-weight="bold" style:font-name="바탕" style:font-name-asian="굴림체" style:font-size-asian="8.0pt" style:font-weight-asian="bold"/>
    </style:style>
    <style:style style:family="table-cell" style:name="T2.R13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625" style:parent-style-name="0">
      <style:paragraph-properties fo:text-align="center" style:snap-to-layout-grid="false"/>
    </style:style>
    <style:style style:family="text" style:name="T662">
      <style:text-properties fo:font-size="8.0pt" style:font-name="굴림체" style:font-name-asian="굴림체" style:font-size-asian="8.0pt"/>
    </style:style>
    <style:style style:family="table-cell" style:name="T2.R13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626" style:parent-style-name="0">
      <style:paragraph-properties fo:text-align="left" style:snap-to-layout-grid="false"/>
    </style:style>
    <style:style style:family="text" style:name="T663">
      <style:text-properties fo:font-size="8.0pt" style:font-name="굴림체" style:font-name-asian="굴림체" style:font-size-asian="8.0pt"/>
    </style:style>
    <style:style style:family="table-cell" style:name="T2.R13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627" style:parent-style-name="0">
      <style:paragraph-properties fo:text-align="center" style:snap-to-layout-grid="false"/>
    </style:style>
    <style:style style:family="text" style:name="T664">
      <style:text-properties fo:font-size="8.0pt" style:font-name="굴림체" style:font-name-asian="굴림체" style:font-size-asian="8.0pt"/>
    </style:style>
    <style:style style:family="table-cell" style:name="T2.R13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628" style:parent-style-name="0">
      <style:paragraph-properties fo:line-height="100%" fo:text-align="center" style:snap-to-layout-grid="false"/>
    </style:style>
    <style:style style:family="table-cell" style:name="T2.R13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29" style:parent-style-name="0">
      <style:paragraph-properties fo:text-align="center" style:snap-to-layout-grid="false"/>
    </style:style>
    <style:style style:family="text" style:name="T665">
      <style:text-properties fo:font-size="8.0pt" style:font-name="굴림체" style:font-name-asian="굴림체" style:font-size-asian="8.0pt"/>
    </style:style>
    <style:style style:family="table-cell" style:name="T2.R13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630" style:parent-style-name="0">
      <style:paragraph-properties fo:line-height="100%" fo:text-align="center" style:snap-to-layout-grid="false"/>
    </style:style>
    <style:style style:family="table-cell" style:name="T2.R13_C6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31" style:parent-style-name="0">
      <style:paragraph-properties fo:text-align="center" style:snap-to-layout-grid="false"/>
    </style:style>
    <style:style style:family="text" style:name="T666">
      <style:text-properties fo:font-size="8.0pt" style:font-name="굴림체" style:font-name-asian="굴림체" style:font-size-asian="8.0pt"/>
    </style:style>
    <style:style style:family="table-cell" style:name="T2.R13_C7">
      <style:table-cell-properties fo:background-color="#ffff99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632" style:parent-style-name="0">
      <style:paragraph-properties fo:line-height="100%" fo:text-align="center" style:snap-to-layout-grid="false"/>
    </style:style>
    <style:style style:family="text" style:name="T667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668">
      <style:text-properties fo:font-size="8.0pt" style:font-name="굴림체" style:font-name-asian="굴림체" style:font-size-asian="8.0pt"/>
    </style:style>
    <style:style style:family="text" style:name="T669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670">
      <style:text-properties fo:font-size="8.0pt" style:font-name="굴림체" style:font-name-asian="굴림체" style:font-size-asian="8.0pt"/>
    </style:style>
    <style:style style:family="text" style:name="T671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672">
      <style:text-properties fo:font-size="8.0pt" style:font-name="굴림체" style:font-name-asian="굴림체" style:font-size-asian="8.0pt"/>
    </style:style>
    <style:style style:family="table-cell" style:name="T2.R13_C8">
      <style:table-cell-properties fo:background-color="#ffff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33" style:parent-style-name="0">
      <style:paragraph-properties fo:text-align="center" style:snap-to-layout-grid="false"/>
    </style:style>
    <style:style style:family="text" style:name="T673">
      <style:text-properties fo:font-size="8.0pt" style:font-name="굴림체" style:font-name-asian="굴림체" style:font-size-asian="8.0pt"/>
    </style:style>
    <style:style style:family="table-cell" style:name="T2.R13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634" style:parent-style-name="0">
      <style:paragraph-properties fo:line-height="100%" fo:text-align="center" style:snap-to-layout-grid="false"/>
    </style:style>
    <style:style style:family="table-cell" style:name="T2.R13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35" style:parent-style-name="0">
      <style:paragraph-properties fo:text-align="center" style:snap-to-layout-grid="false"/>
    </style:style>
    <style:style style:family="text" style:name="T674">
      <style:text-properties fo:font-size="8.0pt" style:font-name="굴림체" style:font-name-asian="굴림체" style:font-size-asian="8.0pt"/>
    </style:style>
    <style:style style:family="table-cell" style:name="T2.R13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636" style:parent-style-name="0">
      <style:paragraph-properties fo:line-height="100%" fo:text-align="center" style:snap-to-layout-grid="false"/>
    </style:style>
    <style:style style:family="table-cell" style:name="T2.R13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637" style:parent-style-name="0">
      <style:paragraph-properties fo:text-align="left" style:snap-to-layout-grid="false"/>
    </style:style>
    <style:style style:family="text" style:name="T675">
      <style:text-properties fo:font-size="8.0pt" style:font-name="굴림체" style:font-name-asian="굴림체" style:font-size-asian="8.0pt"/>
    </style:style>
    <style:style style:family="table-cell" style:name="T2.R13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13">
      <style:table-row-properties style:min-row-height="0.770cm"/>
    </style:style>
    <style:style style:family="paragraph" style:name="P638" style:parent-style-name="0">
      <style:paragraph-properties fo:text-align="center" style:snap-to-layout-grid="false"/>
    </style:style>
    <style:style style:family="text" style:name="T676">
      <style:text-properties fo:font-size="8.0pt" fo:font-weight="bold" style:font-name="굴림체" style:font-name-asian="굴림체" style:font-size-asian="8.0pt" style:font-weight-asian="bold"/>
    </style:style>
    <style:style style:family="table-cell" style:name="T2.R14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639" style:parent-style-name="0">
      <style:paragraph-properties fo:text-align="center" style:snap-to-layout-grid="false"/>
    </style:style>
    <style:style style:family="text" style:name="T677">
      <style:text-properties fo:font-size="8.0pt" style:font-name="굴림체" style:font-name-asian="굴림체" style:font-size-asian="8.0pt"/>
    </style:style>
    <style:style style:family="table-cell" style:name="T2.R14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640" style:parent-style-name="0">
      <style:paragraph-properties fo:text-align="left" style:snap-to-layout-grid="false"/>
    </style:style>
    <style:style style:family="text" style:name="T678">
      <style:text-properties fo:font-size="8.0pt" style:font-name="굴림체" style:font-name-asian="굴림체" style:font-size-asian="8.0pt"/>
    </style:style>
    <style:style style:family="table-cell" style:name="T2.R14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641" style:parent-style-name="0">
      <style:paragraph-properties fo:text-align="center" style:snap-to-layout-grid="false"/>
    </style:style>
    <style:style style:family="text" style:name="T679">
      <style:text-properties fo:font-size="8.0pt" style:font-name="굴림체" style:font-name-asian="굴림체" style:font-size-asian="8.0pt"/>
    </style:style>
    <style:style style:family="table-cell" style:name="T2.R14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642" style:parent-style-name="0">
      <style:paragraph-properties fo:line-height="100%" fo:text-align="center" style:snap-to-layout-grid="false"/>
    </style:style>
    <style:style style:family="table-cell" style:name="T2.R14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43" style:parent-style-name="0">
      <style:paragraph-properties fo:text-align="center" style:snap-to-layout-grid="false"/>
    </style:style>
    <style:style style:family="text" style:name="T680">
      <style:text-properties fo:font-size="8.0pt" style:font-name="굴림체" style:font-name-asian="굴림체" style:font-size-asian="8.0pt"/>
    </style:style>
    <style:style style:family="table-cell" style:name="T2.R14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644" style:parent-style-name="0">
      <style:paragraph-properties fo:line-height="100%" fo:text-align="center" style:snap-to-layout-grid="false"/>
    </style:style>
    <style:style style:family="table-cell" style:name="T2.R14_C6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45" style:parent-style-name="0">
      <style:paragraph-properties fo:text-align="center" style:snap-to-layout-grid="false"/>
    </style:style>
    <style:style style:family="text" style:name="T681">
      <style:text-properties fo:font-size="8.0pt" style:font-name="굴림체" style:font-name-asian="굴림체" style:font-size-asian="8.0pt"/>
    </style:style>
    <style:style style:family="table-cell" style:name="T2.R14_C7">
      <style:table-cell-properties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646" style:parent-style-name="0">
      <style:paragraph-properties fo:line-height="100%" fo:text-align="center" style:snap-to-layout-grid="false"/>
    </style:style>
    <style:style style:family="text" style:name="T682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683">
      <style:text-properties fo:font-size="8.0pt" style:font-name="굴림체" style:font-name-asian="굴림체" style:font-size-asian="8.0pt"/>
    </style:style>
    <style:style style:family="text" style:name="T684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685">
      <style:text-properties fo:font-size="8.0pt" style:font-name="굴림체" style:font-name-asian="굴림체" style:font-size-asian="8.0pt"/>
    </style:style>
    <style:style style:family="text" style:name="T686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687">
      <style:text-properties fo:font-size="8.0pt" style:font-name="굴림체" style:font-name-asian="굴림체" style:font-size-asian="8.0pt"/>
    </style:style>
    <style:style style:family="table-cell" style:name="T2.R14_C8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47" style:parent-style-name="0">
      <style:paragraph-properties fo:text-align="center" style:snap-to-layout-grid="false"/>
    </style:style>
    <style:style style:family="text" style:name="T688">
      <style:text-properties fo:font-size="8.0pt" style:font-name="굴림체" style:font-name-asian="굴림체" style:font-size-asian="8.0pt"/>
    </style:style>
    <style:style style:family="table-cell" style:name="T2.R14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648" style:parent-style-name="0">
      <style:paragraph-properties fo:line-height="100%" fo:text-align="center" style:snap-to-layout-grid="false"/>
    </style:style>
    <style:style style:family="text" style:name="T689">
      <style:text-properties fo:font-size="8.0pt" fo:font-weight="bold" fo:letter-spacing="-1.0pt" style:font-name="바탕" style:font-name-asian="굴림체" style:font-size-asian="8.0pt" style:font-weight-asian="bold"/>
    </style:style>
    <style:style style:family="table-cell" style:name="T2.R14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49" style:parent-style-name="0">
      <style:paragraph-properties fo:text-align="center" style:snap-to-layout-grid="false"/>
    </style:style>
    <style:style style:family="text" style:name="T690">
      <style:text-properties fo:font-size="8.0pt" style:font-name="굴림체" style:font-name-asian="굴림체" style:font-size-asian="8.0pt"/>
    </style:style>
    <style:style style:family="table-cell" style:name="T2.R14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650" style:parent-style-name="0">
      <style:paragraph-properties fo:line-height="100%" fo:text-align="center" style:snap-to-layout-grid="false"/>
    </style:style>
    <style:style style:family="table-cell" style:name="T2.R14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651" style:parent-style-name="0">
      <style:paragraph-properties fo:text-align="left" style:snap-to-layout-grid="false"/>
    </style:style>
    <style:style style:family="text" style:name="T691">
      <style:text-properties fo:font-size="8.0pt" style:font-name="굴림체" style:font-name-asian="굴림체" style:font-size-asian="8.0pt"/>
    </style:style>
    <style:style style:family="table-cell" style:name="T2.R14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14">
      <style:table-row-properties style:min-row-height="0.829cm"/>
    </style:style>
    <style:style style:family="paragraph" style:name="P652" style:parent-style-name="0">
      <style:paragraph-properties fo:text-align="center" style:snap-to-layout-grid="false"/>
    </style:style>
    <style:style style:family="text" style:name="T692">
      <style:text-properties fo:font-size="8.0pt" fo:font-weight="bold" style:font-name="바탕" style:font-name-asian="굴림체" style:font-size-asian="8.0pt" style:font-weight-asian="bold"/>
    </style:style>
    <style:style style:family="table-cell" style:name="T2.R15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653" style:parent-style-name="0">
      <style:paragraph-properties fo:text-align="center" style:snap-to-layout-grid="false"/>
    </style:style>
    <style:style style:family="text" style:name="T693">
      <style:text-properties fo:font-size="8.0pt" style:font-name="굴림체" style:font-name-asian="굴림체" style:font-size-asian="8.0pt"/>
    </style:style>
    <style:style style:family="table-cell" style:name="T2.R15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654" style:parent-style-name="0">
      <style:paragraph-properties fo:text-align="left" style:snap-to-layout-grid="false"/>
    </style:style>
    <style:style style:family="text" style:name="T694">
      <style:text-properties fo:font-size="8.0pt" style:font-name="굴림체" style:font-name-asian="굴림체" style:font-size-asian="8.0pt"/>
    </style:style>
    <style:style style:family="table-cell" style:name="T2.R15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655" style:parent-style-name="0">
      <style:paragraph-properties fo:text-align="center" style:snap-to-layout-grid="false"/>
    </style:style>
    <style:style style:family="text" style:name="T695">
      <style:text-properties fo:font-size="8.0pt" style:font-name="굴림체" style:font-name-asian="굴림체" style:font-size-asian="8.0pt"/>
    </style:style>
    <style:style style:family="table-cell" style:name="T2.R15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656" style:parent-style-name="0">
      <style:paragraph-properties fo:line-height="100%" fo:text-align="center" style:snap-to-layout-grid="false"/>
    </style:style>
    <style:style style:family="text" style:name="T696">
      <style:text-properties fo:font-size="8.0pt" style:font-name="굴림체" style:font-name-asian="굴림체" style:font-size-asian="8.0pt"/>
    </style:style>
    <style:style style:family="text" style:name="T697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698">
      <style:text-properties fo:font-size="8.0pt" style:font-name="굴림체" style:font-name-asian="굴림체" style:font-size-asian="8.0pt"/>
    </style:style>
    <style:style style:family="table-cell" style:name="T2.R15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57" style:parent-style-name="0">
      <style:paragraph-properties fo:text-align="center" style:snap-to-layout-grid="false"/>
    </style:style>
    <style:style style:family="text" style:name="T699">
      <style:text-properties fo:font-size="8.0pt" style:font-name="굴림체" style:font-name-asian="굴림체" style:font-size-asian="8.0pt"/>
    </style:style>
    <style:style style:family="table-cell" style:name="T2.R15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658" style:parent-style-name="0">
      <style:paragraph-properties fo:line-height="100%" fo:text-align="center" style:snap-to-layout-grid="false"/>
    </style:style>
    <style:style style:family="text" style:name="T700">
      <style:text-properties fo:font-size="8.0pt" style:font-name="굴림체" style:font-name-asian="굴림체" style:font-size-asian="8.0pt"/>
    </style:style>
    <style:style style:family="text" style:name="T701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702">
      <style:text-properties fo:font-size="8.0pt" style:font-name="굴림체" style:font-name-asian="굴림체" style:font-size-asian="8.0pt"/>
    </style:style>
    <style:style style:family="paragraph" style:name="P659" style:parent-style-name="0">
      <style:paragraph-properties fo:line-height="100%" fo:text-align="center" style:snap-to-layout-grid="false"/>
    </style:style>
    <style:style style:family="text" style:name="T703">
      <style:text-properties fo:font-size="8.0pt" fo:font-weight="bold" fo:letter-spacing="-1.0pt" style:font-name="바탕" style:font-name-asian="굴림체" style:font-size-asian="8.0pt" style:font-weight-asian="bold"/>
    </style:style>
    <style:style style:family="paragraph" style:name="P660" style:parent-style-name="0">
      <style:paragraph-properties fo:line-height="100%" fo:text-align="end" style:snap-to-layout-grid="false"/>
    </style:style>
    <style:style style:family="text" style:name="T704">
      <style:text-properties fo:font-size="8.0pt" style:font-name="굴림체" style:font-name-asian="굴림체" style:font-size-asian="8.0pt"/>
    </style:style>
    <style:style style:family="table-cell" style:name="T2.R15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661" style:parent-style-name="0">
      <style:paragraph-properties fo:text-align="center" style:snap-to-layout-grid="false"/>
    </style:style>
    <style:style style:family="text" style:name="T705">
      <style:text-properties fo:font-size="8.0pt" style:font-name="굴림체" style:font-name-asian="굴림체" style:font-size-asian="8.0pt"/>
    </style:style>
    <style:style style:family="table-cell" style:name="T2.R15_C7">
      <style:table-cell-properties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662" style:parent-style-name="0">
      <style:paragraph-properties fo:line-height="100%" fo:text-align="center" style:snap-to-layout-grid="false"/>
    </style:style>
    <style:style style:family="text" style:name="T706">
      <style:text-properties fo:font-size="8.0pt" style:font-name="굴림체" style:font-name-asian="굴림체" style:font-size-asian="8.0pt"/>
    </style:style>
    <style:style style:family="text" style:name="T707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708">
      <style:text-properties fo:font-size="8.0pt" style:font-name="굴림체" style:font-name-asian="굴림체" style:font-size-asian="8.0pt"/>
    </style:style>
    <style:style style:family="table-cell" style:name="T2.R15_C8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63" style:parent-style-name="0">
      <style:paragraph-properties fo:text-align="center" style:snap-to-layout-grid="false"/>
    </style:style>
    <style:style style:family="text" style:name="T709">
      <style:text-properties fo:font-size="8.0pt" style:font-name="굴림체" style:font-name-asian="굴림체" style:font-size-asian="8.0pt"/>
    </style:style>
    <style:style style:family="table-cell" style:name="T2.R15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664" style:parent-style-name="0">
      <style:paragraph-properties fo:line-height="100%" fo:text-align="center" style:snap-to-layout-grid="false"/>
    </style:style>
    <style:style style:family="text" style:name="T710">
      <style:text-properties fo:font-size="8.0pt" style:font-name="굴림체" style:font-name-asian="굴림체" style:font-size-asian="8.0pt"/>
    </style:style>
    <style:style style:family="text" style:name="T711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712">
      <style:text-properties fo:font-size="8.0pt" style:font-name="굴림체" style:font-name-asian="굴림체" style:font-size-asian="8.0pt"/>
    </style:style>
    <style:style style:family="paragraph" style:name="P665" style:parent-style-name="0">
      <style:paragraph-properties fo:line-height="100%" fo:text-align="center" style:snap-to-layout-grid="false"/>
    </style:style>
    <style:style style:family="text" style:name="T713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714">
      <style:text-properties fo:font-size="8.0pt" style:font-name="굴림체" style:font-name-asian="굴림체" style:font-size-asian="8.0pt"/>
    </style:style>
    <style:style style:family="table-cell" style:name="T2.R15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66" style:parent-style-name="0">
      <style:paragraph-properties fo:text-align="center" style:snap-to-layout-grid="false"/>
    </style:style>
    <style:style style:family="text" style:name="T715">
      <style:text-properties fo:font-size="8.0pt" style:font-name="굴림체" style:font-name-asian="굴림체" style:font-size-asian="8.0pt"/>
    </style:style>
    <style:style style:family="table-cell" style:name="T2.R15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667" style:parent-style-name="0">
      <style:paragraph-properties fo:line-height="100%" fo:text-align="center" style:snap-to-layout-grid="false"/>
    </style:style>
    <style:style style:family="text" style:name="T716">
      <style:text-properties fo:font-size="8.0pt" style:font-name="굴림체" style:font-name-asian="굴림체" style:font-size-asian="8.0pt"/>
    </style:style>
    <style:style style:family="text" style:name="T717">
      <style:text-properties fo:font-size="8.0pt" fo:font-weight="bold" fo:letter-spacing="-0.2pt" style:font-name="바탕" style:font-name-asian="굴림체" style:font-size-asian="8.0pt" style:font-weight-asian="bold"/>
    </style:style>
    <style:style style:family="text" style:name="T718">
      <style:text-properties fo:font-size="8.0pt" style:font-name="굴림체" style:font-name-asian="굴림체" style:font-size-asian="8.0pt"/>
    </style:style>
    <style:style style:family="table-cell" style:name="T2.R15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668" style:parent-style-name="0">
      <style:paragraph-properties fo:text-align="left" style:snap-to-layout-grid="false"/>
    </style:style>
    <style:style style:family="text" style:name="T719">
      <style:text-properties fo:font-size="8.0pt" style:font-name="굴림체" style:font-name-asian="굴림체" style:font-size-asian="8.0pt"/>
    </style:style>
    <style:style style:family="table-cell" style:name="T2.R15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15">
      <style:table-row-properties style:min-row-height="0.946cm"/>
    </style:style>
    <style:style style:family="paragraph" style:name="P669" style:parent-style-name="0">
      <style:paragraph-properties fo:text-align="center" style:snap-to-layout-grid="false"/>
    </style:style>
    <style:style style:family="text" style:name="T720">
      <style:text-properties fo:font-size="8.0pt" fo:font-weight="bold" style:font-name="바탕" style:font-name-asian="굴림체" style:font-size-asian="8.0pt" style:font-weight-asian="bold"/>
    </style:style>
    <style:style style:family="table-cell" style:name="T2.R16_C0">
      <style:table-cell-properties fo:border-bottom="0.06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670" style:parent-style-name="0">
      <style:paragraph-properties fo:text-align="center" style:snap-to-layout-grid="false"/>
    </style:style>
    <style:style style:family="text" style:name="T721">
      <style:text-properties fo:font-size="8.0pt" style:font-name="굴림체" style:font-name-asian="굴림체" style:font-size-asian="8.0pt"/>
    </style:style>
    <style:style style:family="table-cell" style:name="T2.R16_C1">
      <style:table-cell-properties fo:border-bottom="0.06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671" style:parent-style-name="0">
      <style:paragraph-properties fo:text-align="left" style:snap-to-layout-grid="false"/>
    </style:style>
    <style:style style:family="text" style:name="T722">
      <style:text-properties fo:font-size="8.0pt" style:font-name="굴림체" style:font-name-asian="굴림체" style:font-size-asian="8.0pt"/>
    </style:style>
    <style:style style:family="table-cell" style:name="T2.R16_C2">
      <style:table-cell-properties fo:border-bottom="0.06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672" style:parent-style-name="0">
      <style:paragraph-properties fo:text-align="center" style:snap-to-layout-grid="false"/>
    </style:style>
    <style:style style:family="text" style:name="T723">
      <style:text-properties fo:font-size="8.0pt" style:font-name="굴림체" style:font-name-asian="굴림체" style:font-size-asian="8.0pt"/>
    </style:style>
    <style:style style:family="table-cell" style:name="T2.R16_C3">
      <style:table-cell-properties fo:border-bottom="0.06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673" style:parent-style-name="0">
      <style:paragraph-properties fo:line-height="100%" fo:text-align="center" style:snap-to-layout-grid="false"/>
    </style:style>
    <style:style style:family="table-cell" style:name="T2.R16_C4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74" style:parent-style-name="0">
      <style:paragraph-properties fo:text-align="center" style:snap-to-layout-grid="false"/>
    </style:style>
    <style:style style:family="text" style:name="T724">
      <style:text-properties fo:font-size="8.0pt" style:font-name="굴림체" style:font-name-asian="굴림체" style:font-size-asian="8.0pt"/>
    </style:style>
    <style:style style:family="table-cell" style:name="T2.R16_C5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675" style:parent-style-name="0">
      <style:paragraph-properties fo:line-height="100%" fo:text-align="center" style:snap-to-layout-grid="false"/>
    </style:style>
    <style:style style:family="table-cell" style:name="T2.R16_C6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676" style:parent-style-name="0">
      <style:paragraph-properties fo:text-align="center" style:snap-to-layout-grid="false"/>
    </style:style>
    <style:style style:family="text" style:name="T725">
      <style:text-properties fo:font-size="8.0pt" style:font-name="굴림체" style:font-name-asian="굴림체" style:font-size-asian="8.0pt"/>
    </style:style>
    <style:style style:family="table-cell" style:name="T2.R16_C7">
      <style:table-cell-properties fo:background-color="#ff9999" fo:border-bottom="0.060cm solid #000000" fo:border-left="0.020cm solid #000000" fo:border-right="none" fo:border-top="0.020cm solid #000000" fo:padding-bottom="0.000cm" fo:padding-left="0.000cm" fo:padding-right="0.000cm" fo:padding-top="0.000cm" style:vertical-align="middle"/>
    </style:style>
    <style:style style:family="paragraph" style:name="P677" style:parent-style-name="0">
      <style:paragraph-properties fo:line-height="100%" fo:text-align="center" style:snap-to-layout-grid="false"/>
    </style:style>
    <style:style style:family="table-cell" style:name="T2.R16_C8">
      <style:table-cell-properties fo:background-color="#ff9999"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78" style:parent-style-name="0">
      <style:paragraph-properties fo:text-align="center" style:snap-to-layout-grid="false"/>
    </style:style>
    <style:style style:family="text" style:name="T726">
      <style:text-properties fo:font-size="8.0pt" style:font-name="굴림체" style:font-name-asian="굴림체" style:font-size-asian="8.0pt"/>
    </style:style>
    <style:style style:family="table-cell" style:name="T2.R16_C9">
      <style:table-cell-properties fo:border-bottom="0.06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679" style:parent-style-name="0">
      <style:paragraph-properties fo:line-height="100%" fo:text-align="center" style:snap-to-layout-grid="false"/>
    </style:style>
    <style:style style:family="text" style:name="T727">
      <style:text-properties fo:font-size="8.0pt" style:font-name="굴림체" style:font-name-asian="굴림체" style:font-size-asian="8.0pt"/>
    </style:style>
    <style:style style:family="text" style:name="T728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2.R16_C10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680" style:parent-style-name="0">
      <style:paragraph-properties fo:text-align="center" style:snap-to-layout-grid="false"/>
    </style:style>
    <style:style style:family="text" style:name="T729">
      <style:text-properties fo:font-size="8.0pt" style:font-name="굴림체" style:font-name-asian="굴림체" style:font-size-asian="8.0pt"/>
    </style:style>
    <style:style style:family="table-cell" style:name="T2.R16_C11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681" style:parent-style-name="0">
      <style:paragraph-properties fo:line-height="100%" fo:text-align="center" style:snap-to-layout-grid="false"/>
    </style:style>
    <style:style style:family="table-cell" style:name="T2.R16_C12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682" style:parent-style-name="0">
      <style:paragraph-properties fo:text-align="left" style:snap-to-layout-grid="false"/>
    </style:style>
    <style:style style:family="text" style:name="T730">
      <style:text-properties fo:font-size="8.0pt" style:font-name="굴림체" style:font-name-asian="굴림체" style:font-size-asian="8.0pt"/>
    </style:style>
    <style:style style:family="text" style:name="T731">
      <style:text-properties fo:font-size="8.0pt" style:font-name="바탕" style:font-name-asian="굴림체" style:font-size-asian="8.0pt"/>
    </style:style>
    <style:style style:family="table-cell" style:name="T2.R16_C13">
      <style:table-cell-properties fo:border-bottom="0.06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16">
      <style:table-row-properties style:min-row-height="0.770cm"/>
    </style:style>
    <style:style style:family="paragraph" style:name="P683" style:parent-style-name="0">
      <style:paragraph-properties fo:text-align="center" style:snap-to-layout-grid="false"/>
    </style:style>
    <style:style style:family="text" style:name="T732">
      <style:text-properties fo:font-size="8.0pt" fo:font-weight="bold" style:font-name="바탕" style:font-name-asian="굴림체" style:font-size-asian="8.0pt" style:font-weight-asian="bold"/>
    </style:style>
    <style:style style:family="table-cell" style:name="T2.R17_C0">
      <style:table-cell-properties fo:border-bottom="none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684" style:parent-style-name="0">
      <style:paragraph-properties fo:text-align="center" style:snap-to-layout-grid="false"/>
    </style:style>
    <style:style style:family="text" style:name="T733">
      <style:text-properties fo:font-size="8.0pt" style:font-name="굴림체" style:font-name-asian="굴림체" style:font-size-asian="8.0pt"/>
    </style:style>
    <style:style style:family="table-cell" style:name="T2.R17_C1">
      <style:table-cell-properties fo:border-bottom="0.020cm solid #000000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685" style:parent-style-name="0">
      <style:paragraph-properties fo:text-align="left" style:snap-to-layout-grid="false"/>
    </style:style>
    <style:style style:family="text" style:name="T734">
      <style:text-properties fo:font-size="8.0pt" style:font-name="굴림체" style:font-name-asian="굴림체" style:font-size-asian="8.0pt"/>
    </style:style>
    <style:style style:family="table-cell" style:name="T2.R17_C2">
      <style:table-cell-properties fo:border-bottom="0.020cm solid #000000" fo:border-left="0.05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686" style:parent-style-name="0">
      <style:paragraph-properties fo:text-align="center" style:snap-to-layout-grid="false"/>
    </style:style>
    <style:style style:family="text" style:name="T735">
      <style:text-properties fo:font-size="8.0pt" style:font-name="굴림체" style:font-name-asian="굴림체" style:font-size-asian="8.0pt"/>
    </style:style>
    <style:style style:family="table-cell" style:name="T2.R17_C3">
      <style:table-cell-properties fo:border-bottom="0.020cm solid #000000" fo:border-left="0.060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687" style:parent-style-name="0">
      <style:paragraph-properties fo:line-height="100%" fo:text-align="center" style:snap-to-layout-grid="false"/>
    </style:style>
    <style:style style:family="table-cell" style:name="T2.R17_C4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688" style:parent-style-name="0">
      <style:paragraph-properties fo:text-align="center" style:snap-to-layout-grid="false"/>
    </style:style>
    <style:style style:family="text" style:name="T736">
      <style:text-properties fo:font-size="8.0pt" style:font-name="굴림체" style:font-name-asian="굴림체" style:font-size-asian="8.0pt"/>
    </style:style>
    <style:style style:family="table-cell" style:name="T2.R17_C5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689" style:parent-style-name="0">
      <style:paragraph-properties fo:line-height="100%" fo:text-align="center" style:snap-to-layout-grid="false"/>
    </style:style>
    <style:style style:family="table-cell" style:name="T2.R17_C6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690" style:parent-style-name="0">
      <style:paragraph-properties fo:text-align="center" style:snap-to-layout-grid="false"/>
    </style:style>
    <style:style style:family="text" style:name="T737">
      <style:text-properties fo:font-size="8.0pt" style:font-name="굴림체" style:font-name-asian="굴림체" style:font-size-asian="8.0pt"/>
    </style:style>
    <style:style style:family="table-cell" style:name="T2.R17_C7">
      <style:table-cell-properties fo:background-color="#ff9999" fo:border-bottom="0.020cm solid #000000" fo:border-left="0.020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691" style:parent-style-name="0">
      <style:paragraph-properties fo:line-height="100%" fo:text-align="center" style:snap-to-layout-grid="false"/>
    </style:style>
    <style:style style:family="table-cell" style:name="T2.R17_C8">
      <style:table-cell-properties fo:background-color="#ff9999"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692" style:parent-style-name="0">
      <style:paragraph-properties fo:text-align="center" style:snap-to-layout-grid="false"/>
    </style:style>
    <style:style style:family="text" style:name="T738">
      <style:text-properties fo:font-size="8.0pt" style:font-name="굴림체" style:font-name-asian="굴림체" style:font-size-asian="8.0pt"/>
    </style:style>
    <style:style style:family="table-cell" style:name="T2.R17_C9">
      <style:table-cell-properties fo:border-bottom="0.020cm solid #000000" fo:border-left="0.009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693" style:parent-style-name="0">
      <style:paragraph-properties fo:line-height="100%" fo:text-align="center" style:snap-to-layout-grid="false"/>
    </style:style>
    <style:style style:family="table-cell" style:name="T2.R17_C10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694" style:parent-style-name="0">
      <style:paragraph-properties fo:text-align="center" style:snap-to-layout-grid="false"/>
    </style:style>
    <style:style style:family="text" style:name="T739">
      <style:text-properties fo:font-size="8.0pt" style:font-name="굴림체" style:font-name-asian="굴림체" style:font-size-asian="8.0pt"/>
    </style:style>
    <style:style style:family="table-cell" style:name="T2.R17_C11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695" style:parent-style-name="0">
      <style:paragraph-properties fo:line-height="100%" fo:text-align="center" style:snap-to-layout-grid="false"/>
    </style:style>
    <style:style style:family="table-cell" style:name="T2.R17_C12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696" style:parent-style-name="0">
      <style:paragraph-properties fo:text-align="left" style:snap-to-layout-grid="false"/>
    </style:style>
    <style:style style:family="text" style:name="T740">
      <style:text-properties fo:font-size="8.0pt" style:font-name="굴림체" style:font-name-asian="굴림체" style:font-size-asian="8.0pt"/>
    </style:style>
    <style:style style:family="table-cell" style:name="T2.R17_C13">
      <style:table-cell-properties fo:border-bottom="0.020cm solid #000000" fo:border-left="none" fo:border-right="0.060cm solid #000000" fo:border-top="0.060cm solid #000000" fo:padding-bottom="0.000cm" fo:padding-left="0.000cm" fo:padding-right="0.000cm" fo:padding-top="0.000cm" style:vertical-align="middle"/>
    </style:style>
    <style:style style:family="table-row" style:name="T2.R17">
      <style:table-row-properties style:min-row-height="0.770cm"/>
    </style:style>
    <style:style style:family="paragraph" style:name="P697" style:parent-style-name="0">
      <style:paragraph-properties fo:text-align="center" style:snap-to-layout-grid="false"/>
    </style:style>
    <style:style style:family="text" style:name="T741">
      <style:text-properties fo:font-size="8.0pt" fo:font-weight="bold" style:font-name="바탕" style:font-name-asian="굴림체" style:font-size-asian="8.0pt" style:font-weight-asian="bold"/>
    </style:style>
    <style:style style:family="table-cell" style:name="T2.R18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698" style:parent-style-name="0">
      <style:paragraph-properties fo:text-align="center" style:snap-to-layout-grid="false"/>
    </style:style>
    <style:style style:family="text" style:name="T742">
      <style:text-properties fo:font-size="8.0pt" style:font-name="굴림체" style:font-name-asian="굴림체" style:font-size-asian="8.0pt"/>
    </style:style>
    <style:style style:family="table-cell" style:name="T2.R18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699" style:parent-style-name="0">
      <style:paragraph-properties fo:text-align="left" style:snap-to-layout-grid="false"/>
    </style:style>
    <style:style style:family="text" style:name="T743">
      <style:text-properties fo:font-size="8.0pt" style:font-name="굴림체" style:font-name-asian="굴림체" style:font-size-asian="8.0pt"/>
    </style:style>
    <style:style style:family="table-cell" style:name="T2.R18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00" style:parent-style-name="0">
      <style:paragraph-properties fo:text-align="center" style:snap-to-layout-grid="false"/>
    </style:style>
    <style:style style:family="text" style:name="T744">
      <style:text-properties fo:font-size="8.0pt" style:font-name="굴림체" style:font-name-asian="굴림체" style:font-size-asian="8.0pt"/>
    </style:style>
    <style:style style:family="table-cell" style:name="T2.R18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701" style:parent-style-name="0">
      <style:paragraph-properties fo:line-height="100%" fo:text-align="center" style:snap-to-layout-grid="false"/>
    </style:style>
    <style:style style:family="table-cell" style:name="T2.R18_C4">
      <style:table-cell-properties fo:border-bottom="0.020cm solid #000000" fo:border-left="none" fo:border-right="0.009cm solid #000000" fo:border-top="none" fo:padding-bottom="0.000cm" fo:padding-left="0.000cm" fo:padding-right="0.000cm" fo:padding-top="0.000cm" style:vertical-align="middle"/>
    </style:style>
    <style:style style:family="paragraph" style:name="P702" style:parent-style-name="0">
      <style:paragraph-properties fo:text-align="center" style:snap-to-layout-grid="false"/>
    </style:style>
    <style:style style:family="text" style:name="T745">
      <style:text-properties fo:font-size="8.0pt" style:font-name="굴림체" style:font-name-asian="굴림체" style:font-size-asian="8.0pt"/>
    </style:style>
    <style:style style:family="table-cell" style:name="T2.R18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703" style:parent-style-name="0">
      <style:paragraph-properties fo:line-height="100%" fo:text-align="center" style:snap-to-layout-grid="false"/>
    </style:style>
    <style:style style:family="table-cell" style:name="T2.R18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704" style:parent-style-name="0">
      <style:paragraph-properties fo:text-align="center" style:snap-to-layout-grid="false"/>
    </style:style>
    <style:style style:family="text" style:name="T746">
      <style:text-properties fo:font-size="8.0pt" style:font-name="굴림체" style:font-name-asian="굴림체" style:font-size-asian="8.0pt"/>
    </style:style>
    <style:style style:family="table-cell" style:name="T2.R18_C7">
      <style:table-cell-properties fo:background-color="#ff9999"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705" style:parent-style-name="0">
      <style:paragraph-properties fo:line-height="100%" fo:text-align="center" style:snap-to-layout-grid="false"/>
    </style:style>
    <style:style style:family="text" style:name="T747">
      <style:text-properties fo:font-size="8.0pt" style:font-name="굴림체" style:font-name-asian="굴림체" style:font-size-asian="8.0pt"/>
    </style:style>
    <style:style style:family="text" style:name="T748">
      <style:text-properties fo:font-size="8.0pt" fo:font-weight="bold" fo:letter-spacing="-1.3pt" style:font-name="바탕" style:font-name-asian="굴림체" style:font-size-asian="8.0pt" style:font-weight-asian="bold"/>
    </style:style>
    <style:style style:family="text" style:name="T749">
      <style:text-properties fo:font-size="8.0pt" style:font-name="굴림체" style:font-name-asian="굴림체" style:font-size-asian="8.0pt"/>
    </style:style>
    <style:style style:family="table-cell" style:name="T2.R18_C8">
      <style:table-cell-properties fo:background-color="#ff99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06" style:parent-style-name="0">
      <style:paragraph-properties fo:text-align="center" style:snap-to-layout-grid="false"/>
    </style:style>
    <style:style style:family="text" style:name="T750">
      <style:text-properties fo:font-size="8.0pt" style:font-name="굴림체" style:font-name-asian="굴림체" style:font-size-asian="8.0pt"/>
    </style:style>
    <style:style style:family="table-cell" style:name="T2.R18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707" style:parent-style-name="0">
      <style:paragraph-properties fo:line-height="100%" fo:text-align="center" style:snap-to-layout-grid="false"/>
    </style:style>
    <style:style style:family="text" style:name="T751">
      <style:text-properties fo:font-size="8.0pt" style:font-name="굴림체" style:font-name-asian="굴림체" style:font-size-asian="8.0pt"/>
    </style:style>
    <style:style style:family="text" style:name="T752">
      <style:text-properties fo:font-size="8.0pt" fo:font-weight="bold" fo:letter-spacing="-1.0pt" style:font-name="바탕" style:font-name-asian="굴림체" style:font-size-asian="8.0pt" style:font-weight-asian="bold"/>
    </style:style>
    <style:style style:family="text" style:name="T753">
      <style:text-properties fo:font-size="8.0pt" style:font-name="굴림체" style:font-name-asian="굴림체" style:font-size-asian="8.0pt"/>
    </style:style>
    <style:style style:family="table-cell" style:name="T2.R18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08" style:parent-style-name="0">
      <style:paragraph-properties fo:text-align="center" style:snap-to-layout-grid="false"/>
    </style:style>
    <style:style style:family="text" style:name="T754">
      <style:text-properties fo:font-size="8.0pt" style:font-name="굴림체" style:font-name-asian="굴림체" style:font-size-asian="8.0pt"/>
    </style:style>
    <style:style style:family="table-cell" style:name="T2.R18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709" style:parent-style-name="0">
      <style:paragraph-properties fo:line-height="100%" fo:text-align="center" style:snap-to-layout-grid="false"/>
    </style:style>
    <style:style style:family="text" style:name="T755">
      <style:text-properties fo:font-size="8.0pt" style:font-name="굴림체" style:font-name-asian="굴림체" style:font-size-asian="8.0pt"/>
    </style:style>
    <style:style style:family="text" style:name="T756">
      <style:text-properties fo:font-size="8.0pt" fo:font-weight="bold" fo:letter-spacing="-1.2pt" style:font-name="바탕" style:font-name-asian="굴림체" style:font-size-asian="8.0pt" style:font-weight-asian="bold"/>
    </style:style>
    <style:style style:family="text" style:name="T757">
      <style:text-properties fo:font-size="8.0pt" style:font-name="굴림체" style:font-name-asian="굴림체" style:font-size-asian="8.0pt"/>
    </style:style>
    <style:style style:family="table-cell" style:name="T2.R18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710" style:parent-style-name="0">
      <style:paragraph-properties fo:text-align="left" style:snap-to-layout-grid="false"/>
    </style:style>
    <style:style style:family="text" style:name="T758">
      <style:text-properties fo:font-size="8.0pt" style:font-name="굴림체" style:font-name-asian="굴림체" style:font-size-asian="8.0pt"/>
    </style:style>
    <style:style style:family="table-cell" style:name="T2.R18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18">
      <style:table-row-properties style:min-row-height="0.770cm"/>
    </style:style>
    <style:style style:family="paragraph" style:name="P711" style:parent-style-name="0">
      <style:paragraph-properties fo:text-align="center" style:snap-to-layout-grid="false"/>
    </style:style>
    <style:style style:family="text" style:name="T759">
      <style:text-properties fo:font-size="8.0pt" fo:font-weight="bold" style:font-name="굴림체" style:font-name-asian="굴림체" style:font-size-asian="8.0pt" style:font-weight-asian="bold"/>
    </style:style>
    <style:style style:family="table-cell" style:name="T2.R19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12" style:parent-style-name="0">
      <style:paragraph-properties fo:text-align="center" style:snap-to-layout-grid="false"/>
    </style:style>
    <style:style style:family="text" style:name="T760">
      <style:text-properties fo:font-size="8.0pt" style:font-name="굴림체" style:font-name-asian="굴림체" style:font-size-asian="8.0pt"/>
    </style:style>
    <style:style style:family="table-cell" style:name="T2.R19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13" style:parent-style-name="0">
      <style:paragraph-properties fo:text-align="left" style:snap-to-layout-grid="false"/>
    </style:style>
    <style:style style:family="text" style:name="T761">
      <style:text-properties fo:font-size="8.0pt" style:font-name="굴림체" style:font-name-asian="굴림체" style:font-size-asian="8.0pt"/>
    </style:style>
    <style:style style:family="table-cell" style:name="T2.R19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14" style:parent-style-name="0">
      <style:paragraph-properties fo:text-align="center" style:snap-to-layout-grid="false"/>
    </style:style>
    <style:style style:family="text" style:name="T762">
      <style:text-properties fo:font-size="8.0pt" style:font-name="굴림체" style:font-name-asian="굴림체" style:font-size-asian="8.0pt"/>
    </style:style>
    <style:style style:family="table-cell" style:name="T2.R19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715" style:parent-style-name="0">
      <style:paragraph-properties fo:line-height="100%" fo:text-align="center" style:snap-to-layout-grid="false"/>
    </style:style>
    <style:style style:family="text" style:name="T763">
      <style:text-properties fo:font-size="8.0pt" style:font-name="굴림체" style:font-name-asian="굴림체" style:font-size-asian="8.0pt"/>
    </style:style>
    <style:style style:family="text" style:name="T764">
      <style:text-properties fo:font-size="8.0pt" fo:font-weight="bold" fo:letter-spacing="-1.0pt" style:font-name="바탕" style:font-name-asian="굴림체" style:font-size-asian="8.0pt" style:font-weight-asian="bold"/>
    </style:style>
    <style:style style:family="text" style:name="T765">
      <style:text-properties fo:font-size="8.0pt" style:font-name="굴림체" style:font-name-asian="굴림체" style:font-size-asian="8.0pt"/>
    </style:style>
    <style:style style:family="table-cell" style:name="T2.R19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16" style:parent-style-name="0">
      <style:paragraph-properties fo:text-align="center" style:snap-to-layout-grid="false"/>
    </style:style>
    <style:style style:family="text" style:name="T766">
      <style:text-properties fo:font-size="8.0pt" style:font-name="굴림체" style:font-name-asian="굴림체" style:font-size-asian="8.0pt"/>
    </style:style>
    <style:style style:family="table-cell" style:name="T2.R19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717" style:parent-style-name="0">
      <style:paragraph-properties fo:line-height="100%" fo:text-align="center" style:snap-to-layout-grid="false"/>
    </style:style>
    <style:style style:family="table-cell" style:name="T2.R19_C6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18" style:parent-style-name="0">
      <style:paragraph-properties fo:text-align="center" style:snap-to-layout-grid="false"/>
    </style:style>
    <style:style style:family="text" style:name="T767">
      <style:text-properties fo:font-size="8.0pt" style:font-name="굴림체" style:font-name-asian="굴림체" style:font-size-asian="8.0pt"/>
    </style:style>
    <style:style style:family="table-cell" style:name="T2.R19_C7">
      <style:table-cell-properties fo:background-color="#cbcbff" fo:border-bottom="0.020cm solid #000000" fo:border-left="0.020cm solid #000000" fo:border-right="none" fo:border-top="0.020cm solid #000000" fo:padding-bottom="0.000cm" fo:padding-left="0.000cm" fo:padding-right="0.000cm" fo:padding-top="0.000cm" style:vertical-align="middle"/>
    </style:style>
    <style:style style:family="paragraph" style:name="P719" style:parent-style-name="0">
      <style:paragraph-properties fo:line-height="100%" fo:text-align="center" style:snap-to-layout-grid="false"/>
    </style:style>
    <style:style style:family="table-cell" style:name="T2.R19_C8">
      <style:table-cell-properties fo:background-color="#cbcbff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20" style:parent-style-name="0">
      <style:paragraph-properties fo:text-align="center" style:snap-to-layout-grid="false"/>
    </style:style>
    <style:style style:family="text" style:name="T768">
      <style:text-properties fo:font-size="8.0pt" style:font-name="굴림체" style:font-name-asian="굴림체" style:font-size-asian="8.0pt"/>
    </style:style>
    <style:style style:family="table-cell" style:name="T2.R19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721" style:parent-style-name="0">
      <style:paragraph-properties fo:line-height="100%" fo:text-align="center" style:snap-to-layout-grid="false"/>
    </style:style>
    <style:style style:family="text" style:name="T769">
      <style:text-properties fo:font-size="8.0pt" fo:font-weight="bold" fo:letter-spacing="-1.4pt" style:font-name="바탕" style:font-name-asian="굴림체" style:font-size-asian="8.0pt" style:font-weight-asian="bold"/>
    </style:style>
    <style:style style:family="table-cell" style:name="T2.R19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22" style:parent-style-name="0">
      <style:paragraph-properties fo:text-align="center" style:snap-to-layout-grid="false"/>
    </style:style>
    <style:style style:family="text" style:name="T770">
      <style:text-properties fo:font-size="8.0pt" style:font-name="굴림체" style:font-name-asian="굴림체" style:font-size-asian="8.0pt"/>
    </style:style>
    <style:style style:family="table-cell" style:name="T2.R19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723" style:parent-style-name="0">
      <style:paragraph-properties fo:line-height="100%" fo:text-align="center" style:snap-to-layout-grid="false"/>
    </style:style>
    <style:style style:family="table-cell" style:name="T2.R19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724" style:parent-style-name="0">
      <style:paragraph-properties fo:text-align="left" style:snap-to-layout-grid="false"/>
    </style:style>
    <style:style style:family="text" style:name="T771">
      <style:text-properties fo:font-size="8.0pt" style:font-name="굴림체" style:font-name-asian="굴림체" style:font-size-asian="8.0pt"/>
    </style:style>
    <style:style style:family="table-cell" style:name="T2.R19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19">
      <style:table-row-properties style:min-row-height="0.770cm"/>
    </style:style>
    <style:style style:family="paragraph" style:name="P725" style:parent-style-name="0">
      <style:paragraph-properties fo:text-align="center" style:snap-to-layout-grid="false"/>
    </style:style>
    <style:style style:family="text" style:name="T772">
      <style:text-properties fo:font-size="8.0pt" fo:font-weight="bold" style:font-name="바탕" style:font-name-asian="굴림체" style:font-size-asian="8.0pt" style:font-weight-asian="bold"/>
    </style:style>
    <style:style style:family="table-cell" style:name="T2.R20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26" style:parent-style-name="0">
      <style:paragraph-properties fo:text-align="center" style:snap-to-layout-grid="false"/>
    </style:style>
    <style:style style:family="text" style:name="T773">
      <style:text-properties fo:font-size="8.0pt" style:font-name="굴림체" style:font-name-asian="굴림체" style:font-size-asian="8.0pt"/>
    </style:style>
    <style:style style:family="table-cell" style:name="T2.R20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27" style:parent-style-name="0">
      <style:paragraph-properties fo:text-align="left" style:snap-to-layout-grid="false"/>
    </style:style>
    <style:style style:family="text" style:name="T774">
      <style:text-properties fo:font-size="8.0pt" style:font-name="굴림체" style:font-name-asian="굴림체" style:font-size-asian="8.0pt"/>
    </style:style>
    <style:style style:family="table-cell" style:name="T2.R20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28" style:parent-style-name="0">
      <style:paragraph-properties fo:text-align="center" style:snap-to-layout-grid="false"/>
    </style:style>
    <style:style style:family="text" style:name="T775">
      <style:text-properties fo:font-size="8.0pt" style:font-name="굴림체" style:font-name-asian="굴림체" style:font-size-asian="8.0pt"/>
    </style:style>
    <style:style style:family="table-cell" style:name="T2.R20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729" style:parent-style-name="0">
      <style:paragraph-properties fo:line-height="100%" fo:text-align="center" style:snap-to-layout-grid="false"/>
    </style:style>
    <style:style style:family="text" style:name="T776">
      <style:text-properties fo:font-size="8.0pt" fo:font-weight="bold" fo:letter-spacing="-0.2pt" style:font-name="바탕" style:font-name-asian="굴림체" style:font-size-asian="8.0pt" style:font-weight-asian="bold"/>
    </style:style>
    <style:style style:family="paragraph" style:name="P730" style:parent-style-name="0">
      <style:paragraph-properties fo:line-height="100%" fo:text-align="center" style:snap-to-layout-grid="false"/>
    </style:style>
    <style:style style:family="text" style:name="T777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2.R20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31" style:parent-style-name="0">
      <style:paragraph-properties fo:text-align="center" style:snap-to-layout-grid="false"/>
    </style:style>
    <style:style style:family="text" style:name="T778">
      <style:text-properties fo:font-size="8.0pt" style:font-name="굴림체" style:font-name-asian="굴림체" style:font-size-asian="8.0pt"/>
    </style:style>
    <style:style style:family="table-cell" style:name="T2.R20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732" style:parent-style-name="0">
      <style:paragraph-properties fo:line-height="100%" fo:text-align="center" style:snap-to-layout-grid="false"/>
    </style:style>
    <style:style style:family="text" style:name="T779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2.R20_C6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33" style:parent-style-name="0">
      <style:paragraph-properties fo:text-align="center" style:snap-to-layout-grid="false"/>
    </style:style>
    <style:style style:family="text" style:name="T780">
      <style:text-properties fo:font-size="8.0pt" style:font-name="굴림체" style:font-name-asian="굴림체" style:font-size-asian="8.0pt"/>
    </style:style>
    <style:style style:family="table-cell" style:name="T2.R20_C7">
      <style:table-cell-properties fo:background-color="#ffff99" fo:border-bottom="0.020cm solid #000000" fo:border-left="0.020cm solid #000000" fo:border-right="none" fo:border-top="0.020cm solid #000000" fo:padding-bottom="0.000cm" fo:padding-left="0.000cm" fo:padding-right="0.000cm" fo:padding-top="0.000cm" style:vertical-align="middle"/>
    </style:style>
    <style:style style:family="paragraph" style:name="P734" style:parent-style-name="0">
      <style:paragraph-properties fo:line-height="100%" fo:text-align="center" style:snap-to-layout-grid="false"/>
    </style:style>
    <style:style style:family="text" style:name="T781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2.R20_C8">
      <style:table-cell-properties fo:background-color="#ffff99"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35" style:parent-style-name="0">
      <style:paragraph-properties fo:text-align="center" style:snap-to-layout-grid="false"/>
    </style:style>
    <style:style style:family="text" style:name="T782">
      <style:text-properties fo:font-size="8.0pt" style:font-name="굴림체" style:font-name-asian="굴림체" style:font-size-asian="8.0pt"/>
    </style:style>
    <style:style style:family="table-cell" style:name="T2.R20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736" style:parent-style-name="0">
      <style:paragraph-properties fo:line-height="100%" fo:text-align="center" style:snap-to-layout-grid="false"/>
    </style:style>
    <style:style style:family="text" style:name="T783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2.R20_C10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737" style:parent-style-name="0">
      <style:paragraph-properties fo:text-align="center" style:snap-to-layout-grid="false"/>
    </style:style>
    <style:style style:family="text" style:name="T784">
      <style:text-properties fo:font-size="8.0pt" style:font-name="굴림체" style:font-name-asian="굴림체" style:font-size-asian="8.0pt"/>
    </style:style>
    <style:style style:family="table-cell" style:name="T2.R20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738" style:parent-style-name="0">
      <style:paragraph-properties fo:line-height="100%" fo:text-align="center" style:snap-to-layout-grid="false"/>
    </style:style>
    <style:style style:family="table-cell" style:name="T2.R20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739" style:parent-style-name="0">
      <style:paragraph-properties fo:text-align="left" style:snap-to-layout-grid="false"/>
    </style:style>
    <style:style style:family="text" style:name="T785">
      <style:text-properties fo:font-size="8.0pt" style:font-name="굴림체" style:font-name-asian="굴림체" style:font-size-asian="8.0pt"/>
    </style:style>
    <style:style style:family="table-cell" style:name="T2.R20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20">
      <style:table-row-properties style:min-row-height="0.946cm"/>
    </style:style>
    <style:style style:family="paragraph" style:name="P740" style:parent-style-name="0">
      <style:paragraph-properties fo:text-align="center" style:snap-to-layout-grid="false"/>
    </style:style>
    <style:style style:family="text" style:name="T786">
      <style:text-properties fo:font-size="8.0pt" fo:font-weight="bold" style:font-name="바탕" style:font-name-asian="굴림체" style:font-size-asian="8.0pt" style:font-weight-asian="bold"/>
    </style:style>
    <style:style style:family="table-cell" style:name="T2.R21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41" style:parent-style-name="0">
      <style:paragraph-properties fo:text-align="center" style:snap-to-layout-grid="false"/>
    </style:style>
    <style:style style:family="text" style:name="T787">
      <style:text-properties fo:font-size="8.0pt" style:font-name="굴림체" style:font-name-asian="굴림체" style:font-size-asian="8.0pt"/>
    </style:style>
    <style:style style:family="table-cell" style:name="T2.R21_C1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42" style:parent-style-name="0">
      <style:paragraph-properties fo:text-align="left" style:snap-to-layout-grid="false"/>
    </style:style>
    <style:style style:family="text" style:name="T788">
      <style:text-properties fo:font-size="8.0pt" style:font-name="굴림체" style:font-name-asian="굴림체" style:font-size-asian="8.0pt"/>
    </style:style>
    <style:style style:family="table-cell" style:name="T2.R21_C2">
      <style:table-cell-properties fo:border-bottom="0.06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43" style:parent-style-name="0">
      <style:paragraph-properties fo:text-align="center" style:snap-to-layout-grid="false"/>
    </style:style>
    <style:style style:family="text" style:name="T789">
      <style:text-properties fo:font-size="8.0pt" style:font-name="굴림체" style:font-name-asian="굴림체" style:font-size-asian="8.0pt"/>
    </style:style>
    <style:style style:family="table-cell" style:name="T2.R21_C3">
      <style:table-cell-properties fo:border-bottom="0.06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744" style:parent-style-name="0">
      <style:paragraph-properties fo:line-height="100%" fo:text-align="center" style:snap-to-layout-grid="false"/>
    </style:style>
    <style:style style:family="text" style:name="T790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2.R21_C4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45" style:parent-style-name="0">
      <style:paragraph-properties fo:text-align="center" style:snap-to-layout-grid="false"/>
    </style:style>
    <style:style style:family="text" style:name="T791">
      <style:text-properties fo:font-size="8.0pt" style:font-name="굴림체" style:font-name-asian="굴림체" style:font-size-asian="8.0pt"/>
    </style:style>
    <style:style style:family="table-cell" style:name="T2.R21_C5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746" style:parent-style-name="0">
      <style:paragraph-properties fo:line-height="100%" fo:text-align="center" style:snap-to-layout-grid="false"/>
    </style:style>
    <style:style style:family="table-cell" style:name="T2.R21_C6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47" style:parent-style-name="0">
      <style:paragraph-properties fo:text-align="center" style:snap-to-layout-grid="false"/>
    </style:style>
    <style:style style:family="text" style:name="T792">
      <style:text-properties fo:font-size="8.0pt" style:font-name="굴림체" style:font-name-asian="굴림체" style:font-size-asian="8.0pt"/>
    </style:style>
    <style:style style:family="table-cell" style:name="T2.R21_C7">
      <style:table-cell-properties fo:background-color="#ffff99" fo:border-bottom="none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748" style:parent-style-name="0">
      <style:paragraph-properties fo:line-height="100%" fo:text-align="center" style:snap-to-layout-grid="false"/>
    </style:style>
    <style:style style:family="text" style:name="T793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2.R21_C8">
      <style:table-cell-properties fo:background-color="#ffff99" fo:border-bottom="none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49" style:parent-style-name="0">
      <style:paragraph-properties fo:text-align="center" style:snap-to-layout-grid="false"/>
    </style:style>
    <style:style style:family="table-cell" style:name="T2.R21_C9">
      <style:table-cell-properties fo:border-bottom="0.06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750" style:parent-style-name="0">
      <style:paragraph-properties fo:line-height="100%" fo:text-align="center" style:snap-to-layout-grid="false"/>
    </style:style>
    <style:style style:family="table-cell" style:name="T2.R21_C10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751" style:parent-style-name="0">
      <style:paragraph-properties fo:text-align="center" style:snap-to-layout-grid="false"/>
    </style:style>
    <style:style style:family="table-cell" style:name="T2.R21_C11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752" style:parent-style-name="0">
      <style:paragraph-properties fo:line-height="100%" fo:text-align="center" style:snap-to-layout-grid="false"/>
    </style:style>
    <style:style style:family="table-cell" style:name="T2.R21_C12">
      <style:table-cell-properties fo:border-bottom="0.060cm solid #000000" fo:border-left="none" fo:border-right="0.020cm solid #000000" fo:border-top="none" fo:padding-bottom="0.000cm" fo:padding-left="0.000cm" fo:padding-right="0.000cm" fo:padding-top="0.000cm" style:vertical-align="middle"/>
    </style:style>
    <style:style style:family="paragraph" style:name="P753" style:parent-style-name="0">
      <style:paragraph-properties fo:text-align="left" style:snap-to-layout-grid="false"/>
    </style:style>
    <style:style style:family="text" style:name="T794">
      <style:text-properties fo:font-size="8.0pt" style:font-name="바탕" style:font-name-asian="굴림체" style:font-size-asian="8.0pt"/>
    </style:style>
    <style:style style:family="table-cell" style:name="T2.R21_C13">
      <style:table-cell-properties fo:border-bottom="0.06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21">
      <style:table-row-properties style:min-row-height="0.770cm"/>
    </style:style>
    <style:style style:family="paragraph" style:name="P754" style:parent-style-name="0">
      <style:paragraph-properties fo:text-align="center" style:snap-to-layout-grid="false"/>
    </style:style>
    <style:style style:family="text" style:name="T795">
      <style:text-properties fo:font-size="8.0pt" fo:font-weight="bold" style:font-name="바탕" style:font-name-asian="굴림체" style:font-size-asian="8.0pt" style:font-weight-asian="bold"/>
    </style:style>
    <style:style style:family="table-cell" style:name="T2.R22_C0">
      <style:table-cell-properties fo:border-bottom="none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755" style:parent-style-name="0">
      <style:paragraph-properties fo:text-align="center" style:snap-to-layout-grid="false"/>
    </style:style>
    <style:style style:family="table-cell" style:name="T2.R22_C1">
      <style:table-cell-properties fo:border-bottom="0.020cm solid #000000" fo:border-left="0.060cm solid #000000" fo:border-right="0.060cm solid #000000" fo:border-top="0.060cm solid #000000" fo:padding-bottom="0.000cm" fo:padding-left="0.000cm" fo:padding-right="0.000cm" fo:padding-top="0.000cm" style:vertical-align="middle"/>
    </style:style>
    <style:style style:family="paragraph" style:name="P756" style:parent-style-name="0">
      <style:paragraph-properties fo:text-align="left" style:snap-to-layout-grid="false"/>
    </style:style>
    <style:style style:family="table-cell" style:name="T2.R22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57" style:parent-style-name="0">
      <style:paragraph-properties fo:text-align="center" style:snap-to-layout-grid="false"/>
    </style:style>
    <style:style style:family="table-cell" style:name="T2.R22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758" style:parent-style-name="0">
      <style:paragraph-properties fo:line-height="100%" fo:text-align="center" style:snap-to-layout-grid="false"/>
    </style:style>
    <style:style style:family="table-cell" style:name="T2.R22_C4">
      <style:table-cell-properties fo:border-bottom="0.020cm solid #000000" fo:border-left="none" fo:border-right="0.009cm solid #000000" fo:border-top="none" fo:padding-bottom="0.000cm" fo:padding-left="0.000cm" fo:padding-right="0.000cm" fo:padding-top="0.000cm" style:vertical-align="middle"/>
    </style:style>
    <style:style style:family="paragraph" style:name="P759" style:parent-style-name="0">
      <style:paragraph-properties fo:text-align="center" style:snap-to-layout-grid="false"/>
    </style:style>
    <style:style style:family="table-cell" style:name="T2.R22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760" style:parent-style-name="0">
      <style:paragraph-properties fo:line-height="100%" fo:text-align="center" style:snap-to-layout-grid="false"/>
    </style:style>
    <style:style style:family="table-cell" style:name="T2.R22_C6">
      <style:table-cell-properties fo:border-bottom="0.020cm solid #000000" fo:border-left="none" fo:border-right="0.020cm solid #000000" fo:border-top="none" fo:padding-bottom="0.000cm" fo:padding-left="0.000cm" fo:padding-right="0.000cm" fo:padding-top="0.000cm" style:vertical-align="middle"/>
    </style:style>
    <style:style style:family="paragraph" style:name="P761" style:parent-style-name="0">
      <style:paragraph-properties fo:text-align="center" style:snap-to-layout-grid="false"/>
    </style:style>
    <style:style style:family="table-cell" style:name="T2.R22_C7">
      <style:table-cell-properties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762" style:parent-style-name="0">
      <style:paragraph-properties fo:line-height="100%" fo:text-align="center" style:snap-to-layout-grid="false"/>
    </style:style>
    <style:style style:family="table-cell" style:name="T2.R22_C8">
      <style:table-cell-properties fo:border-bottom="0.020cm solid #000000" fo:border-left="none" fo:border-right="0.009cm solid #000000" fo:border-top="none" fo:padding-bottom="0.000cm" fo:padding-left="0.000cm" fo:padding-right="0.000cm" fo:padding-top="0.000cm" style:vertical-align="middle"/>
    </style:style>
    <style:style style:family="paragraph" style:name="P763" style:parent-style-name="0">
      <style:paragraph-properties fo:text-align="center" style:snap-to-layout-grid="false"/>
    </style:style>
    <style:style style:family="text" style:name="T796">
      <style:text-properties fo:font-size="8.0pt" style:font-name="굴림체" style:font-name-asian="굴림체" style:font-size-asian="8.0pt"/>
    </style:style>
    <style:style style:family="table-cell" style:name="T2.R22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764" style:parent-style-name="0">
      <style:paragraph-properties fo:line-height="100%" fo:text-align="center" style:snap-to-layout-grid="false"/>
    </style:style>
    <style:style style:family="table-cell" style:name="T2.R22_C10">
      <style:table-cell-properties fo:border-bottom="0.020cm solid #000000" fo:border-left="none" fo:border-right="0.009cm solid #000000" fo:border-top="none" fo:padding-bottom="0.000cm" fo:padding-left="0.000cm" fo:padding-right="0.000cm" fo:padding-top="0.000cm" style:vertical-align="middle"/>
    </style:style>
    <style:style style:family="paragraph" style:name="P765" style:parent-style-name="0">
      <style:paragraph-properties fo:text-align="center" style:snap-to-layout-grid="false"/>
    </style:style>
    <style:style style:family="text" style:name="T797">
      <style:text-properties fo:font-size="8.0pt" style:font-name="굴림체" style:font-name-asian="굴림체" style:font-size-asian="8.0pt"/>
    </style:style>
    <style:style style:family="table-cell" style:name="T2.R22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766" style:parent-style-name="0">
      <style:paragraph-properties fo:line-height="100%" fo:text-align="center" style:snap-to-layout-grid="false"/>
    </style:style>
    <style:style style:family="table-cell" style:name="T2.R22_C12">
      <style:table-cell-properties fo:border-bottom="0.020cm solid #000000" fo:border-left="none" fo:border-right="0.020cm solid #000000" fo:border-top="none" fo:padding-bottom="0.000cm" fo:padding-left="0.000cm" fo:padding-right="0.000cm" fo:padding-top="0.000cm" style:vertical-align="middle"/>
    </style:style>
    <style:style style:family="paragraph" style:name="P767" style:parent-style-name="0">
      <style:paragraph-properties fo:text-align="left" style:snap-to-layout-grid="false"/>
    </style:style>
    <style:style style:family="text" style:name="T798">
      <style:text-properties fo:font-size="8.0pt" style:font-name="굴림체" style:font-name-asian="굴림체" style:font-size-asian="8.0pt"/>
    </style:style>
    <style:style style:family="table-cell" style:name="T2.R22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22">
      <style:table-row-properties style:min-row-height="0.670cm"/>
    </style:style>
    <style:style style:family="paragraph" style:name="P768" style:parent-style-name="0">
      <style:paragraph-properties fo:text-align="center" style:snap-to-layout-grid="false"/>
    </style:style>
    <style:style style:family="text" style:name="T799">
      <style:text-properties fo:font-size="8.0pt" fo:font-weight="bold" style:font-name="바탕" style:font-name-asian="굴림체" style:font-size-asian="8.0pt" style:font-weight-asian="bold"/>
    </style:style>
    <style:style style:family="table-cell" style:name="T2.R23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69" style:parent-style-name="0">
      <style:paragraph-properties fo:text-align="center" style:snap-to-layout-grid="false"/>
    </style:style>
    <style:style style:family="table-cell" style:name="T2.R23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70" style:parent-style-name="0">
      <style:paragraph-properties fo:text-align="left" style:snap-to-layout-grid="false"/>
    </style:style>
    <style:style style:family="text" style:name="T800">
      <style:text-properties fo:font-size="8.0pt" style:font-name="굴림체" style:font-name-asian="굴림체" style:font-size-asian="8.0pt"/>
    </style:style>
    <style:style style:family="table-cell" style:name="T2.R23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71" style:parent-style-name="0">
      <style:paragraph-properties fo:text-align="center" style:snap-to-layout-grid="false"/>
    </style:style>
    <style:style style:family="text" style:name="T801">
      <style:text-properties fo:font-size="8.0pt" style:font-name="굴림체" style:font-name-asian="굴림체" style:font-size-asian="8.0pt"/>
    </style:style>
    <style:style style:family="table-cell" style:name="T2.R23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772" style:parent-style-name="0">
      <style:paragraph-properties fo:line-height="100%" fo:text-align="center" style:snap-to-layout-grid="false"/>
    </style:style>
    <style:style style:family="table-cell" style:name="T2.R23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73" style:parent-style-name="0">
      <style:paragraph-properties fo:text-align="center" style:snap-to-layout-grid="false"/>
    </style:style>
    <style:style style:family="text" style:name="T802">
      <style:text-properties fo:font-size="8.0pt" style:font-name="굴림체" style:font-name-asian="굴림체" style:font-size-asian="8.0pt"/>
    </style:style>
    <style:style style:family="table-cell" style:name="T2.R23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774" style:parent-style-name="0">
      <style:paragraph-properties fo:line-height="100%" fo:text-align="center" style:snap-to-layout-grid="false"/>
    </style:style>
    <style:style style:family="table-cell" style:name="T2.R23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775" style:parent-style-name="0">
      <style:paragraph-properties fo:text-align="center" style:snap-to-layout-grid="false"/>
    </style:style>
    <style:style style:family="text" style:name="T803">
      <style:text-properties fo:font-size="8.0pt" style:font-name="굴림체" style:font-name-asian="굴림체" style:font-size-asian="8.0pt"/>
    </style:style>
    <style:style style:family="table-cell" style:name="T2.R23_C7">
      <style:table-cell-properties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776" style:parent-style-name="0">
      <style:paragraph-properties fo:line-height="100%" fo:text-align="center" style:snap-to-layout-grid="false"/>
    </style:style>
    <style:style style:family="table-cell" style:name="T2.R23_C8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77" style:parent-style-name="0">
      <style:paragraph-properties fo:text-align="center" style:snap-to-layout-grid="false"/>
    </style:style>
    <style:style style:family="text" style:name="T804">
      <style:text-properties fo:font-size="8.0pt" style:font-name="굴림체" style:font-name-asian="굴림체" style:font-size-asian="8.0pt"/>
    </style:style>
    <style:style style:family="table-cell" style:name="T2.R23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778" style:parent-style-name="0">
      <style:paragraph-properties fo:line-height="100%" fo:text-align="center" style:snap-to-layout-grid="false"/>
    </style:style>
    <style:style style:family="table-cell" style:name="T2.R23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79" style:parent-style-name="0">
      <style:paragraph-properties fo:text-align="center" style:snap-to-layout-grid="false"/>
    </style:style>
    <style:style style:family="text" style:name="T805">
      <style:text-properties fo:font-size="8.0pt" style:font-name="굴림체" style:font-name-asian="굴림체" style:font-size-asian="8.0pt"/>
    </style:style>
    <style:style style:family="table-cell" style:name="T2.R23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780" style:parent-style-name="0">
      <style:paragraph-properties fo:line-height="100%" fo:text-align="center" style:snap-to-layout-grid="false"/>
    </style:style>
    <style:style style:family="table-cell" style:name="T2.R23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781" style:parent-style-name="0">
      <style:paragraph-properties fo:text-align="left" style:snap-to-layout-grid="false"/>
    </style:style>
    <style:style style:family="text" style:name="T806">
      <style:text-properties fo:font-size="8.0pt" style:font-name="굴림체" style:font-name-asian="굴림체" style:font-size-asian="8.0pt"/>
    </style:style>
    <style:style style:family="table-cell" style:name="T2.R23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23">
      <style:table-row-properties style:min-row-height="0.670cm"/>
    </style:style>
    <style:style style:family="paragraph" style:name="P782" style:parent-style-name="0">
      <style:paragraph-properties fo:text-align="center" style:snap-to-layout-grid="false"/>
    </style:style>
    <style:style style:family="text" style:name="T807">
      <style:text-properties fo:font-size="8.0pt" fo:font-weight="bold" style:font-name="굴림체" style:font-name-asian="굴림체" style:font-size-asian="8.0pt" style:font-weight-asian="bold"/>
    </style:style>
    <style:style style:family="table-cell" style:name="T2.R24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83" style:parent-style-name="0">
      <style:paragraph-properties fo:text-align="center" style:snap-to-layout-grid="false"/>
    </style:style>
    <style:style style:family="table-cell" style:name="T2.R24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84" style:parent-style-name="0">
      <style:paragraph-properties fo:text-align="left" style:snap-to-layout-grid="false"/>
    </style:style>
    <style:style style:family="text" style:name="T808">
      <style:text-properties fo:font-size="8.0pt" style:font-name="굴림체" style:font-name-asian="굴림체" style:font-size-asian="8.0pt"/>
    </style:style>
    <style:style style:family="table-cell" style:name="T2.R24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85" style:parent-style-name="0">
      <style:paragraph-properties fo:text-align="center" style:snap-to-layout-grid="false"/>
    </style:style>
    <style:style style:family="text" style:name="T809">
      <style:text-properties fo:font-size="8.0pt" style:font-name="굴림체" style:font-name-asian="굴림체" style:font-size-asian="8.0pt"/>
    </style:style>
    <style:style style:family="table-cell" style:name="T2.R24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786" style:parent-style-name="0">
      <style:paragraph-properties fo:line-height="100%" fo:text-align="center" style:snap-to-layout-grid="false"/>
    </style:style>
    <style:style style:family="table-cell" style:name="T2.R24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87" style:parent-style-name="0">
      <style:paragraph-properties fo:text-align="center" style:snap-to-layout-grid="false"/>
    </style:style>
    <style:style style:family="text" style:name="T810">
      <style:text-properties fo:font-size="8.0pt" style:font-name="굴림체" style:font-name-asian="굴림체" style:font-size-asian="8.0pt"/>
    </style:style>
    <style:style style:family="table-cell" style:name="T2.R24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788" style:parent-style-name="0">
      <style:paragraph-properties fo:line-height="100%" fo:text-align="center" style:snap-to-layout-grid="false"/>
    </style:style>
    <style:style style:family="table-cell" style:name="T2.R24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789" style:parent-style-name="0">
      <style:paragraph-properties fo:text-align="center" style:snap-to-layout-grid="false"/>
    </style:style>
    <style:style style:family="text" style:name="T811">
      <style:text-properties fo:font-size="8.0pt" style:font-name="굴림체" style:font-name-asian="굴림체" style:font-size-asian="8.0pt"/>
    </style:style>
    <style:style style:family="table-cell" style:name="T2.R24_C7">
      <style:table-cell-properties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790" style:parent-style-name="0">
      <style:paragraph-properties fo:line-height="100%" fo:text-align="center" style:snap-to-layout-grid="false"/>
    </style:style>
    <style:style style:family="table-cell" style:name="T2.R24_C8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91" style:parent-style-name="0">
      <style:paragraph-properties fo:text-align="center" style:snap-to-layout-grid="false"/>
    </style:style>
    <style:style style:family="text" style:name="T812">
      <style:text-properties fo:font-size="8.0pt" style:font-name="굴림체" style:font-name-asian="굴림체" style:font-size-asian="8.0pt"/>
    </style:style>
    <style:style style:family="table-cell" style:name="T2.R24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792" style:parent-style-name="0">
      <style:paragraph-properties fo:line-height="100%" fo:text-align="center" style:snap-to-layout-grid="false"/>
    </style:style>
    <style:style style:family="table-cell" style:name="T2.R24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793" style:parent-style-name="0">
      <style:paragraph-properties fo:text-align="center" style:snap-to-layout-grid="false"/>
    </style:style>
    <style:style style:family="text" style:name="T813">
      <style:text-properties fo:font-size="8.0pt" style:font-name="굴림체" style:font-name-asian="굴림체" style:font-size-asian="8.0pt"/>
    </style:style>
    <style:style style:family="table-cell" style:name="T2.R24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794" style:parent-style-name="0">
      <style:paragraph-properties fo:line-height="100%" fo:text-align="center" style:snap-to-layout-grid="false"/>
    </style:style>
    <style:style style:family="table-cell" style:name="T2.R24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795" style:parent-style-name="0">
      <style:paragraph-properties fo:text-align="left" style:snap-to-layout-grid="false"/>
    </style:style>
    <style:style style:family="text" style:name="T814">
      <style:text-properties fo:font-size="8.0pt" style:font-name="굴림체" style:font-name-asian="굴림체" style:font-size-asian="8.0pt"/>
    </style:style>
    <style:style style:family="table-cell" style:name="T2.R24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24">
      <style:table-row-properties style:min-row-height="0.670cm"/>
    </style:style>
    <style:style style:family="paragraph" style:name="P796" style:parent-style-name="0">
      <style:paragraph-properties fo:text-align="center" style:snap-to-layout-grid="false"/>
    </style:style>
    <style:style style:family="text" style:name="T815">
      <style:text-properties fo:font-size="8.0pt" fo:font-weight="bold" style:font-name="바탕" style:font-name-asian="굴림체" style:font-size-asian="8.0pt" style:font-weight-asian="bold"/>
    </style:style>
    <style:style style:family="table-cell" style:name="T2.R25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97" style:parent-style-name="0">
      <style:paragraph-properties fo:text-align="center" style:snap-to-layout-grid="false"/>
    </style:style>
    <style:style style:family="table-cell" style:name="T2.R25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98" style:parent-style-name="0">
      <style:paragraph-properties fo:text-align="left" style:snap-to-layout-grid="false"/>
    </style:style>
    <style:style style:family="text" style:name="T816">
      <style:text-properties fo:font-size="8.0pt" style:font-name="굴림체" style:font-name-asian="굴림체" style:font-size-asian="8.0pt"/>
    </style:style>
    <style:style style:family="table-cell" style:name="T2.R25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799" style:parent-style-name="0">
      <style:paragraph-properties fo:text-align="center" style:snap-to-layout-grid="false"/>
    </style:style>
    <style:style style:family="text" style:name="T817">
      <style:text-properties fo:font-size="8.0pt" style:font-name="굴림체" style:font-name-asian="굴림체" style:font-size-asian="8.0pt"/>
    </style:style>
    <style:style style:family="table-cell" style:name="T2.R25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800" style:parent-style-name="0">
      <style:paragraph-properties fo:line-height="100%" fo:text-align="center" style:snap-to-layout-grid="false"/>
    </style:style>
    <style:style style:family="table-cell" style:name="T2.R25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01" style:parent-style-name="0">
      <style:paragraph-properties fo:text-align="center" style:snap-to-layout-grid="false"/>
    </style:style>
    <style:style style:family="text" style:name="T818">
      <style:text-properties fo:font-size="8.0pt" style:font-name="굴림체" style:font-name-asian="굴림체" style:font-size-asian="8.0pt"/>
    </style:style>
    <style:style style:family="table-cell" style:name="T2.R25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802" style:parent-style-name="0">
      <style:paragraph-properties fo:line-height="100%" fo:text-align="center" style:snap-to-layout-grid="false"/>
    </style:style>
    <style:style style:family="table-cell" style:name="T2.R25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803" style:parent-style-name="0">
      <style:paragraph-properties fo:text-align="center" style:snap-to-layout-grid="false"/>
    </style:style>
    <style:style style:family="text" style:name="T819">
      <style:text-properties fo:font-size="8.0pt" style:font-name="굴림체" style:font-name-asian="굴림체" style:font-size-asian="8.0pt"/>
    </style:style>
    <style:style style:family="table-cell" style:name="T2.R25_C7">
      <style:table-cell-properties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804" style:parent-style-name="0">
      <style:paragraph-properties fo:line-height="100%" fo:text-align="center" style:snap-to-layout-grid="false"/>
    </style:style>
    <style:style style:family="table-cell" style:name="T2.R25_C8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05" style:parent-style-name="0">
      <style:paragraph-properties fo:text-align="center" style:snap-to-layout-grid="false"/>
    </style:style>
    <style:style style:family="text" style:name="T820">
      <style:text-properties fo:font-size="8.0pt" style:font-name="굴림체" style:font-name-asian="굴림체" style:font-size-asian="8.0pt"/>
    </style:style>
    <style:style style:family="table-cell" style:name="T2.R25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806" style:parent-style-name="0">
      <style:paragraph-properties fo:line-height="100%" fo:text-align="center" style:snap-to-layout-grid="false"/>
    </style:style>
    <style:style style:family="table-cell" style:name="T2.R25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07" style:parent-style-name="0">
      <style:paragraph-properties fo:text-align="center" style:snap-to-layout-grid="false"/>
    </style:style>
    <style:style style:family="text" style:name="T821">
      <style:text-properties fo:font-size="8.0pt" style:font-name="굴림체" style:font-name-asian="굴림체" style:font-size-asian="8.0pt"/>
    </style:style>
    <style:style style:family="table-cell" style:name="T2.R25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808" style:parent-style-name="0">
      <style:paragraph-properties fo:line-height="100%" fo:text-align="center" style:snap-to-layout-grid="false"/>
    </style:style>
    <style:style style:family="table-cell" style:name="T2.R25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809" style:parent-style-name="0">
      <style:paragraph-properties fo:text-align="left" style:snap-to-layout-grid="false"/>
    </style:style>
    <style:style style:family="text" style:name="T822">
      <style:text-properties fo:font-size="8.0pt" style:font-name="굴림체" style:font-name-asian="굴림체" style:font-size-asian="8.0pt"/>
    </style:style>
    <style:style style:family="table-cell" style:name="T2.R25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25">
      <style:table-row-properties style:min-row-height="0.670cm"/>
    </style:style>
    <style:style style:family="paragraph" style:name="P810" style:parent-style-name="0">
      <style:paragraph-properties fo:text-align="center" style:snap-to-layout-grid="false"/>
    </style:style>
    <style:style style:family="text" style:name="T823">
      <style:text-properties fo:font-size="8.0pt" fo:font-weight="bold" style:font-name="바탕" style:font-name-asian="굴림체" style:font-size-asian="8.0pt" style:font-weight-asian="bold"/>
    </style:style>
    <style:style style:family="table-cell" style:name="T2.R26_C0">
      <style:table-cell-properties fo:border-bottom="0.06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811" style:parent-style-name="0">
      <style:paragraph-properties fo:text-align="center" style:snap-to-layout-grid="false"/>
    </style:style>
    <style:style style:family="table-cell" style:name="T2.R26_C1">
      <style:table-cell-properties fo:border-bottom="0.06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812" style:parent-style-name="0">
      <style:paragraph-properties fo:text-align="left" style:snap-to-layout-grid="false"/>
    </style:style>
    <style:style style:family="text" style:name="T824">
      <style:text-properties fo:font-size="8.0pt" style:font-name="굴림체" style:font-name-asian="굴림체" style:font-size-asian="8.0pt"/>
    </style:style>
    <style:style style:family="table-cell" style:name="T2.R26_C2">
      <style:table-cell-properties fo:border-bottom="0.06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813" style:parent-style-name="0">
      <style:paragraph-properties fo:text-align="center" style:snap-to-layout-grid="false"/>
    </style:style>
    <style:style style:family="text" style:name="T825">
      <style:text-properties fo:font-size="8.0pt" style:font-name="굴림체" style:font-name-asian="굴림체" style:font-size-asian="8.0pt"/>
    </style:style>
    <style:style style:family="table-cell" style:name="T2.R26_C3">
      <style:table-cell-properties fo:border-bottom="0.06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814" style:parent-style-name="0">
      <style:paragraph-properties fo:line-height="100%" fo:text-align="center" style:snap-to-layout-grid="false"/>
    </style:style>
    <style:style style:family="table-cell" style:name="T2.R26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15" style:parent-style-name="0">
      <style:paragraph-properties fo:text-align="center" style:snap-to-layout-grid="false"/>
    </style:style>
    <style:style style:family="text" style:name="T826">
      <style:text-properties fo:font-size="8.0pt" style:font-name="굴림체" style:font-name-asian="굴림체" style:font-size-asian="8.0pt"/>
    </style:style>
    <style:style style:family="table-cell" style:name="T2.R26_C5">
      <style:table-cell-properties fo:border-bottom="none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816" style:parent-style-name="0">
      <style:paragraph-properties fo:line-height="100%" fo:text-align="center" style:snap-to-layout-grid="false"/>
    </style:style>
    <style:style style:family="table-cell" style:name="T2.R26_C6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817" style:parent-style-name="0">
      <style:paragraph-properties fo:text-align="center" style:snap-to-layout-grid="false"/>
    </style:style>
    <style:style style:family="text" style:name="T827">
      <style:text-properties fo:font-size="8.0pt" style:font-name="굴림체" style:font-name-asian="굴림체" style:font-size-asian="8.0pt"/>
    </style:style>
    <style:style style:family="table-cell" style:name="T2.R26_C7">
      <style:table-cell-properties fo:border-bottom="none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818" style:parent-style-name="0">
      <style:paragraph-properties fo:line-height="100%" fo:text-align="center" style:snap-to-layout-grid="false"/>
    </style:style>
    <style:style style:family="table-cell" style:name="T2.R26_C8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19" style:parent-style-name="0">
      <style:paragraph-properties fo:text-align="center" style:snap-to-layout-grid="false"/>
    </style:style>
    <style:style style:family="text" style:name="T828">
      <style:text-properties fo:font-size="8.0pt" style:font-name="굴림체" style:font-name-asian="굴림체" style:font-size-asian="8.0pt"/>
    </style:style>
    <style:style style:family="table-cell" style:name="T2.R26_C9">
      <style:table-cell-properties fo:border-bottom="none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820" style:parent-style-name="0">
      <style:paragraph-properties fo:line-height="100%" fo:text-align="center" style:snap-to-layout-grid="false"/>
    </style:style>
    <style:style style:family="table-cell" style:name="T2.R26_C10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21" style:parent-style-name="0">
      <style:paragraph-properties fo:text-align="center" style:snap-to-layout-grid="false"/>
    </style:style>
    <style:style style:family="text" style:name="T829">
      <style:text-properties fo:font-size="8.0pt" style:font-name="굴림체" style:font-name-asian="굴림체" style:font-size-asian="8.0pt"/>
    </style:style>
    <style:style style:family="table-cell" style:name="T2.R26_C11">
      <style:table-cell-properties fo:border-bottom="none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822" style:parent-style-name="0">
      <style:paragraph-properties fo:line-height="100%" fo:text-align="center" style:snap-to-layout-grid="false"/>
    </style:style>
    <style:style style:family="table-cell" style:name="T2.R26_C12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823" style:parent-style-name="0">
      <style:paragraph-properties fo:text-align="left" style:snap-to-layout-grid="false"/>
    </style:style>
    <style:style style:family="text" style:name="T830">
      <style:text-properties fo:font-size="8.0pt" style:font-name="굴림체" style:font-name-asian="굴림체" style:font-size-asian="8.0pt"/>
    </style:style>
    <style:style style:family="text" style:name="T831">
      <style:text-properties fo:font-size="8.0pt" style:font-name="바탕" style:font-name-asian="굴림체" style:font-size-asian="8.0pt"/>
    </style:style>
    <style:style style:family="table-cell" style:name="T2.R26_C13">
      <style:table-cell-properties fo:border-bottom="0.06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26">
      <style:table-row-properties style:min-row-height="0.670cm"/>
    </style:style>
    <style:style style:family="paragraph" style:name="P824" style:parent-style-name="0">
      <style:paragraph-properties fo:text-align="center" style:snap-to-layout-grid="false"/>
    </style:style>
    <style:style style:family="text" style:name="T832">
      <style:text-properties fo:font-size="8.0pt" fo:font-weight="bold" style:font-name="바탕" style:font-name-asian="굴림체" style:font-size-asian="8.0pt" style:font-weight-asian="bold"/>
    </style:style>
    <style:style style:family="table-cell" style:name="T2.R27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825" style:parent-style-name="0">
      <style:paragraph-properties fo:text-align="center" style:snap-to-layout-grid="false"/>
    </style:style>
    <style:style style:family="text" style:name="T833">
      <style:text-properties fo:font-size="8.0pt" style:font-name="굴림체" style:font-name-asian="굴림체" style:font-size-asian="8.0pt"/>
    </style:style>
    <style:style style:family="table-cell" style:name="T2.R27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826" style:parent-style-name="0">
      <style:paragraph-properties fo:text-align="left" style:snap-to-layout-grid="false"/>
    </style:style>
    <style:style style:family="text" style:name="T834">
      <style:text-properties fo:font-size="8.0pt" style:font-name="굴림체" style:font-name-asian="굴림체" style:font-size-asian="8.0pt"/>
    </style:style>
    <style:style style:family="table-cell" style:name="T2.R27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827" style:parent-style-name="0">
      <style:paragraph-properties fo:text-align="center" style:snap-to-layout-grid="false"/>
    </style:style>
    <style:style style:family="text" style:name="T835">
      <style:text-properties fo:font-size="8.0pt" style:font-name="굴림체" style:font-name-asian="굴림체" style:font-size-asian="8.0pt"/>
    </style:style>
    <style:style style:family="table-cell" style:name="T2.R27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828" style:parent-style-name="0">
      <style:paragraph-properties fo:line-height="100%" fo:text-align="center" style:snap-to-layout-grid="false"/>
    </style:style>
    <style:style style:family="text" style:name="T836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2.R27_C4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829" style:parent-style-name="0">
      <style:paragraph-properties fo:text-align="center" style:snap-to-layout-grid="false"/>
    </style:style>
    <style:style style:family="text" style:name="T837">
      <style:text-properties fo:font-size="8.0pt" style:font-name="굴림체" style:font-name-asian="굴림체" style:font-size-asian="8.0pt"/>
    </style:style>
    <style:style style:family="table-cell" style:name="T2.R27_C5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830" style:parent-style-name="0">
      <style:paragraph-properties fo:line-height="100%" fo:text-align="center" style:snap-to-layout-grid="false"/>
    </style:style>
    <style:style style:family="table-cell" style:name="T2.R27_C6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831" style:parent-style-name="0">
      <style:paragraph-properties fo:text-align="center" style:snap-to-layout-grid="false"/>
    </style:style>
    <style:style style:family="text" style:name="T838">
      <style:text-properties fo:font-size="8.0pt" style:font-name="굴림체" style:font-name-asian="굴림체" style:font-size-asian="8.0pt"/>
    </style:style>
    <style:style style:family="table-cell" style:name="T2.R27_C7">
      <style:table-cell-properties fo:background-color="#ffff99" fo:border-bottom="0.020cm solid #000000" fo:border-left="0.020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832" style:parent-style-name="0">
      <style:paragraph-properties fo:line-height="100%" fo:text-align="center" style:snap-to-layout-grid="false"/>
    </style:style>
    <style:style style:family="table-cell" style:name="T2.R27_C8">
      <style:table-cell-properties fo:background-color="#ffff99" fo:border-bottom="0.020cm solid #000000" fo:border-left="none" fo:border-right="0.009cm solid #000000" fo:border-top="none" fo:padding-bottom="0.000cm" fo:padding-left="0.000cm" fo:padding-right="0.000cm" fo:padding-top="0.000cm" style:vertical-align="middle"/>
    </style:style>
    <style:style style:family="paragraph" style:name="P833" style:parent-style-name="0">
      <style:paragraph-properties fo:text-align="center" style:snap-to-layout-grid="false"/>
    </style:style>
    <style:style style:family="text" style:name="T839">
      <style:text-properties fo:font-size="8.0pt" style:font-name="굴림체" style:font-name-asian="굴림체" style:font-size-asian="8.0pt"/>
    </style:style>
    <style:style style:family="table-cell" style:name="T2.R27_C9">
      <style:table-cell-properties fo:border-bottom="0.020cm solid #000000" fo:border-left="0.009cm solid #000000" fo:border-right="none" fo:border-top="0.060cm solid #000000" fo:padding-bottom="0.000cm" fo:padding-left="0.000cm" fo:padding-right="0.000cm" fo:padding-top="0.000cm" style:vertical-align="middle"/>
    </style:style>
    <style:style style:family="paragraph" style:name="P834" style:parent-style-name="0">
      <style:paragraph-properties fo:line-height="100%" fo:text-align="center" style:snap-to-layout-grid="false"/>
    </style:style>
    <style:style style:family="table-cell" style:name="T2.R27_C10">
      <style:table-cell-properties fo:border-bottom="0.020cm solid #000000" fo:border-left="none" fo:border-right="0.009cm solid #000000" fo:border-top="0.060cm solid #000000" fo:padding-bottom="0.000cm" fo:padding-left="0.000cm" fo:padding-right="0.000cm" fo:padding-top="0.000cm" style:vertical-align="middle"/>
    </style:style>
    <style:style style:family="paragraph" style:name="P835" style:parent-style-name="0">
      <style:paragraph-properties fo:text-align="center" style:snap-to-layout-grid="false"/>
    </style:style>
    <style:style style:family="text" style:name="T840">
      <style:text-properties fo:font-size="8.0pt" style:font-name="굴림체" style:font-name-asian="굴림체" style:font-size-asian="8.0pt"/>
    </style:style>
    <style:style style:family="table-cell" style:name="T2.R27_C11">
      <style:table-cell-properties fo:border-bottom="0.020cm solid #000000" fo:border-left="none" fo:border-right="none" fo:border-top="0.060cm solid #000000" fo:padding-bottom="0.000cm" fo:padding-left="0.000cm" fo:padding-right="0.000cm" fo:padding-top="0.000cm" style:vertical-align="middle"/>
    </style:style>
    <style:style style:family="paragraph" style:name="P836" style:parent-style-name="0">
      <style:paragraph-properties fo:line-height="100%" fo:text-align="center" style:snap-to-layout-grid="false"/>
    </style:style>
    <style:style style:family="text" style:name="T841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2.R27_C12">
      <style:table-cell-properties fo:border-bottom="0.020cm solid #000000" fo:border-left="none" fo:border-right="0.020cm solid #000000" fo:border-top="0.060cm solid #000000" fo:padding-bottom="0.000cm" fo:padding-left="0.000cm" fo:padding-right="0.000cm" fo:padding-top="0.000cm" style:vertical-align="middle"/>
    </style:style>
    <style:style style:family="paragraph" style:name="P837" style:parent-style-name="0">
      <style:paragraph-properties fo:text-align="left" style:snap-to-layout-grid="false"/>
    </style:style>
    <style:style style:family="text" style:name="T842">
      <style:text-properties fo:font-size="8.0pt" style:font-name="굴림체" style:font-name-asian="굴림체" style:font-size-asian="8.0pt"/>
    </style:style>
    <style:style style:family="table-cell" style:name="T2.R27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27">
      <style:table-row-properties style:min-row-height="0.670cm"/>
    </style:style>
    <style:style style:family="paragraph" style:name="P838" style:parent-style-name="0">
      <style:paragraph-properties fo:text-align="center" style:snap-to-layout-grid="false"/>
    </style:style>
    <style:style style:family="text" style:name="T843">
      <style:text-properties fo:font-size="8.0pt" fo:font-weight="bold" style:font-name="굴림체" style:font-name-asian="굴림체" style:font-size-asian="8.0pt" style:font-weight-asian="bold"/>
    </style:style>
    <style:style style:family="text" style:name="T844">
      <style:text-properties fo:font-size="8.0pt" fo:font-weight="bold" style:font-name="바탕" style:font-name-asian="굴림체" style:font-size-asian="8.0pt" style:font-weight-asian="bold"/>
    </style:style>
    <style:style style:family="table-cell" style:name="T2.R28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839" style:parent-style-name="0">
      <style:paragraph-properties fo:text-align="center" style:snap-to-layout-grid="false"/>
    </style:style>
    <style:style style:family="text" style:name="T845">
      <style:text-properties fo:font-size="8.0pt" style:font-name="굴림체" style:font-name-asian="굴림체" style:font-size-asian="8.0pt"/>
    </style:style>
    <style:style style:family="table-cell" style:name="T2.R28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840" style:parent-style-name="0">
      <style:paragraph-properties fo:text-align="left" style:snap-to-layout-grid="false"/>
    </style:style>
    <style:style style:family="text" style:name="T846">
      <style:text-properties fo:font-size="8.0pt" style:font-name="굴림체" style:font-name-asian="굴림체" style:font-size-asian="8.0pt"/>
    </style:style>
    <style:style style:family="table-cell" style:name="T2.R28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841" style:parent-style-name="0">
      <style:paragraph-properties fo:text-align="center" style:snap-to-layout-grid="false"/>
    </style:style>
    <style:style style:family="text" style:name="T847">
      <style:text-properties fo:font-size="8.0pt" style:font-name="굴림체" style:font-name-asian="굴림체" style:font-size-asian="8.0pt"/>
    </style:style>
    <style:style style:family="table-cell" style:name="T2.R28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842" style:parent-style-name="0">
      <style:paragraph-properties fo:line-height="100%" fo:text-align="center" style:snap-to-layout-grid="false"/>
    </style:style>
    <style:style style:family="table-cell" style:name="T2.R28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43" style:parent-style-name="0">
      <style:paragraph-properties fo:text-align="center" style:snap-to-layout-grid="false"/>
    </style:style>
    <style:style style:family="text" style:name="T848">
      <style:text-properties fo:font-size="8.0pt" style:font-name="굴림체" style:font-name-asian="굴림체" style:font-size-asian="8.0pt"/>
    </style:style>
    <style:style style:family="table-cell" style:name="T2.R28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844" style:parent-style-name="0">
      <style:paragraph-properties fo:line-height="100%" fo:text-align="center" style:snap-to-layout-grid="false"/>
    </style:style>
    <style:style style:family="text" style:name="T849">
      <style:text-properties fo:font-size="8.0pt" fo:font-weight="bold" fo:letter-spacing="-0.2pt" style:font-name="바탕" style:font-name-asian="굴림체" style:font-size-asian="8.0pt" style:font-weight-asian="bold"/>
    </style:style>
    <style:style style:family="table-cell" style:name="T2.R28_C6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45" style:parent-style-name="0">
      <style:paragraph-properties fo:text-align="center" style:snap-to-layout-grid="false"/>
    </style:style>
    <style:style style:family="text" style:name="T850">
      <style:text-properties fo:font-size="8.0pt" style:font-name="굴림체" style:font-name-asian="굴림체" style:font-size-asian="8.0pt"/>
    </style:style>
    <style:style style:family="table-cell" style:name="T2.R28_C7">
      <style:table-cell-properties fo:border-bottom="0.020cm solid #000000" fo:border-left="0.009cm solid #ffffff" fo:border-right="none" fo:border-top="none" fo:padding-bottom="0.000cm" fo:padding-left="0.000cm" fo:padding-right="0.000cm" fo:padding-top="0.000cm" style:vertical-align="middle"/>
    </style:style>
    <style:style style:family="paragraph" style:name="P846" style:parent-style-name="0">
      <style:paragraph-properties fo:line-height="100%" fo:text-align="center" style:snap-to-layout-grid="false"/>
    </style:style>
    <style:style style:family="table-cell" style:name="T2.R28_C8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47" style:parent-style-name="0">
      <style:paragraph-properties fo:text-align="center" style:snap-to-layout-grid="false"/>
    </style:style>
    <style:style style:family="text" style:name="T851">
      <style:text-properties fo:font-size="8.0pt" style:font-name="굴림체" style:font-name-asian="굴림체" style:font-size-asian="8.0pt"/>
    </style:style>
    <style:style style:family="table-cell" style:name="T2.R28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848" style:parent-style-name="0">
      <style:paragraph-properties fo:line-height="100%" fo:text-align="center" style:snap-to-layout-grid="false"/>
    </style:style>
    <style:style style:family="table-cell" style:name="T2.R28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49" style:parent-style-name="0">
      <style:paragraph-properties fo:text-align="center" style:snap-to-layout-grid="false"/>
    </style:style>
    <style:style style:family="text" style:name="T852">
      <style:text-properties fo:font-size="8.0pt" style:font-name="굴림체" style:font-name-asian="굴림체" style:font-size-asian="8.0pt"/>
    </style:style>
    <style:style style:family="table-cell" style:name="T2.R28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850" style:parent-style-name="0">
      <style:paragraph-properties fo:line-height="100%" fo:text-align="center" style:snap-to-layout-grid="false"/>
    </style:style>
    <style:style style:family="table-cell" style:name="T2.R28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851" style:parent-style-name="0">
      <style:paragraph-properties fo:text-align="left" style:snap-to-layout-grid="false"/>
    </style:style>
    <style:style style:family="text" style:name="T853">
      <style:text-properties fo:font-size="8.0pt" style:font-name="굴림체" style:font-name-asian="굴림체" style:font-size-asian="8.0pt"/>
    </style:style>
    <style:style style:family="table-cell" style:name="T2.R28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28">
      <style:table-row-properties style:min-row-height="0.670cm"/>
    </style:style>
    <style:style style:family="paragraph" style:name="P852" style:parent-style-name="0">
      <style:paragraph-properties fo:text-align="center" style:snap-to-layout-grid="false"/>
    </style:style>
    <style:style style:family="table-cell" style:name="T2.R29_C0">
      <style:table-cell-properties fo:border-bottom="none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853" style:parent-style-name="0">
      <style:paragraph-properties fo:text-align="center" style:snap-to-layout-grid="false"/>
    </style:style>
    <style:style style:family="table-cell" style:name="T2.R29_C1">
      <style:table-cell-properties fo:border-bottom="0.02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854" style:parent-style-name="0">
      <style:paragraph-properties fo:text-align="left" style:snap-to-layout-grid="false"/>
    </style:style>
    <style:style style:family="text" style:name="T854">
      <style:text-properties fo:font-size="8.0pt" style:font-name="굴림체" style:font-name-asian="굴림체" style:font-size-asian="8.0pt"/>
    </style:style>
    <style:style style:family="table-cell" style:name="T2.R29_C2">
      <style:table-cell-properties fo:border-bottom="0.02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855" style:parent-style-name="0">
      <style:paragraph-properties fo:text-align="center" style:snap-to-layout-grid="false"/>
    </style:style>
    <style:style style:family="text" style:name="T855">
      <style:text-properties fo:font-size="8.0pt" style:font-name="굴림체" style:font-name-asian="굴림체" style:font-size-asian="8.0pt"/>
    </style:style>
    <style:style style:family="table-cell" style:name="T2.R29_C3">
      <style:table-cell-properties fo:border-bottom="0.02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856" style:parent-style-name="0">
      <style:paragraph-properties fo:line-height="100%" fo:text-align="center" style:snap-to-layout-grid="false"/>
    </style:style>
    <style:style style:family="table-cell" style:name="T2.R29_C4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57" style:parent-style-name="0">
      <style:paragraph-properties fo:text-align="center" style:snap-to-layout-grid="false"/>
    </style:style>
    <style:style style:family="text" style:name="T856">
      <style:text-properties fo:font-size="8.0pt" style:font-name="굴림체" style:font-name-asian="굴림체" style:font-size-asian="8.0pt"/>
    </style:style>
    <style:style style:family="table-cell" style:name="T2.R29_C5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858" style:parent-style-name="0">
      <style:paragraph-properties fo:line-height="100%" fo:text-align="center" style:snap-to-layout-grid="false"/>
    </style:style>
    <style:style style:family="text" style:name="T857">
      <style:text-properties fo:font-size="8.0pt" style:font-name="바탕" style:font-name-asian="굴림체" style:font-size-asian="8.0pt"/>
    </style:style>
    <style:style style:family="table-cell" style:name="T2.R29_C6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59" style:parent-style-name="0">
      <style:paragraph-properties fo:text-align="center" style:snap-to-layout-grid="false"/>
    </style:style>
    <style:style style:family="text" style:name="T858">
      <style:text-properties fo:font-size="8.0pt" style:font-name="굴림체" style:font-name-asian="굴림체" style:font-size-asian="8.0pt"/>
    </style:style>
    <style:style style:family="table-cell" style:name="T2.R29_C7">
      <style:table-cell-properties fo:border-bottom="0.02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860" style:parent-style-name="0">
      <style:paragraph-properties fo:line-height="100%" fo:text-align="center" style:snap-to-layout-grid="false"/>
    </style:style>
    <style:style style:family="table-cell" style:name="T2.R29_C8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61" style:parent-style-name="0">
      <style:paragraph-properties fo:text-align="center" style:snap-to-layout-grid="false"/>
    </style:style>
    <style:style style:family="text" style:name="T859">
      <style:text-properties fo:font-size="8.0pt" style:font-name="굴림체" style:font-name-asian="굴림체" style:font-size-asian="8.0pt"/>
    </style:style>
    <style:style style:family="table-cell" style:name="T2.R29_C9">
      <style:table-cell-properties fo:border-bottom="0.02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862" style:parent-style-name="0">
      <style:paragraph-properties fo:line-height="100%" fo:text-align="center" style:snap-to-layout-grid="false"/>
    </style:style>
    <style:style style:family="table-cell" style:name="T2.R29_C10">
      <style:table-cell-properties fo:border-bottom="0.02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63" style:parent-style-name="0">
      <style:paragraph-properties fo:text-align="center" style:snap-to-layout-grid="false"/>
    </style:style>
    <style:style style:family="text" style:name="T860">
      <style:text-properties fo:font-size="8.0pt" style:font-name="굴림체" style:font-name-asian="굴림체" style:font-size-asian="8.0pt"/>
    </style:style>
    <style:style style:family="table-cell" style:name="T2.R29_C11">
      <style:table-cell-properties fo:border-bottom="0.02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864" style:parent-style-name="0">
      <style:paragraph-properties fo:line-height="100%" fo:text-align="center" style:snap-to-layout-grid="false"/>
    </style:style>
    <style:style style:family="table-cell" style:name="T2.R29_C12">
      <style:table-cell-properties fo:border-bottom="0.02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865" style:parent-style-name="0">
      <style:paragraph-properties fo:text-align="left" style:snap-to-layout-grid="false"/>
    </style:style>
    <style:style style:family="text" style:name="T861">
      <style:text-properties fo:font-size="8.0pt" style:font-name="굴림체" style:font-name-asian="굴림체" style:font-size-asian="8.0pt"/>
    </style:style>
    <style:style style:family="table-cell" style:name="T2.R29_C13">
      <style:table-cell-properties fo:border-bottom="0.02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29">
      <style:table-row-properties style:min-row-height="0.670cm"/>
    </style:style>
    <style:style style:family="paragraph" style:name="P866" style:parent-style-name="0">
      <style:paragraph-properties fo:text-align="center" style:snap-to-layout-grid="false"/>
    </style:style>
    <style:style style:family="text" style:name="T862">
      <style:text-properties fo:font-size="8.0pt" fo:font-weight="bold" style:font-name="바탕" style:font-name-asian="굴림체" style:font-size-asian="8.0pt" style:font-weight-asian="bold"/>
    </style:style>
    <style:style style:family="table-cell" style:name="T2.R30_C0">
      <style:table-cell-properties fo:border-bottom="0.06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867" style:parent-style-name="0">
      <style:paragraph-properties fo:text-align="center" style:snap-to-layout-grid="false"/>
    </style:style>
    <style:style style:family="table-cell" style:name="T2.R30_C1">
      <style:table-cell-properties fo:border-bottom="0.060cm solid #000000" fo:border-left="0.06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868" style:parent-style-name="0">
      <style:paragraph-properties fo:text-align="left" style:snap-to-layout-grid="false"/>
    </style:style>
    <style:style style:family="text" style:name="T863">
      <style:text-properties fo:font-size="8.0pt" style:font-name="굴림체" style:font-name-asian="굴림체" style:font-size-asian="8.0pt"/>
    </style:style>
    <style:style style:family="table-cell" style:name="T2.R30_C2">
      <style:table-cell-properties fo:border-bottom="0.060cm solid #000000" fo:border-left="0.050cm solid #000000" fo:border-right="0.060cm solid #000000" fo:border-top="none" fo:padding-bottom="0.000cm" fo:padding-left="0.000cm" fo:padding-right="0.000cm" fo:padding-top="0.000cm" style:vertical-align="middle"/>
    </style:style>
    <style:style style:family="paragraph" style:name="P869" style:parent-style-name="0">
      <style:paragraph-properties fo:text-align="center" style:snap-to-layout-grid="false"/>
    </style:style>
    <style:style style:family="text" style:name="T864">
      <style:text-properties fo:font-size="8.0pt" style:font-name="굴림체" style:font-name-asian="굴림체" style:font-size-asian="8.0pt"/>
    </style:style>
    <style:style style:family="table-cell" style:name="T2.R30_C3">
      <style:table-cell-properties fo:border-bottom="0.060cm solid #000000" fo:border-left="0.060cm solid #000000" fo:border-right="none" fo:border-top="none" fo:padding-bottom="0.000cm" fo:padding-left="0.000cm" fo:padding-right="0.000cm" fo:padding-top="0.000cm" style:vertical-align="middle"/>
    </style:style>
    <style:style style:family="paragraph" style:name="P870" style:parent-style-name="0">
      <style:paragraph-properties fo:line-height="100%" fo:text-align="center" style:snap-to-layout-grid="false"/>
    </style:style>
    <style:style style:family="text" style:name="T865">
      <style:text-properties fo:font-size="8.0pt" style:font-name="바탕" style:font-name-asian="굴림체" style:font-size-asian="8.0pt"/>
    </style:style>
    <style:style style:family="table-cell" style:name="T2.R30_C4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71" style:parent-style-name="0">
      <style:paragraph-properties fo:text-align="center" style:snap-to-layout-grid="false"/>
    </style:style>
    <style:style style:family="text" style:name="T866">
      <style:text-properties fo:font-size="8.0pt" style:font-name="굴림체" style:font-name-asian="굴림체" style:font-size-asian="8.0pt"/>
    </style:style>
    <style:style style:family="table-cell" style:name="T2.R30_C5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872" style:parent-style-name="0">
      <style:paragraph-properties fo:line-height="100%" fo:text-align="center" style:snap-to-layout-grid="false"/>
    </style:style>
    <style:style style:family="table-cell" style:name="T2.R30_C6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73" style:parent-style-name="0">
      <style:paragraph-properties fo:text-align="center" style:snap-to-layout-grid="false"/>
    </style:style>
    <style:style style:family="text" style:name="T867">
      <style:text-properties fo:font-size="8.0pt" style:font-name="굴림체" style:font-name-asian="굴림체" style:font-size-asian="8.0pt"/>
    </style:style>
    <style:style style:family="table-cell" style:name="T2.R30_C7">
      <style:table-cell-properties fo:border-bottom="0.060cm solid #000000" fo:border-left="0.020cm solid #000000" fo:border-right="none" fo:border-top="none" fo:padding-bottom="0.000cm" fo:padding-left="0.000cm" fo:padding-right="0.000cm" fo:padding-top="0.000cm" style:vertical-align="middle"/>
    </style:style>
    <style:style style:family="paragraph" style:name="P874" style:parent-style-name="0">
      <style:paragraph-properties fo:line-height="100%" fo:text-align="center" style:snap-to-layout-grid="false"/>
    </style:style>
    <style:style style:family="table-cell" style:name="T2.R30_C8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75" style:parent-style-name="0">
      <style:paragraph-properties fo:text-align="center" style:snap-to-layout-grid="false"/>
    </style:style>
    <style:style style:family="text" style:name="T868">
      <style:text-properties fo:font-size="8.0pt" style:font-name="굴림체" style:font-name-asian="굴림체" style:font-size-asian="8.0pt"/>
    </style:style>
    <style:style style:family="table-cell" style:name="T2.R30_C9">
      <style:table-cell-properties fo:border-bottom="0.060cm solid #000000" fo:border-left="0.009cm solid #000000" fo:border-right="none" fo:border-top="none" fo:padding-bottom="0.000cm" fo:padding-left="0.000cm" fo:padding-right="0.000cm" fo:padding-top="0.000cm" style:vertical-align="middle"/>
    </style:style>
    <style:style style:family="paragraph" style:name="P876" style:parent-style-name="0">
      <style:paragraph-properties fo:line-height="100%" fo:text-align="center" style:snap-to-layout-grid="false"/>
    </style:style>
    <style:style style:family="table-cell" style:name="T2.R30_C10">
      <style:table-cell-properties fo:border-bottom="0.060cm solid #000000" fo:border-left="none" fo:border-right="0.009cm solid #000000" fo:border-top="0.020cm solid #000000" fo:padding-bottom="0.000cm" fo:padding-left="0.000cm" fo:padding-right="0.000cm" fo:padding-top="0.000cm" style:vertical-align="middle"/>
    </style:style>
    <style:style style:family="paragraph" style:name="P877" style:parent-style-name="0">
      <style:paragraph-properties fo:text-align="center" style:snap-to-layout-grid="false"/>
    </style:style>
    <style:style style:family="text" style:name="T869">
      <style:text-properties fo:font-size="8.0pt" style:font-name="굴림체" style:font-name-asian="굴림체" style:font-size-asian="8.0pt"/>
    </style:style>
    <style:style style:family="table-cell" style:name="T2.R30_C11">
      <style:table-cell-properties fo:border-bottom="0.060cm solid #000000" fo:border-left="none" fo:border-right="none" fo:border-top="none" fo:padding-bottom="0.000cm" fo:padding-left="0.000cm" fo:padding-right="0.000cm" fo:padding-top="0.000cm" style:vertical-align="middle"/>
    </style:style>
    <style:style style:family="paragraph" style:name="P878" style:parent-style-name="0">
      <style:paragraph-properties fo:line-height="100%" fo:text-align="center" style:snap-to-layout-grid="false"/>
    </style:style>
    <style:style style:family="table-cell" style:name="T2.R30_C12">
      <style:table-cell-properties fo:border-bottom="0.060cm solid #000000" fo:border-left="none" fo:border-right="0.020cm solid #000000" fo:border-top="0.020cm solid #000000" fo:padding-bottom="0.000cm" fo:padding-left="0.000cm" fo:padding-right="0.000cm" fo:padding-top="0.000cm" style:vertical-align="middle"/>
    </style:style>
    <style:style style:family="paragraph" style:name="P879" style:parent-style-name="0">
      <style:paragraph-properties fo:text-align="left" style:snap-to-layout-grid="false"/>
    </style:style>
    <style:style style:family="text" style:name="T870">
      <style:text-properties fo:font-size="8.0pt" style:font-name="굴림체" style:font-name-asian="굴림체" style:font-size-asian="8.0pt"/>
    </style:style>
    <style:style style:family="table-cell" style:name="T2.R30_C13">
      <style:table-cell-properties fo:border-bottom="0.060cm solid #000000" fo:border-left="none" fo:border-right="0.060cm solid #000000" fo:border-top="none" fo:padding-bottom="0.000cm" fo:padding-left="0.000cm" fo:padding-right="0.000cm" fo:padding-top="0.000cm" style:vertical-align="middle"/>
    </style:style>
    <style:style style:family="table-row" style:name="T2.R30">
      <style:table-row-properties style:min-row-height="0.670cm"/>
    </style:style>
  </office:automatic-styles>
  <office:body>
    <office:text>
      <text:p text:style-name="P1"><text:span text:style-name="T1">2014</text:span><text:span text:style-name="T2">년도 동아리 정모 계획서</text:span></text:p>
      <text:p text:style-name="P2"/>
      <text:p text:style-name="P3"><text:span text:style-name="T3">2</text:span><text:span text:style-name="T4">학년 황준원</text:span></text:p>
      <text:p text:style-name="P4"/>
      <text:p text:style-name="P5"><text:span text:style-name="T5">※ </text:span><text:span text:style-name="T6">정모란</text:span><text:span text:style-name="T7">?</text:span></text:p>
      <text:p text:style-name="P6"><text:span text:style-name="T8">동아리 활동시간</text:span><text:span text:style-name="T9">(</text:span><text:span text:style-name="T10">수요일 </text:span><text:span text:style-name="T11">6~7</text:span><text:span text:style-name="T12">교시</text:span><text:span text:style-name="T13">)</text:span><text:span text:style-name="T14">에 정기적으로 모여 여러 가지 활동을 하는 시간</text:span></text:p>
      <text:p text:style-name="P7"/>
      <text:p text:style-name="P8"><text:span text:style-name="T15">※ </text:span><text:span text:style-name="T16">정모 활동 내용</text:span></text:p>
      <text:p text:style-name="P9"><text:span text:style-name="T17">- </text:span><text:span text:style-name="T18">ignite </text:span><text:span text:style-name="T19">준비</text:span><text:span text:style-name="T20"> </text:span><text:span text:style-name="T21">: </text:span><text:span text:style-name="T22">대회 </text:span><text:span text:style-name="T23">2</text:span><text:span text:style-name="T24">주 전부터 준비</text:span><text:span text:style-name="T25">, </text:span><text:span text:style-name="T26">발표하고 수정 </text:span><text:span text:style-name="T27">· </text:span><text:span text:style-name="T28">보완해주기</text:span></text:p>
      <text:p text:style-name="P10"><text:span text:style-name="T29">영화보기</text:span><text:span text:style-name="T30">(</text:span><text:span text:style-name="T31">컴퓨터</text:span><text:span text:style-name="T32">, </text:span><text:span text:style-name="T33">로봇</text:span><text:span text:style-name="T34">, </text:span><text:span text:style-name="T35">인터넷 관련</text:span><text:span text:style-name="T36">)</text:span><text:span text:style-name="T37"> </text:span><text:span text:style-name="T38">: ex </text:span><text:span text:style-name="T39">– </text:span><text:span text:style-name="T40">아이로봇</text:span><text:span text:style-name="T41">, </text:span><text:span text:style-name="T42">바이센츄리얼 맨</text:span></text:p>
      <text:p text:style-name="P11"><text:span text:style-name="T43">세미나</text:span><text:span text:style-name="T44">(</text:span><text:span text:style-name="T45">한 달에 한 번</text:span><text:span text:style-name="T46">)</text:span><text:span text:style-name="T47"> </text:span><text:span text:style-name="T48">: </text:span><text:span text:style-name="T49">컴퓨터 </text:span><text:span text:style-name="T50">· </text:span><text:span text:style-name="T51">로봇 등에 대해 발표하기</text:span><text:span text:style-name="T52">, IT</text:span><text:span text:style-name="T53">관련 정보</text:span><text:span text:style-name="T54">(</text:span><text:span text:style-name="T55">진로</text:span><text:span text:style-name="T56">, </text:span><text:span text:style-name="T57">직업</text:span><text:span text:style-name="T58">, </text:span><text:span text:style-name="T59">현황</text:span><text:span text:style-name="T60">, </text:span><text:span text:style-name="T61">전망 등</text:span><text:span text:style-name="T62">) </text:span><text:span text:style-name="T63">발표하기 등 지식 공유 </text:span><text:span text:style-name="T64">– </text:span><text:span text:style-name="T65">발표는 모두 한 번 이상 해야 함</text:span></text:p>
      <text:p text:style-name="P12"><text:span text:style-name="T66">해킹 </text:span><text:span text:style-name="T67">· </text:span><text:span text:style-name="T68">보안 공부</text:span><text:span text:style-name="T69">(2</text:span><text:span text:style-name="T70">주에 한번</text:span><text:span text:style-name="T71">)</text:span><text:span text:style-name="T72"> </text:span><text:span text:style-name="T73">: </text:span><text:span text:style-name="T74">정보 찾고 실습해보기</text:span><text:span text:style-name="T75">, </text:span><text:span text:style-name="T76">이론 공부 등</text:span></text:p>
      <text:p text:style-name="P13"/>
      <text:p text:style-name="P14"/>
      <text:p text:style-name="P15"><text:span text:style-name="T77">※ </text:span><text:span text:style-name="T78">표 내용</text:span></text:p>
      <text:p text:style-name="P16"><draw:rect draw:corner-radius="0.000cm" draw:style-name="gr1" svg:height="0.254cm" svg:width="1.037cm" svg:x="0cm" svg:y="0cm" text:anchor-type="paragraph"/><text:span text:style-name="T79"> </text:span><text:span text:style-name="T80">: </text:span><text:span text:style-name="T81">정모 없음 </text:span><text:span text:style-name="T82">– </text:span><text:span text:style-name="T83">교육과정</text:span><text:span text:style-name="T84">, </text:span><text:span text:style-name="T85">행사 등으로 동아리 시간 </text:span><text:span text:style-name="T86">X</text:span></text:p>
      <text:p text:style-name="P17"><draw:rect draw:corner-radius="0.000cm" draw:style-name="gr2" svg:height="0.254cm" svg:width="1.037cm" svg:x="0cm" svg:y="0cm" text:anchor-type="paragraph"/><text:span text:style-name="T87"> </text:span><text:span text:style-name="T88">: </text:span><text:span text:style-name="T89">일반적인 정모 </text:span><text:span text:style-name="T90">– </text:span><text:span text:style-name="T91">영화</text:span><text:span text:style-name="T92">, </text:span><text:span text:style-name="T93">세미나</text:span><text:span text:style-name="T94">, </text:span><text:span text:style-name="T95">해킹 보안공부 등</text:span></text:p>
      <text:p text:style-name="P18"><draw:rect draw:corner-radius="0.000cm" draw:style-name="gr3" svg:height="0.254cm" svg:width="1.037cm" svg:x="0cm" svg:y="0cm" text:anchor-type="paragraph"/><text:span text:style-name="T96"> </text:span><text:span text:style-name="T97">: </text:span><text:span text:style-name="T98">시험기간 </text:span><text:span text:style-name="T99">– </text:span><text:span text:style-name="T100">시험공부</text:span></text:p>
      <text:p text:style-name="P19"><draw:rect draw:corner-radius="0.000cm" draw:style-name="gr4" svg:height="0.254cm" svg:width="1.037cm" svg:x="0cm" svg:y="0cm" text:anchor-type="paragraph"/><text:span text:style-name="T101"> </text:span><text:span text:style-name="T102">: ignite </text:span><text:span text:style-name="T103">준비 </text:span><text:span text:style-name="T104">– </text:span><text:span text:style-name="T105">ignite </text:span><text:span text:style-name="T106">대회 </text:span><text:span text:style-name="T107">2</text:span><text:span text:style-name="T108">주 전부터 연습</text:span></text:p>
      <text:p text:style-name="P20"><text:span text:style-name="T109">→ </text:span><text:span text:style-name="T110">추후에 변동 가능</text:span></text:p>
      <text:p text:style-name="P21"/>
      <text:p text:style-name="P22"><draw:frame draw:style-name="fr5" draw:z-index="0" svg:width="15.964cm" svg:x="0.000cm" svg:y="-20.808cm" text:anchor-type="as-char"><draw:text-box fo:min-height="20.808cm"><table:table table:name="T1" table:style-name="T1" text:anchor-type="paragraph"><table:table-column table:style-name="T1.C65"/><table:table-column table:style-name="T1.C66"/><table:table-column table:style-name="T1.C67"/><table:table-column table:style-name="T1.C68"/><table:table-column table:style-name="T1.C69"/><table:table-column table:style-name="T1.C70"/><table:table-column table:style-name="T1.C71"/><table:table-column table:style-name="T1.C72"/><table:table-column table:style-name="T1.C73"/><table:table-row table:style-name="T1.R1"><table:table-cell table:style-name="T1.R1_C0"><text:p text:style-name="P23"><text:span text:style-name="T111">월</text:span></text:p></table:table-cell><table:table-cell table:style-name="T1.R1_C1"><text:p text:style-name="P24"><text:span text:style-name="T112">주</text:span></text:p></table:table-cell><table:table-cell table:style-name="T1.R1_C2"><text:p text:style-name="P25"><text:span text:style-name="T113">일</text:span></text:p></table:table-cell><table:table-cell table:number-columns-spanned="2" table:style-name="T1.R1_C3"><text:p text:style-name="P26"><text:span text:style-name="T114">월</text:span></text:p></table:table-cell><table:table-cell table:number-columns-spanned="2" table:style-name="T1.R1_C4"><text:p text:style-name="P27"><text:span text:style-name="T115">화</text:span></text:p></table:table-cell><table:table-cell table:number-columns-spanned="2" table:style-name="T1.R1_C5"><text:p text:style-name="P28"><text:span text:style-name="T116">수</text:span></text:p></table:table-cell><table:table-cell table:number-columns-spanned="2" table:style-name="T1.R1_C6"><text:p text:style-name="P29"><text:span text:style-name="T117">목</text:span></text:p></table:table-cell><table:table-cell table:number-columns-spanned="2" table:style-name="T1.R1_C7"><text:p text:style-name="P30"><text:span text:style-name="T118">금</text:span></text:p></table:table-cell><table:table-cell table:style-name="T1.R1_C8"><text:p text:style-name="P31"><text:span text:style-name="T119">토</text:span></text:p></table:table-cell></table:table-row><table:table-row table:style-name="T1.R2"><table:table-cell table:style-name="T1.R2_C0"><text:p text:style-name="P32"><text:span text:style-name="T120">　</text:span></text:p></table:table-cell><table:table-cell table:style-name="T1.R2_C1"><text:p text:style-name="P33"><text:span text:style-name="T121">1</text:span></text:p></table:table-cell><table:table-cell table:style-name="T1.R2_C2"><text:p text:style-name="P34"/></table:table-cell><table:table-cell table:style-name="T1.R2_C3"><text:p text:style-name="P35"><text:span text:style-name="T122">　</text:span></text:p></table:table-cell><table:table-cell table:style-name="T1.R2_C4"><text:p text:style-name="P36"/></table:table-cell><table:table-cell table:style-name="T1.R2_C5"><text:p text:style-name="P37"><text:span text:style-name="T123">　</text:span></text:p></table:table-cell><table:table-cell table:style-name="T1.R2_C6"><text:p text:style-name="P38"/></table:table-cell><table:table-cell table:style-name="T1.R2_C7"><text:p text:style-name="P39"><text:span text:style-name="T124"> </text:span></text:p></table:table-cell><table:table-cell table:style-name="T1.R2_C8"><text:p text:style-name="P40"/></table:table-cell><table:table-cell table:style-name="T1.R2_C9"><text:p text:style-name="P41"/></table:table-cell><table:table-cell table:style-name="T1.R2_C10"><text:p text:style-name="P42"/></table:table-cell><table:table-cell table:style-name="T1.R2_C11"><text:p text:style-name="P43"/></table:table-cell><table:table-cell table:style-name="T1.R2_C12"><text:p text:style-name="P44"/></table:table-cell><table:table-cell table:style-name="T1.R2_C13"><text:p text:style-name="P45"><text:span text:style-name="T125">1 </text:span></text:p></table:table-cell></table:table-row><table:table-row table:style-name="T1.R3"><table:table-cell table:style-name="T1.R3_C0"><text:p text:style-name="P46"><text:span text:style-name="T126">　</text:span></text:p></table:table-cell><table:table-cell table:style-name="T1.R3_C1"><text:p text:style-name="P47"><text:span text:style-name="T127">2</text:span></text:p></table:table-cell><table:table-cell table:style-name="T1.R3_C2"><text:p text:style-name="P48"><text:span text:style-name="T128">2</text:span></text:p></table:table-cell><table:table-cell table:style-name="T1.R3_C3"><text:p text:style-name="P49"><text:span text:style-name="T129">3</text:span></text:p></table:table-cell><table:table-cell table:style-name="T1.R3_C4"><text:p text:style-name="P50"><text:span text:style-name="T130">입학식 및 개학식</text:span></text:p></table:table-cell><table:table-cell table:style-name="T1.R3_C5"><text:p text:style-name="P51"><text:span text:style-name="T131">4</text:span></text:p></table:table-cell><table:table-cell table:style-name="T1.R3_C6"><text:p text:style-name="P52"/></table:table-cell><table:table-cell table:style-name="T1.R3_C7"><text:p text:style-name="P53"><text:span text:style-name="T132">5</text:span></text:p></table:table-cell><table:table-cell table:style-name="T1.R3_C8"><text:p text:style-name="P54"><text:span text:style-name="T133">봉사활동 사전교육</text:span><text:span text:style-name="T134">(1</text:span><text:span text:style-name="T135">시간</text:span><text:span text:style-name="T136">) / </text:span><text:span text:style-name="T137">봉사활동</text:span><text:span text:style-name="T138">(1</text:span><text:span text:style-name="T139">시간</text:span><text:span text:style-name="T140">)</text:span></text:p></table:table-cell><table:table-cell table:style-name="T1.R3_C9"><text:p text:style-name="P55"><text:span text:style-name="T141">6</text:span></text:p></table:table-cell><table:table-cell table:style-name="T1.R3_C10"><text:p text:style-name="P56"><text:span text:style-name="T142">1</text:span><text:span text:style-name="T143">학기 학급 임원 선출</text:span></text:p></table:table-cell><table:table-cell table:style-name="T1.R3_C11"><text:p text:style-name="P57"><text:span text:style-name="T144">7</text:span></text:p></table:table-cell><table:table-cell table:style-name="T1.R3_C12"><text:p text:style-name="P58"/></table:table-cell><table:table-cell table:style-name="T1.R3_C13"><text:p text:style-name="P59"><text:span text:style-name="T145">8 </text:span></text:p></table:table-cell></table:table-row><table:table-row table:style-name="T1.R4"><table:table-cell table:style-name="T1.R4_C0"><text:p text:style-name="P60"><text:span text:style-name="T146">3</text:span></text:p></table:table-cell><table:table-cell table:style-name="T1.R4_C1"><text:p text:style-name="P61"><text:span text:style-name="T147">3</text:span></text:p></table:table-cell><table:table-cell table:style-name="T1.R4_C2"><text:p text:style-name="P62"><text:span text:style-name="T148">9</text:span></text:p></table:table-cell><table:table-cell table:style-name="T1.R4_C3"><text:p text:style-name="P63"><text:span text:style-name="T149">10</text:span></text:p></table:table-cell><table:table-cell table:style-name="T1.R4_C4"><text:p text:style-name="P64"/></table:table-cell><table:table-cell table:style-name="T1.R4_C5"><text:p text:style-name="P65"><text:span text:style-name="T150">11</text:span></text:p></table:table-cell><table:table-cell table:style-name="T1.R4_C6"><text:p text:style-name="P66"/></table:table-cell><table:table-cell table:style-name="T1.R4_C7"><text:p text:style-name="P67"><text:span text:style-name="T151">12</text:span></text:p></table:table-cell><table:table-cell table:style-name="T1.R4_C8"><text:p text:style-name="P68"><text:span text:style-name="T152">전국연합학력평가</text:span><text:span text:style-name="T153">(3)</text:span></text:p></table:table-cell><table:table-cell table:style-name="T1.R4_C9"><text:p text:style-name="P69"><text:span text:style-name="T154">13</text:span></text:p></table:table-cell><table:table-cell table:style-name="T1.R4_C10"><text:p text:style-name="P70"><text:span text:style-name="T155">학부모총회</text:span></text:p></table:table-cell><table:table-cell table:style-name="T1.R4_C11"><text:p text:style-name="P71"><text:span text:style-name="T156">14</text:span></text:p></table:table-cell><table:table-cell table:style-name="T1.R4_C12"><text:p text:style-name="P72"/></table:table-cell><table:table-cell table:style-name="T1.R4_C13"><text:p text:style-name="P73"><text:span text:style-name="T157">15 </text:span></text:p></table:table-cell></table:table-row><table:table-row table:style-name="T1.R5"><table:table-cell table:style-name="T1.R5_C0"><text:p text:style-name="P74"><text:span text:style-name="T158">　</text:span></text:p></table:table-cell><table:table-cell table:style-name="T1.R5_C1"><text:p text:style-name="P75"><text:span text:style-name="T159">4</text:span></text:p></table:table-cell><table:table-cell table:style-name="T1.R5_C2"><text:p text:style-name="P76"><text:span text:style-name="T160">16</text:span></text:p></table:table-cell><table:table-cell table:style-name="T1.R5_C3"><text:p text:style-name="P77"><text:span text:style-name="T161">17</text:span></text:p></table:table-cell><table:table-cell table:style-name="T1.R5_C4"><text:p text:style-name="P78"/></table:table-cell><table:table-cell table:style-name="T1.R5_C5"><text:p text:style-name="P79"><text:span text:style-name="T162">18</text:span></text:p></table:table-cell><table:table-cell table:style-name="T1.R5_C6"><text:p text:style-name="P80"/></table:table-cell><table:table-cell table:style-name="T1.R5_C7"><text:p text:style-name="P81"><text:span text:style-name="T163">19</text:span></text:p></table:table-cell><table:table-cell table:style-name="T1.R5_C8"><text:p text:style-name="P82"/></table:table-cell><table:table-cell table:style-name="T1.R5_C9"><text:p text:style-name="P83"><text:span text:style-name="T164">20</text:span></text:p></table:table-cell><table:table-cell table:style-name="T1.R5_C10"><text:p text:style-name="P84"/></table:table-cell><table:table-cell table:style-name="T1.R5_C11"><text:p text:style-name="P85"><text:span text:style-name="T165">21</text:span></text:p></table:table-cell><table:table-cell table:style-name="T1.R5_C12"><text:p text:style-name="P86"/></table:table-cell><table:table-cell table:style-name="T1.R5_C13"><text:p text:style-name="P87"><text:span text:style-name="T166">22 </text:span></text:p></table:table-cell></table:table-row><table:table-row table:style-name="T1.R6"><table:table-cell table:style-name="T1.R6_C0"><text:p text:style-name="P88"><text:span text:style-name="T167">　</text:span></text:p></table:table-cell><table:table-cell table:style-name="T1.R6_C1"><text:p text:style-name="P89"><text:span text:style-name="T168">5</text:span></text:p></table:table-cell><table:table-cell table:style-name="T1.R6_C2"><text:p text:style-name="P90"><text:span text:style-name="T169">23</text:span></text:p></table:table-cell><table:table-cell table:style-name="T1.R6_C3"><text:p text:style-name="P91"><text:span text:style-name="T170">24</text:span></text:p></table:table-cell><table:table-cell table:style-name="T1.R6_C4"><text:p text:style-name="P92"/></table:table-cell><table:table-cell table:style-name="T1.R6_C5"><text:p text:style-name="P93"><text:span text:style-name="T171">25</text:span></text:p></table:table-cell><table:table-cell table:style-name="T1.R6_C6"><text:p text:style-name="P94"/></table:table-cell><table:table-cell table:style-name="T1.R6_C7"><text:p text:style-name="P95"><text:span text:style-name="T172">26</text:span></text:p></table:table-cell><table:table-cell table:style-name="T1.R6_C8"><text:p text:style-name="P96"/></table:table-cell><table:table-cell table:style-name="T1.R6_C9"><text:p text:style-name="P97"><text:span text:style-name="T173">27</text:span></text:p></table:table-cell><table:table-cell table:style-name="T1.R6_C10"><text:p text:style-name="P98"><text:span text:style-name="T174">교내지리올림피아드대회</text:span></text:p></table:table-cell><table:table-cell table:style-name="T1.R6_C11"><text:p text:style-name="P99"><text:span text:style-name="T175">28</text:span></text:p></table:table-cell><table:table-cell table:style-name="T1.R6_C12"><text:p text:style-name="P100"/></table:table-cell><table:table-cell table:style-name="T1.R6_C13"><text:p text:style-name="P101"><text:span text:style-name="T176">29 </text:span></text:p></table:table-cell></table:table-row><table:table-row table:style-name="T1.R7"><table:table-cell table:style-name="T1.R7_C0"><text:p text:style-name="P102"><text:span text:style-name="T177">　</text:span></text:p></table:table-cell><table:table-cell table:style-name="T1.R7_C1"><text:p text:style-name="P103"><text:span text:style-name="T178">6</text:span></text:p></table:table-cell><table:table-cell table:style-name="T1.R7_C2"><text:p text:style-name="P104"><text:span text:style-name="T179">30</text:span></text:p></table:table-cell><table:table-cell table:style-name="T1.R7_C3"><text:p text:style-name="P105"><text:span text:style-name="T180">31</text:span></text:p></table:table-cell><table:table-cell table:style-name="T1.R7_C4"><text:p text:style-name="P106"/></table:table-cell><table:table-cell table:style-name="T1.R7_C5"><text:p text:style-name="P107"><text:span text:style-name="T181">1</text:span></text:p></table:table-cell><table:table-cell table:style-name="T1.R7_C6"><text:p text:style-name="P108"/></table:table-cell><table:table-cell table:style-name="T1.R7_C7"><text:p text:style-name="P109"><text:span text:style-name="T182">2</text:span></text:p></table:table-cell><table:table-cell table:style-name="T1.R7_C8"><text:p text:style-name="P110"/></table:table-cell><table:table-cell table:style-name="T1.R7_C9"><text:p text:style-name="P111"><text:span text:style-name="T183">3</text:span></text:p></table:table-cell><table:table-cell table:style-name="T1.R7_C10"><text:p text:style-name="P112"><text:span text:style-name="T184">나의비젼글쓰기</text:span></text:p></table:table-cell><table:table-cell table:style-name="T1.R7_C11"><text:p text:style-name="P113"><text:span text:style-name="T185">4</text:span></text:p></table:table-cell><table:table-cell table:style-name="T1.R7_C12"><text:p text:style-name="P114"/></table:table-cell><table:table-cell table:style-name="T1.R7_C13"><text:p text:style-name="P115"><text:span text:style-name="T186">5 </text:span></text:p></table:table-cell></table:table-row><table:table-row table:style-name="T1.R8"><table:table-cell table:style-name="T1.R8_C0"><text:p text:style-name="P116"><text:span text:style-name="T187">　</text:span></text:p></table:table-cell><table:table-cell table:style-name="T1.R8_C1"><text:p text:style-name="P117"><text:span text:style-name="T188">7</text:span></text:p></table:table-cell><table:table-cell table:style-name="T1.R8_C2"><text:p text:style-name="P118"><text:span text:style-name="T189">6</text:span></text:p></table:table-cell><table:table-cell table:style-name="T1.R8_C3"><text:p text:style-name="P119"><text:span text:style-name="T190">7</text:span></text:p></table:table-cell><table:table-cell table:style-name="T1.R8_C4"><text:p text:style-name="P120"/></table:table-cell><table:table-cell table:style-name="T1.R8_C5"><text:p text:style-name="P121"><text:span text:style-name="T191">8</text:span></text:p></table:table-cell><table:table-cell table:style-name="T1.R8_C6"><text:p text:style-name="P122"/></table:table-cell><table:table-cell table:style-name="T1.R8_C7"><text:p text:style-name="P123"><text:span text:style-name="T192">9</text:span></text:p></table:table-cell><table:table-cell table:style-name="T1.R8_C8"><text:p text:style-name="P124"><text:span text:style-name="T193">수련활동</text:span><text:span text:style-name="T194">(1)</text:span></text:p><text:p text:style-name="P125"><text:span text:style-name="T195">수학여행</text:span><text:span text:style-name="T196">(2)</text:span></text:p></table:table-cell><table:table-cell table:style-name="T1.R8_C9"><text:p text:style-name="P126"><text:span text:style-name="T197">10</text:span></text:p></table:table-cell><table:table-cell table:style-name="T1.R8_C10"><text:p text:style-name="P127"><text:span text:style-name="T198">수련활동</text:span><text:span text:style-name="T199">(1)</text:span></text:p><text:p text:style-name="P128"><text:span text:style-name="T200">수학여행</text:span><text:span text:style-name="T201">(2)</text:span></text:p><text:p text:style-name="P129"><text:span text:style-name="T202">전국연합학력평가</text:span><text:span text:style-name="T203">(3)</text:span></text:p></table:table-cell><table:table-cell table:style-name="T1.R8_C11"><text:p text:style-name="P130"><text:span text:style-name="T204">11</text:span></text:p></table:table-cell><table:table-cell table:style-name="T1.R8_C12"><text:p text:style-name="P131"><text:span text:style-name="T205">수련활동</text:span><text:span text:style-name="T206">(1)</text:span></text:p><text:p text:style-name="P132"><text:span text:style-name="T207">수학여행</text:span><text:span text:style-name="T208">(2)</text:span></text:p></table:table-cell><table:table-cell table:style-name="T1.R8_C13"><text:p text:style-name="P133"><text:span text:style-name="T209">12 </text:span></text:p></table:table-cell></table:table-row><table:table-row table:style-name="T1.R9"><table:table-cell table:style-name="T1.R9_C0"><text:p text:style-name="P134"><text:span text:style-name="T210">4</text:span></text:p></table:table-cell><table:table-cell table:style-name="T1.R9_C1"><text:p text:style-name="P135"><text:span text:style-name="T211">8</text:span></text:p></table:table-cell><table:table-cell table:style-name="T1.R9_C2"><text:p text:style-name="P136"><text:span text:style-name="T212">13</text:span></text:p></table:table-cell><table:table-cell table:style-name="T1.R9_C3"><text:p text:style-name="P137"><text:span text:style-name="T213">14</text:span></text:p></table:table-cell><table:table-cell table:style-name="T1.R9_C4"><text:p text:style-name="P138"/></table:table-cell><table:table-cell table:style-name="T1.R9_C5"><text:p text:style-name="P139"><text:span text:style-name="T214">15</text:span></text:p></table:table-cell><table:table-cell table:style-name="T1.R9_C6"><text:p text:style-name="P140"><text:span text:style-name="T215">영어듣기평가</text:span><text:span text:style-name="T216">(1)</text:span></text:p></table:table-cell><table:table-cell table:style-name="T1.R9_C7"><text:p text:style-name="P141"><text:span text:style-name="T217">16</text:span></text:p></table:table-cell><table:table-cell table:style-name="T1.R9_C8"><text:p text:style-name="P142"><text:span text:style-name="T218">자연과학탐구대회</text:span></text:p><text:p text:style-name="P143"><text:span text:style-name="T219">영어듣기평가</text:span><text:span text:style-name="T220">(2)</text:span></text:p></table:table-cell><table:table-cell table:style-name="T1.R9_C9"><text:p text:style-name="P144"><text:span text:style-name="T221">17</text:span></text:p></table:table-cell><table:table-cell table:style-name="T1.R9_C10"><text:p text:style-name="P145"/><text:p text:style-name="P146"><text:span text:style-name="T222">영어듣기평가</text:span><text:span text:style-name="T223">(3)</text:span></text:p></table:table-cell><table:table-cell table:style-name="T1.R9_C11"><text:p text:style-name="P147"><text:span text:style-name="T224">18</text:span></text:p></table:table-cell><table:table-cell table:style-name="T1.R9_C12"><text:p text:style-name="P148"><text:span text:style-name="T225">교육과정설명회</text:span><text:span text:style-name="T226">(1)</text:span></text:p></table:table-cell><table:table-cell table:style-name="T1.R9_C13"><text:p text:style-name="P149"><text:span text:style-name="T227">19 </text:span></text:p></table:table-cell></table:table-row><table:table-row table:style-name="T1.R10"><table:table-cell table:style-name="T1.R10_C0"><text:p text:style-name="P150"><text:span text:style-name="T228">　</text:span></text:p></table:table-cell><table:table-cell table:style-name="T1.R10_C1"><text:p text:style-name="P151"><text:span text:style-name="T229">9</text:span></text:p></table:table-cell><table:table-cell table:style-name="T1.R10_C2"><text:p text:style-name="P152"><text:span text:style-name="T230">20</text:span></text:p></table:table-cell><table:table-cell table:style-name="T1.R10_C3"><text:p text:style-name="P153"><text:span text:style-name="T231">21</text:span></text:p></table:table-cell><table:table-cell table:style-name="T1.R10_C4"><text:p text:style-name="P154"/></table:table-cell><table:table-cell table:style-name="T1.R10_C5"><text:p text:style-name="P155"><text:span text:style-name="T232">22</text:span></text:p></table:table-cell><table:table-cell table:style-name="T1.R10_C6"><text:p text:style-name="P156"/></table:table-cell><table:table-cell table:style-name="T1.R10_C7"><text:p text:style-name="P157"><text:span text:style-name="T233">23</text:span></text:p></table:table-cell><table:table-cell table:style-name="T1.R10_C8"><text:p text:style-name="P158"><text:span text:style-name="T234">작은음악회</text:span></text:p></table:table-cell><table:table-cell table:style-name="T1.R10_C9"><text:p text:style-name="P159"><text:span text:style-name="T235">24</text:span></text:p></table:table-cell><table:table-cell table:style-name="T1.R10_C10"><text:p text:style-name="P160"><text:span text:style-name="T236">표준화검사</text:span><text:span text:style-name="T237">, </text:span><text:span text:style-name="T238">체력검사</text:span><text:span text:style-name="T239">, </text:span><text:span text:style-name="T240">신체검사</text:span></text:p></table:table-cell><table:table-cell table:style-name="T1.R10_C11"><text:p text:style-name="P161"><text:span text:style-name="T241">25</text:span></text:p></table:table-cell><table:table-cell table:style-name="T1.R10_C12"><text:p text:style-name="P162"><text:span text:style-name="T242">정기연주회</text:span></text:p></table:table-cell><table:table-cell table:style-name="T1.R10_C13"><text:p text:style-name="P163"><text:span text:style-name="T243">26 </text:span></text:p></table:table-cell></table:table-row><table:table-row table:style-name="T1.R11"><table:table-cell table:style-name="T1.R11_C0"><text:p text:style-name="P164"><text:span text:style-name="T244">　</text:span></text:p></table:table-cell><table:table-cell table:style-name="T1.R11_C1"><text:p text:style-name="P165"><text:span text:style-name="T245">10</text:span></text:p></table:table-cell><table:table-cell table:style-name="T1.R11_C2"><text:p text:style-name="P166"><text:span text:style-name="T246">27</text:span></text:p></table:table-cell><table:table-cell table:style-name="T1.R11_C3"><text:p text:style-name="P167"><text:span text:style-name="T247">28</text:span></text:p></table:table-cell><table:table-cell table:style-name="T1.R11_C4"><text:p text:style-name="P168"/></table:table-cell><table:table-cell table:style-name="T1.R11_C5"><text:p text:style-name="P169"><text:span text:style-name="T248">29</text:span><text:span text:style-name="T249">　</text:span></text:p></table:table-cell><table:table-cell table:style-name="T1.R11_C6"><text:p text:style-name="P170"><text:span text:style-name="T250">1</text:span><text:span text:style-name="T251">차지필평가</text:span></text:p></table:table-cell><table:table-cell table:style-name="T1.R11_C7"><text:p text:style-name="P171"><text:span text:style-name="T252">30</text:span><text:span text:style-name="T253">　</text:span></text:p></table:table-cell><table:table-cell table:style-name="T1.R11_C8"><text:p text:style-name="P172"><text:span text:style-name="T254">1</text:span><text:span text:style-name="T255">차지필평가</text:span></text:p></table:table-cell><table:table-cell table:style-name="T1.R11_C9"><text:p text:style-name="P173"><text:span text:style-name="T256">　</text:span></text:p></table:table-cell><table:table-cell table:style-name="T1.R11_C10"><text:p text:style-name="P174"/></table:table-cell><table:table-cell table:style-name="T1.R11_C11"><text:p text:style-name="P175"><text:span text:style-name="T257">　</text:span></text:p></table:table-cell><table:table-cell table:style-name="T1.R11_C12"><text:p text:style-name="P176"/></table:table-cell><table:table-cell table:style-name="T1.R11_C13"><text:p text:style-name="P177"><text:span text:style-name="T258">　</text:span></text:p></table:table-cell></table:table-row><table:table-row table:style-name="T1.R12"><table:table-cell table:style-name="T1.R12_C0"><text:p text:style-name="P178"><text:span text:style-name="T259">　</text:span></text:p></table:table-cell><table:table-cell table:style-name="T1.R12_C1"><text:p text:style-name="P179"><text:span text:style-name="T260">10</text:span></text:p></table:table-cell><table:table-cell table:style-name="T1.R12_C2"><text:p text:style-name="P180"/></table:table-cell><table:table-cell table:style-name="T1.R12_C3"><text:p text:style-name="P181"><text:span text:style-name="T261"> </text:span></text:p></table:table-cell><table:table-cell table:style-name="T1.R12_C4"><text:p text:style-name="P182"/></table:table-cell><table:table-cell table:style-name="T1.R12_C5"><text:p text:style-name="P183"><text:span text:style-name="T262"> </text:span></text:p></table:table-cell><table:table-cell table:style-name="T1.R12_C6"><text:p text:style-name="P184"/></table:table-cell><table:table-cell table:style-name="T1.R12_C7"><text:p text:style-name="P185"/></table:table-cell><table:table-cell table:style-name="T1.R12_C8"><text:p text:style-name="P186"/></table:table-cell><table:table-cell table:style-name="T1.R12_C9"><text:p text:style-name="P187"><text:span text:style-name="T263">1</text:span></text:p></table:table-cell><table:table-cell table:style-name="T1.R12_C10"><text:p text:style-name="P188"><text:span text:style-name="T264">1</text:span><text:span text:style-name="T265">차지필평가</text:span></text:p></table:table-cell><table:table-cell table:style-name="T1.R12_C11"><text:p text:style-name="P189"><text:span text:style-name="T266">2</text:span></text:p></table:table-cell><table:table-cell table:style-name="T1.R12_C12"><text:p text:style-name="P190"><text:span text:style-name="T267">1</text:span><text:span text:style-name="T268">차지필평가</text:span></text:p></table:table-cell><table:table-cell table:style-name="T1.R12_C13"><text:p text:style-name="P191"><text:span text:style-name="T269">3 </text:span></text:p></table:table-cell></table:table-row><table:table-row table:style-name="T1.R13"><table:table-cell table:style-name="T1.R13_C0"><text:p text:style-name="P192"/></table:table-cell><table:table-cell table:style-name="T1.R13_C1"><text:p text:style-name="P193"><text:span text:style-name="T270">11</text:span></text:p></table:table-cell><table:table-cell table:style-name="T1.R13_C2"><text:p text:style-name="P194"><text:span text:style-name="T271">4</text:span></text:p></table:table-cell><table:table-cell table:style-name="T1.R13_C3"><text:p text:style-name="P195"><text:span text:style-name="T272">5</text:span></text:p></table:table-cell><table:table-cell table:style-name="T1.R13_C4"><text:p text:style-name="P196"><text:span text:style-name="T273">어린이날</text:span></text:p></table:table-cell><table:table-cell table:style-name="T1.R13_C5"><text:p text:style-name="P197"><text:span text:style-name="T274">6</text:span></text:p></table:table-cell><table:table-cell table:style-name="T1.R13_C6"><text:p text:style-name="P198"><text:span text:style-name="T275">석가탄신일</text:span></text:p></table:table-cell><table:table-cell table:style-name="T1.R13_C7"><text:p text:style-name="P199"><text:span text:style-name="T276">7</text:span></text:p></table:table-cell><table:table-cell table:style-name="T1.R13_C8"><text:p text:style-name="P200"><text:span text:style-name="T277">봉사활동</text:span><text:span text:style-name="T278">(2</text:span><text:span text:style-name="T279">시간</text:span><text:span text:style-name="T280">)</text:span></text:p></table:table-cell><table:table-cell table:style-name="T1.R13_C9"><text:p text:style-name="P201"><text:span text:style-name="T281">8</text:span></text:p></table:table-cell><table:table-cell table:style-name="T1.R13_C10"><text:p text:style-name="P202"><text:span text:style-name="T282">북콘서트</text:span><text:span text:style-name="T283">1</text:span></text:p></table:table-cell><table:table-cell table:style-name="T1.R13_C11"><text:p text:style-name="P203"><text:span text:style-name="T284">9</text:span></text:p></table:table-cell><table:table-cell table:style-name="T1.R13_C12"><text:p text:style-name="P204"><text:span text:style-name="T285">현장체험학습</text:span><text:span text:style-name="T286">(3)</text:span></text:p><text:p text:style-name="P205"><text:span text:style-name="T287">체육대회</text:span><text:span text:style-name="T288">(1,2)</text:span></text:p></table:table-cell><table:table-cell table:style-name="T1.R13_C13"><text:p text:style-name="P206"><text:span text:style-name="T289">10 </text:span></text:p></table:table-cell></table:table-row><table:table-row table:style-name="T1.R14"><table:table-cell table:style-name="T1.R14_C0"><text:p text:style-name="P207"><text:span text:style-name="T290">5</text:span><text:span text:style-name="T291">　</text:span></text:p></table:table-cell><table:table-cell table:style-name="T1.R14_C1"><text:p text:style-name="P208"><text:span text:style-name="T292">12</text:span></text:p></table:table-cell><table:table-cell table:style-name="T1.R14_C2"><text:p text:style-name="P209"><text:span text:style-name="T293">11</text:span></text:p></table:table-cell><table:table-cell table:style-name="T1.R14_C3"><text:p text:style-name="P210"><text:span text:style-name="T294">12</text:span></text:p></table:table-cell><table:table-cell table:style-name="T1.R14_C4"><text:p text:style-name="P211"><text:span text:style-name="T295">학교설명회</text:span><text:span text:style-name="T296">(2,3)</text:span></text:p></table:table-cell><table:table-cell table:style-name="T1.R14_C5"><text:p text:style-name="P212"><text:span text:style-name="T297">13</text:span></text:p></table:table-cell><table:table-cell table:style-name="T1.R14_C6"><text:p text:style-name="P213"/></table:table-cell><table:table-cell table:style-name="T1.R14_C7"><text:p text:style-name="P214"><text:span text:style-name="T298">14</text:span></text:p></table:table-cell><table:table-cell table:style-name="T1.R14_C8"><text:p text:style-name="P215"><text:span text:style-name="T299">진로의날</text:span><text:span text:style-name="T300">(</text:span><text:span text:style-name="T301">명사초청</text:span><text:span text:style-name="T302">)</text:span></text:p></table:table-cell><table:table-cell table:style-name="T1.R14_C9"><text:p text:style-name="P216"><text:span text:style-name="T303">15</text:span></text:p></table:table-cell><table:table-cell table:style-name="T1.R14_C10"><text:p text:style-name="P217"><text:span text:style-name="T304">스승의날</text:span></text:p></table:table-cell><table:table-cell table:style-name="T1.R14_C11"><text:p text:style-name="P218"><text:span text:style-name="T305">16</text:span></text:p></table:table-cell><table:table-cell table:style-name="T1.R14_C12"><text:p text:style-name="P219"/></table:table-cell><table:table-cell table:style-name="T1.R14_C13"><text:p text:style-name="P220"><text:span text:style-name="T306">17 </text:span></text:p></table:table-cell></table:table-row><table:table-row table:style-name="T1.R15"><table:table-cell table:style-name="T1.R15_C0"><text:p text:style-name="P221"><text:span text:style-name="T307">　</text:span></text:p></table:table-cell><table:table-cell table:style-name="T1.R15_C1"><text:p text:style-name="P222"><text:span text:style-name="T308">13</text:span></text:p></table:table-cell><table:table-cell table:style-name="T1.R15_C2"><text:p text:style-name="P223"><text:span text:style-name="T309">18</text:span></text:p></table:table-cell><table:table-cell table:style-name="T1.R15_C3"><text:p text:style-name="P224"><text:span text:style-name="T310">19</text:span></text:p></table:table-cell><table:table-cell table:style-name="T1.R15_C4"><text:p text:style-name="P225"><text:span text:style-name="T311">진로주간</text:span></text:p></table:table-cell><table:table-cell table:style-name="T1.R15_C5"><text:p text:style-name="P226"><text:span text:style-name="T312">20</text:span></text:p></table:table-cell><table:table-cell table:style-name="T1.R15_C6"><text:p text:style-name="P227"><text:span text:style-name="T313">진로주간</text:span></text:p></table:table-cell><table:table-cell table:style-name="T1.R15_C7"><text:p text:style-name="P228"><text:span text:style-name="T314">21</text:span></text:p></table:table-cell><table:table-cell table:style-name="T1.R15_C8"><text:p text:style-name="P229"><text:span text:style-name="T315">학교설명회</text:span><text:span text:style-name="T316">(2,3)</text:span></text:p><text:p text:style-name="P230"><text:span text:style-name="T317">토론대회</text:span></text:p><text:p text:style-name="P231"><text:span text:style-name="T318">진로주간</text:span></text:p></table:table-cell><table:table-cell table:style-name="T1.R15_C9"><text:p text:style-name="P232"><text:span text:style-name="T319">22</text:span></text:p></table:table-cell><table:table-cell table:style-name="T1.R15_C10"><text:p text:style-name="P233"><text:span text:style-name="T320">토론대회</text:span><text:span text:style-name="T321">1</text:span></text:p><text:p text:style-name="P234"><text:span text:style-name="T322">진로주간</text:span></text:p></table:table-cell><table:table-cell table:style-name="T1.R15_C11"><text:p text:style-name="P235"><text:span text:style-name="T323">23</text:span></text:p></table:table-cell><table:table-cell table:style-name="T1.R15_C12"><text:p text:style-name="P236"><text:span text:style-name="T324">개교기념일</text:span></text:p><text:p text:style-name="P237"><text:span text:style-name="T325">-</text:span><text:span text:style-name="T326">사제 동행 등산</text:span></text:p><text:p text:style-name="P238"><text:span text:style-name="T327">현장직업체험일</text:span></text:p></table:table-cell><table:table-cell table:style-name="T1.R15_C13"><text:p text:style-name="P239"><text:span text:style-name="T328">24 </text:span></text:p></table:table-cell></table:table-row><table:table-row table:style-name="T1.R16"><table:table-cell table:style-name="T1.R16_C0"><text:p text:style-name="P240"><text:span text:style-name="T329">　</text:span></text:p></table:table-cell><table:table-cell table:style-name="T1.R16_C1"><text:p text:style-name="P241"><text:span text:style-name="T330">14</text:span></text:p></table:table-cell><table:table-cell table:style-name="T1.R16_C2"><text:p text:style-name="P242"><text:span text:style-name="T331">25</text:span></text:p></table:table-cell><table:table-cell table:style-name="T1.R16_C3"><text:p text:style-name="P243"><text:span text:style-name="T332">26</text:span></text:p></table:table-cell><table:table-cell table:style-name="T1.R16_C4"><text:p text:style-name="P244"/></table:table-cell><table:table-cell table:style-name="T1.R16_C5"><text:p text:style-name="P245"><text:span text:style-name="T333">27</text:span></text:p></table:table-cell><table:table-cell table:style-name="T1.R16_C6"><text:p text:style-name="P246"/></table:table-cell><table:table-cell table:style-name="T1.R16_C7"><text:p text:style-name="P247"><text:span text:style-name="T334">28</text:span></text:p></table:table-cell><table:table-cell table:style-name="T1.R16_C8"><text:p text:style-name="P248"/></table:table-cell><table:table-cell table:style-name="T1.R16_C9"><text:p text:style-name="P249"><text:span text:style-name="T335">29</text:span></text:p></table:table-cell><table:table-cell table:style-name="T1.R16_C10"><text:p text:style-name="P250"><text:span text:style-name="T336">수학경시대회</text:span></text:p></table:table-cell><table:table-cell table:style-name="T1.R16_C11"><text:p text:style-name="P251"><text:span text:style-name="T337">30</text:span></text:p></table:table-cell><table:table-cell table:style-name="T1.R16_C12"><text:p text:style-name="P252"/></table:table-cell><table:table-cell table:style-name="T1.R16_C13"><text:p text:style-name="P253"><text:span text:style-name="T338">31</text:span></text:p></table:table-cell></table:table-row><table:table-row table:style-name="T1.R17"><table:table-cell table:style-name="T1.R17_C0"><text:p text:style-name="P254"><text:span text:style-name="T339">　</text:span></text:p></table:table-cell><table:table-cell table:style-name="T1.R17_C1"><text:p text:style-name="P255"><text:span text:style-name="T340">15</text:span></text:p></table:table-cell><table:table-cell table:style-name="T1.R17_C2"><text:p text:style-name="P256"><text:span text:style-name="T341">1</text:span></text:p></table:table-cell><table:table-cell table:style-name="T1.R17_C3"><text:p text:style-name="P257"><text:span text:style-name="T342">　</text:span><text:span text:style-name="T343">2</text:span></text:p></table:table-cell><table:table-cell table:style-name="T1.R17_C4"><text:p text:style-name="P258"/></table:table-cell><table:table-cell table:style-name="T1.R17_C5"><text:p text:style-name="P259"><text:span text:style-name="T344">3</text:span></text:p></table:table-cell><table:table-cell table:style-name="T1.R17_C6"><text:p text:style-name="P260"/></table:table-cell><table:table-cell table:style-name="T1.R17_C7"><text:p text:style-name="P261"><text:span text:style-name="T345">4</text:span></text:p></table:table-cell><table:table-cell table:style-name="T1.R17_C8"><text:p text:style-name="P262"><text:span text:style-name="T346">지방선거</text:span></text:p><text:p text:style-name="P263"><text:span text:style-name="T347">학부모공개수업의 날</text:span></text:p></table:table-cell><table:table-cell table:style-name="T1.R17_C9"><text:p text:style-name="P264"><text:span text:style-name="T348">5</text:span></text:p></table:table-cell><table:table-cell table:style-name="T1.R17_C10"><text:p text:style-name="P265"><text:span text:style-name="T349">과학경시대회</text:span></text:p></table:table-cell><table:table-cell table:style-name="T1.R17_C11"><text:p text:style-name="P266"><text:span text:style-name="T350">6</text:span></text:p></table:table-cell><table:table-cell table:style-name="T1.R17_C12"><text:p text:style-name="P267"><text:span text:style-name="T351">현충일</text:span></text:p></table:table-cell><table:table-cell table:style-name="T1.R17_C13"><text:p text:style-name="P268"><text:span text:style-name="T352">7 </text:span></text:p></table:table-cell></table:table-row><table:table-row table:style-name="T1.R18"><table:table-cell table:style-name="T1.R18_C0"><text:p text:style-name="P269"><text:span text:style-name="T353">6</text:span><text:span text:style-name="T354">　</text:span></text:p></table:table-cell><table:table-cell table:style-name="T1.R18_C1"><text:p text:style-name="P270"><text:span text:style-name="T355">16</text:span></text:p></table:table-cell><table:table-cell table:style-name="T1.R18_C2"><text:p text:style-name="P271"><text:span text:style-name="T356">8</text:span></text:p></table:table-cell><table:table-cell table:style-name="T1.R18_C3"><text:p text:style-name="P272"><text:span text:style-name="T357">9</text:span></text:p></table:table-cell><table:table-cell table:style-name="T1.R18_C4"><text:p text:style-name="P273"><text:span text:style-name="T358">학부모상담주간</text:span></text:p></table:table-cell><table:table-cell table:style-name="T1.R18_C5"><text:p text:style-name="P274"><text:span text:style-name="T359">10</text:span></text:p></table:table-cell><table:table-cell table:style-name="T1.R18_C6"><text:p text:style-name="P275"><text:span text:style-name="T360">학부모상담주간</text:span></text:p></table:table-cell><table:table-cell table:style-name="T1.R18_C7"><text:p text:style-name="P276"><text:span text:style-name="T361">11</text:span></text:p></table:table-cell><table:table-cell table:style-name="T1.R18_C8"><text:p text:style-name="P277"><text:span text:style-name="T362">국제이해탐구대회</text:span></text:p><text:p text:style-name="P278"><text:span text:style-name="T363">(</text:span><text:span text:style-name="T364">영</text:span><text:span text:style-name="T365">,</text:span><text:span text:style-name="T366">중</text:span><text:span text:style-name="T367">,</text:span><text:span text:style-name="T368">일</text:span><text:span text:style-name="T369">)</text:span></text:p><text:p text:style-name="P279"><text:span text:style-name="T370">작은음악회</text:span></text:p><text:p text:style-name="P280"><text:span text:style-name="T371">학부모상담주간</text:span></text:p></table:table-cell><table:table-cell table:style-name="T1.R18_C9"><text:p text:style-name="P281"><text:span text:style-name="T372">12</text:span></text:p></table:table-cell><table:table-cell table:style-name="T1.R18_C10"><text:p text:style-name="P282"><text:span text:style-name="T373">대수능모의평가</text:span><text:span text:style-name="T374">(3)</text:span></text:p><text:p text:style-name="P283"><text:span text:style-name="T375">전국연합학력평가</text:span></text:p><text:p text:style-name="P284"><text:span text:style-name="T376">(1,2)</text:span></text:p><text:p text:style-name="P285"><text:span text:style-name="T377">학부모상담주간</text:span></text:p></table:table-cell><table:table-cell table:style-name="T1.R18_C11"><text:p text:style-name="P286"><text:span text:style-name="T378">13</text:span></text:p></table:table-cell><table:table-cell table:style-name="T1.R18_C12"><text:p text:style-name="P287"><text:span text:style-name="T379">학부모상담주간</text:span></text:p></table:table-cell><table:table-cell table:style-name="T1.R18_C13"><text:p text:style-name="P288"><text:span text:style-name="T380">14 </text:span></text:p></table:table-cell></table:table-row><table:table-row table:style-name="T1.R19"><table:table-cell table:style-name="T1.R19_C0"><text:p text:style-name="P289"/></table:table-cell><table:table-cell table:style-name="T1.R19_C1"><text:p text:style-name="P290"><text:span text:style-name="T381">17</text:span></text:p></table:table-cell><table:table-cell table:style-name="T1.R19_C2"><text:p text:style-name="P291"><text:span text:style-name="T382">15</text:span></text:p></table:table-cell><table:table-cell table:style-name="T1.R19_C3"><text:p text:style-name="P292"><text:span text:style-name="T383">16</text:span></text:p></table:table-cell><table:table-cell table:style-name="T1.R19_C4"><text:p text:style-name="P293"/></table:table-cell><table:table-cell table:style-name="T1.R19_C5"><text:p text:style-name="P294"><text:span text:style-name="T384">17</text:span></text:p></table:table-cell><table:table-cell table:style-name="T1.R19_C6"><text:p text:style-name="P295"/></table:table-cell><table:table-cell table:style-name="T1.R19_C7"><text:p text:style-name="P296"><text:span text:style-name="T385">18</text:span></text:p></table:table-cell><table:table-cell table:style-name="T1.R19_C8"><text:p text:style-name="P297"/></table:table-cell><table:table-cell table:style-name="T1.R19_C9"><text:p text:style-name="P298"><text:span text:style-name="T386">19</text:span></text:p></table:table-cell><table:table-cell table:style-name="T1.R19_C10"><text:p text:style-name="P299"><text:span text:style-name="T387">1</text:span><text:span text:style-name="T388">차 학생 자치 법정</text:span></text:p></table:table-cell><table:table-cell table:style-name="T1.R19_C11"><text:p text:style-name="P300"><text:span text:style-name="T389">20</text:span></text:p></table:table-cell><table:table-cell table:style-name="T1.R19_C12"><text:p text:style-name="P301"/></table:table-cell><table:table-cell table:style-name="T1.R19_C13"><text:p text:style-name="P302"><text:span text:style-name="T390">21 </text:span></text:p></table:table-cell></table:table-row><table:table-row table:style-name="T1.R20"><table:table-cell table:style-name="T1.R20_C0"><text:p text:style-name="P303"><text:span text:style-name="T391">　</text:span></text:p></table:table-cell><table:table-cell table:style-name="T1.R20_C1"><text:p text:style-name="P304"><text:span text:style-name="T392">18</text:span></text:p></table:table-cell><table:table-cell table:style-name="T1.R20_C2"><text:p text:style-name="P305"><text:span text:style-name="T393">22</text:span></text:p></table:table-cell><table:table-cell table:style-name="T1.R20_C3"><text:p text:style-name="P306"><text:span text:style-name="T394">23</text:span></text:p></table:table-cell><table:table-cell table:style-name="T1.R20_C4"><text:p text:style-name="P307"/></table:table-cell><table:table-cell table:style-name="T1.R20_C5"><text:p text:style-name="P308"><text:span text:style-name="T395">24</text:span></text:p></table:table-cell><table:table-cell table:style-name="T1.R20_C6"><text:p text:style-name="P309"><text:span text:style-name="T396">학업성취도평가</text:span><text:span text:style-name="T397">(2)</text:span></text:p></table:table-cell><table:table-cell table:style-name="T1.R20_C7"><text:p text:style-name="P310"><text:span text:style-name="T398">25</text:span></text:p></table:table-cell><table:table-cell table:style-name="T1.R20_C8"><text:p text:style-name="P311"/></table:table-cell><table:table-cell table:style-name="T1.R20_C9"><text:p text:style-name="P312"><text:span text:style-name="T399">26</text:span></text:p></table:table-cell><table:table-cell table:style-name="T1.R20_C10"><text:p text:style-name="P313"/></table:table-cell><table:table-cell table:style-name="T1.R20_C11"><text:p text:style-name="P314"><text:span text:style-name="T400">27</text:span></text:p></table:table-cell><table:table-cell table:style-name="T1.R20_C12"><text:p text:style-name="P315"/></table:table-cell><table:table-cell table:style-name="T1.R20_C13"><text:p text:style-name="P316"><text:span text:style-name="T401">28 </text:span></text:p></table:table-cell></table:table-row><table:table-row table:style-name="T1.R21"><table:table-cell table:style-name="T1.R21_C0"><text:p text:style-name="P317"><text:span text:style-name="T402">　</text:span></text:p></table:table-cell><table:table-cell table:style-name="T1.R21_C1"><text:p text:style-name="P318"><text:span text:style-name="T403">19</text:span></text:p></table:table-cell><table:table-cell table:style-name="T1.R21_C2"><text:p text:style-name="P319"><text:span text:style-name="T404">29</text:span></text:p></table:table-cell><table:table-cell table:style-name="T1.R21_C3"><text:p text:style-name="P320"><text:span text:style-name="T405">30</text:span></text:p></table:table-cell><table:table-cell table:style-name="T1.R21_C4"><text:p text:style-name="P321"/></table:table-cell><table:table-cell table:style-name="T1.R21_C5"><text:p text:style-name="P322"><text:span text:style-name="T406">1</text:span></text:p></table:table-cell><table:table-cell table:style-name="T1.R21_C6"><text:p text:style-name="P323"/></table:table-cell><table:table-cell table:style-name="T1.R21_C7"><text:p text:style-name="P324"><text:span text:style-name="T407">2</text:span></text:p></table:table-cell><table:table-cell table:style-name="T1.R21_C8"><text:p text:style-name="P325"/></table:table-cell><table:table-cell table:style-name="T1.R21_C9"><text:p text:style-name="P326"><text:span text:style-name="T408">3</text:span></text:p></table:table-cell><table:table-cell table:style-name="T1.R21_C10"><text:p text:style-name="P327"><text:span text:style-name="T409">2</text:span><text:span text:style-name="T410">차지필평가</text:span></text:p></table:table-cell><table:table-cell table:style-name="T1.R21_C11"><text:p text:style-name="P328"><text:span text:style-name="T411">4</text:span></text:p></table:table-cell><table:table-cell table:style-name="T1.R21_C12"><text:p text:style-name="P329"><text:span text:style-name="T412">2</text:span><text:span text:style-name="T413">차지필평가</text:span></text:p></table:table-cell><table:table-cell table:style-name="T1.R21_C13"><text:p text:style-name="P330"><text:span text:style-name="T414">5</text:span></text:p></table:table-cell></table:table-row><table:table-row table:style-name="T1.R22"><table:table-cell table:style-name="T1.R22_C0"><text:p text:style-name="P331"><text:span text:style-name="T415">　</text:span></text:p></table:table-cell><table:table-cell table:style-name="T1.R22_C1"><text:p text:style-name="P332"><text:span text:style-name="T416">20</text:span></text:p></table:table-cell><table:table-cell table:style-name="T1.R22_C2"><text:p text:style-name="P333"><text:span text:style-name="T417">6</text:span></text:p></table:table-cell><table:table-cell table:style-name="T1.R22_C3"><text:p text:style-name="P334"><text:span text:style-name="T418">7</text:span></text:p></table:table-cell><table:table-cell table:style-name="T1.R22_C4"><text:p text:style-name="P335"><text:span text:style-name="T419">2</text:span><text:span text:style-name="T420">차지필평가</text:span></text:p></table:table-cell><table:table-cell table:style-name="T1.R22_C5"><text:p text:style-name="P336"><text:span text:style-name="T421">8</text:span></text:p></table:table-cell><table:table-cell table:style-name="T1.R22_C6"><text:p text:style-name="P337"><text:span text:style-name="T422">2</text:span><text:span text:style-name="T423">차지필평가</text:span></text:p></table:table-cell><table:table-cell table:style-name="T1.R22_C7"><text:p text:style-name="P338"><text:span text:style-name="T424">9</text:span></text:p></table:table-cell><table:table-cell table:style-name="T1.R22_C8"><text:p text:style-name="P339"><text:span text:style-name="T425">정보과학탐구대회</text:span></text:p></table:table-cell><table:table-cell table:style-name="T1.R22_C9"><text:p text:style-name="P340"><text:span text:style-name="T426">10</text:span></text:p></table:table-cell><table:table-cell table:style-name="T1.R22_C10"><text:p text:style-name="P341"><text:span text:style-name="T427">전국연합학력평가</text:span></text:p><text:p text:style-name="P342"><text:span text:style-name="T428">(3)</text:span></text:p></table:table-cell><table:table-cell table:style-name="T1.R22_C11"><text:p text:style-name="P343"><text:span text:style-name="T429">11</text:span></text:p></table:table-cell><table:table-cell table:style-name="T1.R22_C12"><text:p text:style-name="P344"/></table:table-cell><table:table-cell table:style-name="T1.R22_C13"><text:p text:style-name="P345"><text:span text:style-name="T430">12 </text:span></text:p></table:table-cell></table:table-row><table:table-row table:style-name="T1.R23"><table:table-cell table:style-name="T1.R23_C0"><text:p text:style-name="P346"><text:span text:style-name="T431">7</text:span></text:p></table:table-cell><table:table-cell table:style-name="T1.R23_C1"><text:p text:style-name="P347"><text:span text:style-name="T432">21</text:span></text:p></table:table-cell><table:table-cell table:style-name="T1.R23_C2"><text:p text:style-name="P348"><text:span text:style-name="T433">13</text:span></text:p></table:table-cell><table:table-cell table:style-name="T1.R23_C3"><text:p text:style-name="P349"><text:span text:style-name="T434">14</text:span></text:p></table:table-cell><table:table-cell table:style-name="T1.R23_C4"><text:p text:style-name="P350"><text:span text:style-name="T435">이그나이트대회</text:span></text:p></table:table-cell><table:table-cell table:style-name="T1.R23_C5"><text:p text:style-name="P351"><text:span text:style-name="T436">15</text:span></text:p></table:table-cell><table:table-cell table:style-name="T1.R23_C6"><text:p text:style-name="P352"><text:span text:style-name="T437">이그나이트대회</text:span></text:p></table:table-cell><table:table-cell table:style-name="T1.R23_C7"><text:p text:style-name="P353"><text:span text:style-name="T438">16</text:span></text:p></table:table-cell><table:table-cell table:style-name="T1.R23_C8"><text:p text:style-name="P354"><text:span text:style-name="T439">이그나이트대회</text:span></text:p></table:table-cell><table:table-cell table:style-name="T1.R23_C9"><text:p text:style-name="P355"><text:span text:style-name="T440">17</text:span></text:p></table:table-cell><table:table-cell table:style-name="T1.R23_C10"><text:p text:style-name="P356"><text:span text:style-name="T441">학생회장선거</text:span></text:p><text:p text:style-name="P357"><text:span text:style-name="T442">북콘서트</text:span><text:span text:style-name="T443">2</text:span></text:p></table:table-cell><table:table-cell table:style-name="T1.R23_C11"><text:p text:style-name="P358"><text:span text:style-name="T444">18</text:span></text:p></table:table-cell><table:table-cell table:style-name="T1.R23_C12"><text:p text:style-name="P359"/></table:table-cell><table:table-cell table:style-name="T1.R23_C13"><text:p text:style-name="P360"><text:span text:style-name="T445">19 </text:span></text:p></table:table-cell></table:table-row><table:table-row table:style-name="T1.R24"><table:table-cell table:style-name="T1.R24_C0"><text:p text:style-name="P361"><text:span text:style-name="T446">　</text:span></text:p></table:table-cell><table:table-cell table:style-name="T1.R24_C1"><text:p text:style-name="P362"><text:span text:style-name="T447">22</text:span></text:p></table:table-cell><table:table-cell table:style-name="T1.R24_C2"><text:p text:style-name="P363"><text:span text:style-name="T448">20</text:span></text:p></table:table-cell><table:table-cell table:style-name="T1.R24_C3"><text:p text:style-name="P364"><text:span text:style-name="T449">21</text:span></text:p></table:table-cell><table:table-cell table:style-name="T1.R24_C4"><text:p text:style-name="P365"><text:span text:style-name="T450">사정회</text:span></text:p></table:table-cell><table:table-cell table:style-name="T1.R24_C5"><text:p text:style-name="P366"><text:span text:style-name="T451">22</text:span></text:p></table:table-cell><table:table-cell table:style-name="T1.R24_C6"><text:p text:style-name="P367"/></table:table-cell><table:table-cell table:style-name="T1.R24_C7"><text:p text:style-name="P368"><text:span text:style-name="T452">23</text:span></text:p></table:table-cell><table:table-cell table:style-name="T1.R24_C8"><text:p text:style-name="P369"><text:span text:style-name="T453">방학식</text:span></text:p><text:p text:style-name="P370"><text:span text:style-name="T454">교직원하계연수</text:span></text:p></table:table-cell><table:table-cell table:style-name="T1.R24_C9"><text:p text:style-name="P371"><text:span text:style-name="T455">24</text:span></text:p></table:table-cell><table:table-cell table:style-name="T1.R24_C10"><text:p text:style-name="P372"/></table:table-cell><table:table-cell table:style-name="T1.R24_C11"><text:p text:style-name="P373"><text:span text:style-name="T456">25</text:span></text:p></table:table-cell><table:table-cell table:style-name="T1.R24_C12"><text:p text:style-name="P374"/></table:table-cell><table:table-cell table:style-name="T1.R24_C13"><text:p text:style-name="P375"><text:span text:style-name="T457">26 </text:span></text:p></table:table-cell></table:table-row><table:table-row table:style-name="T1.R25"><table:table-cell table:style-name="T1.R25_C0"><text:p text:style-name="P376"><text:span text:style-name="T458">　</text:span></text:p></table:table-cell><table:table-cell table:style-name="T1.R25_C1"><text:p text:style-name="P377"/></table:table-cell><table:table-cell table:style-name="T1.R25_C2"><text:p text:style-name="P378"><text:span text:style-name="T459">27</text:span></text:p></table:table-cell><table:table-cell table:style-name="T1.R25_C3"><text:p text:style-name="P379"><text:span text:style-name="T460">28</text:span></text:p></table:table-cell><table:table-cell table:style-name="T1.R25_C4"><text:p text:style-name="P380"/></table:table-cell><table:table-cell table:style-name="T1.R25_C5"><text:p text:style-name="P381"><text:span text:style-name="T461">29</text:span></text:p></table:table-cell><table:table-cell table:style-name="T1.R25_C6"><text:p text:style-name="P382"/></table:table-cell><table:table-cell table:style-name="T1.R25_C7"><text:p text:style-name="P383"><text:span text:style-name="T462">30</text:span></text:p></table:table-cell><table:table-cell table:style-name="T1.R25_C8"><text:p text:style-name="P384"/></table:table-cell><table:table-cell table:style-name="T1.R25_C9"><text:p text:style-name="P385"><text:span text:style-name="T463"> </text:span><text:span text:style-name="T464">31</text:span></text:p></table:table-cell><table:table-cell table:style-name="T1.R25_C10"><text:p text:style-name="P386"/></table:table-cell><table:table-cell table:style-name="T1.R25_C11"><text:p text:style-name="P387"/></table:table-cell><table:table-cell table:style-name="T1.R25_C12"><text:p text:style-name="P388"/></table:table-cell><table:table-cell table:style-name="T1.R25_C13"><text:p text:style-name="P389"/></table:table-cell></table:table-row><table:table-row table:style-name="T1.R26"><table:table-cell table:number-rows-spanned="5" table:style-name="T1.R26_C0"><text:p text:style-name="P390"><text:span text:style-name="T465">8</text:span></text:p></table:table-cell><table:table-cell table:style-name="T1.R26_C1"><text:p text:style-name="P391"/></table:table-cell><table:table-cell table:style-name="T1.R26_C2"><text:p text:style-name="P392"><text:span text:style-name="T466">3</text:span></text:p></table:table-cell><table:table-cell table:style-name="T1.R26_C3"><text:p text:style-name="P393"><text:span text:style-name="T467"> </text:span></text:p></table:table-cell><table:table-cell table:style-name="T1.R26_C4"><text:p text:style-name="P394"/></table:table-cell><table:table-cell table:style-name="T1.R26_C5"><text:p text:style-name="P395"><text:span text:style-name="T468"> </text:span></text:p></table:table-cell><table:table-cell table:style-name="T1.R26_C6"><text:p text:style-name="P396"/></table:table-cell><table:table-cell table:style-name="T1.R26_C7"><text:p text:style-name="P397"><text:span text:style-name="T469"> </text:span></text:p></table:table-cell><table:table-cell table:style-name="T1.R26_C8"><text:p text:style-name="P398"/></table:table-cell><table:table-cell table:style-name="T1.R26_C9"><text:p text:style-name="P399"/></table:table-cell><table:table-cell table:style-name="T1.R26_C10"><text:p text:style-name="P400"/></table:table-cell><table:table-cell table:style-name="T1.R26_C11"><text:p text:style-name="P401"><text:span text:style-name="T470">1</text:span></text:p></table:table-cell><table:table-cell table:style-name="T1.R26_C12"><text:p text:style-name="P402"/></table:table-cell><table:table-cell table:style-name="T1.R26_C13"><text:p text:style-name="P403"><text:span text:style-name="T471">2 </text:span></text:p></table:table-cell></table:table-row><table:table-row table:style-name="T1.R27"><table:table-cell table:style-name="T1.R27_C0"><text:p text:style-name="P404"/></table:table-cell><table:table-cell table:style-name="T1.R27_C1"><text:p text:style-name="P405"><text:span text:style-name="T472">10</text:span></text:p></table:table-cell><table:table-cell table:style-name="T1.R27_C2"><text:p text:style-name="P406"><text:span text:style-name="T473">4</text:span></text:p></table:table-cell><table:table-cell table:style-name="T1.R27_C3"><text:p text:style-name="P407"/></table:table-cell><table:table-cell table:style-name="T1.R27_C4"><text:p text:style-name="P408"><text:span text:style-name="T474">5</text:span></text:p></table:table-cell><table:table-cell table:style-name="T1.R27_C5"><text:p text:style-name="P409"/></table:table-cell><table:table-cell table:style-name="T1.R27_C6"><text:p text:style-name="P410"><text:span text:style-name="T475">6</text:span></text:p></table:table-cell><table:table-cell table:style-name="T1.R27_C7"><text:p text:style-name="P411"/></table:table-cell><table:table-cell table:style-name="T1.R27_C8"><text:p text:style-name="P412"><text:span text:style-name="T476">7</text:span></text:p></table:table-cell><table:table-cell table:style-name="T1.R27_C9"><text:p text:style-name="P413"/></table:table-cell><table:table-cell table:style-name="T1.R27_C10"><text:p text:style-name="P414"><text:span text:style-name="T477">8</text:span></text:p></table:table-cell><table:table-cell table:style-name="T1.R27_C11"><text:p text:style-name="P415"/></table:table-cell><table:table-cell table:style-name="T1.R27_C12"><text:p text:style-name="P416"><text:span text:style-name="T478">9 </text:span></text:p></table:table-cell></table:table-row><table:table-row table:style-name="T1.R28"><table:table-cell table:style-name="T1.R28_C0"><text:p text:style-name="P417"/></table:table-cell><table:table-cell table:style-name="T1.R28_C1"><text:p text:style-name="P418"><text:span text:style-name="T479">17</text:span></text:p></table:table-cell><table:table-cell table:style-name="T1.R28_C2"><text:p text:style-name="P419"><text:span text:style-name="T480">11</text:span></text:p></table:table-cell><table:table-cell table:style-name="T1.R28_C3"><text:p text:style-name="P420"/></table:table-cell><table:table-cell table:style-name="T1.R28_C4"><text:p text:style-name="P421"><text:span text:style-name="T481">12</text:span></text:p></table:table-cell><table:table-cell table:style-name="T1.R28_C5"><text:p text:style-name="P422"/></table:table-cell><table:table-cell table:style-name="T1.R28_C6"><text:p text:style-name="P423"><text:span text:style-name="T482">13</text:span></text:p></table:table-cell><table:table-cell table:style-name="T1.R28_C7"><text:p text:style-name="P424"/></table:table-cell><table:table-cell table:style-name="T1.R28_C8"><text:p text:style-name="P425"><text:span text:style-name="T483">14</text:span></text:p></table:table-cell><table:table-cell table:style-name="T1.R28_C9"><text:p text:style-name="P426"/></table:table-cell><table:table-cell table:style-name="T1.R28_C10"><text:p text:style-name="P427"><text:span text:style-name="T484">15</text:span></text:p></table:table-cell><table:table-cell table:style-name="T1.R28_C11"><text:p text:style-name="P428"/></table:table-cell><table:table-cell table:style-name="T1.R28_C12"><text:p text:style-name="P429"><text:span text:style-name="T485">16</text:span></text:p></table:table-cell></table:table-row><table:table-row table:style-name="T1.R29"><table:table-cell table:style-name="T1.R29_C0"><text:p text:style-name="P430"><text:span text:style-name="T486">1</text:span></text:p></table:table-cell><table:table-cell table:style-name="T1.R29_C1"><text:p text:style-name="P431"><text:span text:style-name="T487">24</text:span></text:p></table:table-cell><table:table-cell table:style-name="T1.R29_C2"><text:p text:style-name="P432"><text:span text:style-name="T488">18</text:span></text:p></table:table-cell><table:table-cell table:style-name="T1.R29_C3"><text:p text:style-name="P433"><text:span text:style-name="T489">개학식</text:span></text:p></table:table-cell><table:table-cell table:style-name="T1.R29_C4"><text:p text:style-name="P434"><text:span text:style-name="T490">19</text:span></text:p></table:table-cell><table:table-cell table:style-name="T1.R29_C5"><text:p text:style-name="P435"/></table:table-cell><table:table-cell table:style-name="T1.R29_C6"><text:p text:style-name="P436"><text:span text:style-name="T491">20</text:span></text:p></table:table-cell><table:table-cell table:style-name="T1.R29_C7"><text:p text:style-name="P437"><text:span text:style-name="T492">봉사활동</text:span><text:span text:style-name="T493">(2</text:span><text:span text:style-name="T494">시간</text:span><text:span text:style-name="T495">)</text:span></text:p></table:table-cell><table:table-cell table:style-name="T1.R29_C8"><text:p text:style-name="P438"><text:span text:style-name="T496">21</text:span></text:p></table:table-cell><table:table-cell table:style-name="T1.R29_C9"><text:p text:style-name="P439"><text:span text:style-name="T497">2</text:span><text:span text:style-name="T498">학기 학급 임원 선출</text:span></text:p></table:table-cell><table:table-cell table:style-name="T1.R29_C10"><text:p text:style-name="P440"><text:span text:style-name="T499">22</text:span></text:p></table:table-cell><table:table-cell table:style-name="T1.R29_C11"><text:p text:style-name="P441"><text:span text:style-name="T500">간부수련회</text:span><text:span text:style-name="T501">(~23)</text:span></text:p></table:table-cell><table:table-cell table:style-name="T1.R29_C12"><text:p text:style-name="P442"><text:span text:style-name="T502">23</text:span></text:p></table:table-cell></table:table-row><table:table-row table:style-name="T1.R30"><table:table-cell table:style-name="T1.R30_C0"><text:p text:style-name="P443"><text:span text:style-name="T503">2</text:span></text:p></table:table-cell><table:table-cell table:style-name="T1.R30_C1"><text:p text:style-name="P444"><text:span text:style-name="T504">31</text:span></text:p></table:table-cell><table:table-cell table:style-name="T1.R30_C2"><text:p text:style-name="P445"><text:span text:style-name="T505">25</text:span></text:p></table:table-cell><table:table-cell table:style-name="T1.R30_C3"><text:p text:style-name="P446"/></table:table-cell><table:table-cell table:style-name="T1.R30_C4"><text:p text:style-name="P447"><text:span text:style-name="T506">26</text:span></text:p></table:table-cell><table:table-cell table:style-name="T1.R30_C5"><text:p text:style-name="P448"/></table:table-cell><table:table-cell table:style-name="T1.R30_C6"><text:p text:style-name="P449"><text:span text:style-name="T507">27</text:span></text:p></table:table-cell><table:table-cell table:style-name="T1.R30_C7"><text:p text:style-name="P450"><text:span text:style-name="T508">독서축제학급별활동</text:span></text:p></table:table-cell><table:table-cell table:style-name="T1.R30_C8"><text:p text:style-name="P451"><text:span text:style-name="T509">28</text:span></text:p></table:table-cell><table:table-cell table:style-name="T1.R30_C9"><text:p text:style-name="P452"/></table:table-cell><table:table-cell table:style-name="T1.R30_C10"><text:p text:style-name="P453"><text:span text:style-name="T510">29</text:span></text:p></table:table-cell><table:table-cell table:style-name="T1.R30_C11"><text:p text:style-name="P454"/></table:table-cell><table:table-cell table:style-name="T1.R30_C12"><text:p text:style-name="P455"><text:span text:style-name="T511">30</text:span><text:span text:style-name="T512">　</text:span></text:p></table:table-cell></table:table-row></table:table></draw:text-box></draw:frame></text:p>
      <text:p text:style-name="P456"><draw:frame draw:style-name="fr6" draw:z-index="0" svg:width="15.964cm" svg:x="0.000cm" svg:y="14.517cm" text:anchor-type="paragraph"><draw:text-box fo:min-height="22.499cm"><table:table table:name="T2" table:style-name="T2" text:anchor-type="paragraph"><table:table-column table:style-name="T2.C74"/><table:table-column table:style-name="T2.C75"/><table:table-column table:style-name="T2.C76"/><table:table-column table:style-name="T2.C77"/><table:table-column table:style-name="T2.C78"/><table:table-column table:style-name="T2.C79"/><table:table-column table:style-name="T2.C80"/><table:table-column table:style-name="T2.C81"/><table:table-column table:style-name="T2.C82"/><table:table-row table:style-name="T2.R1"><table:table-cell table:style-name="T2.R1_C0"><text:p text:style-name="P457"><text:span text:style-name="T513">월</text:span></text:p></table:table-cell><table:table-cell table:style-name="T2.R1_C1"><text:p text:style-name="P458"><text:span text:style-name="T514">주</text:span></text:p></table:table-cell><table:table-cell table:style-name="T2.R1_C2"><text:p text:style-name="P459"><text:span text:style-name="T515">일</text:span></text:p></table:table-cell><table:table-cell table:number-columns-spanned="2" table:style-name="T2.R1_C3"><text:p text:style-name="P460"><text:span text:style-name="T516">월</text:span></text:p></table:table-cell><table:table-cell table:number-columns-spanned="2" table:style-name="T2.R1_C4"><text:p text:style-name="P461"><text:span text:style-name="T517">화</text:span></text:p></table:table-cell><table:table-cell table:number-columns-spanned="2" table:style-name="T2.R1_C5"><text:p text:style-name="P462"><text:span text:style-name="T518">수</text:span></text:p></table:table-cell><table:table-cell table:number-columns-spanned="2" table:style-name="T2.R1_C6"><text:p text:style-name="P463"><text:span text:style-name="T519">목</text:span></text:p></table:table-cell><table:table-cell table:number-columns-spanned="2" table:style-name="T2.R1_C7"><text:p text:style-name="P464"><text:span text:style-name="T520">금</text:span></text:p></table:table-cell><table:table-cell table:style-name="T2.R1_C8"><text:p text:style-name="P465"><text:span text:style-name="T521">토</text:span></text:p></table:table-cell></table:table-row><table:table-row table:style-name="T2.R2"><table:table-cell table:style-name="T2.R2_C0"><text:p text:style-name="P466"><text:span text:style-name="T522">　</text:span></text:p></table:table-cell><table:table-cell table:style-name="T2.R2_C1"><text:p text:style-name="P467"><text:span text:style-name="T523">3</text:span></text:p></table:table-cell><table:table-cell table:style-name="T2.R2_C2"><text:p text:style-name="P468"/></table:table-cell><table:table-cell table:style-name="T2.R2_C3"><text:p text:style-name="P469"><text:span text:style-name="T524">1</text:span></text:p></table:table-cell><table:table-cell table:style-name="T2.R2_C4"><text:p text:style-name="P470"/></table:table-cell><table:table-cell table:style-name="T2.R2_C5"><text:p text:style-name="P471"><text:span text:style-name="T525">2</text:span></text:p></table:table-cell><table:table-cell table:style-name="T2.R2_C6"><text:p text:style-name="P472"/></table:table-cell><table:table-cell table:style-name="T2.R2_C7"><text:p text:style-name="P473"><text:span text:style-name="T526">3</text:span></text:p></table:table-cell><table:table-cell table:style-name="T2.R2_C8"><text:p text:style-name="P474"><text:span text:style-name="T527">대수능모의평가</text:span><text:span text:style-name="T528">(3)</text:span></text:p><text:p text:style-name="P475"><text:span text:style-name="T529">독서반대항전</text:span></text:p></table:table-cell><table:table-cell table:style-name="T2.R2_C9"><text:p text:style-name="P476"><text:span text:style-name="T530">4</text:span></text:p></table:table-cell><table:table-cell table:style-name="T2.R2_C10"><text:p text:style-name="P477"><text:span text:style-name="T531">독서축제발표대회</text:span></text:p></table:table-cell><table:table-cell table:style-name="T2.R2_C11"><text:p text:style-name="P478"><text:span text:style-name="T532">5</text:span></text:p></table:table-cell><table:table-cell table:style-name="T2.R2_C12"><text:p text:style-name="P479"/></table:table-cell><table:table-cell table:style-name="T2.R2_C13"><text:p text:style-name="P480"><text:span text:style-name="T533">6 </text:span></text:p></table:table-cell></table:table-row><table:table-row table:style-name="T2.R3"><table:table-cell table:style-name="T2.R3_C0"><text:p text:style-name="P481"><text:span text:style-name="T534">　</text:span></text:p></table:table-cell><table:table-cell table:style-name="T2.R3_C1"><text:p text:style-name="P482"><text:span text:style-name="T535">4</text:span></text:p></table:table-cell><table:table-cell table:style-name="T2.R3_C2"><text:p text:style-name="P483"><text:span text:style-name="T536">7</text:span></text:p></table:table-cell><table:table-cell table:style-name="T2.R3_C3"><text:p text:style-name="P484"><text:span text:style-name="T537">8</text:span></text:p></table:table-cell><table:table-cell table:style-name="T2.R3_C4"><text:p text:style-name="P485"><text:span text:style-name="T538">추석</text:span></text:p></table:table-cell><table:table-cell table:style-name="T2.R3_C5"><text:p text:style-name="P486"><text:span text:style-name="T539">9</text:span></text:p></table:table-cell><table:table-cell table:style-name="T2.R3_C6"><text:p text:style-name="P487"><text:span text:style-name="T540">추석</text:span></text:p></table:table-cell><table:table-cell table:style-name="T2.R3_C7"><text:p text:style-name="P488"><text:span text:style-name="T541">10</text:span></text:p></table:table-cell><table:table-cell table:style-name="T2.R3_C8"><text:p text:style-name="P489"><text:span text:style-name="T542">추석</text:span></text:p></table:table-cell><table:table-cell table:style-name="T2.R3_C9"><text:p text:style-name="P490"><text:span text:style-name="T543">11</text:span></text:p></table:table-cell><table:table-cell table:style-name="T2.R3_C10"><text:p text:style-name="P491"/><text:p text:style-name="P492"/></table:table-cell><table:table-cell table:style-name="T2.R3_C11"><text:p text:style-name="P493"><text:span text:style-name="T544">12</text:span></text:p></table:table-cell><table:table-cell table:style-name="T2.R3_C12"><text:p text:style-name="P494"/></table:table-cell><table:table-cell table:style-name="T2.R3_C13"><text:p text:style-name="P495"><text:span text:style-name="T545">13</text:span></text:p></table:table-cell></table:table-row><table:table-row table:style-name="T2.R4"><table:table-cell table:style-name="T2.R4_C0"><text:p text:style-name="P496"><text:span text:style-name="T546">9</text:span></text:p></table:table-cell><table:table-cell table:style-name="T2.R4_C1"><text:p text:style-name="P497"><text:span text:style-name="T547">5</text:span></text:p></table:table-cell><table:table-cell table:style-name="T2.R4_C2"><text:p text:style-name="P498"><text:span text:style-name="T548">14</text:span></text:p></table:table-cell><table:table-cell table:style-name="T2.R4_C3"><text:p text:style-name="P499"><text:span text:style-name="T549">15</text:span></text:p></table:table-cell><table:table-cell table:style-name="T2.R4_C4"><text:p text:style-name="P500"/></table:table-cell><table:table-cell table:style-name="T2.R4_C5"><text:p text:style-name="P501"><text:span text:style-name="T550">16</text:span></text:p></table:table-cell><table:table-cell table:style-name="T2.R4_C6"><text:p text:style-name="P502"><text:span text:style-name="T551">영어듣기평가</text:span><text:span text:style-name="T552">(1)</text:span></text:p></table:table-cell><table:table-cell table:style-name="T2.R4_C7"><text:p text:style-name="P503"><text:span text:style-name="T553">17</text:span></text:p></table:table-cell><table:table-cell table:style-name="T2.R4_C8"><text:p text:style-name="P504"><text:span text:style-name="T554">영어듣기평가</text:span><text:span text:style-name="T555">(2)</text:span></text:p></table:table-cell><table:table-cell table:style-name="T2.R4_C9"><text:p text:style-name="P505"><text:span text:style-name="T556">18</text:span></text:p></table:table-cell><table:table-cell table:style-name="T2.R4_C10"><text:p text:style-name="P506"><text:span text:style-name="T557">영어듣기평가</text:span><text:span text:style-name="T558">(3)</text:span></text:p></table:table-cell><table:table-cell table:style-name="T2.R4_C11"><text:p text:style-name="P507"><text:span text:style-name="T559">19</text:span></text:p></table:table-cell><table:table-cell table:style-name="T2.R4_C12"><text:p text:style-name="P508"><text:span text:style-name="T560">정기연주회</text:span></text:p></table:table-cell><table:table-cell table:style-name="T2.R4_C13"><text:p text:style-name="P509"><text:span text:style-name="T561">20 </text:span></text:p></table:table-cell></table:table-row><table:table-row table:style-name="T2.R5"><table:table-cell table:style-name="T2.R5_C0"><text:p text:style-name="P510"><text:span text:style-name="T562">　</text:span></text:p></table:table-cell><table:table-cell table:style-name="T2.R5_C1"><text:p text:style-name="P511"><text:span text:style-name="T563">6</text:span></text:p></table:table-cell><table:table-cell table:style-name="T2.R5_C2"><text:p text:style-name="P512"><text:span text:style-name="T564">21</text:span></text:p></table:table-cell><table:table-cell table:style-name="T2.R5_C3"><text:p text:style-name="P513"><text:span text:style-name="T565">22</text:span></text:p></table:table-cell><table:table-cell table:style-name="T2.R5_C4"><text:p text:style-name="P514"><text:span text:style-name="T566">학부모상담주간</text:span></text:p></table:table-cell><table:table-cell table:style-name="T2.R5_C5"><text:p text:style-name="P515"><text:span text:style-name="T567">23</text:span></text:p></table:table-cell><table:table-cell table:style-name="T2.R5_C6"><text:p text:style-name="P516"><text:span text:style-name="T568">학부모상담주간</text:span></text:p></table:table-cell><table:table-cell table:style-name="T2.R5_C7"><text:p text:style-name="P517"><text:span text:style-name="T569">24</text:span></text:p></table:table-cell><table:table-cell table:style-name="T2.R5_C8"><text:p text:style-name="P518"><text:span text:style-name="T570">학부모상담주간</text:span></text:p></table:table-cell><table:table-cell table:style-name="T2.R5_C9"><text:p text:style-name="P519"><text:span text:style-name="T571">25</text:span></text:p></table:table-cell><table:table-cell table:style-name="T2.R5_C10"><text:p text:style-name="P520"><text:span text:style-name="T572">학부모상담주간</text:span></text:p></table:table-cell><table:table-cell table:style-name="T2.R5_C11"><text:p text:style-name="P521"><text:span text:style-name="T573">26</text:span></text:p></table:table-cell><table:table-cell table:style-name="T2.R5_C12"><text:p text:style-name="P522"><text:span text:style-name="T574">학부모상담주간</text:span></text:p></table:table-cell><table:table-cell table:style-name="T2.R5_C13"><text:p text:style-name="P523"><text:span text:style-name="T575">27 </text:span></text:p></table:table-cell></table:table-row><table:table-row table:style-name="T2.R6"><table:table-cell table:style-name="T2.R6_C0"><text:p text:style-name="P524"><text:span text:style-name="T576">　</text:span></text:p></table:table-cell><table:table-cell table:style-name="T2.R6_C1"><text:p text:style-name="P525"><text:span text:style-name="T577">7 </text:span></text:p></table:table-cell><table:table-cell table:style-name="T2.R6_C2"><text:p text:style-name="P526"><text:span text:style-name="T578">28</text:span></text:p></table:table-cell><table:table-cell table:style-name="T2.R6_C3"><text:p text:style-name="P527"><text:span text:style-name="T579">29</text:span></text:p></table:table-cell><table:table-cell table:style-name="T2.R6_C4"><text:p text:style-name="P528"><text:span text:style-name="T580">1</text:span><text:span text:style-name="T581">차지필평가</text:span><text:span text:style-name="T582">(3)</text:span></text:p></table:table-cell><table:table-cell table:style-name="T2.R6_C5"><text:p text:style-name="P529"><text:span text:style-name="T583">30</text:span></text:p></table:table-cell><table:table-cell table:style-name="T2.R6_C6"><text:p text:style-name="P530"><text:span text:style-name="T584">1</text:span><text:span text:style-name="T585">차지필평가</text:span><text:span text:style-name="T586">(3)</text:span></text:p></table:table-cell><table:table-cell table:style-name="T2.R6_C7"><text:p text:style-name="P531"/></table:table-cell><table:table-cell table:style-name="T2.R6_C8"><text:p text:style-name="P532"/></table:table-cell><table:table-cell table:style-name="T2.R6_C9"><text:p text:style-name="P533"/></table:table-cell><table:table-cell table:style-name="T2.R6_C10"><text:p text:style-name="P534"/></table:table-cell><table:table-cell table:style-name="T2.R6_C11"><text:p text:style-name="P535"><text:span text:style-name="T587">　</text:span></text:p></table:table-cell><table:table-cell table:style-name="T2.R6_C12"><text:p text:style-name="P536"/></table:table-cell><table:table-cell table:style-name="T2.R6_C13"><text:p text:style-name="P537"><text:span text:style-name="T588">　</text:span></text:p></table:table-cell></table:table-row><table:table-row table:style-name="T2.R7"><table:table-cell table:style-name="T2.R7_C0"><text:p text:style-name="P538"><text:span text:style-name="T589">　</text:span></text:p></table:table-cell><table:table-cell table:style-name="T2.R7_C1"><text:p text:style-name="P539"><text:span text:style-name="T590">7</text:span></text:p></table:table-cell><table:table-cell table:style-name="T2.R7_C2"><text:p text:style-name="P540"/></table:table-cell><table:table-cell table:style-name="T2.R7_C3"><text:p text:style-name="P541"/></table:table-cell><table:table-cell table:style-name="T2.R7_C4"><text:p text:style-name="P542"/></table:table-cell><table:table-cell table:style-name="T2.R7_C5"><text:p text:style-name="P543"/></table:table-cell><table:table-cell table:style-name="T2.R7_C6"><text:p text:style-name="P544"/></table:table-cell><table:table-cell table:style-name="T2.R7_C7"><text:p text:style-name="P545"><text:span text:style-name="T591">1</text:span></text:p></table:table-cell><table:table-cell table:style-name="T2.R7_C8"><text:p text:style-name="P546"><text:span text:style-name="T592">1</text:span><text:span text:style-name="T593">차지필평가</text:span><text:span text:style-name="T594">(3)</text:span></text:p></table:table-cell><table:table-cell table:style-name="T2.R7_C9"><text:p text:style-name="P547"><text:span text:style-name="T595">2</text:span></text:p></table:table-cell><table:table-cell table:style-name="T2.R7_C10"><text:p text:style-name="P548"><text:span text:style-name="T596">1</text:span><text:span text:style-name="T597">차지필평가</text:span><text:span text:style-name="T598">(3)</text:span></text:p></table:table-cell><table:table-cell table:style-name="T2.R7_C11"><text:p text:style-name="P549"><text:span text:style-name="T599">3</text:span></text:p></table:table-cell><table:table-cell table:style-name="T2.R7_C12"><text:p text:style-name="P550"><text:span text:style-name="T600">개천절</text:span></text:p></table:table-cell><table:table-cell table:style-name="T2.R7_C13"><text:p text:style-name="P551"><text:span text:style-name="T601">4 </text:span></text:p></table:table-cell></table:table-row><table:table-row table:style-name="T2.R8"><table:table-cell table:style-name="T2.R8_C0"><text:p text:style-name="P552"><text:span text:style-name="T602">　</text:span></text:p></table:table-cell><table:table-cell table:style-name="T2.R8_C1"><text:p text:style-name="P553"><text:span text:style-name="T603">8</text:span></text:p></table:table-cell><table:table-cell table:style-name="T2.R8_C2"><text:p text:style-name="P554"><text:span text:style-name="T604">5</text:span></text:p></table:table-cell><table:table-cell table:style-name="T2.R8_C3"><text:p text:style-name="P555"><text:span text:style-name="T605">6</text:span></text:p></table:table-cell><table:table-cell table:style-name="T2.R8_C4"><text:p text:style-name="P556"/></table:table-cell><table:table-cell table:style-name="T2.R8_C5"><text:p text:style-name="P557"><text:span text:style-name="T606">7</text:span></text:p></table:table-cell><table:table-cell table:style-name="T2.R8_C6"><text:p text:style-name="P558"><text:span text:style-name="T607">전국연합학력평가</text:span><text:span text:style-name="T608">(3)</text:span></text:p><text:p text:style-name="P559"><text:span text:style-name="T609">학교설명회</text:span><text:span text:style-name="T610">(1,2)</text:span></text:p></table:table-cell><table:table-cell table:style-name="T2.R8_C7"><text:p text:style-name="P560"><text:span text:style-name="T611">8</text:span></text:p></table:table-cell><table:table-cell table:style-name="T2.R8_C8"><text:p text:style-name="P561"/></table:table-cell><table:table-cell table:style-name="T2.R8_C9"><text:p text:style-name="P562"><text:span text:style-name="T612">9</text:span></text:p></table:table-cell><table:table-cell table:style-name="T2.R8_C10"><text:p text:style-name="P563"><text:span text:style-name="T613">한글날</text:span></text:p></table:table-cell><table:table-cell table:style-name="T2.R8_C11"><text:p text:style-name="P564"><text:span text:style-name="T614">10</text:span></text:p></table:table-cell><table:table-cell table:style-name="T2.R8_C12"><text:p text:style-name="P565"/></table:table-cell><table:table-cell table:style-name="T2.R8_C13"><text:p text:style-name="P566"><text:span text:style-name="T615">11 </text:span></text:p></table:table-cell></table:table-row><table:table-row table:style-name="T2.R9"><table:table-cell table:style-name="T2.R9_C0"><text:p text:style-name="P567"><text:span text:style-name="T616">10</text:span></text:p></table:table-cell><table:table-cell table:style-name="T2.R9_C1"><text:p text:style-name="P568"><text:span text:style-name="T617">9</text:span></text:p></table:table-cell><table:table-cell table:style-name="T2.R9_C2"><text:p text:style-name="P569"><text:span text:style-name="T618">12</text:span></text:p></table:table-cell><table:table-cell table:style-name="T2.R9_C3"><text:p text:style-name="P570"><text:span text:style-name="T619">13</text:span></text:p></table:table-cell><table:table-cell table:style-name="T2.R9_C4"><text:p text:style-name="P571"><text:span text:style-name="T620">1</text:span><text:span text:style-name="T621">차지필평가</text:span><text:span text:style-name="T622">(1,2)</text:span></text:p></table:table-cell><table:table-cell table:style-name="T2.R9_C5"><text:p text:style-name="P572"><text:span text:style-name="T623">14</text:span></text:p></table:table-cell><table:table-cell table:style-name="T2.R9_C6"><text:p text:style-name="P573"><text:span text:style-name="T624">1</text:span><text:span text:style-name="T625">차지필평가</text:span><text:span text:style-name="T626">(1,2)</text:span></text:p></table:table-cell><table:table-cell table:style-name="T2.R9_C7"><text:p text:style-name="P574"><text:span text:style-name="T627">15</text:span></text:p></table:table-cell><table:table-cell table:style-name="T2.R9_C8"><text:p text:style-name="P575"/><text:p text:style-name="P576"><text:span text:style-name="T628">1</text:span><text:span text:style-name="T629">차지필평가</text:span><text:span text:style-name="T630">(1,2)</text:span></text:p></table:table-cell><table:table-cell table:style-name="T2.R9_C9"><text:p text:style-name="P577"><text:span text:style-name="T631">16</text:span></text:p></table:table-cell><table:table-cell table:style-name="T2.R9_C10"><text:p text:style-name="P578"><text:span text:style-name="T632">1</text:span><text:span text:style-name="T633">차지필평가</text:span><text:span text:style-name="T634">(1,2)</text:span></text:p></table:table-cell><table:table-cell table:style-name="T2.R9_C11"><text:p text:style-name="P579"><text:span text:style-name="T635">17</text:span></text:p></table:table-cell><table:table-cell table:style-name="T2.R9_C12"><text:p text:style-name="P580"/></table:table-cell><table:table-cell table:style-name="T2.R9_C13"><text:p text:style-name="P581"><text:span text:style-name="T636">18 </text:span></text:p></table:table-cell></table:table-row><table:table-row table:style-name="T2.R10"><table:table-cell table:style-name="T2.R10_C0"><text:p text:style-name="P582"><text:span text:style-name="T637">　</text:span></text:p></table:table-cell><table:table-cell table:style-name="T2.R10_C1"><text:p text:style-name="P583"><text:span text:style-name="T638">10</text:span></text:p></table:table-cell><table:table-cell table:style-name="T2.R10_C2"><text:p text:style-name="P584"><text:span text:style-name="T639">19</text:span></text:p></table:table-cell><table:table-cell table:style-name="T2.R10_C3"><text:p text:style-name="P585"><text:span text:style-name="T640">20</text:span></text:p></table:table-cell><table:table-cell table:style-name="T2.R10_C4"><text:p text:style-name="P586"/></table:table-cell><table:table-cell table:style-name="T2.R10_C5"><text:p text:style-name="P587"><text:span text:style-name="T641">21</text:span></text:p></table:table-cell><table:table-cell table:style-name="T2.R10_C6"><text:p text:style-name="P588"/></table:table-cell><table:table-cell table:style-name="T2.R10_C7"><text:p text:style-name="P589"><text:span text:style-name="T642">22</text:span></text:p></table:table-cell><table:table-cell table:style-name="T2.R10_C8"><text:p text:style-name="P590"><text:span text:style-name="T643">작은음악회</text:span></text:p></table:table-cell><table:table-cell table:style-name="T2.R10_C9"><text:p text:style-name="P591"><text:span text:style-name="T644">23</text:span></text:p></table:table-cell><table:table-cell table:style-name="T2.R10_C10"><text:p text:style-name="P592"/></table:table-cell><table:table-cell table:style-name="T2.R10_C11"><text:p text:style-name="P593"><text:span text:style-name="T645">24</text:span></text:p></table:table-cell><table:table-cell table:style-name="T2.R10_C12"><text:p text:style-name="P594"><text:span text:style-name="T646">보정제</text:span></text:p></table:table-cell><table:table-cell table:style-name="T2.R10_C13"><text:p text:style-name="P595"><text:span text:style-name="T647">25</text:span></text:p></table:table-cell></table:table-row><table:table-row table:style-name="T2.R11"><table:table-cell table:style-name="T2.R11_C0"><text:p text:style-name="P596"><text:span text:style-name="T648">　</text:span></text:p></table:table-cell><table:table-cell table:style-name="T2.R11_C1"><text:p text:style-name="P597"><text:span text:style-name="T649">11</text:span></text:p></table:table-cell><table:table-cell table:style-name="T2.R11_C2"><text:p text:style-name="P598"><text:span text:style-name="T650">26</text:span></text:p></table:table-cell><table:table-cell table:style-name="T2.R11_C3"><text:p text:style-name="P599"><text:span text:style-name="T651">27</text:span></text:p></table:table-cell><table:table-cell table:style-name="T2.R11_C4"><text:p text:style-name="P600"/></table:table-cell><table:table-cell table:style-name="T2.R11_C5"><text:p text:style-name="P601"><text:span text:style-name="T652">28</text:span></text:p></table:table-cell><table:table-cell table:style-name="T2.R11_C6"><text:p text:style-name="P602"/></table:table-cell><table:table-cell table:style-name="T2.R11_C7"><text:p text:style-name="P603"><text:span text:style-name="T653">29</text:span></text:p></table:table-cell><table:table-cell table:style-name="T2.R11_C8"><text:p text:style-name="P604"><text:span text:style-name="T654">인문사회탐구대회</text:span></text:p></table:table-cell><table:table-cell table:style-name="T2.R11_C9"><text:p text:style-name="P605"><text:span text:style-name="T655">30</text:span></text:p></table:table-cell><table:table-cell table:style-name="T2.R11_C10"><text:p text:style-name="P606"/></table:table-cell><table:table-cell table:style-name="T2.R11_C11"><text:p text:style-name="P607"><text:span text:style-name="T656">31 </text:span></text:p></table:table-cell><table:table-cell table:style-name="T2.R11_C12"><text:p text:style-name="P608"/></table:table-cell><table:table-cell table:style-name="T2.R11_C13"><text:p text:style-name="P609"><text:span text:style-name="T657"> </text:span></text:p></table:table-cell></table:table-row><table:table-row table:style-name="T2.R12"><table:table-cell table:style-name="T2.R12_C0"><text:p text:style-name="P610"><text:span text:style-name="T658">　</text:span></text:p></table:table-cell><table:table-cell table:style-name="T2.R12_C1"><text:p text:style-name="P611"><text:span text:style-name="T659">11</text:span></text:p></table:table-cell><table:table-cell table:style-name="T2.R12_C2"><text:p text:style-name="P612"/></table:table-cell><table:table-cell table:style-name="T2.R12_C3"><text:p text:style-name="P613"/></table:table-cell><table:table-cell table:style-name="T2.R12_C4"><text:p text:style-name="P614"/></table:table-cell><table:table-cell table:style-name="T2.R12_C5"><text:p text:style-name="P615"/></table:table-cell><table:table-cell table:style-name="T2.R12_C6"><text:p text:style-name="P616"/></table:table-cell><table:table-cell table:style-name="T2.R12_C7"><text:p text:style-name="P617"/></table:table-cell><table:table-cell table:style-name="T2.R12_C8"><text:p text:style-name="P618"/></table:table-cell><table:table-cell table:style-name="T2.R12_C9"><text:p text:style-name="P619"/></table:table-cell><table:table-cell table:style-name="T2.R12_C10"><text:p text:style-name="P620"/></table:table-cell><table:table-cell table:style-name="T2.R12_C11"><text:p text:style-name="P621"/></table:table-cell><table:table-cell table:style-name="T2.R12_C12"><text:p text:style-name="P622"/></table:table-cell><table:table-cell table:style-name="T2.R12_C13"><text:p text:style-name="P623"><text:span text:style-name="T660">1</text:span></text:p></table:table-cell></table:table-row><table:table-row table:style-name="T2.R13"><table:table-cell table:style-name="T2.R13_C0"><text:p text:style-name="P624"><text:span text:style-name="T661">　</text:span></text:p></table:table-cell><table:table-cell table:style-name="T2.R13_C1"><text:p text:style-name="P625"><text:span text:style-name="T662">12</text:span></text:p></table:table-cell><table:table-cell table:style-name="T2.R13_C2"><text:p text:style-name="P626"><text:span text:style-name="T663">2</text:span></text:p></table:table-cell><table:table-cell table:style-name="T2.R13_C3"><text:p text:style-name="P627"><text:span text:style-name="T664">3</text:span></text:p></table:table-cell><table:table-cell table:style-name="T2.R13_C4"><text:p text:style-name="P628"/></table:table-cell><table:table-cell table:style-name="T2.R13_C5"><text:p text:style-name="P629"><text:span text:style-name="T665">4</text:span></text:p></table:table-cell><table:table-cell table:style-name="T2.R13_C6"><text:p text:style-name="P630"/></table:table-cell><table:table-cell table:style-name="T2.R13_C7"><text:p text:style-name="P631"><text:span text:style-name="T666">5</text:span></text:p></table:table-cell><table:table-cell table:style-name="T2.R13_C8"><text:p text:style-name="P632"><text:span text:style-name="T667">봉사활동</text:span><text:span text:style-name="T668">(2</text:span><text:span text:style-name="T669">시간</text:span><text:span text:style-name="T670">-3</text:span><text:span text:style-name="T671">학년</text:span><text:span text:style-name="T672">)</text:span></text:p></table:table-cell><table:table-cell table:style-name="T2.R13_C9"><text:p text:style-name="P633"><text:span text:style-name="T673">6</text:span></text:p></table:table-cell><table:table-cell table:style-name="T2.R13_C10"><text:p text:style-name="P634"/></table:table-cell><table:table-cell table:style-name="T2.R13_C11"><text:p text:style-name="P635"><text:span text:style-name="T674">7</text:span></text:p></table:table-cell><table:table-cell table:style-name="T2.R13_C12"><text:p text:style-name="P636"/></table:table-cell><table:table-cell table:style-name="T2.R13_C13"><text:p text:style-name="P637"><text:span text:style-name="T675">8</text:span></text:p></table:table-cell></table:table-row><table:table-row table:style-name="T2.R14"><table:table-cell table:style-name="T2.R14_C0"><text:p text:style-name="P638"><text:span text:style-name="T676">11</text:span></text:p></table:table-cell><table:table-cell table:style-name="T2.R14_C1"><text:p text:style-name="P639"><text:span text:style-name="T677">13</text:span></text:p></table:table-cell><table:table-cell table:style-name="T2.R14_C2"><text:p text:style-name="P640"><text:span text:style-name="T678">9</text:span></text:p></table:table-cell><table:table-cell table:style-name="T2.R14_C3"><text:p text:style-name="P641"><text:span text:style-name="T679">10</text:span></text:p></table:table-cell><table:table-cell table:style-name="T2.R14_C4"><text:p text:style-name="P642"/></table:table-cell><table:table-cell table:style-name="T2.R14_C5"><text:p text:style-name="P643"><text:span text:style-name="T680">11</text:span></text:p></table:table-cell><table:table-cell table:style-name="T2.R14_C6"><text:p text:style-name="P644"/></table:table-cell><table:table-cell table:style-name="T2.R14_C7"><text:p text:style-name="P645"><text:span text:style-name="T681">12</text:span></text:p></table:table-cell><table:table-cell table:style-name="T2.R14_C8"><text:p text:style-name="P646"><text:span text:style-name="T682">봉사활동</text:span><text:span text:style-name="T683">(2</text:span><text:span text:style-name="T684">시간</text:span><text:span text:style-name="T685">-1,2</text:span><text:span text:style-name="T686">학년</text:span><text:span text:style-name="T687">)</text:span></text:p></table:table-cell><table:table-cell table:style-name="T2.R14_C9"><text:p text:style-name="P647"><text:span text:style-name="T688">13</text:span></text:p></table:table-cell><table:table-cell table:style-name="T2.R14_C10"><text:p text:style-name="P648"><text:span text:style-name="T689">대학수학능력시험</text:span></text:p></table:table-cell><table:table-cell table:style-name="T2.R14_C11"><text:p text:style-name="P649"><text:span text:style-name="T690">14</text:span></text:p></table:table-cell><table:table-cell table:style-name="T2.R14_C12"><text:p text:style-name="P650"/></table:table-cell><table:table-cell table:style-name="T2.R14_C13"><text:p text:style-name="P651"><text:span text:style-name="T691">15</text:span></text:p></table:table-cell></table:table-row><table:table-row table:style-name="T2.R15"><table:table-cell table:style-name="T2.R15_C0"><text:p text:style-name="P652"><text:span text:style-name="T692">　</text:span></text:p></table:table-cell><table:table-cell table:style-name="T2.R15_C1"><text:p text:style-name="P653"><text:span text:style-name="T693">14</text:span></text:p></table:table-cell><table:table-cell table:style-name="T2.R15_C2"><text:p text:style-name="P654"><text:span text:style-name="T694">16</text:span></text:p></table:table-cell><table:table-cell table:style-name="T2.R15_C3"><text:p text:style-name="P655"><text:span text:style-name="T695">17</text:span></text:p></table:table-cell><table:table-cell table:style-name="T2.R15_C4"><text:p text:style-name="P656"><text:span text:style-name="T696">2</text:span><text:span text:style-name="T697">차지필평가</text:span><text:span text:style-name="T698">(3)</text:span></text:p></table:table-cell><table:table-cell table:style-name="T2.R15_C5"><text:p text:style-name="P657"><text:span text:style-name="T699">18</text:span></text:p></table:table-cell><table:table-cell table:style-name="T2.R15_C6"><text:p text:style-name="P658"><text:span text:style-name="T700">2</text:span><text:span text:style-name="T701">차지필평가</text:span><text:span text:style-name="T702">(3)</text:span></text:p><text:p text:style-name="P659"><text:span text:style-name="T703">전국연합학력평가</text:span></text:p><text:p text:style-name="P660"><text:span text:style-name="T704">(1,2)</text:span></text:p></table:table-cell><table:table-cell table:style-name="T2.R15_C7"><text:p text:style-name="P661"><text:span text:style-name="T705">19</text:span></text:p></table:table-cell><table:table-cell table:style-name="T2.R15_C8"><text:p text:style-name="P662"><text:span text:style-name="T706">2</text:span><text:span text:style-name="T707">차지필평가</text:span><text:span text:style-name="T708">(3)</text:span></text:p></table:table-cell><table:table-cell table:style-name="T2.R15_C9"><text:p text:style-name="P663"><text:span text:style-name="T709">20</text:span></text:p></table:table-cell><table:table-cell table:style-name="T2.R15_C10"><text:p text:style-name="P664"><text:span text:style-name="T710">2</text:span><text:span text:style-name="T711">차지필평가</text:span><text:span text:style-name="T712">(3)</text:span></text:p><text:p text:style-name="P665"><text:span text:style-name="T713">토론대회</text:span><text:span text:style-name="T714">2</text:span></text:p></table:table-cell><table:table-cell table:style-name="T2.R15_C11"><text:p text:style-name="P666"><text:span text:style-name="T715">21</text:span></text:p></table:table-cell><table:table-cell table:style-name="T2.R15_C12"><text:p text:style-name="P667"><text:span text:style-name="T716">2</text:span><text:span text:style-name="T717">차지필평가</text:span><text:span text:style-name="T718">(3)</text:span></text:p></table:table-cell><table:table-cell table:style-name="T2.R15_C13"><text:p text:style-name="P668"><text:span text:style-name="T719">22 </text:span></text:p></table:table-cell></table:table-row><table:table-row table:style-name="T2.R16"><table:table-cell table:style-name="T2.R16_C0"><text:p text:style-name="P669"><text:span text:style-name="T720">　</text:span></text:p></table:table-cell><table:table-cell table:style-name="T2.R16_C1"><text:p text:style-name="P670"><text:span text:style-name="T721">15</text:span></text:p></table:table-cell><table:table-cell table:style-name="T2.R16_C2"><text:p text:style-name="P671"><text:span text:style-name="T722">23</text:span></text:p></table:table-cell><table:table-cell table:style-name="T2.R16_C3"><text:p text:style-name="P672"><text:span text:style-name="T723">24</text:span></text:p></table:table-cell><table:table-cell table:style-name="T2.R16_C4"><text:p text:style-name="P673"/></table:table-cell><table:table-cell table:style-name="T2.R16_C5"><text:p text:style-name="P674"><text:span text:style-name="T724">25</text:span></text:p></table:table-cell><table:table-cell table:style-name="T2.R16_C6"><text:p text:style-name="P675"/></table:table-cell><table:table-cell table:style-name="T2.R16_C7"><text:p text:style-name="P676"><text:span text:style-name="T725">26</text:span></text:p></table:table-cell><table:table-cell table:style-name="T2.R16_C8"><text:p text:style-name="P677"/></table:table-cell><table:table-cell table:style-name="T2.R16_C9"><text:p text:style-name="P678"><text:span text:style-name="T726">27</text:span></text:p></table:table-cell><table:table-cell table:style-name="T2.R16_C10"><text:p text:style-name="P679"><text:span text:style-name="T727">2</text:span><text:span text:style-name="T728">차 학생 자치법정</text:span></text:p></table:table-cell><table:table-cell table:style-name="T2.R16_C11"><text:p text:style-name="P680"><text:span text:style-name="T729">28</text:span></text:p></table:table-cell><table:table-cell table:style-name="T2.R16_C12"><text:p text:style-name="P681"/></table:table-cell><table:table-cell table:style-name="T2.R16_C13"><text:p text:style-name="P682"><text:span text:style-name="T730">29</text:span><text:span text:style-name="T731">　</text:span></text:p></table:table-cell></table:table-row><table:table-row table:style-name="T2.R17"><table:table-cell table:style-name="T2.R17_C0"><text:p text:style-name="P683"><text:span text:style-name="T732">　</text:span></text:p></table:table-cell><table:table-cell table:style-name="T2.R17_C1"><text:p text:style-name="P684"><text:span text:style-name="T733">16</text:span></text:p></table:table-cell><table:table-cell table:style-name="T2.R17_C2"><text:p text:style-name="P685"><text:span text:style-name="T734">30</text:span></text:p></table:table-cell><table:table-cell table:style-name="T2.R17_C3"><text:p text:style-name="P686"><text:span text:style-name="T735">1</text:span></text:p></table:table-cell><table:table-cell table:style-name="T2.R17_C4"><text:p text:style-name="P687"/></table:table-cell><table:table-cell table:style-name="T2.R17_C5"><text:p text:style-name="P688"><text:span text:style-name="T736">2</text:span></text:p></table:table-cell><table:table-cell table:style-name="T2.R17_C6"><text:p text:style-name="P689"/></table:table-cell><table:table-cell table:style-name="T2.R17_C7"><text:p text:style-name="P690"><text:span text:style-name="T737">3</text:span></text:p></table:table-cell><table:table-cell table:style-name="T2.R17_C8"><text:p text:style-name="P691"/></table:table-cell><table:table-cell table:style-name="T2.R17_C9"><text:p text:style-name="P692"><text:span text:style-name="T738">4</text:span></text:p></table:table-cell><table:table-cell table:style-name="T2.R17_C10"><text:p text:style-name="P693"/></table:table-cell><table:table-cell table:style-name="T2.R17_C11"><text:p text:style-name="P694"><text:span text:style-name="T739">5</text:span></text:p></table:table-cell><table:table-cell table:style-name="T2.R17_C12"><text:p text:style-name="P695"/></table:table-cell><table:table-cell table:style-name="T2.R17_C13"><text:p text:style-name="P696"><text:span text:style-name="T740">6</text:span></text:p></table:table-cell></table:table-row><table:table-row table:style-name="T2.R18"><table:table-cell table:style-name="T2.R18_C0"><text:p text:style-name="P697"><text:span text:style-name="T741">　</text:span></text:p></table:table-cell><table:table-cell table:style-name="T2.R18_C1"><text:p text:style-name="P698"><text:span text:style-name="T742">17</text:span></text:p></table:table-cell><table:table-cell table:style-name="T2.R18_C2"><text:p text:style-name="P699"><text:span text:style-name="T743">7</text:span></text:p></table:table-cell><table:table-cell table:style-name="T2.R18_C3"><text:p text:style-name="P700"><text:span text:style-name="T744">8</text:span></text:p></table:table-cell><table:table-cell table:style-name="T2.R18_C4"><text:p text:style-name="P701"/></table:table-cell><table:table-cell table:style-name="T2.R18_C5"><text:p text:style-name="P702"><text:span text:style-name="T745">9</text:span></text:p></table:table-cell><table:table-cell table:style-name="T2.R18_C6"><text:p text:style-name="P703"/></table:table-cell><table:table-cell table:style-name="T2.R18_C7"><text:p text:style-name="P704"><text:span text:style-name="T746">10</text:span></text:p></table:table-cell><table:table-cell table:style-name="T2.R18_C8"><text:p text:style-name="P705"><text:span text:style-name="T747">2</text:span><text:span text:style-name="T748">차지필평가</text:span><text:span text:style-name="T749">(1,2)</text:span></text:p></table:table-cell><table:table-cell table:style-name="T2.R18_C9"><text:p text:style-name="P706"><text:span text:style-name="T750">11</text:span></text:p></table:table-cell><table:table-cell table:style-name="T2.R18_C10"><text:p text:style-name="P707"><text:span text:style-name="T751">2</text:span><text:span text:style-name="T752">차지필평가</text:span><text:span text:style-name="T753">(1,2)</text:span></text:p></table:table-cell><table:table-cell table:style-name="T2.R18_C11"><text:p text:style-name="P708"><text:span text:style-name="T754">12</text:span></text:p></table:table-cell><table:table-cell table:style-name="T2.R18_C12"><text:p text:style-name="P709"><text:span text:style-name="T755">2</text:span><text:span text:style-name="T756">차지필평가</text:span><text:span text:style-name="T757">(1,2)</text:span></text:p></table:table-cell><table:table-cell table:style-name="T2.R18_C13"><text:p text:style-name="P710"><text:span text:style-name="T758">13 </text:span></text:p></table:table-cell></table:table-row><table:table-row table:style-name="T2.R19"><table:table-cell table:style-name="T2.R19_C0"><text:p text:style-name="P711"><text:span text:style-name="T759">12</text:span></text:p></table:table-cell><table:table-cell table:style-name="T2.R19_C1"><text:p text:style-name="P712"><text:span text:style-name="T760">18</text:span></text:p></table:table-cell><table:table-cell table:style-name="T2.R19_C2"><text:p text:style-name="P713"><text:span text:style-name="T761">14</text:span></text:p></table:table-cell><table:table-cell table:style-name="T2.R19_C3"><text:p text:style-name="P714"><text:span text:style-name="T762">15</text:span></text:p></table:table-cell><table:table-cell table:style-name="T2.R19_C4"><text:p text:style-name="P715"><text:span text:style-name="T763">2</text:span><text:span text:style-name="T764">차지필평가</text:span><text:span text:style-name="T765">(1,2)</text:span></text:p></table:table-cell><table:table-cell table:style-name="T2.R19_C5"><text:p text:style-name="P716"><text:span text:style-name="T766">16</text:span></text:p></table:table-cell><table:table-cell table:style-name="T2.R19_C6"><text:p text:style-name="P717"/></table:table-cell><table:table-cell table:style-name="T2.R19_C7"><text:p text:style-name="P718"><text:span text:style-name="T767">17</text:span></text:p></table:table-cell><table:table-cell table:style-name="T2.R19_C8"><text:p text:style-name="P719"/></table:table-cell><table:table-cell table:style-name="T2.R19_C9"><text:p text:style-name="P720"><text:span text:style-name="T768">18</text:span></text:p></table:table-cell><table:table-cell table:style-name="T2.R19_C10"><text:p text:style-name="P721"><text:span text:style-name="T769">독서아카데미캠프</text:span></text:p></table:table-cell><table:table-cell table:style-name="T2.R19_C11"><text:p text:style-name="P722"><text:span text:style-name="T770">19</text:span></text:p></table:table-cell><table:table-cell table:style-name="T2.R19_C12"><text:p text:style-name="P723"/></table:table-cell><table:table-cell table:style-name="T2.R19_C13"><text:p text:style-name="P724"><text:span text:style-name="T771">20 </text:span></text:p></table:table-cell></table:table-row><table:table-row table:style-name="T2.R20"><table:table-cell table:style-name="T2.R20_C0"><text:p text:style-name="P725"><text:span text:style-name="T772">　</text:span></text:p></table:table-cell><table:table-cell table:style-name="T2.R20_C1"><text:p text:style-name="P726"><text:span text:style-name="T773">19</text:span></text:p></table:table-cell><table:table-cell table:style-name="T2.R20_C2"><text:p text:style-name="P727"><text:span text:style-name="T774">21</text:span></text:p></table:table-cell><table:table-cell table:style-name="T2.R20_C3"><text:p text:style-name="P728"><text:span text:style-name="T775">22</text:span></text:p></table:table-cell><table:table-cell table:style-name="T2.R20_C4"><text:p text:style-name="P729"><text:span text:style-name="T776">이그나이트대회</text:span></text:p><text:p text:style-name="P730"><text:span text:style-name="T777">인문고전아카데미경시대회</text:span></text:p></table:table-cell><table:table-cell table:style-name="T2.R20_C5"><text:p text:style-name="P731"><text:span text:style-name="T778">23</text:span></text:p></table:table-cell><table:table-cell table:style-name="T2.R20_C6"><text:p text:style-name="P732"><text:span text:style-name="T779">이그나이트대회</text:span></text:p></table:table-cell><table:table-cell table:style-name="T2.R20_C7"><text:p text:style-name="P733"><text:span text:style-name="T780">24</text:span></text:p></table:table-cell><table:table-cell table:style-name="T2.R20_C8"><text:p text:style-name="P734"><text:span text:style-name="T781">오행실천학급별 발표대회</text:span></text:p></table:table-cell><table:table-cell table:style-name="T2.R20_C9"><text:p text:style-name="P735"><text:span text:style-name="T782">25</text:span></text:p></table:table-cell><table:table-cell table:style-name="T2.R20_C10"><text:p text:style-name="P736"><text:span text:style-name="T783">성탄절</text:span></text:p></table:table-cell><table:table-cell table:style-name="T2.R20_C11"><text:p text:style-name="P737"><text:span text:style-name="T784">26</text:span></text:p></table:table-cell><table:table-cell table:style-name="T2.R20_C12"><text:p text:style-name="P738"/></table:table-cell><table:table-cell table:style-name="T2.R20_C13"><text:p text:style-name="P739"><text:span text:style-name="T785">27 </text:span></text:p></table:table-cell></table:table-row><table:table-row table:style-name="T2.R21"><table:table-cell table:style-name="T2.R21_C0"><text:p text:style-name="P740"><text:span text:style-name="T786">　</text:span></text:p></table:table-cell><table:table-cell table:style-name="T2.R21_C1"><text:p text:style-name="P741"><text:span text:style-name="T787">20</text:span></text:p></table:table-cell><table:table-cell table:style-name="T2.R21_C2"><text:p text:style-name="P742"><text:span text:style-name="T788">28</text:span></text:p></table:table-cell><table:table-cell table:style-name="T2.R21_C3"><text:p text:style-name="P743"><text:span text:style-name="T789">29</text:span></text:p></table:table-cell><table:table-cell table:style-name="T2.R21_C4"><text:p text:style-name="P744"><text:span text:style-name="T790">사정회</text:span></text:p></table:table-cell><table:table-cell table:style-name="T2.R21_C5"><text:p text:style-name="P745"><text:span text:style-name="T791">30</text:span></text:p></table:table-cell><table:table-cell table:style-name="T2.R21_C6"><text:p text:style-name="P746"/></table:table-cell><table:table-cell table:style-name="T2.R21_C7"><text:p text:style-name="P747"><text:span text:style-name="T792">31</text:span></text:p></table:table-cell><table:table-cell table:style-name="T2.R21_C8"><text:p text:style-name="P748"><text:span text:style-name="T793">방학식</text:span></text:p></table:table-cell><table:table-cell table:style-name="T2.R21_C9"><text:p text:style-name="P749"/></table:table-cell><table:table-cell table:style-name="T2.R21_C10"><text:p text:style-name="P750"/></table:table-cell><table:table-cell table:style-name="T2.R21_C11"><text:p text:style-name="P751"/></table:table-cell><table:table-cell table:style-name="T2.R21_C12"><text:p text:style-name="P752"/></table:table-cell><table:table-cell table:style-name="T2.R21_C13"><text:p text:style-name="P753"><text:span text:style-name="T794"> </text:span></text:p></table:table-cell></table:table-row><table:table-row table:style-name="T2.R22"><table:table-cell table:style-name="T2.R22_C0"><text:p text:style-name="P754"><text:span text:style-name="T795">　</text:span></text:p></table:table-cell><table:table-cell table:style-name="T2.R22_C1"><text:p text:style-name="P755"/></table:table-cell><table:table-cell table:style-name="T2.R22_C2"><text:p text:style-name="P756"/></table:table-cell><table:table-cell table:style-name="T2.R22_C3"><text:p text:style-name="P757"/></table:table-cell><table:table-cell table:style-name="T2.R22_C4"><text:p text:style-name="P758"/></table:table-cell><table:table-cell table:style-name="T2.R22_C5"><text:p text:style-name="P759"/></table:table-cell><table:table-cell table:style-name="T2.R22_C6"><text:p text:style-name="P760"/></table:table-cell><table:table-cell table:style-name="T2.R22_C7"><text:p text:style-name="P761"/></table:table-cell><table:table-cell table:style-name="T2.R22_C8"><text:p text:style-name="P762"/></table:table-cell><table:table-cell table:style-name="T2.R22_C9"><text:p text:style-name="P763"><text:span text:style-name="T796">1</text:span></text:p></table:table-cell><table:table-cell table:style-name="T2.R22_C10"><text:p text:style-name="P764"/></table:table-cell><table:table-cell table:style-name="T2.R22_C11"><text:p text:style-name="P765"><text:span text:style-name="T797">2</text:span></text:p></table:table-cell><table:table-cell table:style-name="T2.R22_C12"><text:p text:style-name="P766"/></table:table-cell><table:table-cell table:style-name="T2.R22_C13"><text:p text:style-name="P767"><text:span text:style-name="T798">3</text:span></text:p></table:table-cell></table:table-row><table:table-row table:style-name="T2.R23"><table:table-cell table:style-name="T2.R23_C0"><text:p text:style-name="P768"><text:span text:style-name="T799">　</text:span></text:p></table:table-cell><table:table-cell table:style-name="T2.R23_C1"><text:p text:style-name="P769"/></table:table-cell><table:table-cell table:style-name="T2.R23_C2"><text:p text:style-name="P770"><text:span text:style-name="T800">4</text:span></text:p></table:table-cell><table:table-cell table:style-name="T2.R23_C3"><text:p text:style-name="P771"><text:span text:style-name="T801">5</text:span></text:p></table:table-cell><table:table-cell table:style-name="T2.R23_C4"><text:p text:style-name="P772"/></table:table-cell><table:table-cell table:style-name="T2.R23_C5"><text:p text:style-name="P773"><text:span text:style-name="T802">6</text:span></text:p></table:table-cell><table:table-cell table:style-name="T2.R23_C6"><text:p text:style-name="P774"/></table:table-cell><table:table-cell table:style-name="T2.R23_C7"><text:p text:style-name="P775"><text:span text:style-name="T803">7</text:span></text:p></table:table-cell><table:table-cell table:style-name="T2.R23_C8"><text:p text:style-name="P776"/></table:table-cell><table:table-cell table:style-name="T2.R23_C9"><text:p text:style-name="P777"><text:span text:style-name="T804">8</text:span></text:p></table:table-cell><table:table-cell table:style-name="T2.R23_C10"><text:p text:style-name="P778"/></table:table-cell><table:table-cell table:style-name="T2.R23_C11"><text:p text:style-name="P779"><text:span text:style-name="T805">9</text:span></text:p></table:table-cell><table:table-cell table:style-name="T2.R23_C12"><text:p text:style-name="P780"/></table:table-cell><table:table-cell table:style-name="T2.R23_C13"><text:p text:style-name="P781"><text:span text:style-name="T806">10 </text:span></text:p></table:table-cell></table:table-row><table:table-row table:style-name="T2.R24"><table:table-cell table:style-name="T2.R24_C0"><text:p text:style-name="P782"><text:span text:style-name="T807">1</text:span></text:p></table:table-cell><table:table-cell table:style-name="T2.R24_C1"><text:p text:style-name="P783"/></table:table-cell><table:table-cell table:style-name="T2.R24_C2"><text:p text:style-name="P784"><text:span text:style-name="T808">11</text:span></text:p></table:table-cell><table:table-cell table:style-name="T2.R24_C3"><text:p text:style-name="P785"><text:span text:style-name="T809">12</text:span></text:p></table:table-cell><table:table-cell table:style-name="T2.R24_C4"><text:p text:style-name="P786"/></table:table-cell><table:table-cell table:style-name="T2.R24_C5"><text:p text:style-name="P787"><text:span text:style-name="T810">13</text:span></text:p></table:table-cell><table:table-cell table:style-name="T2.R24_C6"><text:p text:style-name="P788"/></table:table-cell><table:table-cell table:style-name="T2.R24_C7"><text:p text:style-name="P789"><text:span text:style-name="T811">14</text:span></text:p></table:table-cell><table:table-cell table:style-name="T2.R24_C8"><text:p text:style-name="P790"/></table:table-cell><table:table-cell table:style-name="T2.R24_C9"><text:p text:style-name="P791"><text:span text:style-name="T812">15</text:span></text:p></table:table-cell><table:table-cell table:style-name="T2.R24_C10"><text:p text:style-name="P792"/></table:table-cell><table:table-cell table:style-name="T2.R24_C11"><text:p text:style-name="P793"><text:span text:style-name="T813">16</text:span></text:p></table:table-cell><table:table-cell table:style-name="T2.R24_C12"><text:p text:style-name="P794"/></table:table-cell><table:table-cell table:style-name="T2.R24_C13"><text:p text:style-name="P795"><text:span text:style-name="T814">17 </text:span></text:p></table:table-cell></table:table-row><table:table-row table:style-name="T2.R25"><table:table-cell table:style-name="T2.R25_C0"><text:p text:style-name="P796"><text:span text:style-name="T815">　</text:span></text:p></table:table-cell><table:table-cell table:style-name="T2.R25_C1"><text:p text:style-name="P797"/></table:table-cell><table:table-cell table:style-name="T2.R25_C2"><text:p text:style-name="P798"><text:span text:style-name="T816">18</text:span></text:p></table:table-cell><table:table-cell table:style-name="T2.R25_C3"><text:p text:style-name="P799"><text:span text:style-name="T817">19</text:span></text:p></table:table-cell><table:table-cell table:style-name="T2.R25_C4"><text:p text:style-name="P800"/></table:table-cell><table:table-cell table:style-name="T2.R25_C5"><text:p text:style-name="P801"><text:span text:style-name="T818">20</text:span></text:p></table:table-cell><table:table-cell table:style-name="T2.R25_C6"><text:p text:style-name="P802"/></table:table-cell><table:table-cell table:style-name="T2.R25_C7"><text:p text:style-name="P803"><text:span text:style-name="T819">21</text:span></text:p></table:table-cell><table:table-cell table:style-name="T2.R25_C8"><text:p text:style-name="P804"/></table:table-cell><table:table-cell table:style-name="T2.R25_C9"><text:p text:style-name="P805"><text:span text:style-name="T820">22</text:span></text:p></table:table-cell><table:table-cell table:style-name="T2.R25_C10"><text:p text:style-name="P806"/></table:table-cell><table:table-cell table:style-name="T2.R25_C11"><text:p text:style-name="P807"><text:span text:style-name="T821">23</text:span></text:p></table:table-cell><table:table-cell table:style-name="T2.R25_C12"><text:p text:style-name="P808"/></table:table-cell><table:table-cell table:style-name="T2.R25_C13"><text:p text:style-name="P809"><text:span text:style-name="T822">24 </text:span></text:p></table:table-cell></table:table-row><table:table-row table:style-name="T2.R26"><table:table-cell table:style-name="T2.R26_C0"><text:p text:style-name="P810"><text:span text:style-name="T823">　</text:span></text:p></table:table-cell><table:table-cell table:style-name="T2.R26_C1"><text:p text:style-name="P811"/></table:table-cell><table:table-cell table:style-name="T2.R26_C2"><text:p text:style-name="P812"><text:span text:style-name="T824">25</text:span></text:p></table:table-cell><table:table-cell table:style-name="T2.R26_C3"><text:p text:style-name="P813"><text:span text:style-name="T825">26</text:span></text:p></table:table-cell><table:table-cell table:style-name="T2.R26_C4"><text:p text:style-name="P814"/></table:table-cell><table:table-cell table:style-name="T2.R26_C5"><text:p text:style-name="P815"><text:span text:style-name="T826">27</text:span></text:p></table:table-cell><table:table-cell table:style-name="T2.R26_C6"><text:p text:style-name="P816"/></table:table-cell><table:table-cell table:style-name="T2.R26_C7"><text:p text:style-name="P817"><text:span text:style-name="T827">28</text:span></text:p></table:table-cell><table:table-cell table:style-name="T2.R26_C8"><text:p text:style-name="P818"/></table:table-cell><table:table-cell table:style-name="T2.R26_C9"><text:p text:style-name="P819"><text:span text:style-name="T828">29</text:span></text:p></table:table-cell><table:table-cell table:style-name="T2.R26_C10"><text:p text:style-name="P820"/></table:table-cell><table:table-cell table:style-name="T2.R26_C11"><text:p text:style-name="P821"><text:span text:style-name="T829">30</text:span></text:p></table:table-cell><table:table-cell table:style-name="T2.R26_C12"><text:p text:style-name="P822"/></table:table-cell><table:table-cell table:style-name="T2.R26_C13"><text:p text:style-name="P823"><text:span text:style-name="T830">31</text:span><text:span text:style-name="T831">　</text:span></text:p></table:table-cell></table:table-row><table:table-row table:style-name="T2.R27"><table:table-cell table:style-name="T2.R27_C0"><text:p text:style-name="P824"><text:span text:style-name="T832">　</text:span></text:p></table:table-cell><table:table-cell table:style-name="T2.R27_C1"><text:p text:style-name="P825"><text:span text:style-name="T833">21</text:span></text:p></table:table-cell><table:table-cell table:style-name="T2.R27_C2"><text:p text:style-name="P826"><text:span text:style-name="T834">1</text:span></text:p></table:table-cell><table:table-cell table:style-name="T2.R27_C3"><text:p text:style-name="P827"><text:span text:style-name="T835">2</text:span></text:p></table:table-cell><table:table-cell table:style-name="T2.R27_C4"><text:p text:style-name="P828"><text:span text:style-name="T836">개학식</text:span></text:p></table:table-cell><table:table-cell table:style-name="T2.R27_C5"><text:p text:style-name="P829"><text:span text:style-name="T837">3</text:span></text:p></table:table-cell><table:table-cell table:style-name="T2.R27_C6"><text:p text:style-name="P830"/></table:table-cell><table:table-cell table:style-name="T2.R27_C7"><text:p text:style-name="P831"><text:span text:style-name="T838">4</text:span></text:p></table:table-cell><table:table-cell table:style-name="T2.R27_C8"><text:p text:style-name="P832"/></table:table-cell><table:table-cell table:style-name="T2.R27_C9"><text:p text:style-name="P833"><text:span text:style-name="T839">5</text:span></text:p></table:table-cell><table:table-cell table:style-name="T2.R27_C10"><text:p text:style-name="P834"/></table:table-cell><table:table-cell table:style-name="T2.R27_C11"><text:p text:style-name="P835"><text:span text:style-name="T840">6</text:span></text:p></table:table-cell><table:table-cell table:style-name="T2.R27_C12"><text:p text:style-name="P836"><text:span text:style-name="T841">졸업식</text:span></text:p></table:table-cell><table:table-cell table:style-name="T2.R27_C13"><text:p text:style-name="P837"><text:span text:style-name="T842">7</text:span></text:p></table:table-cell></table:table-row><table:table-row table:style-name="T2.R28"><table:table-cell table:style-name="T2.R28_C0"><text:p text:style-name="P838"><text:span text:style-name="T843">2</text:span><text:span text:style-name="T844">　</text:span></text:p></table:table-cell><table:table-cell table:style-name="T2.R28_C1"><text:p text:style-name="P839"><text:span text:style-name="T845">22</text:span></text:p></table:table-cell><table:table-cell table:style-name="T2.R28_C2"><text:p text:style-name="P840"><text:span text:style-name="T846">8</text:span></text:p></table:table-cell><table:table-cell table:style-name="T2.R28_C3"><text:p text:style-name="P841"><text:span text:style-name="T847">9</text:span></text:p></table:table-cell><table:table-cell table:style-name="T2.R28_C4"><text:p text:style-name="P842"/></table:table-cell><table:table-cell table:style-name="T2.R28_C5"><text:p text:style-name="P843"><text:span text:style-name="T848">10</text:span></text:p></table:table-cell><table:table-cell table:style-name="T2.R28_C6"><text:p text:style-name="P844"><text:span text:style-name="T849">종업식</text:span></text:p></table:table-cell><table:table-cell table:style-name="T2.R28_C7"><text:p text:style-name="P845"><text:span text:style-name="T850">11</text:span></text:p></table:table-cell><table:table-cell table:style-name="T2.R28_C8"><text:p text:style-name="P846"/></table:table-cell><table:table-cell table:style-name="T2.R28_C9"><text:p text:style-name="P847"><text:span text:style-name="T851">12</text:span></text:p></table:table-cell><table:table-cell table:style-name="T2.R28_C10"><text:p text:style-name="P848"/></table:table-cell><table:table-cell table:style-name="T2.R28_C11"><text:p text:style-name="P849"><text:span text:style-name="T852">13</text:span></text:p></table:table-cell><table:table-cell table:style-name="T2.R28_C12"><text:p text:style-name="P850"/></table:table-cell><table:table-cell table:style-name="T2.R28_C13"><text:p text:style-name="P851"><text:span text:style-name="T853">14 </text:span></text:p></table:table-cell></table:table-row><table:table-row table:style-name="T2.R29"><table:table-cell table:style-name="T2.R29_C0"><text:p text:style-name="P852"/></table:table-cell><table:table-cell table:style-name="T2.R29_C1"><text:p text:style-name="P853"/></table:table-cell><table:table-cell table:style-name="T2.R29_C2"><text:p text:style-name="P854"><text:span text:style-name="T854">15</text:span></text:p></table:table-cell><table:table-cell table:style-name="T2.R29_C3"><text:p text:style-name="P855"><text:span text:style-name="T855">16</text:span></text:p></table:table-cell><table:table-cell table:style-name="T2.R29_C4"><text:p text:style-name="P856"/></table:table-cell><table:table-cell table:style-name="T2.R29_C5"><text:p text:style-name="P857"><text:span text:style-name="T856">17</text:span></text:p></table:table-cell><table:table-cell table:style-name="T2.R29_C6"><text:p text:style-name="P858"><text:span text:style-name="T857">　</text:span></text:p></table:table-cell><table:table-cell table:style-name="T2.R29_C7"><text:p text:style-name="P859"><text:span text:style-name="T858">18</text:span></text:p></table:table-cell><table:table-cell table:style-name="T2.R29_C8"><text:p text:style-name="P860"/></table:table-cell><table:table-cell table:style-name="T2.R29_C9"><text:p text:style-name="P861"><text:span text:style-name="T859">19</text:span></text:p></table:table-cell><table:table-cell table:style-name="T2.R29_C10"><text:p text:style-name="P862"/></table:table-cell><table:table-cell table:style-name="T2.R29_C11"><text:p text:style-name="P863"><text:span text:style-name="T860">20</text:span></text:p></table:table-cell><table:table-cell table:style-name="T2.R29_C12"><text:p text:style-name="P864"/></table:table-cell><table:table-cell table:style-name="T2.R29_C13"><text:p text:style-name="P865"><text:span text:style-name="T861">21</text:span></text:p></table:table-cell></table:table-row><table:table-row table:style-name="T2.R30"><table:table-cell table:style-name="T2.R30_C0"><text:p text:style-name="P866"><text:span text:style-name="T862">　</text:span></text:p></table:table-cell><table:table-cell table:style-name="T2.R30_C1"><text:p text:style-name="P867"/></table:table-cell><table:table-cell table:style-name="T2.R30_C2"><text:p text:style-name="P868"><text:span text:style-name="T863">22</text:span></text:p></table:table-cell><table:table-cell table:style-name="T2.R30_C3"><text:p text:style-name="P869"><text:span text:style-name="T864">23</text:span></text:p></table:table-cell><table:table-cell table:style-name="T2.R30_C4"><text:p text:style-name="P870"><text:span text:style-name="T865">　</text:span></text:p></table:table-cell><table:table-cell table:style-name="T2.R30_C5"><text:p text:style-name="P871"><text:span text:style-name="T866">24</text:span></text:p></table:table-cell><table:table-cell table:style-name="T2.R30_C6"><text:p text:style-name="P872"/></table:table-cell><table:table-cell table:style-name="T2.R30_C7"><text:p text:style-name="P873"><text:span text:style-name="T867">25</text:span></text:p></table:table-cell><table:table-cell table:style-name="T2.R30_C8"><text:p text:style-name="P874"/></table:table-cell><table:table-cell table:style-name="T2.R30_C9"><text:p text:style-name="P875"><text:span text:style-name="T868">26</text:span></text:p></table:table-cell><table:table-cell table:style-name="T2.R30_C10"><text:p text:style-name="P876"/></table:table-cell><table:table-cell table:style-name="T2.R30_C11"><text:p text:style-name="P877"><text:span text:style-name="T869">27</text:span></text:p></table:table-cell><table:table-cell table:style-name="T2.R30_C12"><text:p text:style-name="P878"/></table:table-cell><table:table-cell table:style-name="T2.R30_C13"><text:p text:style-name="P879"><text:span text:style-name="T870">28 </text:span>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automatic-styles>
    <style:page-layout style:name="pm1">
      <style:page-layout-properties fo:margin-bottom="1.500cm" fo:margin-left="3.000cm" fo:margin-right="3.000cm" fo:margin-top="2.000cm" fo:page-height="29.700cm" fo:page-width="21.000cm" style:print-orientation="portrait"/>
      <style:header-style>
        <style:header-footer-properties fo:margin-bottom="0cm" fo:margin-left="0cm" fo:margin-right="0cm" fo:margin-top="0cm" fo:min-height="1.500cm"/>
      </style:header-style>
      <style:footer-style>
        <style:header-footer-properties fo:margin-bottom="0cm" fo:margin-left="0cm" fo:margin-right="0cm" fo:margin-top="0cm" fo:min-height="1.500cm"/>
      </style:footer-style>
    </style:page-layout>
  </office:automatic-styles>
  <office:master-styles>
    <style:master-page style:name="Standard" style:page-layout-name="pm1">
      <style:header>
        <text:p text:style-name="바탕글"/>
      </style:header>
      <style:footer>
        <text:p text:style-name="바탕글"/>
      </style:footer>
    </style:master-page>
  </office:master-styles>
  <office:styles>
    <style:style style:class="text" style:family="paragraph" style:name="0" style:parent-style-name="Standard">
      <style:paragraph-properties fo:line-height="160%" fo:padding-bottom="0.000cm" fo:padding-left="0.000cm" fo:padding-right="0.000cm" fo:padding-top="0.000cm" fo:text-align="left" style:snap-to-layout-grid="true" style:vertical-align="baseline"/>
      <style:text-properties fo:color="#000000" fo:font-size="10.0pt" style:font-name="함초롬바탕" style:font-name-asian="함초롬바탕" style:font-size-asian="10.0pt"/>
    </style:style>
    <style:style style:class="text" style:family="paragraph" style:name="@list l0" style:parent-style-name="Standard"/>
    <style:style style:class="text" style:family="paragraph" style:name="@list l0:level1" style:parent-style-name="Standard"/>
    <style:style style:class="text" style:family="paragraph" style:name="@list l2" style:parent-style-name="Standard"/>
    <style:style style:class="text" style:family="paragraph" style:name="@list l2:level1" style:parent-style-name="Standard"/>
    <style:style style:class="text" style:family="paragraph" style:name="14" style:parent-style-name="Standard">
      <style:paragraph-properties fo:line-height="160%" fo:padding-bottom="0.000cm" fo:padding-left="0.000cm" fo:padding-right="0.000cm" fo:padding-top="0.000cm" fo:text-align="left" style:snap-to-layout-grid="false" style:vertical-align="baseline"/>
      <style:text-properties fo:color="#000000" fo:font-size="10.0pt" style:font-name="산세리프" style:font-name-asian="한양신명조" style:font-size-asian="10.0pt"/>
    </style:style>
    <draw:stroke-dash draw:display-name="Ultrafine Dashed" draw:distance="200%" draw:dots1="1" draw:dots1-length="400%" draw:dots2="1" draw:dots2-length="400%" draw:name="Hwp_Dash" draw:style="rect"/>
    <draw:stroke-dash draw:display-name="Ultrafine Dotted (var)" draw:distance="200%" draw:dots1="1" draw:dots1-length="100%" draw:name="Hwp_Dot" draw:style="rect"/>
    <draw:stroke-dash draw:display-name="1 Dots 1 Dash" draw:distance="200%" draw:dots1="1" draw:dots1-length="400%" draw:dots2="1" draw:dots2-length="100%" draw:name="Hwp_Dash_Dot" draw:style="rect"/>
    <draw:stroke-dash draw:display-name="2 Dots 1 Dash" draw:distance="200%" draw:dots1="1" draw:dots1-length="400%" draw:dots2="2" draw:dots2-length="100%" draw:name="Hwp_Dash_Dot_Dot" draw:style="rect"/>
    <draw:stroke-dash draw:display-name="Long Dash" draw:distance="200%" draw:dots1="1" draw:dots1-length="600%" draw:dots2="1" draw:dots2-length="100%" draw:name="Hwp_LongDash" draw:style="rect"/>
    <draw:stroke-dash draw:display-name="Long Dash 1Dot" draw:distance="200%" draw:dots1="1" draw:dots1-length="600%" draw:dots2="1" draw:dots2-length="100%" draw:name="Hwp_LongDash_Dot" draw:style="rect"/>
    <draw:stroke-dash draw:display-name="Long Dash 2 Dots" draw:distance="200%" draw:dots1="1" draw:dots1-length="600%" draw:dots2="2" draw:dots2-length="100%" draw:name="Hwp_LongDash_Dot_Dot" draw:style="rect"/>
    <draw:stroke-dash draw:display-name="Circle" draw:distance="200%" draw:dots1="1" draw:dots1-length="100%" draw:dots2="1" draw:dots2-length="100%" draw:name="Hwp_Circle" draw:style="round"/>
    <draw:marker draw:display-name="Hwp_Arrow" draw:name="Hwp_Arrow" svg:d="m10 0-10 30h20z" svg:viewBox="0 0 20 30"/>
    <draw:marker draw:display-name="Hwp_Line_Arrow" draw:name="Hwp_Line_Arrow" svg:d="m0 2108v17 17l12 42 30 34 38 21 43 4 29-8 30-21 25-26 13-34 343-1532 339 1520 13 42 29 34 39 21 42 4 42-12 34-30 21-42v-39-12l-4 4-440-1998-9-42-25-39-38-25-43-8-42 8-38 25-26 39-8 42z" svg:viewBox="0 0 1122 2243"/>
    <draw:marker draw:display-name="Hwp_Line_Arrow_Concave" draw:name="Hwp_Line_Arrow_Concave" svg:d="m1013 1491 118 89-567-1580-564 1580 114-85 136-68 148-46 161-17 161 13 153 46z" svg:viewBox="0 0 1131 1580"/>
    <draw:marker draw:display-name="Hwp_Square_45" draw:name="Hwp_Square_45" svg:d="m0 564 564 567 567-567-567-564z" svg:viewBox="0 0 1131 1131"/>
    <draw:marker draw:display-name="Hwp_Circle" draw:name="Hwp_Circle" svg:d="m462 1118-102-29-102-51-93-72-72-93-51-102-29-102-13-105 13-102 29-106 51-102 72-89 93-72 102-50 102-34 106-9 101 9 106 34 98 50 93 72 72 89 51 102 29 106 13 102-13 105-29 102-51 102-72 93-93 72-98 51-106 29-101 13z" svg:viewBox="0 0 1131 1131"/>
    <draw:marker draw:display-name="Hwp_Square" draw:name="Hwp_Square" svg:d="m0 0h10v10h-10z" svg:viewBox="0 0 10 10"/>
  </office: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xmlns:ooo="http://openoffice.org/2004/office" xmlns:xlink="http://www.w3.org/1999/xlink" office:version="1.0">
  <office:meta>
    <meta:generator>Hwp 8, 5, 8, 1399</meta:generator>
    <meta:creation-date>2014년 2월 22일 토요일 오후 1:37:52</meta:creation-date>
    <dc:title>2014년도 동아리 정모 계획서</dc:title>
    <dc:creator>nuxlear</dc:creator>
    <dc:date>2014년 2월 23일 일요일 오후 1:10:35</dc:date>
    <dc:language>euc-KR</dc:language>
    <meta:print-date/>
    <dc:subject/>
    <dc:description/>
    <meta:keyword/>
    <meta:document-statistic meta:character-count="6" meta:image-count="0" meta:object-count="0" meta:page-count="1" meta:paragraph-count="1" meta:table-count="0" meta:word-count="1"/>
  </office:meta>
</office:document-meta>
</file>